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4.9mm"/>
      <style:text-properties style:font-name="Liberation Sans Narrow" fo:font-size="11pt" officeooo:rsid="00186a1c" officeooo:paragraph-rsid="00186a1c" style:font-size-asian="11pt" style:font-size-complex="11pt"/>
    </style:style>
    <style:style style:name="P2" style:family="paragraph" style:parent-style-name="Standard">
      <style:paragraph-properties fo:line-height="4.9mm"/>
      <style:text-properties style:font-name="Liberation Sans Narrow" fo:font-size="11pt" officeooo:rsid="001f25c9" officeooo:paragraph-rsid="001f25c9" style:font-size-asian="11pt" style:font-size-complex="11pt"/>
    </style:style>
    <style:style style:name="T1" style:family="text">
      <style:text-properties officeooo:rsid="001c1c77"/>
    </style:style>
    <style:style style:name="T2" style:family="text">
      <style:text-properties officeooo:rsid="001dc6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111 abaci</text:p>
      <text:p text:style-name="P2">11112 abade</text:p>
      <text:p text:style-name="P2">11113 abafo</text:p>
      <text:p text:style-name="P2">11114 abal</text:p>
      <text:p text:style-name="P2">11115 abama</text:p>
      <text:p text:style-name="P2">11116 abana</text:p>
      <text:p text:style-name="P2">11121 abar</text:p>
      <text:p text:style-name="P2">11122 abaso</text:p>
      <text:p text:style-name="P2">11123 abati</text:p>
      <text:p text:style-name="P2">11124 abatu</text:p>
      <text:p text:style-name="P2">11125 abavi</text:p>
      <text:p text:style-name="P2">11126 abaz</text:p>
      <text:p text:style-name="P2">11131 abda</text:p>
      <text:p text:style-name="P2">11132 abdal</text:p>
      <text:p text:style-name="P2">11133 abdar</text:p>
      <text:p text:style-name="P2">11134 abedo</text:p>
      <text:p text:style-name="P2">11135 abel</text:p>
      <text:p text:style-name="P2">11136 abela</text:p>
      <text:p text:style-name="P2">11141 aber</text:p>
      <text:p text:style-name="P2">11142 abesi</text:p>
      <text:p text:style-name="P2">11143 abete</text:p>
      <text:p text:style-name="P2">11144 abeto</text:p>
      <text:p text:style-name="P2">11145 abexi</text:p>
      <text:p text:style-name="P2">11146 abie</text:p>
      <text:p text:style-name="P2">11151 abigi</text:p>
      <text:p text:style-name="P2">11152 abilo</text:p>
      <text:p text:style-name="P2">11153 abio</text:p>
      <text:p text:style-name="P2">11154 abir</text:p>
      <text:p text:style-name="P2">11155 abisa</text:p>
      <text:p text:style-name="P2">11156 abiu</text:p>
      <text:p text:style-name="P2">11161 able</text:p>
      <text:p text:style-name="P2">11162 ableu</text:p>
      <text:p text:style-name="P2">11163 abnue</text:p>
      <text:p text:style-name="P2">11164 abohm</text:p>
      <text:p text:style-name="P2">11165 aboma</text:p>
      <text:p text:style-name="P2">11166 abor</text:p>
      <text:p text:style-name="P2">11211 abre</text:p>
      <text:p text:style-name="P2">11212 abreu</text:p>
      <text:p text:style-name="P2">11213 abril</text:p>
      <text:p text:style-name="P2">11214 abrir</text:p>
      <text:p text:style-name="P2">11215 abua</text:p>
      <text:p text:style-name="P2">11216 abube</text:p>
      <text:p text:style-name="P2">11221 abudo</text:p>
      <text:p text:style-name="P2">11222 abuiz</text:p>
      <text:p text:style-name="P2">11223 abulo</text:p>
      <text:p text:style-name="P2">11224 abuna</text:p>
      <text:p text:style-name="P2">11225 abuta</text:p>
      <text:p text:style-name="P2">11226 acaio</text:p>
      <text:p text:style-name="P2">11231 acaju</text:p>
      <text:p text:style-name="P2">11232 acal</text:p>
      <text:p text:style-name="P2">11233 acalo</text:p>
      <text:p text:style-name="P2">11234 acana</text:p>
      <text:p text:style-name="P2">11235 acane</text:p>
      <text:p text:style-name="P2">11236 acapu</text:p>
      <text:p text:style-name="P2">11241 acari</text:p>
      <text:p text:style-name="P2">11242 acaru</text:p>
      <text:p text:style-name="P2">11243 acaso</text:p>
      <text:p text:style-name="P2">11244 acaxa</text:p>
      <text:p text:style-name="P2">11245 acefe</text:p>
      <text:p text:style-name="P2">11246 aceso</text:p>
      <text:p text:style-name="P2">11251 aceto</text:p>
      <text:p text:style-name="P2">11252 achar</text:p>
      <text:p text:style-name="P2">11253 acia</text:p>
      <text:p text:style-name="P2">11254 acibe</text:p>
      <text:p text:style-name="P2">11255 acica</text:p>
      <text:p text:style-name="P2">11256 acima</text:p>
      <text:p text:style-name="P2">11261 acioa</text:p>
      <text:p text:style-name="P2">11262 aciso</text:p>
      <text:p text:style-name="P2">11263 acle</text:p>
      <text:p text:style-name="P2">11264 aclio</text:p>
      <text:p text:style-name="P2">11265 acme</text:p>
      <text:p text:style-name="P2">11266 acmo</text:p>
      <text:p text:style-name="P2">11311 acne</text:p>
      <text:p text:style-name="P2">11312 acole</text:p>
      <text:p text:style-name="P2">11313 acoli</text:p>
      <text:p text:style-name="P2">11314 acor</text:p>
      <text:p text:style-name="P2">11315 acral</text:p>
      <text:p text:style-name="P2">11316 acre</text:p>
      <text:p text:style-name="P2">11321 acro</text:p>
      <text:p text:style-name="P2">11322 acrol</text:p>
      <text:p text:style-name="P2">11323 actel</text:p>
      <text:p text:style-name="P2">11324 actol</text:p>
      <text:p text:style-name="P2">11325 acuar</text:p>
      <text:p text:style-name="P2">11326 acuda</text:p>
      <text:p text:style-name="P2">11331 acuna</text:p>
      <text:p text:style-name="P2">11332 acuos</text:p>
      <text:p text:style-name="P2">11333 acusa</text:p>
      <text:p text:style-name="P2">11334 acuta</text:p>
      <text:p text:style-name="P2">11335 acuti</text:p>
      <text:p text:style-name="P2">11336 adaba</text:p>
      <text:p text:style-name="P2">11341 adaca</text:p>
      <text:p text:style-name="P2">11342 adage</text:p>
      <text:p text:style-name="P2">11343 adail</text:p>
      <text:p text:style-name="P2">11344 adali</text:p>
      <text:p text:style-name="P2">11345 adar</text:p>
      <text:p text:style-name="P2">11346 adau</text:p>
      <text:p text:style-name="P2">11351 adege</text:p>
      <text:p text:style-name="P2">11352 adel</text:p>
      <text:p text:style-name="P2">11353 adele</text:p>
      <text:p text:style-name="P2">11354 adelo</text:p>
      <text:p text:style-name="P2">11355 adema</text:p>
      <text:p text:style-name="P2">11356 adeno</text:p>
      <text:p text:style-name="P2">11361 adeso</text:p>
      <text:p text:style-name="P2">11362 adeus</text:p>
      <text:p text:style-name="P2">11363 adiar</text:p>
      <text:p text:style-name="P2">11364 adibe</text:p>
      <text:p text:style-name="P2">11365 adibo</text:p>
      <text:p text:style-name="P2">11366 adil</text:p>
      <text:p text:style-name="P2">11411 adir</text:p>
      <text:p text:style-name="P2">11412 adive</text:p>
      <text:p text:style-name="P2">11413 adjer</text:p>
      <text:p text:style-name="P2">11414 adolo</text:p>
      <text:p text:style-name="P2">11415 ador</text:p>
      <text:p text:style-name="P2">11416 adova</text:p>
      <text:p text:style-name="P2">11421 adoxo</text:p>
      <text:p text:style-name="P2">11422 adqui</text:p>
      <text:p text:style-name="P2">11423 adro</text:p>
      <text:p text:style-name="P2">11424 adsir</text:p>
      <text:p text:style-name="P2">11425 aduar</text:p>
      <text:p text:style-name="P2">11426 adum</text:p>
      <text:p text:style-name="P2">11431 adur</text:p>
      <text:p text:style-name="P2">11432 advir</text:p>
      <text:p text:style-name="P2">11433 aedo</text:p>
      <text:p text:style-name="P2">11434 afar</text:p>
      <text:p text:style-name="P2">11435 afer</text:p>
      <text:p text:style-name="P2">11436 afeto</text:p>
      <text:p text:style-name="P2">11441 afia</text:p>
      <text:p text:style-name="P2">11442 afial</text:p>
      <text:p text:style-name="P2">11443 afiar</text:p>
      <text:p text:style-name="P2">11444 afido</text:p>
      <text:p text:style-name="P2">11445 afim</text:p>
      <text:p text:style-name="P2">11446 aflar</text:p>
      <text:p text:style-name="P2">11451 afora</text:p>
      <text:p text:style-name="P2">11452 afose</text:p>
      <text:p text:style-name="P2">11453 afro</text:p>
      <text:p text:style-name="P2">11454 afta</text:p>
      <text:p text:style-name="P2">11455 afufo</text:p>
      <text:p text:style-name="P2">11456 agabe</text:p>
      <text:p text:style-name="P2">11461 agala</text:p>
      <text:p text:style-name="P2">11462 agama</text:p>
      <text:p text:style-name="P2">11463 agame</text:p>
      <text:p text:style-name="P2">11464 agami</text:p>
      <text:p text:style-name="P2">11465 agar</text:p>
      <text:p text:style-name="P2">11466 agati</text:p>
      <text:p text:style-name="P2">11511 agave</text:p>
      <text:p text:style-name="P2">11512 agavo</text:p>
      <text:p text:style-name="P2">11513 ageia</text:p>
      <text:p text:style-name="P2">11514 agema</text:p>
      <text:p text:style-name="P2">11515 agiar</text:p>
      <text:p text:style-name="P2">11516 agina</text:p>
      <text:p text:style-name="P2">11521 agir</text:p>
      <text:p text:style-name="P2">11522 agla</text:p>
      <text:p text:style-name="P2">11523 agma</text:p>
      <text:p text:style-name="P2">11524 agmar</text:p>
      <text:p text:style-name="P2">11525 agmi</text:p>
      <text:p text:style-name="P2">11526 agnal</text:p>
      <text:p text:style-name="P2">11531 agne</text:p>
      <text:p text:style-name="P2">11532 agno</text:p>
      <text:p text:style-name="P2">11533 agoge</text:p>
      <text:p text:style-name="P2">11534 agom</text:p>
      <text:p text:style-name="P2">11535 agora</text:p>
      <text:p text:style-name="P2">11536 agori</text:p>
      <text:p text:style-name="P2">11541 agrar</text:p>
      <text:p text:style-name="P2">11542 agraz</text:p>
      <text:p text:style-name="P2">11543 agreu</text:p>
      <text:p text:style-name="P2">11544 agro</text:p>
      <text:p text:style-name="P2">11545 agror</text:p>
      <text:p text:style-name="P2">11546 aguar</text:p>
      <text:p text:style-name="P2">11551 aguda</text:p>
      <text:p text:style-name="P2">11552 agudo</text:p>
      <text:p text:style-name="P2">11553 ague</text:p>
      <text:p text:style-name="P2">11554 aguem</text:p>
      <text:p text:style-name="P2">11555 aguti</text:p>
      <text:p text:style-name="P2">11556 aiaia</text:p>
      <text:p text:style-name="P2">11561 aiala</text:p>
      <text:p text:style-name="P2">11562 aiar</text:p>
      <text:p text:style-name="P2">11563 aidje</text:p>
      <text:p text:style-name="P2">11564 aido</text:p>
      <text:p text:style-name="P2">11565 aidro</text:p>
      <text:p text:style-name="P2">11566 aids</text:p>
      <text:p text:style-name="P2">11611 aier</text:p>
      <text:p text:style-name="P2">11612 aigue</text:p>
      <text:p text:style-name="P2">11613 aimol</text:p>
      <text:p text:style-name="P2">11614 ainda</text:p>
      <text:p text:style-name="P2">11615 aine</text:p>
      <text:p text:style-name="P2">11616 ainho</text:p>
      <text:p text:style-name="P2">11621 aino</text:p>
      <text:p text:style-name="P2">11622 ainsa</text:p>
      <text:p text:style-name="P2">11623 ainu</text:p>
      <text:p text:style-name="P2">11624 aiola</text:p>
      <text:p text:style-name="P2">11625 aioro</text:p>
      <text:p text:style-name="P2">11626 aios</text:p>
      <text:p text:style-name="P2">11631 aipim</text:p>
      <text:p text:style-name="P2">11632 aipo</text:p>
      <text:p text:style-name="P2">11633 airar</text:p>
      <text:p text:style-name="P2">11634 aires</text:p>
      <text:p text:style-name="P2">11635 airi</text:p>
      <text:p text:style-name="P2">11636 aiuba</text:p>
      <text:p text:style-name="P2">11641 aival</text:p>
      <text:p text:style-name="P2">11642 aixe</text:p>
      <text:p text:style-name="P2">11643 aizoa</text:p>
      <text:p text:style-name="P2">11644 ajacu</text:p>
      <text:p text:style-name="P2">11645 ajaez</text:p>
      <text:p text:style-name="P2">11646 ajaja</text:p>
      <text:p text:style-name="P2">11651 ajame</text:p>
      <text:p text:style-name="P2">11652 ajana</text:p>
      <text:p text:style-name="P2">11653 ajaua</text:p>
      <text:p text:style-name="P2">11654 ajipa</text:p>
      <text:p text:style-name="P2">11655 ajol</text:p>
      <text:p text:style-name="P2">11656 ajole</text:p>
      <text:p text:style-name="P2">11661 ajuga</text:p>
      <text:p text:style-name="P2">11662 ajupe</text:p>
      <text:p text:style-name="P2">11663 ajur</text:p>
      <text:p text:style-name="P2">11664 akan</text:p>
      <text:p text:style-name="P2">11665 alado</text:p>
      <text:p text:style-name="P2">11666 alaim</text:p>
      <text:p text:style-name="P2"><text:soft-page-break/>12111 alal</text:p>
      <text:p text:style-name="P2">12112 alali</text:p>
      <text:p text:style-name="P2">12113 alano</text:p>
      <text:p text:style-name="P2">12114 alapi</text:p>
      <text:p text:style-name="P2">12115 alar</text:p>
      <text:p text:style-name="P2">12116 alaso</text:p>
      <text:p text:style-name="P2">12121 alau</text:p>
      <text:p text:style-name="P2">12122 alaur</text:p>
      <text:p text:style-name="P2">12123 albis</text:p>
      <text:p text:style-name="P2">12124 albo</text:p>
      <text:p text:style-name="P2">12125 albor</text:p>
      <text:p text:style-name="P2">12126 albur</text:p>
      <text:p text:style-name="P2">12131 alcar</text:p>
      <text:p text:style-name="P2">12132 alcaz</text:p>
      <text:p text:style-name="P2">12133 alco</text:p>
      <text:p text:style-name="P2">12134 aldel</text:p>
      <text:p text:style-name="P2">12135 aldol</text:p>
      <text:p text:style-name="P2">12136 alear</text:p>
      <text:p text:style-name="P2">12141 alefe</text:p>
      <text:p text:style-name="P2">12142 aleia</text:p>
      <text:p text:style-name="P2">12143 aleli</text:p>
      <text:p text:style-name="P2">12144 alelo</text:p>
      <text:p text:style-name="P2">12145 alena</text:p>
      <text:p text:style-name="P2">12146 alepo</text:p>
      <text:p text:style-name="P2">12151 aleto</text:p>
      <text:p text:style-name="P2">12152 alfa</text:p>
      <text:p text:style-name="P2">12153 alfar</text:p>
      <text:p text:style-name="P2">12154 alfil</text:p>
      <text:p text:style-name="P2">12155 alfim</text:p>
      <text:p text:style-name="P2">12156 alfir</text:p>
      <text:p text:style-name="P2">12161 alfo</text:p>
      <text:p text:style-name="P2">12162 alfol</text:p>
      <text:p text:style-name="P2">12163 alfoz</text:p>
      <text:p text:style-name="P2">12164 alfre</text:p>
      <text:p text:style-name="P2">12165 alfur</text:p>
      <text:p text:style-name="P2">12166 alga</text:p>
      <text:p text:style-name="P2">12211 algal</text:p>
      <text:p text:style-name="P2">12212 algar</text:p>
      <text:p text:style-name="P2">12213 algaz</text:p>
      <text:p text:style-name="P2">12214 alger</text:p>
      <text:p text:style-name="P2">12215 algia</text:p>
      <text:p text:style-name="P2">12216 algo</text:p>
      <text:p text:style-name="P2">12221 algol</text:p>
      <text:p text:style-name="P2">12222 algor</text:p>
      <text:p text:style-name="P2">12223 algoz</text:p>
      <text:p text:style-name="P2">12224 algum</text:p>
      <text:p text:style-name="P2">12225 algur</text:p>
      <text:p text:style-name="P2">12226 alhal</text:p>
      <text:p text:style-name="P2">12231 alhar</text:p>
      <text:p text:style-name="P2">12232 alhas</text:p>
      <text:p text:style-name="P2">12233 alheo</text:p>
      <text:p text:style-name="P2">12234 alho</text:p>
      <text:p text:style-name="P2">12235 aliar</text:p>
      <text:p text:style-name="P2">12236 aliba</text:p>
      <text:p text:style-name="P2">12241 alil</text:p>
      <text:p text:style-name="P2">12242 alilo</text:p>
      <text:p text:style-name="P2">12243 alipo</text:p>
      <text:p text:style-name="P2">12244 alju</text:p>
      <text:p text:style-name="P2">12245 aljuz</text:p>
      <text:p text:style-name="P2">12246 alma</text:p>
      <text:p text:style-name="P2">12251 almez</text:p>
      <text:p text:style-name="P2">12252 almo</text:p>
      <text:p text:style-name="P2">12253 almuz</text:p>
      <text:p text:style-name="P2">12254 alno</text:p>
      <text:p text:style-name="P2">12255 alofe</text:p>
      <text:p text:style-name="P2">12256 alom</text:p>
      <text:p text:style-name="P2">12261 alono</text:p>
      <text:p text:style-name="P2">12262 alor</text:p>
      <text:p text:style-name="P2">12263 alose</text:p>
      <text:p text:style-name="P2">12264 alpe</text:p>
      <text:p text:style-name="P2">12265 alsol</text:p>
      <text:p text:style-name="P2">12266 alta</text:p>
      <text:p text:style-name="P2">12311 altar</text:p>
      <text:p text:style-name="P2">12312 alter</text:p>
      <text:p text:style-name="P2">12313 altim</text:p>
      <text:p text:style-name="P2">12314 alto</text:p>
      <text:p text:style-name="P2">12315 altor</text:p>
      <text:p text:style-name="P2">12316 aluar</text:p>
      <text:p text:style-name="P2">12321 aluco</text:p>
      <text:p text:style-name="P2">12322 aluio</text:p>
      <text:p text:style-name="P2">12323 aluir</text:p>
      <text:p text:style-name="P2">12324 alum</text:p>
      <text:p text:style-name="P2">12325 aluna</text:p>
      <text:p text:style-name="P2">12326 aluno</text:p>
      <text:p text:style-name="P2">12331 alvar</text:p>
      <text:p text:style-name="P2">12332 alves</text:p>
      <text:p text:style-name="P2">12333 alvo</text:p>
      <text:p text:style-name="P2">12334 alvor</text:p>
      <text:p text:style-name="P2">12335 amaca</text:p>
      <text:p text:style-name="P2">12336 amaci</text:p>
      <text:p text:style-name="P2">12341 amada</text:p>
      <text:p text:style-name="P2">12342 amado</text:p>
      <text:p text:style-name="P2">12343 amame</text:p>
      <text:p text:style-name="P2">12344 amamu</text:p>
      <text:p text:style-name="P2">12345 amar</text:p>
      <text:p text:style-name="P2">12346 amaro</text:p>
      <text:p text:style-name="P2">12351 ambel</text:p>
      <text:p text:style-name="P2">12352 ambi</text:p>
      <text:p text:style-name="P2">12353 ambil</text:p>
      <text:p text:style-name="P2">12354 ambir</text:p>
      <text:p text:style-name="P2">12355 ambo</text:p>
      <text:p text:style-name="P2">12356 ambom</text:p>
      <text:p text:style-name="P2">12361 ambre</text:p>
      <text:p text:style-name="P2">12362 ambu</text:p>
      <text:p text:style-name="P2">12363 amear</text:p>
      <text:p text:style-name="P2">12364 ameba</text:p>
      <text:p text:style-name="P2">12365 ameia</text:p>
      <text:p text:style-name="P2">12366 ameju</text:p>
      <text:p text:style-name="P2">12411 amelo</text:p>
      <text:p text:style-name="P2">12412 ameno</text:p>
      <text:p text:style-name="P2">12413 amete</text:p>
      <text:p text:style-name="P2">12414 amial</text:p>
      <text:p text:style-name="P2">12415 amido</text:p>
      <text:p text:style-name="P2">12416 amiga</text:p>
      <text:p text:style-name="P2">12421 amigo</text:p>
      <text:p text:style-name="P2">12422 amil</text:p>
      <text:p text:style-name="P2">12423 amilo</text:p>
      <text:p text:style-name="P2">12424 amim</text:p>
      <text:p text:style-name="P2">12425 amino</text:p>
      <text:p text:style-name="P2">12426 amir</text:p>
      <text:p text:style-name="P2">12431 amito</text:p>
      <text:p text:style-name="P2">12432 amor</text:p>
      <text:p text:style-name="P2">12433 amora</text:p>
      <text:p text:style-name="P2">12434 amovo</text:p>
      <text:p text:style-name="P2">12435 ampa</text:p>
      <text:p text:style-name="P2">12436 amplo</text:p>
      <text:p text:style-name="P2">12441 amuar</text:p>
      <text:p text:style-name="P2">12442 amuca</text:p>
      <text:p text:style-name="P2">12443 amuos</text:p>
      <text:p text:style-name="P2">12444 amur</text:p>
      <text:p text:style-name="P2">12445 amura</text:p>
      <text:p text:style-name="P2">12446 amuso</text:p>
      <text:p text:style-name="P2">12451 anaco</text:p>
      <text:p text:style-name="P2">12452 anafa</text:p>
      <text:p text:style-name="P2">12453 anafe</text:p>
      <text:p text:style-name="P2">12454 anal</text:p>
      <text:p text:style-name="P2">12455 aname</text:p>
      <text:p text:style-name="P2">12456 anamo</text:p>
      <text:p text:style-name="P2">12461 anano</text:p>
      <text:p text:style-name="P2">12462 anati</text:p>
      <text:p text:style-name="P2">12463 anavi</text:p>
      <text:p text:style-name="P2">12464 anaz</text:p>
      <text:p text:style-name="P2">12465 anceu</text:p>
      <text:p text:style-name="P2">12466 ancil</text:p>
      <text:p text:style-name="P2">12511 anco</text:p>
      <text:p text:style-name="P2">12512 ancol</text:p>
      <text:p text:style-name="P2">12513 anda</text:p>
      <text:p text:style-name="P2">12514 andar</text:p>
      <text:p text:style-name="P2">12515 andes</text:p>
      <text:p text:style-name="P2">12516 andim</text:p>
      <text:p text:style-name="P2">12521 ando</text:p>
      <text:p text:style-name="P2">12522 andor</text:p>
      <text:p text:style-name="P2">12523 andu</text:p>
      <text:p text:style-name="P2">12524 anear</text:p>
      <text:p text:style-name="P2">12525 anedo</text:p>
      <text:p text:style-name="P2">12526 aneia</text:p>
      <text:p text:style-name="P2">12531 anejo</text:p>
      <text:p text:style-name="P2">12532 anel</text:p>
      <text:p text:style-name="P2">12533 anema</text:p>
      <text:p text:style-name="P2">12534 anesa</text:p>
      <text:p text:style-name="P2">12535 anete</text:p>
      <text:p text:style-name="P2">12536 aneto</text:p>
      <text:p text:style-name="P2">12541 anexa</text:p>
      <text:p text:style-name="P2">12542 aneza</text:p>
      <text:p text:style-name="P2">12543 anga</text:p>
      <text:p text:style-name="P2">12544 angel</text:p>
      <text:p text:style-name="P2">12545 anglo</text:p>
      <text:p text:style-name="P2">12546 angor</text:p>
      <text:p text:style-name="P2">12551 angra</text:p>
      <text:p text:style-name="P2">12552 angu</text:p>
      <text:p text:style-name="P2">12553 angul</text:p>
      <text:p text:style-name="P2">12554 anho</text:p>
      <text:p text:style-name="P2">12555 ania</text:p>
      <text:p text:style-name="P2">12556 aniba</text:p>
      <text:p text:style-name="P2">12561 anil</text:p>
      <text:p text:style-name="P2">12562 anima</text:p>
      <text:p text:style-name="P2">12563 animi</text:p>
      <text:p text:style-name="P2">12564 anion</text:p>
      <text:p text:style-name="P2">12565 anis</text:p>
      <text:p text:style-name="P2">12566 aniso</text:p>
      <text:p text:style-name="P2">12611 anite</text:p>
      <text:p text:style-name="P2">12612 anixi</text:p>
      <text:p text:style-name="P2">12613 anixo</text:p>
      <text:p text:style-name="P2">12614 anji</text:p>
      <text:p text:style-name="P2">12615 anjo</text:p>
      <text:p text:style-name="P2">12616 anodo</text:p>
      <text:p text:style-name="P2">12621 anol</text:p>
      <text:p text:style-name="P2">12622 anona</text:p>
      <text:p text:style-name="P2">12623 anori</text:p>
      <text:p text:style-name="P2">12624 anoso</text:p>
      <text:p text:style-name="P2">12625 anoz</text:p>
      <text:p text:style-name="P2">12626 ansa</text:p>
      <text:p text:style-name="P2">12631 ansar</text:p>
      <text:p text:style-name="P2">12632 anta</text:p>
      <text:p text:style-name="P2">12633 antal</text:p>
      <text:p text:style-name="P2">12634 antar</text:p>
      <text:p text:style-name="P2">12635 ante</text:p>
      <text:p text:style-name="P2">12636 anti</text:p>
      <text:p text:style-name="P2">12641 anto</text:p>
      <text:p text:style-name="P2">12642 antro</text:p>
      <text:p text:style-name="P2">12643 anual</text:p>
      <text:p text:style-name="P2">12644 anuir</text:p>
      <text:p text:style-name="P2">12645 anum</text:p>
      <text:p text:style-name="P2">12646 anuns</text:p>
      <text:p text:style-name="P2">12651 anuri</text:p>
      <text:p text:style-name="P2">12652 anuro</text:p>
      <text:p text:style-name="P2">12653 anuu</text:p>
      <text:p text:style-name="P2">12654 anzol</text:p>
      <text:p text:style-name="P2">12655 aonde</text:p>
      <text:p text:style-name="P2">12656 aoqui</text:p>
      <text:p text:style-name="P2">12661 aorta</text:p>
      <text:p text:style-name="P2">12662 aoto</text:p>
      <text:p text:style-name="P2">12663 apaga</text:p>
      <text:p text:style-name="P2">12664 apana</text:p>
      <text:p text:style-name="P2">12665 apar</text:p>
      <text:p text:style-name="P2">12666 apara</text:p>
      <text:p text:style-name="P2"><text:soft-page-break/>13111 aparo</text:p>
      <text:p text:style-name="P2">13112 apart</text:p>
      <text:p text:style-name="P2">13113 apear</text:p>
      <text:p text:style-name="P2">13114 apecu</text:p>
      <text:p text:style-name="P2">13115 apeia</text:p>
      <text:p text:style-name="P2">13116 apelo</text:p>
      <text:p text:style-name="P2">13121 aperu</text:p>
      <text:p text:style-name="P2">13122 apex</text:p>
      <text:p text:style-name="P2">13123 apii</text:p>
      <text:p text:style-name="P2">13124 apiol</text:p>
      <text:p text:style-name="P2">13125 apito</text:p>
      <text:p text:style-name="P2">13126 apoa</text:p>
      <text:p text:style-name="P2">13131 apodo</text:p>
      <text:p text:style-name="P2">13132 apofe</text:p>
      <text:p text:style-name="P2">13133 apoia</text:p>
      <text:p text:style-name="P2">13134 apolo</text:p>
      <text:p text:style-name="P2">13135 apor</text:p>
      <text:p text:style-name="P2">13136 apota</text:p>
      <text:p text:style-name="P2">13141 apre</text:p>
      <text:p text:style-name="P2">13142 aptar</text:p>
      <text:p text:style-name="P2">13143 apto</text:p>
      <text:p text:style-name="P2">13144 apuim</text:p>
      <text:p text:style-name="P2">13145 apupo</text:p>
      <text:p text:style-name="P2">13146 apuro</text:p>
      <text:p text:style-name="P2">13151 aqueu</text:p>
      <text:p text:style-name="P2">13152 aqui</text:p>
      <text:p text:style-name="P2">13153 arabu</text:p>
      <text:p text:style-name="P2">13154 araci</text:p>
      <text:p text:style-name="P2">13155 aracu</text:p>
      <text:p text:style-name="P2">13156 arado</text:p>
      <text:p text:style-name="P2">13161 aralo</text:p>
      <text:p text:style-name="P2">13162 arame</text:p>
      <text:p text:style-name="P2">13163 arapu</text:p>
      <text:p text:style-name="P2">13164 arar</text:p>
      <text:p text:style-name="P2">13165 arara</text:p>
      <text:p text:style-name="P2">13166 arari</text:p>
      <text:p text:style-name="P2">13211 aratu</text:p>
      <text:p text:style-name="P2">13212 arau</text:p>
      <text:p text:style-name="P2">13213 aravo</text:p>
      <text:p text:style-name="P2">13214 araza</text:p>
      <text:p text:style-name="P2">13215 arbi</text:p>
      <text:p text:style-name="P2">13216 arbim</text:p>
      <text:p text:style-name="P2">13221 arca</text:p>
      <text:p text:style-name="P2">13222 arcar</text:p>
      <text:p text:style-name="P2">13223 arcaz</text:p>
      <text:p text:style-name="P2">13224 arceu</text:p>
      <text:p text:style-name="P2">13225 archa</text:p>
      <text:p text:style-name="P2">13226 arco</text:p>
      <text:p text:style-name="P2">13231 arder</text:p>
      <text:p text:style-name="P2">13232 ardil</text:p>
      <text:p text:style-name="P2">13233 ardor</text:p>
      <text:p text:style-name="P2">13234 ardra</text:p>
      <text:p text:style-name="P2">13235 areal</text:p>
      <text:p text:style-name="P2">13236 arear</text:p>
      <text:p text:style-name="P2">13241 areca</text:p>
      <text:p text:style-name="P2">13242 areia</text:p>
      <text:p text:style-name="P2">13243 arel</text:p>
      <text:p text:style-name="P2">13244 arelo</text:p>
      <text:p text:style-name="P2">13245 arena</text:p>
      <text:p text:style-name="P2">13246 areno</text:p>
      <text:p text:style-name="P2">13251 areol</text:p>
      <text:p text:style-name="P2">13252 aretu</text:p>
      <text:p text:style-name="P2">13253 arfar</text:p>
      <text:p text:style-name="P2">13254 arfil</text:p>
      <text:p text:style-name="P2">13255 arfir</text:p>
      <text:p text:style-name="P2">13256 arfur</text:p>
      <text:p text:style-name="P2">13261 argal</text:p>
      <text:p text:style-name="P2">13262 argas</text:p>
      <text:p text:style-name="P2">13263 argau</text:p>
      <text:p text:style-name="P2">13264 argel</text:p>
      <text:p text:style-name="P2">13265 argo</text:p>
      <text:p text:style-name="P2">13266 argol</text:p>
      <text:p text:style-name="P2">13311 argon</text:p>
      <text:p text:style-name="P2">13312 argue</text:p>
      <text:p text:style-name="P2">13313 ariar</text:p>
      <text:p text:style-name="P2">13314 aricu</text:p>
      <text:p text:style-name="P2">13315 arife</text:p>
      <text:p text:style-name="P2">13316 arilo</text:p>
      <text:p text:style-name="P2">13321 arimo</text:p>
      <text:p text:style-name="P2">13322 ariri</text:p>
      <text:p text:style-name="P2">13323 arite</text:p>
      <text:p text:style-name="P2">13324 ariti</text:p>
      <text:p text:style-name="P2">13325 arito</text:p>
      <text:p text:style-name="P2">13326 aritu</text:p>
      <text:p text:style-name="P2">13331 arjoz</text:p>
      <text:p text:style-name="P2">13332 arma</text:p>
      <text:p text:style-name="P2">13333 armar</text:p>
      <text:p text:style-name="P2">13334 armim</text:p>
      <text:p text:style-name="P2">13335 armio</text:p>
      <text:p text:style-name="P2">13336 armum</text:p>
      <text:p text:style-name="P2">13341 armur</text:p>
      <text:p text:style-name="P2">13342 arnal</text:p>
      <text:p text:style-name="P2">13343 arnaz</text:p>
      <text:p text:style-name="P2">13344 arni</text:p>
      <text:p text:style-name="P2">13345 arolo</text:p>
      <text:p text:style-name="P2">13346 aroto</text:p>
      <text:p text:style-name="P2">13351 arpar</text:p>
      <text:p text:style-name="P2">13352 arqui</text:p>
      <text:p text:style-name="P2">13353 arral</text:p>
      <text:p text:style-name="P2">13354 arre</text:p>
      <text:p text:style-name="P2">13355 arro</text:p>
      <text:p text:style-name="P2">13356 arroz</text:p>
      <text:p text:style-name="P2">13361 arse</text:p>
      <text:p text:style-name="P2">13362 arso</text:p>
      <text:p text:style-name="P2">13363 arte</text:p>
      <text:p text:style-name="P2">13364 artro</text:p>
      <text:p text:style-name="P2">13365 aruca</text:p>
      <text:p text:style-name="P2">13366 aruga</text:p>
      <text:p text:style-name="P2">13411 arujo</text:p>
      <text:p text:style-name="P2">13412 arupa</text:p>
      <text:p text:style-name="P2">13413 aruru</text:p>
      <text:p text:style-name="P2">13414 aruto</text:p>
      <text:p text:style-name="P2">13415 arva</text:p>
      <text:p text:style-name="P2">13416 arval</text:p>
      <text:p text:style-name="P2">13421 arxar</text:p>
      <text:p text:style-name="P2">13422 arzel</text:p>
      <text:p text:style-name="P2">13423 asana</text:p>
      <text:p text:style-name="P2">13424 asar</text:p>
      <text:p text:style-name="P2">13425 asase</text:p>
      <text:p text:style-name="P2">13426 ascal</text:p>
      <text:p text:style-name="P2">13431 asco</text:p>
      <text:p text:style-name="P2">13432 ascra</text:p>
      <text:p text:style-name="P2">13433 aseia</text:p>
      <text:p text:style-name="P2">13434 aselo</text:p>
      <text:p text:style-name="P2">13435 aseno</text:p>
      <text:p text:style-name="P2">13436 asilo</text:p>
      <text:p text:style-name="P2">13441 asir</text:p>
      <text:p text:style-name="P2">13442 asma</text:p>
      <text:p text:style-name="P2">13443 asmo</text:p>
      <text:p text:style-name="P2">13444 asnal</text:p>
      <text:p text:style-name="P2">13445 asnar</text:p>
      <text:p text:style-name="P2">13446 asnil</text:p>
      <text:p text:style-name="P2">13451 asno</text:p>
      <text:p text:style-name="P2">13452 asor</text:p>
      <text:p text:style-name="P2">13453 aspa</text:p>
      <text:p text:style-name="P2">13454 aspar</text:p>
      <text:p text:style-name="P2">13455 aspre</text:p>
      <text:p text:style-name="P2">13456 assa</text:p>
      <text:p text:style-name="P2">13461 assar</text:p>
      <text:p text:style-name="P2">13462 assaz</text:p>
      <text:p text:style-name="P2">13463 assim</text:p>
      <text:p text:style-name="P2">13464 assis</text:p>
      <text:p text:style-name="P2">13465 assoa</text:p>
      <text:p text:style-name="P2">13466 astil</text:p>
      <text:p text:style-name="P2">13511 astim</text:p>
      <text:p text:style-name="P2">13512 astre</text:p>
      <text:p text:style-name="P2">13513 astro</text:p>
      <text:p text:style-name="P2">13514 asura</text:p>
      <text:p text:style-name="P2">13515 atabi</text:p>
      <text:p text:style-name="P2">13516 atana</text:p>
      <text:p text:style-name="P2">13521 atapu</text:p>
      <text:p text:style-name="P2">13522 atar</text:p>
      <text:p text:style-name="P2">13523 atear</text:p>
      <text:p text:style-name="P2">13524 ateco</text:p>
      <text:p text:style-name="P2">13525 ateia</text:p>
      <text:p text:style-name="P2">13526 atela</text:p>
      <text:p text:style-name="P2">13531 ater</text:p>
      <text:p text:style-name="P2">13532 atido</text:p>
      <text:p text:style-name="P2">13533 atim</text:p>
      <text:p text:style-name="P2">13534 atins</text:p>
      <text:p text:style-name="P2">13535 ativo</text:p>
      <text:p text:style-name="P2">13536 atlas</text:p>
      <text:p text:style-name="P2">13541 atol</text:p>
      <text:p text:style-name="P2">13542 ator</text:p>
      <text:p text:style-name="P2">13543 atril</text:p>
      <text:p text:style-name="P2">13544 atriz</text:p>
      <text:p text:style-name="P2">13545 atro</text:p>
      <text:p text:style-name="P2">13546 atroo</text:p>
      <text:p text:style-name="P2">13551 atroz</text:p>
      <text:p text:style-name="P2">13552 atto</text:p>
      <text:p text:style-name="P2">13553 atual</text:p>
      <text:p text:style-name="P2">13554 atuar</text:p>
      <text:p text:style-name="P2">13555 atubo</text:p>
      <text:p text:style-name="P2">13556 atuir</text:p>
      <text:p text:style-name="P2">13561 atum</text:p>
      <text:p text:style-name="P2">13562 atuns</text:p>
      <text:p text:style-name="P2">13563 atuso</text:p>
      <text:p text:style-name="P2">13564 auati</text:p>
      <text:p text:style-name="P2">13565 audaz</text:p>
      <text:p text:style-name="P2">13566 audio</text:p>
      <text:p text:style-name="P2">13611 aueti</text:p>
      <text:p text:style-name="P2">13612 aueto</text:p>
      <text:p text:style-name="P2">13613 augar</text:p>
      <text:p text:style-name="P2">13614 auge</text:p>
      <text:p text:style-name="P2">13615 augir</text:p>
      <text:p text:style-name="P2">13616 augiu</text:p>
      <text:p text:style-name="P2">13621 auiba</text:p>
      <text:p text:style-name="P2">13622 auina</text:p>
      <text:p text:style-name="P2">13623 auiti</text:p>
      <text:p text:style-name="P2">13624 aujo</text:p>
      <text:p text:style-name="P2">13625 aula</text:p>
      <text:p text:style-name="P2">13626 auleu</text:p>
      <text:p text:style-name="P2">13631 aulir</text:p>
      <text:p text:style-name="P2">13632 aural</text:p>
      <text:p text:style-name="P2">13633 aurar</text:p>
      <text:p text:style-name="P2">13634 aurir</text:p>
      <text:p text:style-name="P2">13635 ausco</text:p>
      <text:p text:style-name="P2">13636 ausio</text:p>
      <text:p text:style-name="P2">13641 auso</text:p>
      <text:p text:style-name="P2">13642 auto</text:p>
      <text:p text:style-name="P2">13643 autor</text:p>
      <text:p text:style-name="P2">13644 auuva</text:p>
      <text:p text:style-name="P2">13645 auxia</text:p>
      <text:p text:style-name="P2">13646 aval</text:p>
      <text:p text:style-name="P2">13651 avano</text:p>
      <text:p text:style-name="P2">13652 avant</text:p>
      <text:p text:style-name="P2">13653 avaro</text:p>
      <text:p text:style-name="P2">13654 avati</text:p>
      <text:p text:style-name="P2">13655 aveal</text:p>
      <text:p text:style-name="P2">13656 aveia</text:p>
      <text:p text:style-name="P2">13661 avena</text:p>
      <text:p text:style-name="P2">13662 aveus</text:p>
      <text:p text:style-name="P2">13663 aviar</text:p>
      <text:p text:style-name="P2">13664 avios</text:p>
      <text:p text:style-name="P2">13665 avir</text:p>
      <text:p text:style-name="P2">13666 aviso</text:p>
      <text:p text:style-name="P2"><text:soft-page-break/>14111 avito</text:p>
      <text:p text:style-name="P2">14112 avium</text:p>
      <text:p text:style-name="P2">14113 awuna</text:p>
      <text:p text:style-name="P2">14114 axial</text:p>
      <text:p text:style-name="P2">14115 axila</text:p>
      <text:p text:style-name="P2">14116 axino</text:p>
      <text:p text:style-name="P2">14121 azabe</text:p>
      <text:p text:style-name="P2">14122 azado</text:p>
      <text:p text:style-name="P2">14123 azaia</text:p>
      <text:p text:style-name="P2">14124 azapa</text:p>
      <text:p text:style-name="P2">14125 azar</text:p>
      <text:p text:style-name="P2">14126 azeda</text:p>
      <text:p text:style-name="P2">14131 azedo</text:p>
      <text:p text:style-name="P2">14132 azegi</text:p>
      <text:p text:style-name="P2">14133 azel</text:p>
      <text:p text:style-name="P2">14134 azeri</text:p>
      <text:p text:style-name="P2">14135 azia</text:p>
      <text:p text:style-name="P2">14136 aziar</text:p>
      <text:p text:style-name="P2">14141 azida</text:p>
      <text:p text:style-name="P2">14142 azina</text:p>
      <text:p text:style-name="P2">14143 azol</text:p>
      <text:p text:style-name="P2">14144 azoma</text:p>
      <text:p text:style-name="P2">14145 azono</text:p>
      <text:p text:style-name="P2">14146 azoto</text:p>
      <text:p text:style-name="P2">14151 azubo</text:p>
      <text:p text:style-name="P2">14152 azuis</text:p>
      <text:p text:style-name="P2">14153 azul</text:p>
      <text:p text:style-name="P2">14154 azuru</text:p>
      <text:p text:style-name="P2">14155 baal</text:p>
      <text:p text:style-name="P2">14156 baali</text:p>
      <text:p text:style-name="P2">14161 baau</text:p>
      <text:p text:style-name="P2">14162 baba</text:p>
      <text:p text:style-name="P2">14163 babal</text:p>
      <text:p text:style-name="P2">14164 babar</text:p>
      <text:p text:style-name="P2">14165 babau</text:p>
      <text:p text:style-name="P2">14166 babel</text:p>
      <text:p text:style-name="P2">14211 baber</text:p>
      <text:p text:style-name="P2">14212 babi</text:p>
      <text:p text:style-name="P2">14213 bable</text:p>
      <text:p text:style-name="P2">14214 babu</text:p>
      <text:p text:style-name="P2">14215 babua</text:p>
      <text:p text:style-name="P2">14216 babul</text:p>
      <text:p text:style-name="P2">14221 baby</text:p>
      <text:p text:style-name="P2">14222 bacaa</text:p>
      <text:p text:style-name="P2">14223 bacal</text:p>
      <text:p text:style-name="P2">14224 bacar</text:p>
      <text:p text:style-name="P2">14225 bachi</text:p>
      <text:p text:style-name="P2">14226 bacia</text:p>
      <text:p text:style-name="P2">14231 bacio</text:p>
      <text:p text:style-name="P2">14232 back</text:p>
      <text:p text:style-name="P2">14233 baco</text:p>
      <text:p text:style-name="P2">14234 bacon</text:p>
      <text:p text:style-name="P2">14235 bacta</text:p>
      <text:p text:style-name="P2">14236 bacu</text:p>
      <text:p text:style-name="P2">14241 bada</text:p>
      <text:p text:style-name="P2">14242 badal</text:p>
      <text:p text:style-name="P2">14243 badi</text:p>
      <text:p text:style-name="P2">14244 badil</text:p>
      <text:p text:style-name="P2">14245 badio</text:p>
      <text:p text:style-name="P2">14246 badua</text:p>
      <text:p text:style-name="P2">14251 baeco</text:p>
      <text:p text:style-name="P2">14252 baeta</text:p>
      <text:p text:style-name="P2">14253 bafar</text:p>
      <text:p text:style-name="P2">14254 bafio</text:p>
      <text:p text:style-name="P2">14255 bafo</text:p>
      <text:p text:style-name="P2">14256 bafum</text:p>
      <text:p text:style-name="P2">14261 baga</text:p>
      <text:p text:style-name="P2">14262 bagar</text:p>
      <text:p text:style-name="P2">14263 bage</text:p>
      <text:p text:style-name="P2">14264 bagem</text:p>
      <text:p text:style-name="P2">14265 bagi</text:p>
      <text:p text:style-name="P2">14266 bago</text:p>
      <text:p text:style-name="P2">14311 bagre</text:p>
      <text:p text:style-name="P2">14312 bagu</text:p>
      <text:p text:style-name="P2">14313 bague</text:p>
      <text:p text:style-name="P2">14314 bahia</text:p>
      <text:p text:style-name="P2">14315 baia</text:p>
      <text:p text:style-name="P2">14316 baiar</text:p>
      <text:p text:style-name="P2">14321 baibe</text:p>
      <text:p text:style-name="P2">14322 baile</text:p>
      <text:p text:style-name="P2">14323 baio</text:p>
      <text:p text:style-name="P2">14324 baire</text:p>
      <text:p text:style-name="P2">14325 bairi</text:p>
      <text:p text:style-name="P2">14326 bairu</text:p>
      <text:p text:style-name="P2">14331 baite</text:p>
      <text:p text:style-name="P2">14332 baixa</text:p>
      <text:p text:style-name="P2">14333 baixo</text:p>
      <text:p text:style-name="P2">14334 bajar</text:p>
      <text:p text:style-name="P2">14335 bajia</text:p>
      <text:p text:style-name="P2">14336 baju</text:p>
      <text:p text:style-name="P2">14341 bala</text:p>
      <text:p text:style-name="P2">14342 balar</text:p>
      <text:p text:style-name="P2">14343 balau</text:p>
      <text:p text:style-name="P2">14344 balbo</text:p>
      <text:p text:style-name="P2">14345 balde</text:p>
      <text:p text:style-name="P2">14346 balim</text:p>
      <text:p text:style-name="P2">14351 balio</text:p>
      <text:p text:style-name="P2">14352 balir</text:p>
      <text:p text:style-name="P2">14353 balsa</text:p>
      <text:p text:style-name="P2">14354 balso</text:p>
      <text:p text:style-name="P2">14355 balta</text:p>
      <text:p text:style-name="P2">14356 balto</text:p>
      <text:p text:style-name="P2">14361 bamba</text:p>
      <text:p text:style-name="P2">14362 bambo</text:p>
      <text:p text:style-name="P2">14363 bambu</text:p>
      <text:p text:style-name="P2">14364 bame</text:p>
      <text:p text:style-name="P2">14365 banal</text:p>
      <text:p text:style-name="P2">14366 banar</text:p>
      <text:p text:style-name="P2">14411 banco</text:p>
      <text:p text:style-name="P2">14412 banda</text:p>
      <text:p text:style-name="P2">14413 bando</text:p>
      <text:p text:style-name="P2">14414 bang</text:p>
      <text:p text:style-name="P2">14415 bango</text:p>
      <text:p text:style-name="P2">14416 bangu</text:p>
      <text:p text:style-name="P2">14421 banho</text:p>
      <text:p text:style-name="P2">14422 banir</text:p>
      <text:p text:style-name="P2">14423 banjo</text:p>
      <text:p text:style-name="P2">14424 banti</text:p>
      <text:p text:style-name="P2">14425 banto</text:p>
      <text:p text:style-name="P2">14426 bantu</text:p>
      <text:p text:style-name="P2">14431 bapo</text:p>
      <text:p text:style-name="P2">14432 bapte</text:p>
      <text:p text:style-name="P2">14433 baque</text:p>
      <text:p text:style-name="P2">14434 barba</text:p>
      <text:p text:style-name="P2">14435 barbi</text:p>
      <text:p text:style-name="P2">14436 barbo</text:p>
      <text:p text:style-name="P2">14441 barca</text:p>
      <text:p text:style-name="P2">14442 barco</text:p>
      <text:p text:style-name="P2">14443 barga</text:p>
      <text:p text:style-name="P2">14444 bargu</text:p>
      <text:p text:style-name="P2">14445 bari</text:p>
      <text:p text:style-name="P2">14446 baria</text:p>
      <text:p text:style-name="P2">14451 baril</text:p>
      <text:p text:style-name="P2">14452 barim</text:p>
      <text:p text:style-name="P2">14453 barma</text:p>
      <text:p text:style-name="P2">14454 baro</text:p>
      <text:p text:style-name="P2">14455 baroa</text:p>
      <text:p text:style-name="P2">14456 barra</text:p>
      <text:p text:style-name="P2">14461 barro</text:p>
      <text:p text:style-name="P2">14462 barsi</text:p>
      <text:p text:style-name="P2">14463 baru</text:p>
      <text:p text:style-name="P2">14464 basal</text:p>
      <text:p text:style-name="P2">14465 basar</text:p>
      <text:p text:style-name="P2">14466 basco</text:p>
      <text:p text:style-name="P2">14511 base</text:p>
      <text:p text:style-name="P2">14512 basim</text:p>
      <text:p text:style-name="P2">14513 basso</text:p>
      <text:p text:style-name="P2">14514 basua</text:p>
      <text:p text:style-name="P2">14515 bate</text:p>
      <text:p text:style-name="P2">14516 batel</text:p>
      <text:p text:style-name="P2">14521 bater</text:p>
      <text:p text:style-name="P2">14522 batim</text:p>
      <text:p text:style-name="P2">14523 batmo</text:p>
      <text:p text:style-name="P2">14524 batom</text:p>
      <text:p text:style-name="P2">14525 batos</text:p>
      <text:p text:style-name="P2">14526 baul</text:p>
      <text:p text:style-name="P2">14531 bauma</text:p>
      <text:p text:style-name="P2">14532 bauru</text:p>
      <text:p text:style-name="P2">14533 baxi</text:p>
      <text:p text:style-name="P2">14534 baxim</text:p>
      <text:p text:style-name="P2">14535 bazar</text:p>
      <text:p text:style-name="P2">14536 bazo</text:p>
      <text:p text:style-name="P2">14541 beach</text:p>
      <text:p text:style-name="P2">14542 beato</text:p>
      <text:p text:style-name="P2">14543 bebe</text:p>
      <text:p text:style-name="P2">14544 beber</text:p>
      <text:p text:style-name="P2">14545 bebra</text:p>
      <text:p text:style-name="P2">14546 beche</text:p>
      <text:p text:style-name="P2">14551 beco</text:p>
      <text:p text:style-name="P2">14552 bedel</text:p>
      <text:p text:style-name="P2">14553 bedro</text:p>
      <text:p text:style-name="P2">14554 bedum</text:p>
      <text:p text:style-name="P2">14555 befe</text:p>
      <text:p text:style-name="P2">14556 bege</text:p>
      <text:p text:style-name="P2">14561 begue</text:p>
      <text:p text:style-name="P2">14562 begum</text:p>
      <text:p text:style-name="P2">14563 beia</text:p>
      <text:p text:style-name="P2">14564 beija</text:p>
      <text:p text:style-name="P2">14565 beiji</text:p>
      <text:p text:style-name="P2">14566 beijo</text:p>
      <text:p text:style-name="P2">14611 beiju</text:p>
      <text:p text:style-name="P2">14612 beira</text:p>
      <text:p text:style-name="P2">14613 beiru</text:p>
      <text:p text:style-name="P2">14614 beisa</text:p>
      <text:p text:style-name="P2">14615 beje</text:p>
      <text:p text:style-name="P2">14616 bejel</text:p>
      <text:p text:style-name="P2">14621 beju</text:p>
      <text:p text:style-name="P2">14622 bela</text:p>
      <text:p text:style-name="P2">14623 belau</text:p>
      <text:p text:style-name="P2">14624 belaz</text:p>
      <text:p text:style-name="P2">14625 belfo</text:p>
      <text:p text:style-name="P2">14626 belga</text:p>
      <text:p text:style-name="P2">14631 belgo</text:p>
      <text:p text:style-name="P2">14632 belho</text:p>
      <text:p text:style-name="P2">14633 beliz</text:p>
      <text:p text:style-name="P2">14634 belo</text:p>
      <text:p text:style-name="P2">14635 belro</text:p>
      <text:p text:style-name="P2">14636 bembe</text:p>
      <text:p text:style-name="P2">14641 bemol</text:p>
      <text:p text:style-name="P2">14642 benco</text:p>
      <text:p text:style-name="P2">14643 bencu</text:p>
      <text:p text:style-name="P2">14644 benda</text:p>
      <text:p text:style-name="P2">14645 bendi</text:p>
      <text:p text:style-name="P2">14646 benge</text:p>
      <text:p text:style-name="P2">14651 benim</text:p>
      <text:p text:style-name="P2">14652 beno</text:p>
      <text:p text:style-name="P2">14653 benta</text:p>
      <text:p text:style-name="P2">14654 bento</text:p>
      <text:p text:style-name="P2">14655 beola</text:p>
      <text:p text:style-name="P2">14656 beque</text:p>
      <text:p text:style-name="P2">14661 berbe</text:p>
      <text:p text:style-name="P2">14662 berda</text:p>
      <text:p text:style-name="P2">14663 bergo</text:p>
      <text:p text:style-name="P2">14664 beri</text:p>
      <text:p text:style-name="P2">14665 berma</text:p>
      <text:p text:style-name="P2">14666 berne</text:p>
      <text:p text:style-name="P2"><text:soft-page-break/>15111 berno</text:p>
      <text:p text:style-name="P2">15112 bero</text:p>
      <text:p text:style-name="P2">15113 berol</text:p>
      <text:p text:style-name="P2">15114 berro</text:p>
      <text:p text:style-name="P2">15115 berta</text:p>
      <text:p text:style-name="P2">15116 beru</text:p>
      <text:p text:style-name="P2">15121 bespe</text:p>
      <text:p text:style-name="P2">15122 bessi</text:p>
      <text:p text:style-name="P2">15123 besso</text:p>
      <text:p text:style-name="P2">15124 best</text:p>
      <text:p text:style-name="P2">15125 beta</text:p>
      <text:p text:style-name="P2">15126 betal</text:p>
      <text:p text:style-name="P2">15131 betar</text:p>
      <text:p text:style-name="P2">15132 beti</text:p>
      <text:p text:style-name="P2">15133 betle</text:p>
      <text:p text:style-name="P2">15134 betol</text:p>
      <text:p text:style-name="P2">15135 betom</text:p>
      <text:p text:style-name="P2">15136 betre</text:p>
      <text:p text:style-name="P2">15141 betsi</text:p>
      <text:p text:style-name="P2">15142 betu</text:p>
      <text:p text:style-name="P2">15143 betum</text:p>
      <text:p text:style-name="P2">15144 bevo</text:p>
      <text:p text:style-name="P2">15145 bezar</text:p>
      <text:p text:style-name="P2">15146 bezau</text:p>
      <text:p text:style-name="P2">15151 bezoo</text:p>
      <text:p text:style-name="P2">15152 biaba</text:p>
      <text:p text:style-name="P2">15153 biaco</text:p>
      <text:p text:style-name="P2">15154 biai</text:p>
      <text:p text:style-name="P2">15155 biami</text:p>
      <text:p text:style-name="P2">15156 biana</text:p>
      <text:p text:style-name="P2">15161 biar</text:p>
      <text:p text:style-name="P2">15162 biari</text:p>
      <text:p text:style-name="P2">15163 biaro</text:p>
      <text:p text:style-name="P2">15164 biata</text:p>
      <text:p text:style-name="P2">15165 bibe</text:p>
      <text:p text:style-name="P2">15166 bibi</text:p>
      <text:p text:style-name="P2">15211 bibo</text:p>
      <text:p text:style-name="P2">15212 bibra</text:p>
      <text:p text:style-name="P2">15213 bica</text:p>
      <text:p text:style-name="P2">15214 bical</text:p>
      <text:p text:style-name="P2">15215 bicar</text:p>
      <text:p text:style-name="P2">15216 bicho</text:p>
      <text:p text:style-name="P2">15221 bico</text:p>
      <text:p text:style-name="P2">15222 bicu</text:p>
      <text:p text:style-name="P2">15223 bida</text:p>
      <text:p text:style-name="P2">15224 bidu</text:p>
      <text:p text:style-name="P2">15225 bidum</text:p>
      <text:p text:style-name="P2">15226 biela</text:p>
      <text:p text:style-name="P2">15231 biene</text:p>
      <text:p text:style-name="P2">15232 bieno</text:p>
      <text:p text:style-name="P2">15233 bifar</text:p>
      <text:p text:style-name="P2">15234 bifre</text:p>
      <text:p text:style-name="P2">15235 bifu</text:p>
      <text:p text:style-name="P2">15236 biga</text:p>
      <text:p text:style-name="P2">15241 bigle</text:p>
      <text:p text:style-name="P2">15242 bigu</text:p>
      <text:p text:style-name="P2">15243 bigue</text:p>
      <text:p text:style-name="P2">15244 bijou</text:p>
      <text:p text:style-name="P2">15245 biju</text:p>
      <text:p text:style-name="P2">15246 bilar</text:p>
      <text:p text:style-name="P2">15251 bile</text:p>
      <text:p text:style-name="P2">15252 bilha</text:p>
      <text:p text:style-name="P2">15253 bilo</text:p>
      <text:p text:style-name="P2">15254 bilro</text:p>
      <text:p text:style-name="P2">15255 bilu</text:p>
      <text:p text:style-name="P2">15256 bilva</text:p>
      <text:p text:style-name="P2">15261 bimar</text:p>
      <text:p text:style-name="P2">15262 bimba</text:p>
      <text:p text:style-name="P2">15263 bime</text:p>
      <text:p text:style-name="P2">15264 bimo</text:p>
      <text:p text:style-name="P2">15265 binar</text:p>
      <text:p text:style-name="P2">15266 binde</text:p>
      <text:p text:style-name="P2">15311 binha</text:p>
      <text:p text:style-name="P2">15312 bioba</text:p>
      <text:p text:style-name="P2">15313 bioco</text:p>
      <text:p text:style-name="P2">15314 bioma</text:p>
      <text:p text:style-name="P2">15315 biose</text:p>
      <text:p text:style-name="P2">15316 biota</text:p>
      <text:p text:style-name="P2">15321 bipar</text:p>
      <text:p text:style-name="P2">15322 bique</text:p>
      <text:p text:style-name="P2">15323 bira</text:p>
      <text:p text:style-name="P2">15324 birba</text:p>
      <text:p text:style-name="P2">15325 birgo</text:p>
      <text:p text:style-name="P2">15326 biri</text:p>
      <text:p text:style-name="P2">15331 birro</text:p>
      <text:p text:style-name="P2">15332 biru</text:p>
      <text:p text:style-name="P2">15333 bisar</text:p>
      <text:p text:style-name="P2">15334 bisbi</text:p>
      <text:p text:style-name="P2">15335 bisel</text:p>
      <text:p text:style-name="P2">15336 bisga</text:p>
      <text:p text:style-name="P2">15341 bisma</text:p>
      <text:p text:style-name="P2">15342 bispo</text:p>
      <text:p text:style-name="P2">15343 bisso</text:p>
      <text:p text:style-name="P2">15344 bita</text:p>
      <text:p text:style-name="P2">15345 bitar</text:p>
      <text:p text:style-name="P2">15346 bite</text:p>
      <text:p text:style-name="P2">15351 bitre</text:p>
      <text:p text:style-name="P2">15352 biva</text:p>
      <text:p text:style-name="P2">15353 biza</text:p>
      <text:p text:style-name="P2">15354 bizer</text:p>
      <text:p text:style-name="P2">15355 bizu</text:p>
      <text:p text:style-name="P2">15356 blau</text:p>
      <text:p text:style-name="P2">15361 bleno</text:p>
      <text:p text:style-name="P2">15362 bleso</text:p>
      <text:p text:style-name="P2">15363 bleu</text:p>
      <text:p text:style-name="P2">15364 blitz</text:p>
      <text:p text:style-name="P2">15365 bloco</text:p>
      <text:p text:style-name="P2">15366 blog</text:p>
      <text:p text:style-name="P2">15411 bluco</text:p>
      <text:p text:style-name="P2">15412 blue</text:p>
      <text:p text:style-name="P2">15413 blufo</text:p>
      <text:p text:style-name="P2">15414 blusa</text:p>
      <text:p text:style-name="P2">15415 boaba</text:p>
      <text:p text:style-name="P2">15416 boais</text:p>
      <text:p text:style-name="P2">15421 boal</text:p>
      <text:p text:style-name="P2">15422 boana</text:p>
      <text:p text:style-name="P2">15423 boane</text:p>
      <text:p text:style-name="P2">15424 boar</text:p>
      <text:p text:style-name="P2">15425 boari</text:p>
      <text:p text:style-name="P2">15426 boba</text:p>
      <text:p text:style-name="P2">15431 bobal</text:p>
      <text:p text:style-name="P2">15432 bobar</text:p>
      <text:p text:style-name="P2">15433 bobo</text:p>
      <text:p text:style-name="P2">15434 boca</text:p>
      <text:p text:style-name="P2">15435 bocal</text:p>
      <text:p text:style-name="P2">15436 bocar</text:p>
      <text:p text:style-name="P2">15441 bocel</text:p>
      <text:p text:style-name="P2">15442 boche</text:p>
      <text:p text:style-name="P2">15443 bocim</text:p>
      <text:p text:style-name="P2">15444 bocoa</text:p>
      <text:p text:style-name="P2">15445 boda</text:p>
      <text:p text:style-name="P2">15446 bodar</text:p>
      <text:p text:style-name="P2">15451 bode</text:p>
      <text:p text:style-name="P2">15452 bodi</text:p>
      <text:p text:style-name="P2">15453 bodum</text:p>
      <text:p text:style-name="P2">15454 boeio</text:p>
      <text:p text:style-name="P2">15455 boeta</text:p>
      <text:p text:style-name="P2">15456 bofar</text:p>
      <text:p text:style-name="P2">15461 bofas</text:p>
      <text:p text:style-name="P2">15462 bofe</text:p>
      <text:p text:style-name="P2">15463 boga</text:p>
      <text:p text:style-name="P2">15464 bogar</text:p>
      <text:p text:style-name="P2">15465 bogue</text:p>
      <text:p text:style-name="P2">15466 bogum</text:p>
      <text:p text:style-name="P2">15511 boia</text:p>
      <text:p text:style-name="P2">15512 boiar</text:p>
      <text:p text:style-name="P2">15513 boibi</text:p>
      <text:p text:style-name="P2">15514 boiga</text:p>
      <text:p text:style-name="P2">15515 boiil</text:p>
      <text:p text:style-name="P2">15516 boina</text:p>
      <text:p text:style-name="P2">15521 boio</text:p>
      <text:p text:style-name="P2">15522 boiru</text:p>
      <text:p text:style-name="P2">15523 boita</text:p>
      <text:p text:style-name="P2">15524 boite</text:p>
      <text:p text:style-name="P2">15525 boiz</text:p>
      <text:p text:style-name="P2">15526 bojar</text:p>
      <text:p text:style-name="P2">15531 bojo</text:p>
      <text:p text:style-name="P2">15532 bola</text:p>
      <text:p text:style-name="P2">15533 bolar</text:p>
      <text:p text:style-name="P2">15534 bolbo</text:p>
      <text:p text:style-name="P2">15535 bolco</text:p>
      <text:p text:style-name="P2">15536 boldo</text:p>
      <text:p text:style-name="P2">15541 bole</text:p>
      <text:p text:style-name="P2">15542 bolgo</text:p>
      <text:p text:style-name="P2">15543 bolha</text:p>
      <text:p text:style-name="P2">15544 boli</text:p>
      <text:p text:style-name="P2">15545 bolim</text:p>
      <text:p text:style-name="P2">15546 bolo</text:p>
      <text:p text:style-name="P2">15551 bolor</text:p>
      <text:p text:style-name="P2">15552 bolsa</text:p>
      <text:p text:style-name="P2">15553 bomba</text:p>
      <text:p text:style-name="P2">15554 bombo</text:p>
      <text:p text:style-name="P2">15555 bona</text:p>
      <text:p text:style-name="P2">15556 bond</text:p>
      <text:p text:style-name="P2">15561 bonde</text:p>
      <text:p text:style-name="P2">15562 bondi</text:p>
      <text:p text:style-name="P2">15563 bonge</text:p>
      <text:p text:style-name="P2">15564 bonho</text:p>
      <text:p text:style-name="P2">15565 bonjo</text:p>
      <text:p text:style-name="P2">15566 bons</text:p>
      <text:p text:style-name="P2">15611 bonze</text:p>
      <text:p text:style-name="P2">15612 bonzo</text:p>
      <text:p text:style-name="P2">15613 boom</text:p>
      <text:p text:style-name="P2">15614 boope</text:p>
      <text:p text:style-name="P2">15615 boral</text:p>
      <text:p text:style-name="P2">15616 borba</text:p>
      <text:p text:style-name="P2">15621 borda</text:p>
      <text:p text:style-name="P2">15622 bordo</text:p>
      <text:p text:style-name="P2">15623 borga</text:p>
      <text:p text:style-name="P2">15624 bori</text:p>
      <text:p text:style-name="P2">15625 borla</text:p>
      <text:p text:style-name="P2">15626 borne</text:p>
      <text:p text:style-name="P2">15631 borno</text:p>
      <text:p text:style-name="P2">15632 boro</text:p>
      <text:p text:style-name="P2">15633 boroa</text:p>
      <text:p text:style-name="P2">15634 borra</text:p>
      <text:p text:style-name="P2">15635 bosa</text:p>
      <text:p text:style-name="P2">15636 bosca</text:p>
      <text:p text:style-name="P2">15641 bosi</text:p>
      <text:p text:style-name="P2">15642 bossa</text:p>
      <text:p text:style-name="P2">15643 bota</text:p>
      <text:p text:style-name="P2">15644 botal</text:p>
      <text:p text:style-name="P2">15645 botar</text:p>
      <text:p text:style-name="P2">15646 bote</text:p>
      <text:p text:style-name="P2">15651 botim</text:p>
      <text:p text:style-name="P2">15652 boto</text:p>
      <text:p text:style-name="P2">15653 bouba</text:p>
      <text:p text:style-name="P2">15654 bouda</text:p>
      <text:p text:style-name="P2">15655 bouga</text:p>
      <text:p text:style-name="P2">15656 bouri</text:p>
      <text:p text:style-name="P2">15661 boxar</text:p>
      <text:p text:style-name="P2">15662 boxe</text:p>
      <text:p text:style-name="P2">15663 bozum</text:p>
      <text:p text:style-name="P2">15664 braba</text:p>
      <text:p text:style-name="P2">15665 brabo</text:p>
      <text:p text:style-name="P2">15666 braco</text:p>
      <text:p text:style-name="P2"><text:soft-page-break/>16111 braga</text:p>
      <text:p text:style-name="P2">16112 brai</text:p>
      <text:p text:style-name="P2">16113 brala</text:p>
      <text:p text:style-name="P2">16114 brama</text:p>
      <text:p text:style-name="P2">16115 brasa</text:p>
      <text:p text:style-name="P2">16116 brau</text:p>
      <text:p text:style-name="P2">16121 brava</text:p>
      <text:p text:style-name="P2">16122 bravo</text:p>
      <text:p text:style-name="P2">16123 brca</text:p>
      <text:p text:style-name="P2">16124 break</text:p>
      <text:p text:style-name="P2">16125 breal</text:p>
      <text:p text:style-name="P2">16126 brear</text:p>
      <text:p text:style-name="P2">16131 breba</text:p>
      <text:p text:style-name="P2">16132 breca</text:p>
      <text:p text:style-name="P2">16133 bredo</text:p>
      <text:p text:style-name="P2">16134 brefo</text:p>
      <text:p text:style-name="P2">16135 brega</text:p>
      <text:p text:style-name="P2">16136 brejo</text:p>
      <text:p text:style-name="P2">16141 brema</text:p>
      <text:p text:style-name="P2">16142 brete</text:p>
      <text:p text:style-name="P2">16143 breu</text:p>
      <text:p text:style-name="P2">16144 breve</text:p>
      <text:p text:style-name="P2">16145 brez</text:p>
      <text:p text:style-name="P2">16146 brezo</text:p>
      <text:p text:style-name="P2">16151 brial</text:p>
      <text:p text:style-name="P2">16152 briba</text:p>
      <text:p text:style-name="P2">16153 brica</text:p>
      <text:p text:style-name="P2">16154 brico</text:p>
      <text:p text:style-name="P2">16155 brie</text:p>
      <text:p text:style-name="P2">16156 briga</text:p>
      <text:p text:style-name="P2">16161 brim</text:p>
      <text:p text:style-name="P2">16162 brio</text:p>
      <text:p text:style-name="P2">16163 briol</text:p>
      <text:p text:style-name="P2">16164 brisa</text:p>
      <text:p text:style-name="P2">16165 brita</text:p>
      <text:p text:style-name="P2">16166 brito</text:p>
      <text:p text:style-name="P2">16211 brive</text:p>
      <text:p text:style-name="P2">16212 brix</text:p>
      <text:p text:style-name="P2">16213 briza</text:p>
      <text:p text:style-name="P2">16214 broa</text:p>
      <text:p text:style-name="P2">16215 broca</text:p>
      <text:p text:style-name="P2">16216 broda</text:p>
      <text:p text:style-name="P2">16221 bromo</text:p>
      <text:p text:style-name="P2">16222 bruco</text:p>
      <text:p text:style-name="P2">16223 brugo</text:p>
      <text:p text:style-name="P2">16224 brum</text:p>
      <text:p text:style-name="P2">16225 brumo</text:p>
      <text:p text:style-name="P2">16226 bruno</text:p>
      <text:p text:style-name="P2">16231 bruta</text:p>
      <text:p text:style-name="P2">16232 bruto</text:p>
      <text:p text:style-name="P2">16233 bruxa</text:p>
      <text:p text:style-name="P2">16234 bruxo</text:p>
      <text:p text:style-name="P2">16235 buada</text:p>
      <text:p text:style-name="P2">16236 bual</text:p>
      <text:p text:style-name="P2">16241 buama</text:p>
      <text:p text:style-name="P2">16242 buano</text:p>
      <text:p text:style-name="P2">16243 buara</text:p>
      <text:p text:style-name="P2">16244 buase</text:p>
      <text:p text:style-name="P2">16245 buava</text:p>
      <text:p text:style-name="P2">16246 bubal</text:p>
      <text:p text:style-name="P2">16251 bubi</text:p>
      <text:p text:style-name="P2">16252 bubo</text:p>
      <text:p text:style-name="P2">16253 bubu</text:p>
      <text:p text:style-name="P2">16254 bucal</text:p>
      <text:p text:style-name="P2">16255 bucha</text:p>
      <text:p text:style-name="P2">16256 bucho</text:p>
      <text:p text:style-name="P2">16261 buchu</text:p>
      <text:p text:style-name="P2">16262 bucil</text:p>
      <text:p text:style-name="P2">16263 bucim</text:p>
      <text:p text:style-name="P2">16264 bucle</text:p>
      <text:p text:style-name="P2">16265 buco</text:p>
      <text:p text:style-name="P2">16266 bucre</text:p>
      <text:p text:style-name="P2">16311 bucu</text:p>
      <text:p text:style-name="P2">16312 buda</text:p>
      <text:p text:style-name="P2">16313 budin</text:p>
      <text:p text:style-name="P2">16314 budu</text:p>
      <text:p text:style-name="P2">16315 buena</text:p>
      <text:p text:style-name="P2">16316 bueno</text:p>
      <text:p text:style-name="P2">16321 buete</text:p>
      <text:p text:style-name="P2">16322 bufa</text:p>
      <text:p text:style-name="P2">16323 bufar</text:p>
      <text:p text:style-name="P2">16324 bufir</text:p>
      <text:p text:style-name="P2">16325 bufo</text:p>
      <text:p text:style-name="P2">16326 bufra</text:p>
      <text:p text:style-name="P2">16331 bugio</text:p>
      <text:p text:style-name="P2">16332 bugle</text:p>
      <text:p text:style-name="P2">16333 bugre</text:p>
      <text:p text:style-name="P2">16334 buia</text:p>
      <text:p text:style-name="P2">16335 buir</text:p>
      <text:p text:style-name="P2">16336 buja</text:p>
      <text:p text:style-name="P2">16341 buji</text:p>
      <text:p text:style-name="P2">16342 bula</text:p>
      <text:p text:style-name="P2">16343 bular</text:p>
      <text:p text:style-name="P2">16344 bulbo</text:p>
      <text:p text:style-name="P2">16345 buldo</text:p>
      <text:p text:style-name="P2">16346 bule</text:p>
      <text:p text:style-name="P2">16351 bulio</text:p>
      <text:p text:style-name="P2">16352 bulir</text:p>
      <text:p text:style-name="P2">16353 bull</text:p>
      <text:p text:style-name="P2">16354 bumba</text:p>
      <text:p text:style-name="P2">16355 bume</text:p>
      <text:p text:style-name="P2">16356 buna</text:p>
      <text:p text:style-name="P2">16361 bunce</text:p>
      <text:p text:style-name="P2">16362 buque</text:p>
      <text:p text:style-name="P2">16363 burca</text:p>
      <text:p text:style-name="P2">16364 burdo</text:p>
      <text:p text:style-name="P2">16365 burel</text:p>
      <text:p text:style-name="P2">16366 burgo</text:p>
      <text:p text:style-name="P2">16411 buri</text:p>
      <text:p text:style-name="P2">16412 buril</text:p>
      <text:p text:style-name="P2">16413 burnu</text:p>
      <text:p text:style-name="P2">16414 buro</text:p>
      <text:p text:style-name="P2">16415 bursa</text:p>
      <text:p text:style-name="P2">16416 buru</text:p>
      <text:p text:style-name="P2">16421 burum</text:p>
      <text:p text:style-name="P2">16422 busca</text:p>
      <text:p text:style-name="P2">16423 busil</text:p>
      <text:p text:style-name="P2">16424 buso</text:p>
      <text:p text:style-name="P2">16425 busso</text:p>
      <text:p text:style-name="P2">16426 busto</text:p>
      <text:p text:style-name="P2">16431 buta</text:p>
      <text:p text:style-name="P2">16432 butar</text:p>
      <text:p text:style-name="P2">16433 butau</text:p>
      <text:p text:style-name="P2">16434 butil</text:p>
      <text:p text:style-name="P2">16435 butim</text:p>
      <text:p text:style-name="P2">16436 butir</text:p>
      <text:p text:style-name="P2">16441 buto</text:p>
      <text:p text:style-name="P2">16442 butre</text:p>
      <text:p text:style-name="P2">16443 butua</text:p>
      <text:p text:style-name="P2">16444 buuno</text:p>
      <text:p text:style-name="P2">16445 buva</text:p>
      <text:p text:style-name="P2">16446 buvar</text:p>
      <text:p text:style-name="P2">16451 buxal</text:p>
      <text:p text:style-name="P2">16452 buxo</text:p>
      <text:p text:style-name="P2">16453 buzi</text:p>
      <text:p text:style-name="P2">16454 buzo</text:p>
      <text:p text:style-name="P2">16455 buzu</text:p>
      <text:p text:style-name="P2">16456 byte</text:p>
      <text:p text:style-name="P2">16461 caaba</text:p>
      <text:p text:style-name="P2">16462 caaia</text:p>
      <text:p text:style-name="P2">16463 caama</text:p>
      <text:p text:style-name="P2">16464 caami</text:p>
      <text:p text:style-name="P2">16465 caapi</text:p>
      <text:p text:style-name="P2">16466 caaxi</text:p>
      <text:p text:style-name="P2">16511 caba</text:p>
      <text:p text:style-name="P2">16512 cabal</text:p>
      <text:p text:style-name="P2">16513 cabaz</text:p>
      <text:p text:style-name="P2">16514 caber</text:p>
      <text:p text:style-name="P2">16515 cabo</text:p>
      <text:p text:style-name="P2">16516 caboz</text:p>
      <text:p text:style-name="P2">16521 cabra</text:p>
      <text:p text:style-name="P2">16522 cabu</text:p>
      <text:p text:style-name="P2">16523 cabur</text:p>
      <text:p text:style-name="P2">16524 caca</text:p>
      <text:p text:style-name="P2">16525 cacau</text:p>
      <text:p text:style-name="P2">16526 cache</text:p>
      <text:p text:style-name="P2">16531 cacho</text:p>
      <text:p text:style-name="P2">16532 cachu</text:p>
      <text:p text:style-name="P2">16533 cacim</text:p>
      <text:p text:style-name="P2">16534 caciz</text:p>
      <text:p text:style-name="P2">16535 caco</text:p>
      <text:p text:style-name="P2">16536 cacre</text:p>
      <text:p text:style-name="P2">16541 cacto</text:p>
      <text:p text:style-name="P2">16542 cacu</text:p>
      <text:p text:style-name="P2">16543 cadai</text:p>
      <text:p text:style-name="P2">16544 cade</text:p>
      <text:p text:style-name="P2">16545 cado</text:p>
      <text:p text:style-name="P2">16546 cadoz</text:p>
      <text:p text:style-name="P2">16551 cafal</text:p>
      <text:p text:style-name="P2">16552 cafe</text:p>
      <text:p text:style-name="P2">16553 cafiz</text:p>
      <text:p text:style-name="P2">16554 cafre</text:p>
      <text:p text:style-name="P2">16555 cafta</text:p>
      <text:p text:style-name="P2">16556 cafua</text:p>
      <text:p text:style-name="P2">16561 cafus</text:p>
      <text:p text:style-name="P2">16562 cafuz</text:p>
      <text:p text:style-name="P2">16563 cagar</text:p>
      <text:p text:style-name="P2">16564 cagom</text:p>
      <text:p text:style-name="P2">16565 caia</text:p>
      <text:p text:style-name="P2">16566 caiar</text:p>
      <text:p text:style-name="P2">16611 caide</text:p>
      <text:p text:style-name="P2">16612 caim</text:p>
      <text:p text:style-name="P2">16613 caio</text:p>
      <text:p text:style-name="P2">16614 caipa</text:p>
      <text:p text:style-name="P2">16615 cair</text:p>
      <text:p text:style-name="P2">16616 cairi</text:p>
      <text:p text:style-name="P2">16621 cairo</text:p>
      <text:p text:style-name="P2">16622 caixa</text:p>
      <text:p text:style-name="P2">16623 caixe</text:p>
      <text:p text:style-name="P2">16624 caju</text:p>
      <text:p text:style-name="P2">16625 cala</text:p>
      <text:p text:style-name="P2">16626 calar</text:p>
      <text:p text:style-name="P2">16631 calau</text:p>
      <text:p text:style-name="P2">16632 calca</text:p>
      <text:p text:style-name="P2">16633 caldo</text:p>
      <text:p text:style-name="P2">16634 calfe</text:p>
      <text:p text:style-name="P2">16635 cali</text:p>
      <text:p text:style-name="P2">16636 calim</text:p>
      <text:p text:style-name="P2">16641 calom</text:p>
      <text:p text:style-name="P2">16642 calor</text:p>
      <text:p text:style-name="P2">16643 calos</text:p>
      <text:p text:style-name="P2">16644 calpo</text:p>
      <text:p text:style-name="P2">16645 calta</text:p>
      <text:p text:style-name="P2">16646 calu</text:p>
      <text:p text:style-name="P2">16651 calua</text:p>
      <text:p text:style-name="P2">16652 calum</text:p>
      <text:p text:style-name="P2">16653 calva</text:p>
      <text:p text:style-name="P2">16654 calvo</text:p>
      <text:p text:style-name="P2">16655 cama</text:p>
      <text:p text:style-name="P2">16656 camal</text:p>
      <text:p text:style-name="P2">16661 camim</text:p>
      <text:p text:style-name="P2">16662 camol</text:p>
      <text:p text:style-name="P2">16663 campo</text:p>
      <text:p text:style-name="P2">16664 camu</text:p>
      <text:p text:style-name="P2">16665 cana</text:p>
      <text:p text:style-name="P2">16666 canal</text:p>
      <text:p text:style-name="P2"><text:soft-page-break/>21111 canaz</text:p>
      <text:p text:style-name="P2">21112 cande</text:p>
      <text:p text:style-name="P2">21113 cando</text:p>
      <text:p text:style-name="P2">21114 caner</text:p>
      <text:p text:style-name="P2">21115 canez</text:p>
      <text:p text:style-name="P2">21116 canga</text:p>
      <text:p text:style-name="P2">21121 cangu</text:p>
      <text:p text:style-name="P2">21122 canha</text:p>
      <text:p text:style-name="P2">21123 canho</text:p>
      <text:p text:style-name="P2">21124 cani</text:p>
      <text:p text:style-name="P2">21125 canil</text:p>
      <text:p text:style-name="P2">21126 canje</text:p>
      <text:p text:style-name="P2">21131 canjo</text:p>
      <text:p text:style-name="P2">21132 cano</text:p>
      <text:p text:style-name="P2">21133 canoa</text:p>
      <text:p text:style-name="P2">21134 cansa</text:p>
      <text:p text:style-name="P2">21135 canta</text:p>
      <text:p text:style-name="P2">21136 canto</text:p>
      <text:p text:style-name="P2">21141 canvi</text:p>
      <text:p text:style-name="P2">21142 canvo</text:p>
      <text:p text:style-name="P2">21143 canzo</text:p>
      <text:p text:style-name="P2">21144 caoba</text:p>
      <text:p text:style-name="P2">21145 caobi</text:p>
      <text:p text:style-name="P2">21146 caoco</text:p>
      <text:p text:style-name="P2">21151 caol</text:p>
      <text:p text:style-name="P2">21152 caori</text:p>
      <text:p text:style-name="P2">21153 caos</text:p>
      <text:p text:style-name="P2">21154 capa</text:p>
      <text:p text:style-name="P2">21155 capar</text:p>
      <text:p text:style-name="P2">21156 capaz</text:p>
      <text:p text:style-name="P2">21161 capim</text:p>
      <text:p text:style-name="P2">21162 capom</text:p>
      <text:p text:style-name="P2">21163 capra</text:p>
      <text:p text:style-name="P2">21164 capro</text:p>
      <text:p text:style-name="P2">21165 capso</text:p>
      <text:p text:style-name="P2">21166 caput</text:p>
      <text:p text:style-name="P2">21211 capuz</text:p>
      <text:p text:style-name="P2">21212 caqui</text:p>
      <text:p text:style-name="P2">21213 cara</text:p>
      <text:p text:style-name="P2">21214 caral</text:p>
      <text:p text:style-name="P2">21215 carbo</text:p>
      <text:p text:style-name="P2">21216 cardo</text:p>
      <text:p text:style-name="P2">21221 carel</text:p>
      <text:p text:style-name="P2">21222 carga</text:p>
      <text:p text:style-name="P2">21223 cari</text:p>
      <text:p text:style-name="P2">21224 caria</text:p>
      <text:p text:style-name="P2">21225 caril</text:p>
      <text:p text:style-name="P2">21226 cariz</text:p>
      <text:p text:style-name="P2">21231 carme</text:p>
      <text:p text:style-name="P2">21232 carmo</text:p>
      <text:p text:style-name="P2">21233 carne</text:p>
      <text:p text:style-name="P2">21234 caro</text:p>
      <text:p text:style-name="P2">21235 carri</text:p>
      <text:p text:style-name="P2">21236 carro</text:p>
      <text:p text:style-name="P2">21241 carta</text:p>
      <text:p text:style-name="P2">21242 caru</text:p>
      <text:p text:style-name="P2">21243 carva</text:p>
      <text:p text:style-name="P2">21244 carvi</text:p>
      <text:p text:style-name="P2">21245 casa</text:p>
      <text:p text:style-name="P2">21246 casal</text:p>
      <text:p text:style-name="P2">21251 casar</text:p>
      <text:p text:style-name="P2">21252 casca</text:p>
      <text:p text:style-name="P2">21253 casco</text:p>
      <text:p text:style-name="P2">21254 caso</text:p>
      <text:p text:style-name="P2">21255 caspa</text:p>
      <text:p text:style-name="P2">21256 casta</text:p>
      <text:p text:style-name="P2">21261 casti</text:p>
      <text:p text:style-name="P2">21262 casto</text:p>
      <text:p text:style-name="P2">21263 casu</text:p>
      <text:p text:style-name="P2">21264 cata</text:p>
      <text:p text:style-name="P2">21265 catar</text:p>
      <text:p text:style-name="P2">21266 catau</text:p>
      <text:p text:style-name="P2">21311 cati</text:p>
      <text:p text:style-name="P2">21312 catim</text:p>
      <text:p text:style-name="P2">21313 catre</text:p>
      <text:p text:style-name="P2">21314 caubi</text:p>
      <text:p text:style-name="P2">21315 cauda</text:p>
      <text:p text:style-name="P2">21316 cauim</text:p>
      <text:p text:style-name="P2">21321 caule</text:p>
      <text:p text:style-name="P2">21322 cauna</text:p>
      <text:p text:style-name="P2">21323 caupi</text:p>
      <text:p text:style-name="P2">21324 cauri</text:p>
      <text:p text:style-name="P2">21325 causa</text:p>
      <text:p text:style-name="P2">21326 cauto</text:p>
      <text:p text:style-name="P2">21331 caux</text:p>
      <text:p text:style-name="P2">21332 cauxi</text:p>
      <text:p text:style-name="P2">21333 cava</text:p>
      <text:p text:style-name="P2">21334 cavar</text:p>
      <text:p text:style-name="P2">21335 cavi</text:p>
      <text:p text:style-name="P2">21336 cavu</text:p>
      <text:p text:style-name="P2">21341 caxe</text:p>
      <text:p text:style-name="P2">21342 caxim</text:p>
      <text:p text:style-name="P2">21343 caxo</text:p>
      <text:p text:style-name="P2">21344 cazol</text:p>
      <text:p text:style-name="P2">21345 cear</text:p>
      <text:p text:style-name="P2">21346 ceata</text:p>
      <text:p text:style-name="P2">21351 ceba</text:p>
      <text:p text:style-name="P2">21352 cebar</text:p>
      <text:p text:style-name="P2">21353 cebo</text:p>
      <text:p text:style-name="P2">21354 ceca</text:p>
      <text:p text:style-name="P2">21355 cecal</text:p>
      <text:p text:style-name="P2">21356 ceco</text:p>
      <text:p text:style-name="P2">21361 ceder</text:p>
      <text:p text:style-name="P2">21362 cedo</text:p>
      <text:p text:style-name="P2">21363 cedro</text:p>
      <text:p text:style-name="P2">21364 cefo</text:p>
      <text:p text:style-name="P2">21365 cega</text:p>
      <text:p text:style-name="P2">21366 cegar</text:p>
      <text:p text:style-name="P2">21411 cego</text:p>
      <text:p text:style-name="P2">21412 ceia</text:p>
      <text:p text:style-name="P2">21413 ceira</text:p>
      <text:p text:style-name="P2">21414 ceita</text:p>
      <text:p text:style-name="P2">21415 celga</text:p>
      <text:p text:style-name="P2">21416 celha</text:p>
      <text:p text:style-name="P2">21421 celo</text:p>
      <text:p text:style-name="P2">21422 celso</text:p>
      <text:p text:style-name="P2">21423 celta</text:p>
      <text:p text:style-name="P2">21424 celte</text:p>
      <text:p text:style-name="P2">21425 celto</text:p>
      <text:p text:style-name="P2">21426 cenda</text:p>
      <text:p text:style-name="P2">21431 cene</text:p>
      <text:p text:style-name="P2">21432 cenho</text:p>
      <text:p text:style-name="P2">21433 ceniz</text:p>
      <text:p text:style-name="P2">21434 ceno</text:p>
      <text:p text:style-name="P2">21435 censo</text:p>
      <text:p text:style-name="P2">21436 centi</text:p>
      <text:p text:style-name="P2">21441 cento</text:p>
      <text:p text:style-name="P2">21442 ceomo</text:p>
      <text:p text:style-name="P2">21443 cepo</text:p>
      <text:p text:style-name="P2">21444 cera</text:p>
      <text:p text:style-name="P2">21445 cerar</text:p>
      <text:p text:style-name="P2">21446 cerca</text:p>
      <text:p text:style-name="P2">21451 cerce</text:p>
      <text:p text:style-name="P2">21452 cerdo</text:p>
      <text:p text:style-name="P2">21453 cerne</text:p>
      <text:p text:style-name="P2">21454 cero</text:p>
      <text:p text:style-name="P2">21455 cerol</text:p>
      <text:p text:style-name="P2">21456 cerra</text:p>
      <text:p text:style-name="P2">21461 cerro</text:p>
      <text:p text:style-name="P2">21462 ceru</text:p>
      <text:p text:style-name="P2">21463 cervo</text:p>
      <text:p text:style-name="P2">21464 ceso</text:p>
      <text:p text:style-name="P2">21465 cesta</text:p>
      <text:p text:style-name="P2">21466 cesto</text:p>
      <text:p text:style-name="P2">21511 cetal</text:p>
      <text:p text:style-name="P2">21512 cetil</text:p>
      <text:p text:style-name="P2">21513 cetim</text:p>
      <text:p text:style-name="P2">21514 ceto</text:p>
      <text:p text:style-name="P2">21515 cetol</text:p>
      <text:p text:style-name="P2">21516 cetro</text:p>
      <text:p text:style-name="P2">21521 ceuci</text:p>
      <text:p text:style-name="P2">21522 cevar</text:p>
      <text:p text:style-name="P2">21523 chabu</text:p>
      <text:p text:style-name="P2">21524 chaco</text:p>
      <text:p text:style-name="P2">21525 chada</text:p>
      <text:p text:style-name="P2">21526 chaga</text:p>
      <text:p text:style-name="P2">21531 chai</text:p>
      <text:p text:style-name="P2">21532 chale</text:p>
      <text:p text:style-name="P2">21533 chalo</text:p>
      <text:p text:style-name="P2">21534 cham</text:p>
      <text:p text:style-name="P2">21535 chama</text:p>
      <text:p text:style-name="P2">21536 chana</text:p>
      <text:p text:style-name="P2">21541 chapa</text:p>
      <text:p text:style-name="P2">21542 chape</text:p>
      <text:p text:style-name="P2">21543 chari</text:p>
      <text:p text:style-name="P2">21544 charo</text:p>
      <text:p text:style-name="P2">21545 charu</text:p>
      <text:p text:style-name="P2">21546 chat</text:p>
      <text:p text:style-name="P2">21551 chata</text:p>
      <text:p text:style-name="P2">21552 chato</text:p>
      <text:p text:style-name="P2">21553 chau</text:p>
      <text:p text:style-name="P2">21554 chave</text:p>
      <text:p text:style-name="P2">21555 chavo</text:p>
      <text:p text:style-name="P2">21556 checo</text:p>
      <text:p text:style-name="P2">21561 chede</text:p>
      <text:p text:style-name="P2">21562 chefa</text:p>
      <text:p text:style-name="P2">21563 chefe</text:p>
      <text:p text:style-name="P2">21564 chega</text:p>
      <text:p text:style-name="P2">21565 cheia</text:p>
      <text:p text:style-name="P2">21566 cheio</text:p>
      <text:p text:style-name="P2">21611 chela</text:p>
      <text:p text:style-name="P2">21612 chena</text:p>
      <text:p text:style-name="P2">21613 chepe</text:p>
      <text:p text:style-name="P2">21614 cheto</text:p>
      <text:p text:style-name="P2">21615 chia</text:p>
      <text:p text:style-name="P2">21616 chiar</text:p>
      <text:p text:style-name="P2">21621 chibo</text:p>
      <text:p text:style-name="P2">21622 chica</text:p>
      <text:p text:style-name="P2">21623 chico</text:p>
      <text:p text:style-name="P2">21624 chicu</text:p>
      <text:p text:style-name="P2">21625 chifu</text:p>
      <text:p text:style-name="P2">21626 chila</text:p>
      <text:p text:style-name="P2">21631 chile</text:p>
      <text:p text:style-name="P2">21632 chili</text:p>
      <text:p text:style-name="P2">21633 chilo</text:p>
      <text:p text:style-name="P2">21634 chim</text:p>
      <text:p text:style-name="P2">21635 chima</text:p>
      <text:p text:style-name="P2">21636 chimu</text:p>
      <text:p text:style-name="P2">21641 china</text:p>
      <text:p text:style-name="P2">21642 chino</text:p>
      <text:p text:style-name="P2">21643 chip</text:p>
      <text:p text:style-name="P2">21644 chipo</text:p>
      <text:p text:style-name="P2">21645 chira</text:p>
      <text:p text:style-name="P2">21646 chiru</text:p>
      <text:p text:style-name="P2">21651 chita</text:p>
      <text:p text:style-name="P2">21652 chite</text:p>
      <text:p text:style-name="P2">21653 chiu</text:p>
      <text:p text:style-name="P2">21654 choca</text:p>
      <text:p text:style-name="P2">21655 choco</text:p>
      <text:p text:style-name="P2">21656 choi</text:p>
      <text:p text:style-name="P2">21661 chole</text:p>
      <text:p text:style-name="P2">21662 cholo</text:p>
      <text:p text:style-name="P2">21663 chona</text:p>
      <text:p text:style-name="P2">21664 chopa</text:p>
      <text:p text:style-name="P2">21665 chope</text:p>
      <text:p text:style-name="P2">21666 chopi</text:p>
      <text:p text:style-name="P2"><text:soft-page-break/>22111 chopp</text:p>
      <text:p text:style-name="P2">22112 chor</text:p>
      <text:p text:style-name="P2">22113 chora</text:p>
      <text:p text:style-name="P2">22114 choro</text:p>
      <text:p text:style-name="P2">22115 choti</text:p>
      <text:p text:style-name="P2">22116 chove</text:p>
      <text:p text:style-name="P2">22121 chuca</text:p>
      <text:p text:style-name="P2">22122 chuco</text:p>
      <text:p text:style-name="P2">22123 chui</text:p>
      <text:p text:style-name="P2">22124 chulo</text:p>
      <text:p text:style-name="P2">22125 chuna</text:p>
      <text:p text:style-name="P2">22126 chupa</text:p>
      <text:p text:style-name="P2">22131 churi</text:p>
      <text:p text:style-name="P2">22132 chuva</text:p>
      <text:p text:style-name="P2">22133 chuxo</text:p>
      <text:p text:style-name="P2">22134 ciano</text:p>
      <text:p text:style-name="P2">22135 ciar</text:p>
      <text:p text:style-name="P2">22136 ciato</text:p>
      <text:p text:style-name="P2">22141 cibar</text:p>
      <text:p text:style-name="P2">22142 ciber</text:p>
      <text:p text:style-name="P2">22143 ciboa</text:p>
      <text:p text:style-name="P2">22144 cibum</text:p>
      <text:p text:style-name="P2">22145 cica</text:p>
      <text:p text:style-name="P2">22146 ciclo</text:p>
      <text:p text:style-name="P2">22151 cicro</text:p>
      <text:p text:style-name="P2">22152 cide</text:p>
      <text:p text:style-name="P2">22153 cidno</text:p>
      <text:p text:style-name="P2">22154 cidra</text:p>
      <text:p text:style-name="P2">22155 ciena</text:p>
      <text:p text:style-name="P2">22156 ciese</text:p>
      <text:p text:style-name="P2">22161 cifar</text:p>
      <text:p text:style-name="P2">22162 cifo</text:p>
      <text:p text:style-name="P2">22163 cifro</text:p>
      <text:p text:style-name="P2">22164 cigas</text:p>
      <text:p text:style-name="P2">22165 cigno</text:p>
      <text:p text:style-name="P2">22166 cila</text:p>
      <text:p text:style-name="P2">22211 cileu</text:p>
      <text:p text:style-name="P2">22212 cilha</text:p>
      <text:p text:style-name="P2">22213 cilo</text:p>
      <text:p text:style-name="P2">22214 cimba</text:p>
      <text:p text:style-name="P2">22215 cimbi</text:p>
      <text:p text:style-name="P2">22216 cimno</text:p>
      <text:p text:style-name="P2">22221 cimo</text:p>
      <text:p text:style-name="P2">22222 cimol</text:p>
      <text:p text:style-name="P2">22223 cimue</text:p>
      <text:p text:style-name="P2">22224 cina</text:p>
      <text:p text:style-name="P2">22225 cinco</text:p>
      <text:p text:style-name="P2">22226 cine</text:p>
      <text:p text:style-name="P2">22231 cinta</text:p>
      <text:p text:style-name="P2">22232 cinza</text:p>
      <text:p text:style-name="P2">22233 cioba</text:p>
      <text:p text:style-name="P2">22234 cioco</text:p>
      <text:p text:style-name="P2">22235 ciona</text:p>
      <text:p text:style-name="P2">22236 cioso</text:p>
      <text:p text:style-name="P2">22241 cioto</text:p>
      <text:p text:style-name="P2">22242 cipo</text:p>
      <text:p text:style-name="P2">22243 cira</text:p>
      <text:p text:style-name="P2">22244 cirba</text:p>
      <text:p text:style-name="P2">22245 circo</text:p>
      <text:p text:style-name="P2">22246 cirno</text:p>
      <text:p text:style-name="P2">22251 cirpo</text:p>
      <text:p text:style-name="P2">22252 cirro</text:p>
      <text:p text:style-name="P2">22253 cirso</text:p>
      <text:p text:style-name="P2">22254 cirto</text:p>
      <text:p text:style-name="P2">22255 cisar</text:p>
      <text:p text:style-name="P2">22256 cisco</text:p>
      <text:p text:style-name="P2">22261 cisel</text:p>
      <text:p text:style-name="P2">22262 cisma</text:p>
      <text:p text:style-name="P2">22263 cisne</text:p>
      <text:p text:style-name="P2">22264 ciste</text:p>
      <text:p text:style-name="P2">22265 cita</text:p>
      <text:p text:style-name="P2">22266 citar</text:p>
      <text:p text:style-name="P2">22311 citeu</text:p>
      <text:p text:style-name="P2">22312 citna</text:p>
      <text:p text:style-name="P2">22313 citro</text:p>
      <text:p text:style-name="P2">22314 civil</text:p>
      <text:p text:style-name="P2">22315 civis</text:p>
      <text:p text:style-name="P2">22316 cizel</text:p>
      <text:p text:style-name="P2">22321 clade</text:p>
      <text:p text:style-name="P2">22322 clado</text:p>
      <text:p text:style-name="P2">22323 clape</text:p>
      <text:p text:style-name="P2">22324 clara</text:p>
      <text:p text:style-name="P2">22325 claro</text:p>
      <text:p text:style-name="P2">22326 clau</text:p>
      <text:p text:style-name="P2">22331 clava</text:p>
      <text:p text:style-name="P2">22332 clear</text:p>
      <text:p text:style-name="P2">22333 clena</text:p>
      <text:p text:style-name="P2">22334 clero</text:p>
      <text:p text:style-name="P2">22335 clide</text:p>
      <text:p text:style-name="P2">22336 clima</text:p>
      <text:p text:style-name="P2">22341 cline</text:p>
      <text:p text:style-name="P2">22342 clino</text:p>
      <text:p text:style-name="P2">22343 clipe</text:p>
      <text:p text:style-name="P2">22344 clips</text:p>
      <text:p text:style-name="P2">22345 clise</text:p>
      <text:p text:style-name="P2">22346 clita</text:p>
      <text:p text:style-name="P2">22351 clone</text:p>
      <text:p text:style-name="P2">22352 clori</text:p>
      <text:p text:style-name="P2">22353 cloro</text:p>
      <text:p text:style-name="P2">22354 cloto</text:p>
      <text:p text:style-name="P2">22355 clube</text:p>
      <text:p text:style-name="P2">22356 cluso</text:p>
      <text:p text:style-name="P2">22361 cluva</text:p>
      <text:p text:style-name="P2">22362 coado</text:p>
      <text:p text:style-name="P2">22363 coale</text:p>
      <text:p text:style-name="P2">22364 coar</text:p>
      <text:p text:style-name="P2">22365 coari</text:p>
      <text:p text:style-name="P2">22366 cobo</text:p>
      <text:p text:style-name="P2">22411 cobol</text:p>
      <text:p text:style-name="P2">22412 cobra</text:p>
      <text:p text:style-name="P2">22413 cobre</text:p>
      <text:p text:style-name="P2">22414 cobu</text:p>
      <text:p text:style-name="P2">22415 coca</text:p>
      <text:p text:style-name="P2">22416 cocal</text:p>
      <text:p text:style-name="P2">22421 cocar</text:p>
      <text:p text:style-name="P2">22422 cocho</text:p>
      <text:p text:style-name="P2">22423 cocoa</text:p>
      <text:p text:style-name="P2">22424 cocre</text:p>
      <text:p text:style-name="P2">22425 cocta</text:p>
      <text:p text:style-name="P2">22426 cocto</text:p>
      <text:p text:style-name="P2">22431 codal</text:p>
      <text:p text:style-name="P2">22432 coeso</text:p>
      <text:p text:style-name="P2">22433 cofap</text:p>
      <text:p text:style-name="P2">22434 cofo</text:p>
      <text:p text:style-name="P2">22435 cofre</text:p>
      <text:p text:style-name="P2">22436 coger</text:p>
      <text:p text:style-name="P2">22441 coice</text:p>
      <text:p text:style-name="P2">22442 coifa</text:p>
      <text:p text:style-name="P2">22443 coim</text:p>
      <text:p text:style-name="P2">22444 coio</text:p>
      <text:p text:style-name="P2">22445 coiol</text:p>
      <text:p text:style-name="P2">22446 coir</text:p>
      <text:p text:style-name="P2">22451 coiro</text:p>
      <text:p text:style-name="P2">22452 coisa</text:p>
      <text:p text:style-name="P2">22453 coito</text:p>
      <text:p text:style-name="P2">22454 cola</text:p>
      <text:p text:style-name="P2">22455 colar</text:p>
      <text:p text:style-name="P2">22456 colau</text:p>
      <text:p text:style-name="P2">22461 colco</text:p>
      <text:p text:style-name="P2">22462 coli</text:p>
      <text:p text:style-name="P2">22463 colim</text:p>
      <text:p text:style-name="P2">22464 colir</text:p>
      <text:p text:style-name="P2">22465 colo</text:p>
      <text:p text:style-name="P2">22466 color</text:p>
      <text:p text:style-name="P2">22511 colpo</text:p>
      <text:p text:style-name="P2">22512 colza</text:p>
      <text:p text:style-name="P2">22513 coma</text:p>
      <text:p text:style-name="P2">22514 combe</text:p>
      <text:p text:style-name="P2">22515 combi</text:p>
      <text:p text:style-name="P2">22516 combo</text:p>
      <text:p text:style-name="P2">22521 come</text:p>
      <text:p text:style-name="P2">22522 comer</text:p>
      <text:p text:style-name="P2">22523 comil</text:p>
      <text:p text:style-name="P2">22524 comua</text:p>
      <text:p text:style-name="P2">22525 comum</text:p>
      <text:p text:style-name="P2">22526 conan</text:p>
      <text:p text:style-name="P2">22531 conca</text:p>
      <text:p text:style-name="P2">22532 conde</text:p>
      <text:p text:style-name="P2">22533 cone</text:p>
      <text:p text:style-name="P2">22534 conga</text:p>
      <text:p text:style-name="P2">22535 congo</text:p>
      <text:p text:style-name="P2">22536 conho</text:p>
      <text:p text:style-name="P2">22541 coni</text:p>
      <text:p text:style-name="P2">22542 conio</text:p>
      <text:p text:style-name="P2">22543 conja</text:p>
      <text:p text:style-name="P2">22544 cono</text:p>
      <text:p text:style-name="P2">22545 conta</text:p>
      <text:p text:style-name="P2">22546 conto</text:p>
      <text:p text:style-name="P2">22551 copa</text:p>
      <text:p text:style-name="P2">22552 copal</text:p>
      <text:p text:style-name="P2">22553 copar</text:p>
      <text:p text:style-name="P2">22554 copel</text:p>
      <text:p text:style-name="P2">22555 copla</text:p>
      <text:p text:style-name="P2">22556 copo</text:p>
      <text:p text:style-name="P2">22561 copta</text:p>
      <text:p text:style-name="P2">22562 copte</text:p>
      <text:p text:style-name="P2">22563 copto</text:p>
      <text:p text:style-name="P2">22564 copu</text:p>
      <text:p text:style-name="P2">22565 coral</text:p>
      <text:p text:style-name="P2">22566 corar</text:p>
      <text:p text:style-name="P2">22611 corca</text:p>
      <text:p text:style-name="P2">22612 corda</text:p>
      <text:p text:style-name="P2">22613 cordo</text:p>
      <text:p text:style-name="P2">22614 cores</text:p>
      <text:p text:style-name="P2">22615 coreu</text:p>
      <text:p text:style-name="P2">22616 corgo</text:p>
      <text:p text:style-name="P2">22621 cori</text:p>
      <text:p text:style-name="P2">22622 coria</text:p>
      <text:p text:style-name="P2">22623 coril</text:p>
      <text:p text:style-name="P2">22624 corja</text:p>
      <text:p text:style-name="P2">22625 corla</text:p>
      <text:p text:style-name="P2">22626 cormo</text:p>
      <text:p text:style-name="P2">22631 corne</text:p>
      <text:p text:style-name="P2">22632 coro</text:p>
      <text:p text:style-name="P2">22633 coroa</text:p>
      <text:p text:style-name="P2">22634 corpo</text:p>
      <text:p text:style-name="P2">22635 corre</text:p>
      <text:p text:style-name="P2">22636 corso</text:p>
      <text:p text:style-name="P2">22641 corta</text:p>
      <text:p text:style-name="P2">22642 corte</text:p>
      <text:p text:style-name="P2">22643 corti</text:p>
      <text:p text:style-name="P2">22644 coru</text:p>
      <text:p text:style-name="P2">22645 corvo</text:p>
      <text:p text:style-name="P2">22646 cosco</text:p>
      <text:p text:style-name="P2">22651 coser</text:p>
      <text:p text:style-name="P2">22652 cosme</text:p>
      <text:p text:style-name="P2">22653 cosmo</text:p>
      <text:p text:style-name="P2">22654 cospe</text:p>
      <text:p text:style-name="P2">22655 cossi</text:p>
      <text:p text:style-name="P2">22656 cosso</text:p>
      <text:p text:style-name="P2">22661 costa</text:p>
      <text:p text:style-name="P2">22662 costo</text:p>
      <text:p text:style-name="P2">22663 cota</text:p>
      <text:p text:style-name="P2">22664 cotar</text:p>
      <text:p text:style-name="P2">22665 cotil</text:p>
      <text:p text:style-name="P2">22666 cotim</text:p>
      <text:p text:style-name="P2"><text:soft-page-break/>23111 cotos</text:p>
      <text:p text:style-name="P2">23112 cotra</text:p>
      <text:p text:style-name="P2">23113 couce</text:p>
      <text:p text:style-name="P2">23114 couco</text:p>
      <text:p text:style-name="P2">23115 couma</text:p>
      <text:p text:style-name="P2">23116 couro</text:p>
      <text:p text:style-name="P2">23121 cousa</text:p>
      <text:p text:style-name="P2">23122 couto</text:p>
      <text:p text:style-name="P2">23123 couve</text:p>
      <text:p text:style-name="P2">23124 couzo</text:p>
      <text:p text:style-name="P2">23125 cova</text:p>
      <text:p text:style-name="P2">23126 coval</text:p>
      <text:p text:style-name="P2">23131 covil</text:p>
      <text:p text:style-name="P2">23132 covo</text:p>
      <text:p text:style-name="P2">23133 coxa</text:p>
      <text:p text:style-name="P2">23134 coxal</text:p>
      <text:p text:style-name="P2">23135 coxe</text:p>
      <text:p text:style-name="P2">23136 coxia</text:p>
      <text:p text:style-name="P2">23141 coxim</text:p>
      <text:p text:style-name="P2">23142 coxo</text:p>
      <text:p text:style-name="P2">23143 cozer</text:p>
      <text:p text:style-name="P2">23144 craca</text:p>
      <text:p text:style-name="P2">23145 crack</text:p>
      <text:p text:style-name="P2">23146 crada</text:p>
      <text:p text:style-name="P2">23151 crase</text:p>
      <text:p text:style-name="P2">23152 crato</text:p>
      <text:p text:style-name="P2">23153 cravo</text:p>
      <text:p text:style-name="P2">23154 cream</text:p>
      <text:p text:style-name="P2">23155 credo</text:p>
      <text:p text:style-name="P2">23156 crega</text:p>
      <text:p text:style-name="P2">23161 creio</text:p>
      <text:p text:style-name="P2">23162 creme</text:p>
      <text:p text:style-name="P2">23163 crepe</text:p>
      <text:p text:style-name="P2">23164 crer</text:p>
      <text:p text:style-name="P2">23165 creta</text:p>
      <text:p text:style-name="P2">23166 crete</text:p>
      <text:p text:style-name="P2">23211 creto</text:p>
      <text:p text:style-name="P2">23212 creve</text:p>
      <text:p text:style-name="P2">23213 cria</text:p>
      <text:p text:style-name="P2">23214 criar</text:p>
      <text:p text:style-name="P2">23215 crico</text:p>
      <text:p text:style-name="P2">23216 crila</text:p>
      <text:p text:style-name="P2">23221 crime</text:p>
      <text:p text:style-name="P2">23222 crina</text:p>
      <text:p text:style-name="P2">23223 crino</text:p>
      <text:p text:style-name="P2">23224 crise</text:p>
      <text:p text:style-name="P2">23225 criso</text:p>
      <text:p text:style-name="P2">23226 crivo</text:p>
      <text:p text:style-name="P2">23231 croa</text:p>
      <text:p text:style-name="P2">23232 croce</text:p>
      <text:p text:style-name="P2">23233 croco</text:p>
      <text:p text:style-name="P2">23234 croio</text:p>
      <text:p text:style-name="P2">23235 cromo</text:p>
      <text:p text:style-name="P2">23236 cron</text:p>
      <text:p text:style-name="P2">23241 crono</text:p>
      <text:p text:style-name="P2">23242 crota</text:p>
      <text:p text:style-name="P2">23243 crua</text:p>
      <text:p text:style-name="P2">23244 cruca</text:p>
      <text:p text:style-name="P2">23245 crude</text:p>
      <text:p text:style-name="P2">23246 crudo</text:p>
      <text:p text:style-name="P2">23251 cruel</text:p>
      <text:p text:style-name="P2">23252 cruga</text:p>
      <text:p text:style-name="P2">23253 crume</text:p>
      <text:p text:style-name="P2">23254 cruor</text:p>
      <text:p text:style-name="P2">23255 crupe</text:p>
      <text:p text:style-name="P2">23256 cruro</text:p>
      <text:p text:style-name="P2">23261 cruto</text:p>
      <text:p text:style-name="P2">23262 cruz</text:p>
      <text:p text:style-name="P2">23263 cruza</text:p>
      <text:p text:style-name="P2">23264 cruzo</text:p>
      <text:p text:style-name="P2">23265 ctena</text:p>
      <text:p text:style-name="P2">23266 cuaca</text:p>
      <text:p text:style-name="P2">23311 cuaco</text:p>
      <text:p text:style-name="P2">23312 cuada</text:p>
      <text:p text:style-name="P2">23313 cuaga</text:p>
      <text:p text:style-name="P2">23314 cuaje</text:p>
      <text:p text:style-name="P2">23315 cual</text:p>
      <text:p text:style-name="P2">23316 cuale</text:p>
      <text:p text:style-name="P2">23321 cualo</text:p>
      <text:p text:style-name="P2">23322 cuane</text:p>
      <text:p text:style-name="P2">23323 cuapa</text:p>
      <text:p text:style-name="P2">23324 cuari</text:p>
      <text:p text:style-name="P2">23325 cuaro</text:p>
      <text:p text:style-name="P2">23326 cuati</text:p>
      <text:p text:style-name="P2">23331 cuaxi</text:p>
      <text:p text:style-name="P2">23332 cuba</text:p>
      <text:p text:style-name="P2">23333 cubal</text:p>
      <text:p text:style-name="P2">23334 cubar</text:p>
      <text:p text:style-name="P2">23335 cubi</text:p>
      <text:p text:style-name="P2">23336 cubla</text:p>
      <text:p text:style-name="P2">23341 cubo</text:p>
      <text:p text:style-name="P2">23342 cubre</text:p>
      <text:p text:style-name="P2">23343 cubu</text:p>
      <text:p text:style-name="P2">23344 cuca</text:p>
      <text:p text:style-name="P2">23345 cucal</text:p>
      <text:p text:style-name="P2">23346 cucar</text:p>
      <text:p text:style-name="P2">23351 cuche</text:p>
      <text:p text:style-name="P2">23352 cucho</text:p>
      <text:p text:style-name="P2">23353 cuci</text:p>
      <text:p text:style-name="P2">23354 cuco</text:p>
      <text:p text:style-name="P2">23355 cucri</text:p>
      <text:p text:style-name="P2">23356 cucu</text:p>
      <text:p text:style-name="P2">23361 cude</text:p>
      <text:p text:style-name="P2">23362 cudo</text:p>
      <text:p text:style-name="P2">23363 cudu</text:p>
      <text:p text:style-name="P2">23364 cudzu</text:p>
      <text:p text:style-name="P2">23365 cueba</text:p>
      <text:p text:style-name="P2">23366 cueca</text:p>
      <text:p text:style-name="P2">23411 cuele</text:p>
      <text:p text:style-name="P2">23412 cuena</text:p>
      <text:p text:style-name="P2">23413 cuera</text:p>
      <text:p text:style-name="P2">23414 cufar</text:p>
      <text:p text:style-name="P2">23415 cugar</text:p>
      <text:p text:style-name="P2">23416 cuia</text:p>
      <text:p text:style-name="P2">23421 cuiba</text:p>
      <text:p text:style-name="P2">23422 cuil</text:p>
      <text:p text:style-name="P2">23423 cuim</text:p>
      <text:p text:style-name="P2">23424 cuini</text:p>
      <text:p text:style-name="P2">23425 cuje</text:p>
      <text:p text:style-name="P2">23426 cujo</text:p>
      <text:p text:style-name="P2">23431 cuju</text:p>
      <text:p text:style-name="P2">23432 cule</text:p>
      <text:p text:style-name="P2">23433 culi</text:p>
      <text:p text:style-name="P2">23434 culna</text:p>
      <text:p text:style-name="P2">23435 culpa</text:p>
      <text:p text:style-name="P2">23436 culto</text:p>
      <text:p text:style-name="P2">23441 cumbo</text:p>
      <text:p text:style-name="P2">23442 cumbu</text:p>
      <text:p text:style-name="P2">23443 cume</text:p>
      <text:p text:style-name="P2">23444 cumi</text:p>
      <text:p text:style-name="P2">23445 cumim</text:p>
      <text:p text:style-name="P2">23446 cunau</text:p>
      <text:p text:style-name="P2">23451 cunco</text:p>
      <text:p text:style-name="P2">23452 cunha</text:p>
      <text:p text:style-name="P2">23453 cunho</text:p>
      <text:p text:style-name="P2">23454 cuno</text:p>
      <text:p text:style-name="P2">23455 cunto</text:p>
      <text:p text:style-name="P2">23456 cupa</text:p>
      <text:p text:style-name="P2">23461 cupez</text:p>
      <text:p text:style-name="P2">23462 cupi</text:p>
      <text:p text:style-name="P2">23463 cupim</text:p>
      <text:p text:style-name="P2">23464 cupio</text:p>
      <text:p text:style-name="P2">23465 cupom</text:p>
      <text:p text:style-name="P2">23466 cupu</text:p>
      <text:p text:style-name="P2">23511 cura</text:p>
      <text:p text:style-name="P2">23512 curar</text:p>
      <text:p text:style-name="P2">23513 curau</text:p>
      <text:p text:style-name="P2">23514 curca</text:p>
      <text:p text:style-name="P2">23515 curdo</text:p>
      <text:p text:style-name="P2">23516 curi</text:p>
      <text:p text:style-name="P2">23521 curie</text:p>
      <text:p text:style-name="P2">23522 curii</text:p>
      <text:p text:style-name="P2">23523 curo</text:p>
      <text:p text:style-name="P2">23524 curre</text:p>
      <text:p text:style-name="P2">23525 curro</text:p>
      <text:p text:style-name="P2">23526 curry</text:p>
      <text:p text:style-name="P2">23531 curso</text:p>
      <text:p text:style-name="P2">23532 curta</text:p>
      <text:p text:style-name="P2">23533 curto</text:p>
      <text:p text:style-name="P2">23534 curu</text:p>
      <text:p text:style-name="P2">23535 curua</text:p>
      <text:p text:style-name="P2">23536 curul</text:p>
      <text:p text:style-name="P2">23541 curva</text:p>
      <text:p text:style-name="P2">23542 curvo</text:p>
      <text:p text:style-name="P2">23543 cusco</text:p>
      <text:p text:style-name="P2">23544 cuscu</text:p>
      <text:p text:style-name="P2">23545 cusma</text:p>
      <text:p text:style-name="P2">23546 cuspe</text:p>
      <text:p text:style-name="P2">23551 cuspo</text:p>
      <text:p text:style-name="P2">23552 cusso</text:p>
      <text:p text:style-name="P2">23553 custo</text:p>
      <text:p text:style-name="P2">23554 cute</text:p>
      <text:p text:style-name="P2">23555 cutia</text:p>
      <text:p text:style-name="P2">23556 cutim</text:p>
      <text:p text:style-name="P2">23561 cutra</text:p>
      <text:p text:style-name="P2">23562 cuva</text:p>
      <text:p text:style-name="P2">23563 cuvu</text:p>
      <text:p text:style-name="P2">23564 cuxu</text:p>
      <text:p text:style-name="P2">23565 czar</text:p>
      <text:p text:style-name="P2">23566 dabi</text:p>
      <text:p text:style-name="P2">23611 dabio</text:p>
      <text:p text:style-name="P2">23612 dabo</text:p>
      <text:p text:style-name="P2">23613 dabom</text:p>
      <text:p text:style-name="P2">23614 dabu</text:p>
      <text:p text:style-name="P2">23615 dabua</text:p>
      <text:p text:style-name="P2">23616 dacar</text:p>
      <text:p text:style-name="P2">23621 dace</text:p>
      <text:p text:style-name="P2">23622 dacma</text:p>
      <text:p text:style-name="P2">23623 daco</text:p>
      <text:p text:style-name="P2">23624 dacoa</text:p>
      <text:p text:style-name="P2">23625 dacpo</text:p>
      <text:p text:style-name="P2">23626 dadas</text:p>
      <text:p text:style-name="P2">23631 dado</text:p>
      <text:p text:style-name="P2">23632 dafne</text:p>
      <text:p text:style-name="P2">23633 daga</text:p>
      <text:p text:style-name="P2">23634 daime</text:p>
      <text:p text:style-name="P2">23635 dala</text:p>
      <text:p text:style-name="P2">23636 dalai</text:p>
      <text:p text:style-name="P2">23641 dalgo</text:p>
      <text:p text:style-name="P2">23642 dali</text:p>
      <text:p text:style-name="P2">23643 dama</text:p>
      <text:p text:style-name="P2">23644 dambe</text:p>
      <text:p text:style-name="P2">23645 damo</text:p>
      <text:p text:style-name="P2">23646 dampa</text:p>
      <text:p text:style-name="P2">23651 danar</text:p>
      <text:p text:style-name="P2">23652 dano</text:p>
      <text:p text:style-name="P2">23653 daqui</text:p>
      <text:p text:style-name="P2">23654 darei</text:p>
      <text:p text:style-name="P2">23655 darma</text:p>
      <text:p text:style-name="P2">23656 dassa</text:p>
      <text:p text:style-name="P2">23661 data</text:p>
      <text:p text:style-name="P2">23662 datal</text:p>
      <text:p text:style-name="P2">23663 datar</text:p>
      <text:p text:style-name="P2">23664 deado</text:p>
      <text:p text:style-name="P2">23665 debar</text:p>
      <text:p text:style-name="P2">23666 deca</text:p>
      <text:p text:style-name="P2"><text:soft-page-break/>24111 deci</text:p>
      <text:p text:style-name="P2">24112 decil</text:p>
      <text:p text:style-name="P2">24113 dedal</text:p>
      <text:p text:style-name="P2">24114 dedar</text:p>
      <text:p text:style-name="P2">24115 dedo</text:p>
      <text:p text:style-name="P2">24116 deia</text:p>
      <text:p text:style-name="P2">24121 deita</text:p>
      <text:p text:style-name="P2">24122 dele</text:p>
      <text:p text:style-name="P2">24123 delir</text:p>
      <text:p text:style-name="P2">24124 delta</text:p>
      <text:p text:style-name="P2">24125 dembe</text:p>
      <text:p text:style-name="P2">24126 dembo</text:p>
      <text:p text:style-name="P2">24131 demo</text:p>
      <text:p text:style-name="P2">24132 dendo</text:p>
      <text:p text:style-name="P2">24133 dengo</text:p>
      <text:p text:style-name="P2">24134 denso</text:p>
      <text:p text:style-name="P2">24135 dente</text:p>
      <text:p text:style-name="P2">24136 depor</text:p>
      <text:p text:style-name="P2">24141 derme</text:p>
      <text:p text:style-name="P2">24142 dermo</text:p>
      <text:p text:style-name="P2">24143 dero</text:p>
      <text:p text:style-name="P2">24144 derre</text:p>
      <text:p text:style-name="P2">24145 desar</text:p>
      <text:p text:style-name="P2">24146 desce</text:p>
      <text:p text:style-name="P2">24151 desma</text:p>
      <text:p text:style-name="P2">24152 desmo</text:p>
      <text:p text:style-name="P2">24153 desse</text:p>
      <text:p text:style-name="P2">24154 deste</text:p>
      <text:p text:style-name="P2">24155 deter</text:p>
      <text:p text:style-name="P2">24156 deteu</text:p>
      <text:p text:style-name="P2">24161 detre</text:p>
      <text:p text:style-name="P2">24162 deus</text:p>
      <text:p text:style-name="P2">24163 deusa</text:p>
      <text:p text:style-name="P2">24164 deve</text:p>
      <text:p text:style-name="P2">24165 dever</text:p>
      <text:p text:style-name="P2">24166 devir</text:p>
      <text:p text:style-name="P2">24211 diabo</text:p>
      <text:p text:style-name="P2">24212 diaco</text:p>
      <text:p text:style-name="P2">24213 diafa</text:p>
      <text:p text:style-name="P2">24214 diale</text:p>
      <text:p text:style-name="P2">24215 diana</text:p>
      <text:p text:style-name="P2">24216 diara</text:p>
      <text:p text:style-name="P2">24221 diate</text:p>
      <text:p text:style-name="P2">24222 diau</text:p>
      <text:p text:style-name="P2">24223 diazo</text:p>
      <text:p text:style-name="P2">24224 dibo</text:p>
      <text:p text:style-name="P2">24225 dica</text:p>
      <text:p text:style-name="P2">24226 dicar</text:p>
      <text:p text:style-name="P2">24231 dicaz</text:p>
      <text:p text:style-name="P2">24232 dicha</text:p>
      <text:p text:style-name="P2">24233 dico</text:p>
      <text:p text:style-name="P2">24234 didi</text:p>
      <text:p text:style-name="P2">24235 dieco</text:p>
      <text:p text:style-name="P2">24236 dieno</text:p>
      <text:p text:style-name="P2">24241 diese</text:p>
      <text:p text:style-name="P2">24242 diet</text:p>
      <text:p text:style-name="P2">24243 dieta</text:p>
      <text:p text:style-name="P2">24244 difa</text:p>
      <text:p text:style-name="P2">24245 difos</text:p>
      <text:p text:style-name="P2">24246 diga</text:p>
      <text:p text:style-name="P2">24251 digar</text:p>
      <text:p text:style-name="P2">24252 digno</text:p>
      <text:p text:style-name="P2">24253 dilo</text:p>
      <text:p text:style-name="P2">24254 dima</text:p>
      <text:p text:style-name="P2">24255 dimal</text:p>
      <text:p text:style-name="P2">24256 dimba</text:p>
      <text:p text:style-name="P2">24261 dimeu</text:p>
      <text:p text:style-name="P2">24262 dina</text:p>
      <text:p text:style-name="P2">24263 dinar</text:p>
      <text:p text:style-name="P2">24264 dinca</text:p>
      <text:p text:style-name="P2">24265 dindo</text:p>
      <text:p text:style-name="P2">24266 dine</text:p>
      <text:p text:style-name="P2">24311 dingo</text:p>
      <text:p text:style-name="P2">24312 dino</text:p>
      <text:p text:style-name="P2">24313 diodo</text:p>
      <text:p text:style-name="P2">24314 dioga</text:p>
      <text:p text:style-name="P2">24315 diogo</text:p>
      <text:p text:style-name="P2">24316 diol</text:p>
      <text:p text:style-name="P2">24321 dioma</text:p>
      <text:p text:style-name="P2">24322 diona</text:p>
      <text:p text:style-name="P2">24323 diopa</text:p>
      <text:p text:style-name="P2">24324 diore</text:p>
      <text:p text:style-name="P2">24325 diose</text:p>
      <text:p text:style-name="P2">24326 dioso</text:p>
      <text:p text:style-name="P2">24331 diote</text:p>
      <text:p text:style-name="P2">24332 dipa</text:p>
      <text:p text:style-name="P2">24333 diple</text:p>
      <text:p text:style-name="P2">24334 diplo</text:p>
      <text:p text:style-name="P2">24335 dipso</text:p>
      <text:p text:style-name="P2">24336 dique</text:p>
      <text:p text:style-name="P2">24341 dirca</text:p>
      <text:p text:style-name="P2">24342 dirce</text:p>
      <text:p text:style-name="P2">24343 direi</text:p>
      <text:p text:style-name="P2">24344 diro</text:p>
      <text:p text:style-name="P2">24345 disa</text:p>
      <text:p text:style-name="P2">24346 disc</text:p>
      <text:p text:style-name="P2">24351 disco</text:p>
      <text:p text:style-name="P2">24352 disga</text:p>
      <text:p text:style-name="P2">24353 disna</text:p>
      <text:p text:style-name="P2">24354 disso</text:p>
      <text:p text:style-name="P2">24355 disto</text:p>
      <text:p text:style-name="P2">24356 dita</text:p>
      <text:p text:style-name="P2">24361 ditar</text:p>
      <text:p text:style-name="P2">24362 dito</text:p>
      <text:p text:style-name="P2">24363 ditua</text:p>
      <text:p text:style-name="P2">24364 diuli</text:p>
      <text:p text:style-name="P2">24365 diuti</text:p>
      <text:p text:style-name="P2">24366 divo</text:p>
      <text:p text:style-name="P2">24411 dixe</text:p>
      <text:p text:style-name="P2">24412 dize</text:p>
      <text:p text:style-name="P2">24413 dizer</text:p>
      <text:p text:style-name="P2">24414 djico</text:p>
      <text:p text:style-name="P2">24415 djim</text:p>
      <text:p text:style-name="P2">24416 djola</text:p>
      <text:p text:style-name="P2">24421 dlim</text:p>
      <text:p text:style-name="P2">24422 doar</text:p>
      <text:p text:style-name="P2">24423 dobar</text:p>
      <text:p text:style-name="P2">24424 doble</text:p>
      <text:p text:style-name="P2">24425 dobre</text:p>
      <text:p text:style-name="P2">24426 dobro</text:p>
      <text:p text:style-name="P2">24431 doca</text:p>
      <text:p text:style-name="P2">24432 doce</text:p>
      <text:p text:style-name="P2">24433 docto</text:p>
      <text:p text:style-name="P2">24434 dodo</text:p>
      <text:p text:style-name="P2">24435 dodol</text:p>
      <text:p text:style-name="P2">24436 doer</text:p>
      <text:p text:style-name="P2">24441 dogal</text:p>
      <text:p text:style-name="P2">24442 doge</text:p>
      <text:p text:style-name="P2">24443 dogma</text:p>
      <text:p text:style-name="P2">24444 dogon</text:p>
      <text:p text:style-name="P2">24445 dogre</text:p>
      <text:p text:style-name="P2">24446 dogue</text:p>
      <text:p text:style-name="P2">24451 dohrn</text:p>
      <text:p text:style-name="P2">24452 doilo</text:p>
      <text:p text:style-name="P2">24453 dois</text:p>
      <text:p text:style-name="P2">24454 dojo</text:p>
      <text:p text:style-name="P2">24455 dolce</text:p>
      <text:p text:style-name="P2">24456 doli</text:p>
      <text:p text:style-name="P2">24461 dolim</text:p>
      <text:p text:style-name="P2">24462 doll</text:p>
      <text:p text:style-name="P2">24463 dolo</text:p>
      <text:p text:style-name="P2">24464 dolor</text:p>
      <text:p text:style-name="P2">24465 domar</text:p>
      <text:p text:style-name="P2">24466 dombe</text:p>
      <text:p text:style-name="P2">24511 dombo</text:p>
      <text:p text:style-name="P2">24512 domos</text:p>
      <text:p text:style-name="P2">24513 dona</text:p>
      <text:p text:style-name="P2">24514 donde</text:p>
      <text:p text:style-name="P2">24515 dondo</text:p>
      <text:p text:style-name="P2">24516 donez</text:p>
      <text:p text:style-name="P2">24521 dongo</text:p>
      <text:p text:style-name="P2">24522 dono</text:p>
      <text:p text:style-name="P2">24523 donte</text:p>
      <text:p text:style-name="P2">24524 dopar</text:p>
      <text:p text:style-name="P2">24525 dorco</text:p>
      <text:p text:style-name="P2">24526 dore</text:p>
      <text:p text:style-name="P2">24531 dorir</text:p>
      <text:p text:style-name="P2">24532 dorme</text:p>
      <text:p text:style-name="P2">24533 dormo</text:p>
      <text:p text:style-name="P2">24534 dorna</text:p>
      <text:p text:style-name="P2">24535 dorso</text:p>
      <text:p text:style-name="P2">24536 dosar</text:p>
      <text:p text:style-name="P2">24541 dotal</text:p>
      <text:p text:style-name="P2">24542 dotar</text:p>
      <text:p text:style-name="P2">24543 dote</text:p>
      <text:p text:style-name="P2">24544 dotim</text:p>
      <text:p text:style-name="P2">24545 doudo</text:p>
      <text:p text:style-name="P2">24546 doula</text:p>
      <text:p text:style-name="P2">24551 doum</text:p>
      <text:p text:style-name="P2">24552 douro</text:p>
      <text:p text:style-name="P2">24553 dous</text:p>
      <text:p text:style-name="P2">24554 douto</text:p>
      <text:p text:style-name="P2">24555 doxa</text:p>
      <text:p text:style-name="P2">24556 doze</text:p>
      <text:p text:style-name="P2">24561 dozem</text:p>
      <text:p text:style-name="P2">24562 draga</text:p>
      <text:p text:style-name="P2">24563 drago</text:p>
      <text:p text:style-name="P2">24564 drama</text:p>
      <text:p text:style-name="P2">24565 dril</text:p>
      <text:p text:style-name="P2">24566 drive</text:p>
      <text:p text:style-name="P2">24611 drupa</text:p>
      <text:p text:style-name="P2">24612 druso</text:p>
      <text:p text:style-name="P2">24613 dual</text:p>
      <text:p text:style-name="P2">24614 duana</text:p>
      <text:p text:style-name="P2">24615 duas</text:p>
      <text:p text:style-name="P2">24616 dubo</text:p>
      <text:p text:style-name="P2">24621 dubu</text:p>
      <text:p text:style-name="P2">24622 ducal</text:p>
      <text:p text:style-name="P2">24623 duco</text:p>
      <text:p text:style-name="P2">24624 ducto</text:p>
      <text:p text:style-name="P2">24625 duda</text:p>
      <text:p text:style-name="P2">24626 duelo</text:p>
      <text:p text:style-name="P2">24631 dueto</text:p>
      <text:p text:style-name="P2">24632 duga</text:p>
      <text:p text:style-name="P2">24633 dugni</text:p>
      <text:p text:style-name="P2">24634 duim</text:p>
      <text:p text:style-name="P2">24635 duina</text:p>
      <text:p text:style-name="P2">24636 duipa</text:p>
      <text:p text:style-name="P2">24641 dule</text:p>
      <text:p text:style-name="P2">24642 dulia</text:p>
      <text:p text:style-name="P2">24643 dumba</text:p>
      <text:p text:style-name="P2">24644 dumbo</text:p>
      <text:p text:style-name="P2">24645 dumo</text:p>
      <text:p text:style-name="P2">24646 duna</text:p>
      <text:p text:style-name="P2">24651 dunam</text:p>
      <text:p text:style-name="P2">24652 dunar</text:p>
      <text:p text:style-name="P2">24653 dundu</text:p>
      <text:p text:style-name="P2">24654 dunfa</text:p>
      <text:p text:style-name="P2">24655 dunha</text:p>
      <text:p text:style-name="P2">24656 duno</text:p>
      <text:p text:style-name="P2">24661 dupla</text:p>
      <text:p text:style-name="P2">24662 duplo</text:p>
      <text:p text:style-name="P2">24663 duque</text:p>
      <text:p text:style-name="P2">24664 dura</text:p>
      <text:p text:style-name="P2">24665 dural</text:p>
      <text:p text:style-name="P2">24666 durar</text:p>
      <text:p text:style-name="P2"><text:soft-page-break/>25111 duraz</text:p>
      <text:p text:style-name="P2">25112 durex</text:p>
      <text:p text:style-name="P2">25113 durez</text:p>
      <text:p text:style-name="P2">25114 durim</text:p>
      <text:p text:style-name="P2">25115 durne</text:p>
      <text:p text:style-name="P2">25116 duro</text:p>
      <text:p text:style-name="P2">25121 durol</text:p>
      <text:p text:style-name="P2">25122 durra</text:p>
      <text:p text:style-name="P2">25123 duru</text:p>
      <text:p text:style-name="P2">25124 duto</text:p>
      <text:p text:style-name="P2">25125 duvol</text:p>
      <text:p text:style-name="P2">25126 duzil</text:p>
      <text:p text:style-name="P2">25131 duzir</text:p>
      <text:p text:style-name="P2">25132 duzu</text:p>
      <text:p text:style-name="P2">25133 dzeta</text:p>
      <text:p text:style-name="P2">25134 eanto</text:p>
      <text:p text:style-name="P2">25135 ebame</text:p>
      <text:p text:style-name="P2">25136 ebami</text:p>
      <text:p text:style-name="P2">25141 ebani</text:p>
      <text:p text:style-name="P2">25142 ebiri</text:p>
      <text:p text:style-name="P2">25143 ebola</text:p>
      <text:p text:style-name="P2">25144 ebome</text:p>
      <text:p text:style-name="P2">25145 ebomi</text:p>
      <text:p text:style-name="P2">25146 ecapa</text:p>
      <text:p text:style-name="P2">25151 ecar</text:p>
      <text:p text:style-name="P2">25152 ecato</text:p>
      <text:p text:style-name="P2">25153 ecese</text:p>
      <text:p text:style-name="P2">25154 ecfma</text:p>
      <text:p text:style-name="P2">25155 ecler</text:p>
      <text:p text:style-name="P2">25156 ecma</text:p>
      <text:p text:style-name="P2">25161 ecoar</text:p>
      <text:p text:style-name="P2">25162 ecoto</text:p>
      <text:p text:style-name="P2">25163 ectal</text:p>
      <text:p text:style-name="P2">25164 ecto</text:p>
      <text:p text:style-name="P2">25165 ectol</text:p>
      <text:p text:style-name="P2">25166 ecubo</text:p>
      <text:p text:style-name="P2">25211 ecuru</text:p>
      <text:p text:style-name="P2">25212 edace</text:p>
      <text:p text:style-name="P2">25213 edaz</text:p>
      <text:p text:style-name="P2">25214 edema</text:p>
      <text:p text:style-name="P2">25215 edens</text:p>
      <text:p text:style-name="P2">25216 edes</text:p>
      <text:p text:style-name="P2">25221 edil</text:p>
      <text:p text:style-name="P2">25222 edoma</text:p>
      <text:p text:style-name="P2">25223 edono</text:p>
      <text:p text:style-name="P2">25224 edta</text:p>
      <text:p text:style-name="P2">25225 edule</text:p>
      <text:p text:style-name="P2">25226 edulo</text:p>
      <text:p text:style-name="P2">25231 eduto</text:p>
      <text:p text:style-name="P2">25232 efebo</text:p>
      <text:p text:style-name="P2">25233 efipo</text:p>
      <text:p text:style-name="P2">25234 efuco</text:p>
      <text:p text:style-name="P2">25235 efue</text:p>
      <text:p text:style-name="P2">25236 efum</text:p>
      <text:p text:style-name="P2">25241 efuns</text:p>
      <text:p text:style-name="P2">25242 efuso</text:p>
      <text:p text:style-name="P2">25243 egesa</text:p>
      <text:p text:style-name="P2">25244 egeu</text:p>
      <text:p text:style-name="P2">25245 egito</text:p>
      <text:p text:style-name="P2">25246 egle</text:p>
      <text:p text:style-name="P2">25251 egro</text:p>
      <text:p text:style-name="P2">25252 eguar</text:p>
      <text:p text:style-name="P2">25253 eguci</text:p>
      <text:p text:style-name="P2">25254 egum</text:p>
      <text:p text:style-name="P2">25255 ehue</text:p>
      <text:p text:style-name="P2">25256 eiba</text:p>
      <text:p text:style-name="P2">25261 eiche</text:p>
      <text:p text:style-name="P2">25262 eico</text:p>
      <text:p text:style-name="P2">25263 eido</text:p>
      <text:p text:style-name="P2">25264 eimar</text:p>
      <text:p text:style-name="P2">25265 eira</text:p>
      <text:p text:style-name="P2">25266 eiru</text:p>
      <text:p text:style-name="P2">25311 eita</text:p>
      <text:p text:style-name="P2">25312 eito</text:p>
      <text:p text:style-name="P2">25313 eivar</text:p>
      <text:p text:style-name="P2">25314 eixar</text:p>
      <text:p text:style-name="P2">25315 eixe</text:p>
      <text:p text:style-name="P2">25316 eixo</text:p>
      <text:p text:style-name="P2">25321 eixu</text:p>
      <text:p text:style-name="P2">25322 ejuo</text:p>
      <text:p text:style-name="P2">25323 elami</text:p>
      <text:p text:style-name="P2">25324 elano</text:p>
      <text:p text:style-name="P2">25325 elar</text:p>
      <text:p text:style-name="P2">25326 elate</text:p>
      <text:p text:style-name="P2">25331 elau</text:p>
      <text:p text:style-name="P2">25332 elche</text:p>
      <text:p text:style-name="P2">25333 elear</text:p>
      <text:p text:style-name="P2">25334 elemi</text:p>
      <text:p text:style-name="P2">25335 eleto</text:p>
      <text:p text:style-name="P2">25336 eleu</text:p>
      <text:p text:style-name="P2">25341 elfo</text:p>
      <text:p text:style-name="P2">25342 elias</text:p>
      <text:p text:style-name="P2">25343 elime</text:p>
      <text:p text:style-name="P2">25344 elimo</text:p>
      <text:p text:style-name="P2">25345 elina</text:p>
      <text:p text:style-name="P2">25346 eliri</text:p>
      <text:p text:style-name="P2">25351 elite</text:p>
      <text:p text:style-name="P2">25352 elixo</text:p>
      <text:p text:style-name="P2">25353 elmo</text:p>
      <text:p text:style-name="P2">25354 elona</text:p>
      <text:p text:style-name="P2">25355 elope</text:p>
      <text:p text:style-name="P2">25356 elueu</text:p>
      <text:p text:style-name="P2">25361 eluir</text:p>
      <text:p text:style-name="P2">25362 eluro</text:p>
      <text:p text:style-name="P2">25363 emamo</text:p>
      <text:p text:style-name="P2">25364 emapu</text:p>
      <text:p text:style-name="P2">25365 embeu</text:p>
      <text:p text:style-name="P2">25366 embuu</text:p>
      <text:p text:style-name="P2">25411 emeio</text:p>
      <text:p text:style-name="P2">25412 emen</text:p>
      <text:p text:style-name="P2">25413 emeu</text:p>
      <text:p text:style-name="P2">25414 emexo</text:p>
      <text:p text:style-name="P2">25415 emfim</text:p>
      <text:p text:style-name="P2">25416 emia</text:p>
      <text:p text:style-name="P2">25421 emins</text:p>
      <text:p text:style-name="P2">25422 emir</text:p>
      <text:p text:style-name="P2">25423 emoco</text:p>
      <text:p text:style-name="P2">25424 emos</text:p>
      <text:p text:style-name="P2">25425 emoto</text:p>
      <text:p text:style-name="P2">25426 empar</text:p>
      <text:p text:style-name="P2">25431 empis</text:p>
      <text:p text:style-name="P2">25432 enalo</text:p>
      <text:p text:style-name="P2">25433 enano</text:p>
      <text:p text:style-name="P2">25434 enase</text:p>
      <text:p text:style-name="P2">25435 enche</text:p>
      <text:p text:style-name="P2">25436 endes</text:p>
      <text:p text:style-name="P2">25441 endez</text:p>
      <text:p text:style-name="P2">25442 endo</text:p>
      <text:p text:style-name="P2">25443 endro</text:p>
      <text:p text:style-name="P2">25444 endua</text:p>
      <text:p text:style-name="P2">25445 enel</text:p>
      <text:p text:style-name="P2">25446 enema</text:p>
      <text:p text:style-name="P2">25451 enfim</text:p>
      <text:p text:style-name="P2">25452 engar</text:p>
      <text:p text:style-name="P2">25453 engos</text:p>
      <text:p text:style-name="P2">25454 enho</text:p>
      <text:p text:style-name="P2">25455 enibu</text:p>
      <text:p text:style-name="P2">25456 enino</text:p>
      <text:p text:style-name="P2">25461 enito</text:p>
      <text:p text:style-name="P2">25462 enjoo</text:p>
      <text:p text:style-name="P2">25463 enol</text:p>
      <text:p text:style-name="P2">25464 enomo</text:p>
      <text:p text:style-name="P2">25465 enone</text:p>
      <text:p text:style-name="P2">25466 enora</text:p>
      <text:p text:style-name="P2">25511 enque</text:p>
      <text:p text:style-name="P2">25512 ente</text:p>
      <text:p text:style-name="P2">25513 enter</text:p>
      <text:p text:style-name="P2">25514 enteu</text:p>
      <text:p text:style-name="P2">25515 entra</text:p>
      <text:p text:style-name="P2">25516 entre</text:p>
      <text:p text:style-name="P2">25521 enxu</text:p>
      <text:p text:style-name="P2">25522 eones</text:p>
      <text:p text:style-name="P2">25523 epata</text:p>
      <text:p text:style-name="P2">25524 epeia</text:p>
      <text:p text:style-name="P2">25525 epena</text:p>
      <text:p text:style-name="P2">25526 epodo</text:p>
      <text:p text:style-name="P2">25531 epos</text:p>
      <text:p text:style-name="P2">25532 epuxa</text:p>
      <text:p text:style-name="P2">25533 equeu</text:p>
      <text:p text:style-name="P2">25534 eram</text:p>
      <text:p text:style-name="P2">25535 erar</text:p>
      <text:p text:style-name="P2">25536 erati</text:p>
      <text:p text:style-name="P2">25541 erato</text:p>
      <text:p text:style-name="P2">25542 erbia</text:p>
      <text:p text:style-name="P2">25543 ereso</text:p>
      <text:p text:style-name="P2">25544 ereto</text:p>
      <text:p text:style-name="P2">25545 ergia</text:p>
      <text:p text:style-name="P2">25546 ergol</text:p>
      <text:p text:style-name="P2">25551 erica</text:p>
      <text:p text:style-name="P2">25552 eril</text:p>
      <text:p text:style-name="P2">25553 erino</text:p>
      <text:p text:style-name="P2">25554 ermal</text:p>
      <text:p text:style-name="P2">25555 ermar</text:p>
      <text:p text:style-name="P2">25556 eroca</text:p>
      <text:p text:style-name="P2">25561 erope</text:p>
      <text:p text:style-name="P2">25562 eroso</text:p>
      <text:p text:style-name="P2">25563 erpe</text:p>
      <text:p text:style-name="P2">25564 errar</text:p>
      <text:p text:style-name="P2">25565 erres</text:p>
      <text:p text:style-name="P2">25566 error</text:p>
      <text:p text:style-name="P2">25611 erros</text:p>
      <text:p text:style-name="P2">25612 erse</text:p>
      <text:p text:style-name="P2">25613 eruca</text:p>
      <text:p text:style-name="P2">25614 eruga</text:p>
      <text:p text:style-name="P2">25615 eruir</text:p>
      <text:p text:style-name="P2">25616 eruru</text:p>
      <text:p text:style-name="P2">25621 erva</text:p>
      <text:p text:style-name="P2">25622 erval</text:p>
      <text:p text:style-name="P2">25623 ervar</text:p>
      <text:p text:style-name="P2">25624 escol</text:p>
      <text:p text:style-name="P2">25625 esfex</text:p>
      <text:p text:style-name="P2">25626 esgar</text:p>
      <text:p text:style-name="P2">25631 esmar</text:p>
      <text:p text:style-name="P2">25632 esmo</text:p>
      <text:p text:style-name="P2">25633 espia</text:p>
      <text:p text:style-name="P2">25634 espim</text:p>
      <text:p text:style-name="P2">25635 espru</text:p>
      <text:p text:style-name="P2">25636 esqui</text:p>
      <text:p text:style-name="P2">25641 esse</text:p>
      <text:p text:style-name="P2">25642 estar</text:p>
      <text:p text:style-name="P2">25643 estau</text:p>
      <text:p text:style-name="P2">25644 este</text:p>
      <text:p text:style-name="P2">25645 estio</text:p>
      <text:p text:style-name="P2">25646 esto</text:p>
      <text:p text:style-name="P2">25651 estol</text:p>
      <text:p text:style-name="P2">25652 estou</text:p>
      <text:p text:style-name="P2">25653 estro</text:p>
      <text:p text:style-name="P2">25654 etal</text:p>
      <text:p text:style-name="P2">25655 etano</text:p>
      <text:p text:style-name="P2">25656 etapa</text:p>
      <text:p text:style-name="P2">25661 etemo</text:p>
      <text:p text:style-name="P2">25662 eteno</text:p>
      <text:p text:style-name="P2">25663 etera</text:p>
      <text:p text:style-name="P2">25664 eteu</text:p>
      <text:p text:style-name="P2">25665 ethos</text:p>
      <text:p text:style-name="P2">25666 etilo</text:p>
      <text:p text:style-name="P2"><text:soft-page-break/>26111 etino</text:p>
      <text:p text:style-name="P2">26112 etio</text:p>
      <text:p text:style-name="P2">26113 etite</text:p>
      <text:p text:style-name="P2">26114 etito</text:p>
      <text:p text:style-name="P2">26115 etmo</text:p>
      <text:p text:style-name="P2">26116 etnia</text:p>
      <text:p text:style-name="P2">26121 etno</text:p>
      <text:p text:style-name="P2">26122 etos</text:p>
      <text:p text:style-name="P2">26123 etusa</text:p>
      <text:p text:style-name="P2">26124 etutu</text:p>
      <text:p text:style-name="P2">26125 eubeu</text:p>
      <text:p text:style-name="P2">26126 eumbo</text:p>
      <text:p text:style-name="P2">26131 eurio</text:p>
      <text:p text:style-name="P2">26132 euro</text:p>
      <text:p text:style-name="P2">26133 eval</text:p>
      <text:p text:style-name="P2">26134 evale</text:p>
      <text:p text:style-name="P2">26135 evar</text:p>
      <text:p text:style-name="P2">26136 eveu</text:p>
      <text:p text:style-name="P2">26141 evigo</text:p>
      <text:p text:style-name="P2">26142 evipa</text:p>
      <text:p text:style-name="P2">26143 exame</text:p>
      <text:p text:style-name="P2">26144 exato</text:p>
      <text:p text:style-name="P2">26145 exbi</text:p>
      <text:p text:style-name="P2">26146 exido</text:p>
      <text:p text:style-name="P2">26151 exil</text:p>
      <text:p text:style-name="P2">26152 exina</text:p>
      <text:p text:style-name="P2">26153 exir</text:p>
      <text:p text:style-name="P2">26154 exmo</text:p>
      <text:p text:style-name="P2">26155 expor</text:p>
      <text:p text:style-name="P2">26156 extra</text:p>
      <text:p text:style-name="P2">26161 faba</text:p>
      <text:p text:style-name="P2">26162 fabal</text:p>
      <text:p text:style-name="P2">26163 fabro</text:p>
      <text:p text:style-name="P2">26164 faca</text:p>
      <text:p text:style-name="P2">26165 face</text:p>
      <text:p text:style-name="P2">26166 fachi</text:p>
      <text:p text:style-name="P2">26211 facho</text:p>
      <text:p text:style-name="P2">26212 facie</text:p>
      <text:p text:style-name="P2">26213 faco</text:p>
      <text:p text:style-name="P2">26214 facto</text:p>
      <text:p text:style-name="P2">26215 fada</text:p>
      <text:p text:style-name="P2">26216 fadar</text:p>
      <text:p text:style-name="P2">26221 fadim</text:p>
      <text:p text:style-name="P2">26222 fado</text:p>
      <text:p text:style-name="P2">26223 faece</text:p>
      <text:p text:style-name="P2">26224 fafe</text:p>
      <text:p text:style-name="P2">26225 fagal</text:p>
      <text:p text:style-name="P2">26226 fagar</text:p>
      <text:p text:style-name="P2">26231 fagia</text:p>
      <text:p text:style-name="P2">26232 fago</text:p>
      <text:p text:style-name="P2">26233 faia</text:p>
      <text:p text:style-name="P2">26234 faial</text:p>
      <text:p text:style-name="P2">26235 faiar</text:p>
      <text:p text:style-name="P2">26236 faido</text:p>
      <text:p text:style-name="P2">26241 faim</text:p>
      <text:p text:style-name="P2">26242 faire</text:p>
      <text:p text:style-name="P2">26243 fait</text:p>
      <text:p text:style-name="P2">26244 faite</text:p>
      <text:p text:style-name="P2">26245 faixa</text:p>
      <text:p text:style-name="P2">26246 fajau</text:p>
      <text:p text:style-name="P2">26251 fajo</text:p>
      <text:p text:style-name="P2">26252 fala</text:p>
      <text:p text:style-name="P2">26253 falar</text:p>
      <text:p text:style-name="P2">26254 falaz</text:p>
      <text:p text:style-name="P2">26255 falci</text:p>
      <text:p text:style-name="P2">26256 falco</text:p>
      <text:p text:style-name="P2">26261 falda</text:p>
      <text:p text:style-name="P2">26262 falha</text:p>
      <text:p text:style-name="P2">26263 falir</text:p>
      <text:p text:style-name="P2">26264 falo</text:p>
      <text:p text:style-name="P2">26265 faloa</text:p>
      <text:p text:style-name="P2">26266 falsa</text:p>
      <text:p text:style-name="P2">26311 falso</text:p>
      <text:p text:style-name="P2">26312 falua</text:p>
      <text:p text:style-name="P2">26313 faluz</text:p>
      <text:p text:style-name="P2">26314 fama</text:p>
      <text:p text:style-name="P2">26315 fanal</text:p>
      <text:p text:style-name="P2">26316 fanar</text:p>
      <text:p text:style-name="P2">26321 fanca</text:p>
      <text:p text:style-name="P2">26322 fando</text:p>
      <text:p text:style-name="P2">26323 faneu</text:p>
      <text:p text:style-name="P2">26324 fanfa</text:p>
      <text:p text:style-name="P2">26325 fanga</text:p>
      <text:p text:style-name="P2">26326 fanho</text:p>
      <text:p text:style-name="P2">26331 fanoa</text:p>
      <text:p text:style-name="P2">26332 fante</text:p>
      <text:p text:style-name="P2">26333 faqui</text:p>
      <text:p text:style-name="P2">26334 farar</text:p>
      <text:p text:style-name="P2">26335 faraz</text:p>
      <text:p text:style-name="P2">26336 farda</text:p>
      <text:p text:style-name="P2">26341 farel</text:p>
      <text:p text:style-name="P2">26342 fareu</text:p>
      <text:p text:style-name="P2">26343 fari</text:p>
      <text:p text:style-name="P2">26344 faria</text:p>
      <text:p text:style-name="P2">26345 farme</text:p>
      <text:p text:style-name="P2">26346 farno</text:p>
      <text:p text:style-name="P2">26351 faro</text:p>
      <text:p text:style-name="P2">26352 farol</text:p>
      <text:p text:style-name="P2">26353 farsa</text:p>
      <text:p text:style-name="P2">26354 farta</text:p>
      <text:p text:style-name="P2">26355 farte</text:p>
      <text:p text:style-name="P2">26356 farum</text:p>
      <text:p text:style-name="P2">26361 fasco</text:p>
      <text:p text:style-name="P2">26362 fase</text:p>
      <text:p text:style-name="P2">26363 faseo</text:p>
      <text:p text:style-name="P2">26364 fasma</text:p>
      <text:p text:style-name="P2">26365 fasor</text:p>
      <text:p text:style-name="P2">26366 fatal</text:p>
      <text:p text:style-name="P2">26411 fate</text:p>
      <text:p text:style-name="P2">26412 fatia</text:p>
      <text:p text:style-name="P2">26413 fato</text:p>
      <text:p text:style-name="P2">26414 fator</text:p>
      <text:p text:style-name="P2">26415 fauce</text:p>
      <text:p text:style-name="P2">26416 fauno</text:p>
      <text:p text:style-name="P2">26421 fava</text:p>
      <text:p text:style-name="P2">26422 faval</text:p>
      <text:p text:style-name="P2">26423 favar</text:p>
      <text:p text:style-name="P2">26424 favo</text:p>
      <text:p text:style-name="P2">26425 favor</text:p>
      <text:p text:style-name="P2">26426 faxes</text:p>
      <text:p text:style-name="P2">26431 fazer</text:p>
      <text:p text:style-name="P2">26432 feace</text:p>
      <text:p text:style-name="P2">26433 feaco</text:p>
      <text:p text:style-name="P2">26434 febeu</text:p>
      <text:p text:style-name="P2">26435 febo</text:p>
      <text:p text:style-name="P2">26436 febra</text:p>
      <text:p text:style-name="P2">26441 febre</text:p>
      <text:p text:style-name="P2">26442 feca</text:p>
      <text:p text:style-name="P2">26443 fecal</text:p>
      <text:p text:style-name="P2">26444 fecha</text:p>
      <text:p text:style-name="P2">26445 fecho</text:p>
      <text:p text:style-name="P2">26446 fede</text:p>
      <text:p text:style-name="P2">26451 feder</text:p>
      <text:p text:style-name="P2">26452 fedra</text:p>
      <text:p text:style-name="P2">26453 feila</text:p>
      <text:p text:style-name="P2">26454 feira</text:p>
      <text:p text:style-name="P2">26455 feita</text:p>
      <text:p text:style-name="P2">26456 feito</text:p>
      <text:p text:style-name="P2">26461 feixe</text:p>
      <text:p text:style-name="P2">26462 felar</text:p>
      <text:p text:style-name="P2">26463 feles</text:p>
      <text:p text:style-name="P2">26464 felga</text:p>
      <text:p text:style-name="P2">26465 feliz</text:p>
      <text:p text:style-name="P2">26466 femte</text:p>
      <text:p text:style-name="P2">26511 femto</text:p>
      <text:p text:style-name="P2">26512 fenal</text:p>
      <text:p text:style-name="P2">26513 fenar</text:p>
      <text:p text:style-name="P2">26514 fenim</text:p>
      <text:p text:style-name="P2">26515 feno</text:p>
      <text:p text:style-name="P2">26516 fenol</text:p>
      <text:p text:style-name="P2">26521 fento</text:p>
      <text:p text:style-name="P2">26522 feona</text:p>
      <text:p text:style-name="P2">26523 feoso</text:p>
      <text:p text:style-name="P2">26524 fepe</text:p>
      <text:p text:style-name="P2">26525 fera</text:p>
      <text:p text:style-name="P2">26526 feral</text:p>
      <text:p text:style-name="P2">26531 feraz</text:p>
      <text:p text:style-name="P2">26532 fere</text:p>
      <text:p text:style-name="P2">26533 fereu</text:p>
      <text:p text:style-name="P2">26534 ferga</text:p>
      <text:p text:style-name="P2">26535 ferir</text:p>
      <text:p text:style-name="P2">26536 fermi</text:p>
      <text:p text:style-name="P2">26541 fero</text:p>
      <text:p text:style-name="P2">26542 feroz</text:p>
      <text:p text:style-name="P2">26543 ferra</text:p>
      <text:p text:style-name="P2">26544 ferro</text:p>
      <text:p text:style-name="P2">26545 ferto</text:p>
      <text:p text:style-name="P2">26546 ferve</text:p>
      <text:p text:style-name="P2">26551 festa</text:p>
      <text:p text:style-name="P2">26552 fetal</text:p>
      <text:p text:style-name="P2">26553 fetim</text:p>
      <text:p text:style-name="P2">26554 feto</text:p>
      <text:p text:style-name="P2">26555 fetus</text:p>
      <text:p text:style-name="P2">26556 feudo</text:p>
      <text:p text:style-name="P2">26561 fevra</text:p>
      <text:p text:style-name="P2">26562 fezal</text:p>
      <text:p text:style-name="P2">26563 fezes</text:p>
      <text:p text:style-name="P2">26564 fiada</text:p>
      <text:p text:style-name="P2">26565 fiapo</text:p>
      <text:p text:style-name="P2">26566 fiar</text:p>
      <text:p text:style-name="P2">26611 fiau</text:p>
      <text:p text:style-name="P2">26612 fibo</text:p>
      <text:p text:style-name="P2">26613 fibra</text:p>
      <text:p text:style-name="P2">26614 fibro</text:p>
      <text:p text:style-name="P2">26615 ficar</text:p>
      <text:p text:style-name="P2">26616 ficha</text:p>
      <text:p text:style-name="P2">26621 fichu</text:p>
      <text:p text:style-name="P2">26622 fico</text:p>
      <text:p text:style-name="P2">26623 ficto</text:p>
      <text:p text:style-name="P2">26624 fido</text:p>
      <text:p text:style-name="P2">26625 fiel</text:p>
      <text:p text:style-name="P2">26626 fieza</text:p>
      <text:p text:style-name="P2">26631 fife</text:p>
      <text:p text:style-name="P2">26632 fifi</text:p>
      <text:p text:style-name="P2">26633 figar</text:p>
      <text:p text:style-name="P2">26634 figle</text:p>
      <text:p text:style-name="P2">26635 figo</text:p>
      <text:p text:style-name="P2">26636 fila</text:p>
      <text:p text:style-name="P2">26641 filar</text:p>
      <text:p text:style-name="P2">26642 filha</text:p>
      <text:p text:style-name="P2">26643 filho</text:p>
      <text:p text:style-name="P2">26644 filme</text:p>
      <text:p text:style-name="P2">26645 filos</text:p>
      <text:p text:style-name="P2">26646 fimbo</text:p>
      <text:p text:style-name="P2">26651 fimia</text:p>
      <text:p text:style-name="P2">26652 fimpi</text:p>
      <text:p text:style-name="P2">26653 fina</text:p>
      <text:p text:style-name="P2">26654 final</text:p>
      <text:p text:style-name="P2">26655 finar</text:p>
      <text:p text:style-name="P2">26656 finca</text:p>
      <text:p text:style-name="P2">26661 finda</text:p>
      <text:p text:style-name="P2">26662 findo</text:p>
      <text:p text:style-name="P2">26663 fingo</text:p>
      <text:p text:style-name="P2">26664 fini</text:p>
      <text:p text:style-name="P2">26665 fino</text:p>
      <text:p text:style-name="P2">26666 fins</text:p>
      <text:p text:style-name="P2"><text:soft-page-break/>31111 fiose</text:p>
      <text:p text:style-name="P2">31112 fiote</text:p>
      <text:p text:style-name="P2">31113 fioto</text:p>
      <text:p text:style-name="P2">31114 fira</text:p>
      <text:p text:style-name="P2">31115 firma</text:p>
      <text:p text:style-name="P2">31116 firme</text:p>
      <text:p text:style-name="P2">31121 fisa</text:p>
      <text:p text:style-name="P2">31122 fisal</text:p>
      <text:p text:style-name="P2">31123 fisco</text:p>
      <text:p text:style-name="P2">31124 fise</text:p>
      <text:p text:style-name="P2">31125 fisio</text:p>
      <text:p text:style-name="P2">31126 fisma</text:p>
      <text:p text:style-name="P2">31131 fita</text:p>
      <text:p text:style-name="P2">31132 fito</text:p>
      <text:p text:style-name="P2">31133 fitol</text:p>
      <text:p text:style-name="P2">31134 fixar</text:p>
      <text:p text:style-name="P2">31135 fixez</text:p>
      <text:p text:style-name="P2">31136 fixo</text:p>
      <text:p text:style-name="P2">31141 flaco</text:p>
      <text:p text:style-name="P2">31142 flama</text:p>
      <text:p text:style-name="P2">31143 flape</text:p>
      <text:p text:style-name="P2">31144 flare</text:p>
      <text:p text:style-name="P2">31145 flash</text:p>
      <text:p text:style-name="P2">31146 flato</text:p>
      <text:p text:style-name="P2">31151 flavo</text:p>
      <text:p text:style-name="P2">31152 flebo</text:p>
      <text:p text:style-name="P2">31153 fleme</text:p>
      <text:p text:style-name="P2">31154 flex</text:p>
      <text:p text:style-name="P2">31155 flexo</text:p>
      <text:p text:style-name="P2">31156 flieu</text:p>
      <text:p text:style-name="P2">31161 floco</text:p>
      <text:p text:style-name="P2">31162 flogo</text:p>
      <text:p text:style-name="P2">31163 flome</text:p>
      <text:p text:style-name="P2">31164 flor</text:p>
      <text:p text:style-name="P2">31165 flora</text:p>
      <text:p text:style-name="P2">31166 flos</text:p>
      <text:p text:style-name="P2">31211 flosa</text:p>
      <text:p text:style-name="P2">31212 flox</text:p>
      <text:p text:style-name="P2">31213 floxo</text:p>
      <text:p text:style-name="P2">31214 fluir</text:p>
      <text:p text:style-name="P2">31215 flume</text:p>
      <text:p text:style-name="P2">31216 fluta</text:p>
      <text:p text:style-name="P2">31221 flux</text:p>
      <text:p text:style-name="P2">31222 fluxo</text:p>
      <text:p text:style-name="P2">31223 fobar</text:p>
      <text:p text:style-name="P2">31224 fobia</text:p>
      <text:p text:style-name="P2">31225 foca</text:p>
      <text:p text:style-name="P2">31226 focal</text:p>
      <text:p text:style-name="P2">31231 focar</text:p>
      <text:p text:style-name="P2">31232 foceu</text:p>
      <text:p text:style-name="P2">31233 focho</text:p>
      <text:p text:style-name="P2">31234 focos</text:p>
      <text:p text:style-name="P2">31235 focus</text:p>
      <text:p text:style-name="P2">31236 foder</text:p>
      <text:p text:style-name="P2">31241 foeta</text:p>
      <text:p text:style-name="P2">31242 fofa</text:p>
      <text:p text:style-name="P2">31243 fofar</text:p>
      <text:p text:style-name="P2">31244 fofo</text:p>
      <text:p text:style-name="P2">31245 fogal</text:p>
      <text:p text:style-name="P2">31246 fogar</text:p>
      <text:p text:style-name="P2">31251 foge</text:p>
      <text:p text:style-name="P2">31252 fogo</text:p>
      <text:p text:style-name="P2">31253 foice</text:p>
      <text:p text:style-name="P2">31254 foide</text:p>
      <text:p text:style-name="P2">31255 foila</text:p>
      <text:p text:style-name="P2">31256 foina</text:p>
      <text:p text:style-name="P2">31261 foio</text:p>
      <text:p text:style-name="P2">31262 foito</text:p>
      <text:p text:style-name="P2">31263 fojo</text:p>
      <text:p text:style-name="P2">31264 folar</text:p>
      <text:p text:style-name="P2">31265 fole</text:p>
      <text:p text:style-name="P2">31266 folha</text:p>
      <text:p text:style-name="P2">31311 folho</text:p>
      <text:p text:style-name="P2">31312 folia</text:p>
      <text:p text:style-name="P2">31313 fome</text:p>
      <text:p text:style-name="P2">31314 fomo</text:p>
      <text:p text:style-name="P2">31315 fone</text:p>
      <text:p text:style-name="P2">31316 fonia</text:p>
      <text:p text:style-name="P2">31321 fonjo</text:p>
      <text:p text:style-name="P2">31322 fono</text:p>
      <text:p text:style-name="P2">31323 fonte</text:p>
      <text:p text:style-name="P2">31324 fopa</text:p>
      <text:p text:style-name="P2">31325 fora</text:p>
      <text:p text:style-name="P2">31326 foral</text:p>
      <text:p text:style-name="P2">31331 forca</text:p>
      <text:p text:style-name="P2">31332 forde</text:p>
      <text:p text:style-name="P2">31333 fordo</text:p>
      <text:p text:style-name="P2">31334 foria</text:p>
      <text:p text:style-name="P2">31335 forma</text:p>
      <text:p text:style-name="P2">31336 formi</text:p>
      <text:p text:style-name="P2">31341 forno</text:p>
      <text:p text:style-name="P2">31342 foro</text:p>
      <text:p text:style-name="P2">31343 forra</text:p>
      <text:p text:style-name="P2">31344 forro</text:p>
      <text:p text:style-name="P2">31345 forte</text:p>
      <text:p text:style-name="P2">31346 fosco</text:p>
      <text:p text:style-name="P2">31351 fosga</text:p>
      <text:p text:style-name="P2">31352 fosia</text:p>
      <text:p text:style-name="P2">31353 fossa</text:p>
      <text:p text:style-name="P2">31354 fosso</text:p>
      <text:p text:style-name="P2">31355 foto</text:p>
      <text:p text:style-name="P2">31356 fouce</text:p>
      <text:p text:style-name="P2">31361 foula</text:p>
      <text:p text:style-name="P2">31362 foupa</text:p>
      <text:p text:style-name="P2">31363 foxim</text:p>
      <text:p text:style-name="P2">31364 foxo</text:p>
      <text:p text:style-name="P2">31365 fraca</text:p>
      <text:p text:style-name="P2">31366 fraco</text:p>
      <text:p text:style-name="P2">31411 frade</text:p>
      <text:p text:style-name="P2">31412 frago</text:p>
      <text:p text:style-name="P2">31413 frama</text:p>
      <text:p text:style-name="P2">31414 frase</text:p>
      <text:p text:style-name="P2">31415 frear</text:p>
      <text:p text:style-name="P2">31416 frege</text:p>
      <text:p text:style-name="P2">31421 frei</text:p>
      <text:p text:style-name="P2">31422 freio</text:p>
      <text:p text:style-name="P2">31423 freni</text:p>
      <text:p text:style-name="P2">31424 freon</text:p>
      <text:p text:style-name="P2">31425 fresa</text:p>
      <text:p text:style-name="P2">31426 frete</text:p>
      <text:p text:style-name="P2">31431 frevo</text:p>
      <text:p text:style-name="P2">31432 fria</text:p>
      <text:p text:style-name="P2">31433 frial</text:p>
      <text:p text:style-name="P2">31434 friez</text:p>
      <text:p text:style-name="P2">31435 frigo</text:p>
      <text:p text:style-name="P2">31436 frila</text:p>
      <text:p text:style-name="P2">31441 frimo</text:p>
      <text:p text:style-name="P2">31442 frine</text:p>
      <text:p text:style-name="P2">31443 frino</text:p>
      <text:p text:style-name="P2">31444 frio</text:p>
      <text:p text:style-name="P2">31445 frita</text:p>
      <text:p text:style-name="P2">31446 frito</text:p>
      <text:p text:style-name="P2">31451 friul</text:p>
      <text:p text:style-name="P2">31452 frixo</text:p>
      <text:p text:style-name="P2">31453 froco</text:p>
      <text:p text:style-name="P2">31454 frol</text:p>
      <text:p text:style-name="P2">31455 frota</text:p>
      <text:p text:style-name="P2">31456 fruir</text:p>
      <text:p text:style-name="P2">31461 fruro</text:p>
      <text:p text:style-name="P2">31462 fruta</text:p>
      <text:p text:style-name="P2">31463 fruto</text:p>
      <text:p text:style-name="P2">31464 fruxu</text:p>
      <text:p text:style-name="P2">31465 fuba</text:p>
      <text:p text:style-name="P2">31466 fuca</text:p>
      <text:p text:style-name="P2">31511 fucal</text:p>
      <text:p text:style-name="P2">31512 fucim</text:p>
      <text:p text:style-name="P2">31513 fuco</text:p>
      <text:p text:style-name="P2">31514 fucus</text:p>
      <text:p text:style-name="P2">31515 fueta</text:p>
      <text:p text:style-name="P2">31516 fufa</text:p>
      <text:p text:style-name="P2">31521 fufu</text:p>
      <text:p text:style-name="P2">31522 fugar</text:p>
      <text:p text:style-name="P2">31523 fugaz</text:p>
      <text:p text:style-name="P2">31524 fuge</text:p>
      <text:p text:style-name="P2">31525 fugel</text:p>
      <text:p text:style-name="P2">31526 fugir</text:p>
      <text:p text:style-name="P2">31531 fuim</text:p>
      <text:p text:style-name="P2">31532 fuje</text:p>
      <text:p text:style-name="P2">31533 fujir</text:p>
      <text:p text:style-name="P2">31534 fula</text:p>
      <text:p text:style-name="P2">31535 fular</text:p>
      <text:p text:style-name="P2">31536 fulbe</text:p>
      <text:p text:style-name="P2">31541 fulda</text:p>
      <text:p text:style-name="P2">31542 fulha</text:p>
      <text:p text:style-name="P2">31543 fulo</text:p>
      <text:p text:style-name="P2">31544 fulvo</text:p>
      <text:p text:style-name="P2">31545 fumal</text:p>
      <text:p text:style-name="P2">31546 fumar</text:p>
      <text:p text:style-name="P2">31551 fumbo</text:p>
      <text:p text:style-name="P2">31552 fumo</text:p>
      <text:p text:style-name="P2">31553 funar</text:p>
      <text:p text:style-name="P2">31554 funce</text:p>
      <text:p text:style-name="P2">31555 funco</text:p>
      <text:p text:style-name="P2">31556 fundo</text:p>
      <text:p text:style-name="P2">31561 funel</text:p>
      <text:p text:style-name="P2">31562 funge</text:p>
      <text:p text:style-name="P2">31563 fungo</text:p>
      <text:p text:style-name="P2">31564 funil</text:p>
      <text:p text:style-name="P2">31565 funje</text:p>
      <text:p text:style-name="P2">31566 funk</text:p>
      <text:p text:style-name="P2">31611 fuque</text:p>
      <text:p text:style-name="P2">31612 fura</text:p>
      <text:p text:style-name="P2">31613 fural</text:p>
      <text:p text:style-name="P2">31614 furar</text:p>
      <text:p text:style-name="P2">31615 furco</text:p>
      <text:p text:style-name="P2">31616 furda</text:p>
      <text:p text:style-name="P2">31621 furil</text:p>
      <text:p text:style-name="P2">31622 furna</text:p>
      <text:p text:style-name="P2">31623 furor</text:p>
      <text:p text:style-name="P2">31624 furta</text:p>
      <text:p text:style-name="P2">31625 fusar</text:p>
      <text:p text:style-name="P2">31626 fusca</text:p>
      <text:p text:style-name="P2">31631 fusco</text:p>
      <text:p text:style-name="P2">31632 fuso</text:p>
      <text:p text:style-name="P2">31633 fusor</text:p>
      <text:p text:style-name="P2">31634 fuste</text:p>
      <text:p text:style-name="P2">31635 fusto</text:p>
      <text:p text:style-name="P2">31636 futa</text:p>
      <text:p text:style-name="P2">31641 fute</text:p>
      <text:p text:style-name="P2">31642 futre</text:p>
      <text:p text:style-name="P2">31643 futum</text:p>
      <text:p text:style-name="P2">31644 fuzil</text:p>
      <text:p text:style-name="P2">31645 fuzis</text:p>
      <text:p text:style-name="P2">31646 fuzo</text:p>
      <text:p text:style-name="P2">31651 gabar</text:p>
      <text:p text:style-name="P2">31652 gabro</text:p>
      <text:p text:style-name="P2">31653 gabu</text:p>
      <text:p text:style-name="P2">31654 gacho</text:p>
      <text:p text:style-name="P2">31655 gaci</text:p>
      <text:p text:style-name="P2">31656 gadar</text:p>
      <text:p text:style-name="P2">31661 gade</text:p>
      <text:p text:style-name="P2">31662 gadi</text:p>
      <text:p text:style-name="P2">31663 gado</text:p>
      <text:p text:style-name="P2">31664 gael</text:p>
      <text:p text:style-name="P2">31665 gaeta</text:p>
      <text:p text:style-name="P2">31666 gafar</text:p>
      <text:p text:style-name="P2"><text:soft-page-break/>32111 gagau</text:p>
      <text:p text:style-name="P2">32112 gage</text:p>
      <text:p text:style-name="P2">32113 gago</text:p>
      <text:p text:style-name="P2">32114 gague</text:p>
      <text:p text:style-name="P2">32115 gaia</text:p>
      <text:p text:style-name="P2">32116 gaial</text:p>
      <text:p text:style-name="P2">32121 gaiar</text:p>
      <text:p text:style-name="P2">32122 gaio</text:p>
      <text:p text:style-name="P2">32123 gaipo</text:p>
      <text:p text:style-name="P2">32124 gairo</text:p>
      <text:p text:style-name="P2">32125 gaiza</text:p>
      <text:p text:style-name="P2">32126 gajar</text:p>
      <text:p text:style-name="P2">32131 gajo</text:p>
      <text:p text:style-name="P2">32132 galar</text:p>
      <text:p text:style-name="P2">32133 galas</text:p>
      <text:p text:style-name="P2">32134 galbo</text:p>
      <text:p text:style-name="P2">32135 galha</text:p>
      <text:p text:style-name="P2">32136 galho</text:p>
      <text:p text:style-name="P2">32141 gali</text:p>
      <text:p text:style-name="P2">32142 galo</text:p>
      <text:p text:style-name="P2">32143 gama</text:p>
      <text:p text:style-name="P2">32144 gamar</text:p>
      <text:p text:style-name="P2">32145 gambo</text:p>
      <text:p text:style-name="P2">32146 gambu</text:p>
      <text:p text:style-name="P2">32151 gana</text:p>
      <text:p text:style-name="P2">32152 ganau</text:p>
      <text:p text:style-name="P2">32153 gando</text:p>
      <text:p text:style-name="P2">32154 ganga</text:p>
      <text:p text:style-name="P2">32155 gango</text:p>
      <text:p text:style-name="P2">32156 ganha</text:p>
      <text:p text:style-name="P2">32161 ganho</text:p>
      <text:p text:style-name="P2">32162 ganim</text:p>
      <text:p text:style-name="P2">32163 ganir</text:p>
      <text:p text:style-name="P2">32164 ganiz</text:p>
      <text:p text:style-name="P2">32165 ganja</text:p>
      <text:p text:style-name="P2">32166 gansa</text:p>
      <text:p text:style-name="P2">32211 ganso</text:p>
      <text:p text:style-name="P2">32212 ganta</text:p>
      <text:p text:style-name="P2">32213 ganza</text:p>
      <text:p text:style-name="P2">32214 ganzi</text:p>
      <text:p text:style-name="P2">32215 gape</text:p>
      <text:p text:style-name="P2">32216 garau</text:p>
      <text:p text:style-name="P2">32221 garbo</text:p>
      <text:p text:style-name="P2">32222 garde</text:p>
      <text:p text:style-name="P2">32223 gare</text:p>
      <text:p text:style-name="P2">32224 gari</text:p>
      <text:p text:style-name="P2">32225 garo</text:p>
      <text:p text:style-name="P2">32226 garra</text:p>
      <text:p text:style-name="P2">32231 garu</text:p>
      <text:p text:style-name="P2">32232 garvo</text:p>
      <text:p text:style-name="P2">32233 gases</text:p>
      <text:p text:style-name="P2">32234 gaspa</text:p>
      <text:p text:style-name="P2">32235 gasta</text:p>
      <text:p text:style-name="P2">32236 gasto</text:p>
      <text:p text:style-name="P2">32241 gata</text:p>
      <text:p text:style-name="P2">32242 gatal</text:p>
      <text:p text:style-name="P2">32243 gatar</text:p>
      <text:p text:style-name="P2">32244 gate</text:p>
      <text:p text:style-name="P2">32245 gateu</text:p>
      <text:p text:style-name="P2">32246 gatil</text:p>
      <text:p text:style-name="P2">32251 gato</text:p>
      <text:p text:style-name="P2">32252 gatum</text:p>
      <text:p text:style-name="P2">32253 gaulo</text:p>
      <text:p text:style-name="P2">32254 gaur</text:p>
      <text:p text:style-name="P2">32255 gauro</text:p>
      <text:p text:style-name="P2">32256 gauss</text:p>
      <text:p text:style-name="P2">32261 gauza</text:p>
      <text:p text:style-name="P2">32262 gavar</text:p>
      <text:p text:style-name="P2">32263 gazal</text:p>
      <text:p text:style-name="P2">32264 gazar</text:p>
      <text:p text:style-name="P2">32265 gaze</text:p>
      <text:p text:style-name="P2">32266 gazel</text:p>
      <text:p text:style-name="P2">32311 gazeu</text:p>
      <text:p text:style-name="P2">32312 gazia</text:p>
      <text:p text:style-name="P2">32313 gazil</text:p>
      <text:p text:style-name="P2">32314 gazo</text:p>
      <text:p text:style-name="P2">32315 gazua</text:p>
      <text:p text:style-name="P2">32316 geado</text:p>
      <text:p text:style-name="P2">32321 gear</text:p>
      <text:p text:style-name="P2">32322 gearo</text:p>
      <text:p text:style-name="P2">32323 gease</text:p>
      <text:p text:style-name="P2">32324 gebar</text:p>
      <text:p text:style-name="P2">32325 gebre</text:p>
      <text:p text:style-name="P2">32326 gebu</text:p>
      <text:p text:style-name="P2">32331 geco</text:p>
      <text:p text:style-name="P2">32332 geena</text:p>
      <text:p text:style-name="P2">32333 gelar</text:p>
      <text:p text:style-name="P2">32334 gelba</text:p>
      <text:p text:style-name="P2">32335 gelda</text:p>
      <text:p text:style-name="P2">32336 gelfo</text:p>
      <text:p text:style-name="P2">32341 gelha</text:p>
      <text:p text:style-name="P2">32342 gelmo</text:p>
      <text:p text:style-name="P2">32343 gelo</text:p>
      <text:p text:style-name="P2">32344 gelva</text:p>
      <text:p text:style-name="P2">32345 gema</text:p>
      <text:p text:style-name="P2">32346 gemar</text:p>
      <text:p text:style-name="P2">32351 gemer</text:p>
      <text:p text:style-name="P2">32352 genal</text:p>
      <text:p text:style-name="P2">32353 gene</text:p>
      <text:p text:style-name="P2">32354 genge</text:p>
      <text:p text:style-name="P2">32355 genia</text:p>
      <text:p text:style-name="P2">32356 geno</text:p>
      <text:p text:style-name="P2">32361 genoa</text:p>
      <text:p text:style-name="P2">32362 genol</text:p>
      <text:p text:style-name="P2">32363 genro</text:p>
      <text:p text:style-name="P2">32364 gente</text:p>
      <text:p text:style-name="P2">32365 geode</text:p>
      <text:p text:style-name="P2">32366 geodo</text:p>
      <text:p text:style-name="P2">32411 geoso</text:p>
      <text:p text:style-name="P2">32412 geral</text:p>
      <text:p text:style-name="P2">32413 gerar</text:p>
      <text:p text:style-name="P2">32414 gerbo</text:p>
      <text:p text:style-name="P2">32415 gerir</text:p>
      <text:p text:style-name="P2">32416 germe</text:p>
      <text:p text:style-name="P2">32421 germo</text:p>
      <text:p text:style-name="P2">32422 gerno</text:p>
      <text:p text:style-name="P2">32423 gerre</text:p>
      <text:p text:style-name="P2">32424 geso</text:p>
      <text:p text:style-name="P2">32425 gesso</text:p>
      <text:p text:style-name="P2">32426 gesto</text:p>
      <text:p text:style-name="P2">32431 geta</text:p>
      <text:p text:style-name="P2">32432 geteu</text:p>
      <text:p text:style-name="P2">32433 giaur</text:p>
      <text:p text:style-name="P2">32434 giba</text:p>
      <text:p text:style-name="P2">32435 gibi</text:p>
      <text:p text:style-name="P2">32436 gibli</text:p>
      <text:p text:style-name="P2">32441 gibo</text:p>
      <text:p text:style-name="P2">32442 gido</text:p>
      <text:p text:style-name="P2">32443 giga</text:p>
      <text:p text:style-name="P2">32444 gigo</text:p>
      <text:p text:style-name="P2">32445 gila</text:p>
      <text:p text:style-name="P2">32446 gimbo</text:p>
      <text:p text:style-name="P2">32451 gimel</text:p>
      <text:p text:style-name="P2">32452 gimo</text:p>
      <text:p text:style-name="P2">32453 ginco</text:p>
      <text:p text:style-name="P2">32454 gindo</text:p>
      <text:p text:style-name="P2">32455 ginge</text:p>
      <text:p text:style-name="P2">32456 ginja</text:p>
      <text:p text:style-name="P2">32461 gins</text:p>
      <text:p text:style-name="P2">32462 giota</text:p>
      <text:p text:style-name="P2">32463 gipso</text:p>
      <text:p text:style-name="P2">32464 gira</text:p>
      <text:p text:style-name="P2">32465 girar</text:p>
      <text:p text:style-name="P2">32466 gireu</text:p>
      <text:p text:style-name="P2">32511 giro</text:p>
      <text:p text:style-name="P2">32512 gita</text:p>
      <text:p text:style-name="P2">32513 giteu</text:p>
      <text:p text:style-name="P2">32514 gizar</text:p>
      <text:p text:style-name="P2">32515 glam</text:p>
      <text:p text:style-name="P2">32516 glaro</text:p>
      <text:p text:style-name="P2">32521 gleba</text:p>
      <text:p text:style-name="P2">32522 gleia</text:p>
      <text:p text:style-name="P2">32523 glena</text:p>
      <text:p text:style-name="P2">32524 glete</text:p>
      <text:p text:style-name="P2">32525 glia</text:p>
      <text:p text:style-name="P2">32526 glial</text:p>
      <text:p text:style-name="P2">32531 glide</text:p>
      <text:p text:style-name="P2">32532 glifo</text:p>
      <text:p text:style-name="P2">32533 glino</text:p>
      <text:p text:style-name="P2">32534 globo</text:p>
      <text:p text:style-name="P2">32535 glom</text:p>
      <text:p text:style-name="P2">32536 glomo</text:p>
      <text:p text:style-name="P2">32541 glote</text:p>
      <text:p text:style-name="P2">32542 gluma</text:p>
      <text:p text:style-name="P2">32543 glute</text:p>
      <text:p text:style-name="P2">32544 gneto</text:p>
      <text:p text:style-name="P2">32545 gnomo</text:p>
      <text:p text:style-name="P2">32546 gnose</text:p>
      <text:p text:style-name="P2">32551 goane</text:p>
      <text:p text:style-name="P2">32552 goano</text:p>
      <text:p text:style-name="P2">32553 gobo</text:p>
      <text:p text:style-name="P2">32554 gocho</text:p>
      <text:p text:style-name="P2">32555 gode</text:p>
      <text:p text:style-name="P2">32556 godo</text:p>
      <text:p text:style-name="P2">32561 goela</text:p>
      <text:p text:style-name="P2">32562 goete</text:p>
      <text:p text:style-name="P2">32563 gofer</text:p>
      <text:p text:style-name="P2">32564 gofo</text:p>
      <text:p text:style-name="P2">32565 gogo</text:p>
      <text:p text:style-name="P2">32566 goiar</text:p>
      <text:p text:style-name="P2">32611 goio</text:p>
      <text:p text:style-name="P2">32612 goita</text:p>
      <text:p text:style-name="P2">32613 goiti</text:p>
      <text:p text:style-name="P2">32614 goiva</text:p>
      <text:p text:style-name="P2">32615 goivo</text:p>
      <text:p text:style-name="P2">32616 gojo</text:p>
      <text:p text:style-name="P2">32621 gola</text:p>
      <text:p text:style-name="P2">32622 golar</text:p>
      <text:p text:style-name="P2">32623 goldi</text:p>
      <text:p text:style-name="P2">32624 gole</text:p>
      <text:p text:style-name="P2">32625 golf</text:p>
      <text:p text:style-name="P2">32626 golfo</text:p>
      <text:p text:style-name="P2">32631 golga</text:p>
      <text:p text:style-name="P2">32632 goli</text:p>
      <text:p text:style-name="P2">32633 golim</text:p>
      <text:p text:style-name="P2">32634 golo</text:p>
      <text:p text:style-name="P2">32635 golpe</text:p>
      <text:p text:style-name="P2">32636 goma</text:p>
      <text:p text:style-name="P2">32641 gomal</text:p>
      <text:p text:style-name="P2">32642 gomar</text:p>
      <text:p text:style-name="P2">32643 gombe</text:p>
      <text:p text:style-name="P2">32644 gomes</text:p>
      <text:p text:style-name="P2">32645 gomia</text:p>
      <text:p text:style-name="P2">32646 gomil</text:p>
      <text:p text:style-name="P2">32651 gomo</text:p>
      <text:p text:style-name="P2">32652 gomor</text:p>
      <text:p text:style-name="P2">32653 gonar</text:p>
      <text:p text:style-name="P2">32654 gonde</text:p>
      <text:p text:style-name="P2">32655 gondi</text:p>
      <text:p text:style-name="P2">32656 gondo</text:p>
      <text:p text:style-name="P2">32661 gonel</text:p>
      <text:p text:style-name="P2">32662 goni</text:p>
      <text:p text:style-name="P2">32663 gonu</text:p>
      <text:p text:style-name="P2">32664 gonzo</text:p>
      <text:p text:style-name="P2">32665 goral</text:p>
      <text:p text:style-name="P2">32666 gorar</text:p>
      <text:p text:style-name="P2"><text:soft-page-break/>33111 goraz</text:p>
      <text:p text:style-name="P2">33112 gorca</text:p>
      <text:p text:style-name="P2">33113 gorda</text:p>
      <text:p text:style-name="P2">33114 gordo</text:p>
      <text:p text:style-name="P2">33115 gorga</text:p>
      <text:p text:style-name="P2">33116 gorja</text:p>
      <text:p text:style-name="P2">33121 gosba</text:p>
      <text:p text:style-name="P2">33122 gospe</text:p>
      <text:p text:style-name="P2">33123 gosto</text:p>
      <text:p text:style-name="P2">33124 gota</text:p>
      <text:p text:style-name="P2">33125 gote</text:p>
      <text:p text:style-name="P2">33126 goto</text:p>
      <text:p text:style-name="P2">33131 gotra</text:p>
      <text:p text:style-name="P2">33132 gotri</text:p>
      <text:p text:style-name="P2">33133 gouda</text:p>
      <text:p text:style-name="P2">33134 gouli</text:p>
      <text:p text:style-name="P2">33135 goulo</text:p>
      <text:p text:style-name="P2">33136 gouro</text:p>
      <text:p text:style-name="P2">33141 gouve</text:p>
      <text:p text:style-name="P2">33142 gova</text:p>
      <text:p text:style-name="P2">33143 govar</text:p>
      <text:p text:style-name="P2">33144 goxo</text:p>
      <text:p text:style-name="P2">33145 gozar</text:p>
      <text:p text:style-name="P2">33146 gozim</text:p>
      <text:p text:style-name="P2">33151 gozo</text:p>
      <text:p text:style-name="P2">33152 graal</text:p>
      <text:p text:style-name="P2">33153 grabe</text:p>
      <text:p text:style-name="P2">33154 grade</text:p>
      <text:p text:style-name="P2">33155 grado</text:p>
      <text:p text:style-name="P2">33156 grafo</text:p>
      <text:p text:style-name="P2">33161 graio</text:p>
      <text:p text:style-name="P2">33162 grajo</text:p>
      <text:p text:style-name="P2">33163 gral</text:p>
      <text:p text:style-name="P2">33164 gram</text:p>
      <text:p text:style-name="P2">33165 grama</text:p>
      <text:p text:style-name="P2">33166 grand</text:p>
      <text:p text:style-name="P2">33211 grapa</text:p>
      <text:p text:style-name="P2">33212 grato</text:p>
      <text:p text:style-name="P2">33213 grau</text:p>
      <text:p text:style-name="P2">33214 grave</text:p>
      <text:p text:style-name="P2">33215 graxa</text:p>
      <text:p text:style-name="P2">33216 graxo</text:p>
      <text:p text:style-name="P2">33221 grebe</text:p>
      <text:p text:style-name="P2">33222 grebo</text:p>
      <text:p text:style-name="P2">33223 greco</text:p>
      <text:p text:style-name="P2">33224 grede</text:p>
      <text:p text:style-name="P2">33225 grega</text:p>
      <text:p text:style-name="P2">33226 grege</text:p>
      <text:p text:style-name="P2">33231 grego</text:p>
      <text:p text:style-name="P2">33232 grei</text:p>
      <text:p text:style-name="P2">33233 greia</text:p>
      <text:p text:style-name="P2">33234 gremo</text:p>
      <text:p text:style-name="P2">33235 grepo</text:p>
      <text:p text:style-name="P2">33236 greva</text:p>
      <text:p text:style-name="P2">33241 greve</text:p>
      <text:p text:style-name="P2">33242 grias</text:p>
      <text:p text:style-name="P2">33243 grilo</text:p>
      <text:p text:style-name="P2">33244 grima</text:p>
      <text:p text:style-name="P2">33245 gris</text:p>
      <text:p text:style-name="P2">33246 grisu</text:p>
      <text:p text:style-name="P2">33251 grode</text:p>
      <text:p text:style-name="P2">33252 groir</text:p>
      <text:p text:style-name="P2">33253 grolo</text:p>
      <text:p text:style-name="P2">33254 gromo</text:p>
      <text:p text:style-name="P2">33255 grota</text:p>
      <text:p text:style-name="P2">33256 grou</text:p>
      <text:p text:style-name="P2">33261 groxo</text:p>
      <text:p text:style-name="P2">33262 grual</text:p>
      <text:p text:style-name="P2">33263 gruau</text:p>
      <text:p text:style-name="P2">33264 grude</text:p>
      <text:p text:style-name="P2">33265 gruim</text:p>
      <text:p text:style-name="P2">33266 gruir</text:p>
      <text:p text:style-name="P2">33311 grupo</text:p>
      <text:p text:style-name="P2">33312 gruta</text:p>
      <text:p text:style-name="P2">33313 guaco</text:p>
      <text:p text:style-name="P2">33314 guado</text:p>
      <text:p text:style-name="P2">33315 guai</text:p>
      <text:p text:style-name="P2">33316 guaje</text:p>
      <text:p text:style-name="P2">33321 guaju</text:p>
      <text:p text:style-name="P2">33322 guano</text:p>
      <text:p text:style-name="P2">33323 guapo</text:p>
      <text:p text:style-name="P2">33324 guar</text:p>
      <text:p text:style-name="P2">33325 guaru</text:p>
      <text:p text:style-name="P2">33326 guau</text:p>
      <text:p text:style-name="P2">33331 guaxe</text:p>
      <text:p text:style-name="P2">33332 guaxi</text:p>
      <text:p text:style-name="P2">33333 guaxo</text:p>
      <text:p text:style-name="P2">33334 gude</text:p>
      <text:p text:style-name="P2">33335 gudu</text:p>
      <text:p text:style-name="P2">33336 guebo</text:p>
      <text:p text:style-name="P2">33341 guede</text:p>
      <text:p text:style-name="P2">33342 guei</text:p>
      <text:p text:style-name="P2">33343 gueja</text:p>
      <text:p text:style-name="P2">33344 gueli</text:p>
      <text:p text:style-name="P2">33345 guere</text:p>
      <text:p text:style-name="P2">33346 gueri</text:p>
      <text:p text:style-name="P2">33351 guete</text:p>
      <text:p text:style-name="P2">33352 gueto</text:p>
      <text:p text:style-name="P2">33353 gueve</text:p>
      <text:p text:style-name="P2">33354 guexa</text:p>
      <text:p text:style-name="P2">33355 guez</text:p>
      <text:p text:style-name="P2">33356 gugu</text:p>
      <text:p text:style-name="P2">33361 guia</text:p>
      <text:p text:style-name="P2">33362 guiar</text:p>
      <text:p text:style-name="P2">33363 guibo</text:p>
      <text:p text:style-name="P2">33364 guico</text:p>
      <text:p text:style-name="P2">33365 guife</text:p>
      <text:p text:style-name="P2">33366 guigo</text:p>
      <text:p text:style-name="P2">33411 guina</text:p>
      <text:p text:style-name="P2">33412 guira</text:p>
      <text:p text:style-name="P2">33413 guiri</text:p>
      <text:p text:style-name="P2">33414 guiti</text:p>
      <text:p text:style-name="P2">33415 guito</text:p>
      <text:p text:style-name="P2">33416 guizo</text:p>
      <text:p text:style-name="P2">33421 gula</text:p>
      <text:p text:style-name="P2">33422 gular</text:p>
      <text:p text:style-name="P2">33423 gumba</text:p>
      <text:p text:style-name="P2">33424 gumbo</text:p>
      <text:p text:style-name="P2">33425 gume</text:p>
      <text:p text:style-name="P2">33426 gunda</text:p>
      <text:p text:style-name="P2">33431 gunde</text:p>
      <text:p text:style-name="P2">33432 gundi</text:p>
      <text:p text:style-name="P2">33433 gundu</text:p>
      <text:p text:style-name="P2">33434 gune</text:p>
      <text:p text:style-name="P2">33435 gunga</text:p>
      <text:p text:style-name="P2">33436 gungo</text:p>
      <text:p text:style-name="P2">33441 gunho</text:p>
      <text:p text:style-name="P2">33442 gunji</text:p>
      <text:p text:style-name="P2">33443 gural</text:p>
      <text:p text:style-name="P2">33444 gurbi</text:p>
      <text:p text:style-name="P2">33445 gurca</text:p>
      <text:p text:style-name="P2">33446 gurde</text:p>
      <text:p text:style-name="P2">33451 guri</text:p>
      <text:p text:style-name="P2">33452 gurma</text:p>
      <text:p text:style-name="P2">33453 guro</text:p>
      <text:p text:style-name="P2">33454 gurra</text:p>
      <text:p text:style-name="P2">33455 guru</text:p>
      <text:p text:style-name="P2">33456 gusa</text:p>
      <text:p text:style-name="P2">33461 gusla</text:p>
      <text:p text:style-name="P2">33462 guso</text:p>
      <text:p text:style-name="P2">33463 guta</text:p>
      <text:p text:style-name="P2">33464 gutar</text:p>
      <text:p text:style-name="P2">33465 gute</text:p>
      <text:p text:style-name="P2">33466 guto</text:p>
      <text:p text:style-name="P2">33511 guvo</text:p>
      <text:p text:style-name="P2">33512 guxe</text:p>
      <text:p text:style-name="P2">33513 guzo</text:p>
      <text:p text:style-name="P2">33514 habe</text:p>
      <text:p text:style-name="P2">33515 hacer</text:p>
      <text:p text:style-name="P2">33516 haco</text:p>
      <text:p text:style-name="P2">33521 hacu</text:p>
      <text:p text:style-name="P2">33522 hadji</text:p>
      <text:p text:style-name="P2">33523 haja</text:p>
      <text:p text:style-name="P2">33524 haje</text:p>
      <text:p text:style-name="P2">33525 haji</text:p>
      <text:p text:style-name="P2">33526 hajul</text:p>
      <text:p text:style-name="P2">33531 hala</text:p>
      <text:p text:style-name="P2">33532 halde</text:p>
      <text:p text:style-name="P2">33533 haler</text:p>
      <text:p text:style-name="P2">33534 halfe</text:p>
      <text:p text:style-name="P2">33535 hall</text:p>
      <text:p text:style-name="P2">33536 halma</text:p>
      <text:p text:style-name="P2">33541 halo</text:p>
      <text:p text:style-name="P2">33542 hamba</text:p>
      <text:p text:style-name="P2">33543 hamsa</text:p>
      <text:p text:style-name="P2">33544 handa</text:p>
      <text:p text:style-name="P2">33545 hango</text:p>
      <text:p text:style-name="P2">33546 hanha</text:p>
      <text:p text:style-name="P2">33551 hanoa</text:p>
      <text:p text:style-name="P2">33552 hansa</text:p>
      <text:p text:style-name="P2">33553 haoma</text:p>
      <text:p text:style-name="P2">33554 haplo</text:p>
      <text:p text:style-name="P2">33555 hapto</text:p>
      <text:p text:style-name="P2">33556 haras</text:p>
      <text:p text:style-name="P2">33561 harda</text:p>
      <text:p text:style-name="P2">33562 hari</text:p>
      <text:p text:style-name="P2">33563 harlo</text:p>
      <text:p text:style-name="P2">33564 harpa</text:p>
      <text:p text:style-name="P2">33565 harto</text:p>
      <text:p text:style-name="P2">33566 haste</text:p>
      <text:p text:style-name="P2">33611 haver</text:p>
      <text:p text:style-name="P2">33612 hebro</text:p>
      <text:p text:style-name="P2">33613 hecto</text:p>
      <text:p text:style-name="P2">33614 hedra</text:p>
      <text:p text:style-name="P2">33615 hedu</text:p>
      <text:p text:style-name="P2">33616 hein</text:p>
      <text:p text:style-name="P2">33621 hela</text:p>
      <text:p text:style-name="P2">33622 hemal</text:p>
      <text:p text:style-name="P2">33623 heme</text:p>
      <text:p text:style-name="P2">33624 hemi</text:p>
      <text:p text:style-name="P2">33625 hemia</text:p>
      <text:p text:style-name="P2">33626 hena</text:p>
      <text:p text:style-name="P2">33631 henry</text:p>
      <text:p text:style-name="P2">33632 hepa</text:p>
      <text:p text:style-name="P2">33633 hepta</text:p>
      <text:p text:style-name="P2">33634 hera</text:p>
      <text:p text:style-name="P2">33635 here</text:p>
      <text:p text:style-name="P2">33636 heril</text:p>
      <text:p text:style-name="P2">33641 herma</text:p>
      <text:p text:style-name="P2">33642 heroo</text:p>
      <text:p text:style-name="P2">33643 herse</text:p>
      <text:p text:style-name="P2">33644 hertz</text:p>
      <text:p text:style-name="P2">33645 hesse</text:p>
      <text:p text:style-name="P2">33646 hetar</text:p>
      <text:p text:style-name="P2">33651 hete</text:p>
      <text:p text:style-name="P2">33652 heteu</text:p>
      <text:p text:style-name="P2">33653 hetol</text:p>
      <text:p text:style-name="P2">33654 heveu</text:p>
      <text:p text:style-name="P2">33655 hexa</text:p>
      <text:p text:style-name="P2">33656 hexal</text:p>
      <text:p text:style-name="P2">33661 hexil</text:p>
      <text:p text:style-name="P2">33662 hexol</text:p>
      <text:p text:style-name="P2">33663 heza</text:p>
      <text:p text:style-name="P2">33664 hial</text:p>
      <text:p text:style-name="P2">33665 hialo</text:p>
      <text:p text:style-name="P2">33666 hiato</text:p>
      <text:p text:style-name="P2"><text:soft-page-break/>34111 hiava</text:p>
      <text:p text:style-name="P2">34112 hico</text:p>
      <text:p text:style-name="P2">34113 hicso</text:p>
      <text:p text:style-name="P2">34114 hidno</text:p>
      <text:p text:style-name="P2">34115 hidra</text:p>
      <text:p text:style-name="P2">34116 hidro</text:p>
      <text:p text:style-name="P2">34121 hiena</text:p>
      <text:p text:style-name="P2">34122 hifa</text:p>
      <text:p text:style-name="P2">34123 hifal</text:p>
      <text:p text:style-name="P2">34124 higro</text:p>
      <text:p text:style-name="P2">34125 hilar</text:p>
      <text:p text:style-name="P2">34126 hilo</text:p>
      <text:p text:style-name="P2">34131 himba</text:p>
      <text:p text:style-name="P2">34132 hindi</text:p>
      <text:p text:style-name="P2">34133 hindu</text:p>
      <text:p text:style-name="P2">34134 hingo</text:p>
      <text:p text:style-name="P2">34135 hinir</text:p>
      <text:p text:style-name="P2">34136 hino</text:p>
      <text:p text:style-name="P2">34141 hiper</text:p>
      <text:p text:style-name="P2">34142 hipno</text:p>
      <text:p text:style-name="P2">34143 hipo</text:p>
      <text:p text:style-name="P2">34144 hipte</text:p>
      <text:p text:style-name="P2">34145 hirco</text:p>
      <text:p text:style-name="P2">34146 hirpo</text:p>
      <text:p text:style-name="P2">34151 histo</text:p>
      <text:p text:style-name="P2">34152 hobby</text:p>
      <text:p text:style-name="P2">34153 hobo</text:p>
      <text:p text:style-name="P2">34154 hoio</text:p>
      <text:p text:style-name="P2">34155 hoje</text:p>
      <text:p text:style-name="P2">34156 holco</text:p>
      <text:p text:style-name="P2">34161 holo</text:p>
      <text:p text:style-name="P2">34162 hombo</text:p>
      <text:p text:style-name="P2">34163 homem</text:p>
      <text:p text:style-name="P2">34164 homeo</text:p>
      <text:p text:style-name="P2">34165 homia</text:p>
      <text:p text:style-name="P2">34166 homo</text:p>
      <text:p text:style-name="P2">34211 homum</text:p>
      <text:p text:style-name="P2">34212 hona</text:p>
      <text:p text:style-name="P2">34213 hongo</text:p>
      <text:p text:style-name="P2">34214 honor</text:p>
      <text:p text:style-name="P2">34215 honra</text:p>
      <text:p text:style-name="P2">34216 hopi</text:p>
      <text:p text:style-name="P2">34221 hoplo</text:p>
      <text:p text:style-name="P2">34222 hopo</text:p>
      <text:p text:style-name="P2">34223 hora</text:p>
      <text:p text:style-name="P2">34224 horal</text:p>
      <text:p text:style-name="P2">34225 horar</text:p>
      <text:p text:style-name="P2">34226 horda</text:p>
      <text:p text:style-name="P2">34231 horeu</text:p>
      <text:p text:style-name="P2">34232 hors</text:p>
      <text:p text:style-name="P2">34233 horsa</text:p>
      <text:p text:style-name="P2">34234 horta</text:p>
      <text:p text:style-name="P2">34235 horto</text:p>
      <text:p text:style-name="P2">34236 hosco</text:p>
      <text:p text:style-name="P2">34241 hoste</text:p>
      <text:p text:style-name="P2">34242 hote</text:p>
      <text:p text:style-name="P2">34243 hotel</text:p>
      <text:p text:style-name="P2">34244 hova</text:p>
      <text:p text:style-name="P2">34245 hoxa</text:p>
      <text:p text:style-name="P2">34246 http</text:p>
      <text:p text:style-name="P2">34251 huala</text:p>
      <text:p text:style-name="P2">34252 huane</text:p>
      <text:p text:style-name="P2">34253 huari</text:p>
      <text:p text:style-name="P2">34254 hubi</text:p>
      <text:p text:style-name="P2">34255 hubo</text:p>
      <text:p text:style-name="P2">34256 hude</text:p>
      <text:p text:style-name="P2">34261 huela</text:p>
      <text:p text:style-name="P2">34262 huido</text:p>
      <text:p text:style-name="P2">34263 huini</text:p>
      <text:p text:style-name="P2">34264 hula</text:p>
      <text:p text:style-name="P2">34265 hulha</text:p>
      <text:p text:style-name="P2">34266 humbe</text:p>
      <text:p text:style-name="P2">34311 humbi</text:p>
      <text:p text:style-name="P2">34312 humbo</text:p>
      <text:p text:style-name="P2">34313 humo</text:p>
      <text:p text:style-name="P2">34314 humor</text:p>
      <text:p text:style-name="P2">34315 hungo</text:p>
      <text:p text:style-name="P2">34316 huno</text:p>
      <text:p text:style-name="P2">34321 hura</text:p>
      <text:p text:style-name="P2">34322 huri</text:p>
      <text:p text:style-name="P2">34323 hurra</text:p>
      <text:p text:style-name="P2">34324 husa</text:p>
      <text:p text:style-name="P2">34325 husma</text:p>
      <text:p text:style-name="P2">34326 hutu</text:p>
      <text:p text:style-name="P2">34331 iaca</text:p>
      <text:p text:style-name="P2">34332 iacu</text:p>
      <text:p text:style-name="P2">34333 iaera</text:p>
      <text:p text:style-name="P2">34334 iafi</text:p>
      <text:p text:style-name="P2">34335 iago</text:p>
      <text:p text:style-name="P2">34336 iama</text:p>
      <text:p text:style-name="P2">34341 iambe</text:p>
      <text:p text:style-name="P2">34342 iambo</text:p>
      <text:p text:style-name="P2">34343 iami</text:p>
      <text:p text:style-name="P2">34344 ianam</text:p>
      <text:p text:style-name="P2">34345 iande</text:p>
      <text:p text:style-name="P2">34346 iandu</text:p>
      <text:p text:style-name="P2">34351 ianga</text:p>
      <text:p text:style-name="P2">34352 ianvo</text:p>
      <text:p text:style-name="P2">34353 iapa</text:p>
      <text:p text:style-name="P2">34354 iapu</text:p>
      <text:p text:style-name="P2">34355 iaque</text:p>
      <text:p text:style-name="P2">34356 iara</text:p>
      <text:p text:style-name="P2">34361 iaso</text:p>
      <text:p text:style-name="P2">34362 iatal</text:p>
      <text:p text:style-name="P2">34363 iate</text:p>
      <text:p text:style-name="P2">34364 iati</text:p>
      <text:p text:style-name="P2">34365 iatro</text:p>
      <text:p text:style-name="P2">34366 iauma</text:p>
      <text:p text:style-name="P2">34411 ibeji</text:p>
      <text:p text:style-name="P2">34412 ibere</text:p>
      <text:p text:style-name="P2">34413 ibero</text:p>
      <text:p text:style-name="P2">34414 ibim</text:p>
      <text:p text:style-name="P2">34415 ibira</text:p>
      <text:p text:style-name="P2">34416 ibiri</text:p>
      <text:p text:style-name="P2">34421 ibla</text:p>
      <text:p text:style-name="P2">34422 iboga</text:p>
      <text:p text:style-name="P2">34423 ibope</text:p>
      <text:p text:style-name="P2">34424 iboza</text:p>
      <text:p text:style-name="P2">34425 ibum</text:p>
      <text:p text:style-name="P2">34426 icaco</text:p>
      <text:p text:style-name="P2">34431 icala</text:p>
      <text:p text:style-name="P2">34432 icana</text:p>
      <text:p text:style-name="P2">34433 icbal</text:p>
      <text:p text:style-name="P2">34434 icelo</text:p>
      <text:p text:style-name="P2">34435 iceno</text:p>
      <text:p text:style-name="P2">34436 icica</text:p>
      <text:p text:style-name="P2">34441 icle</text:p>
      <text:p text:style-name="P2">34442 icomo</text:p>
      <text:p text:style-name="P2">34443 icor</text:p>
      <text:p text:style-name="P2">34444 ictal</text:p>
      <text:p text:style-name="P2">34445 ictio</text:p>
      <text:p text:style-name="P2">34446 icto</text:p>
      <text:p text:style-name="P2">34451 icum</text:p>
      <text:p text:style-name="P2">34452 icuns</text:p>
      <text:p text:style-name="P2">34453 idade</text:p>
      <text:p text:style-name="P2">34454 idate</text:p>
      <text:p text:style-name="P2">34455 ideal</text:p>
      <text:p text:style-name="P2">34456 idear</text:p>
      <text:p text:style-name="P2">34461 ideia</text:p>
      <text:p text:style-name="P2">34462 idem</text:p>
      <text:p text:style-name="P2">34463 idio</text:p>
      <text:p text:style-name="P2">34464 idose</text:p>
      <text:p text:style-name="P2">34465 idoso</text:p>
      <text:p text:style-name="P2">34466 idria</text:p>
      <text:p text:style-name="P2">34511 idrol</text:p>
      <text:p text:style-name="P2">34512 iduna</text:p>
      <text:p text:style-name="P2">34513 ieixa</text:p>
      <text:p text:style-name="P2">34514 ielmo</text:p>
      <text:p text:style-name="P2">34515 iene</text:p>
      <text:p text:style-name="P2">34516 iento</text:p>
      <text:p text:style-name="P2">34521 iera</text:p>
      <text:p text:style-name="P2">34522 ietim</text:p>
      <text:p text:style-name="P2">34523 ieto</text:p>
      <text:p text:style-name="P2">34524 ifata</text:p>
      <text:p text:style-name="P2">34525 ifol</text:p>
      <text:p text:style-name="P2">34526 igabo</text:p>
      <text:p text:style-name="P2">34531 igaci</text:p>
      <text:p text:style-name="P2">34532 igala</text:p>
      <text:p text:style-name="P2">34533 igara</text:p>
      <text:p text:style-name="P2">34534 igba</text:p>
      <text:p text:style-name="P2">34535 igbi</text:p>
      <text:p text:style-name="P2">34536 igbim</text:p>
      <text:p text:style-name="P2">34541 igbo</text:p>
      <text:p text:style-name="P2">34542 igde</text:p>
      <text:p text:style-name="P2">34543 iglu</text:p>
      <text:p text:style-name="P2">34544 igoga</text:p>
      <text:p text:style-name="P2">34545 igual</text:p>
      <text:p text:style-name="P2">34546 iguar</text:p>
      <text:p text:style-name="P2">34551 igui</text:p>
      <text:p text:style-name="P2">34552 iini</text:p>
      <text:p text:style-name="P2">34553 ijebu</text:p>
      <text:p text:style-name="P2">34554 ijoco</text:p>
      <text:p text:style-name="P2">34555 ilar</text:p>
      <text:p text:style-name="P2">34556 ilese</text:p>
      <text:p text:style-name="P2">34561 ileso</text:p>
      <text:p text:style-name="P2">34562 ilhal</text:p>
      <text:p text:style-name="P2">34563 ilhar</text:p>
      <text:p text:style-name="P2">34564 ilhoa</text:p>
      <text:p text:style-name="P2">34565 ilio</text:p>
      <text:p text:style-name="P2">34566 iliza</text:p>
      <text:p text:style-name="P2">34611 ilota</text:p>
      <text:p text:style-name="P2">34612 iltra</text:p>
      <text:p text:style-name="P2">34613 iluca</text:p>
      <text:p text:style-name="P2">34614 iluso</text:p>
      <text:p text:style-name="P2">34615 imago</text:p>
      <text:p text:style-name="P2">34616 imala</text:p>
      <text:p text:style-name="P2">34621 imame</text:p>
      <text:p text:style-name="P2">34622 imamo</text:p>
      <text:p text:style-name="P2">34623 imba</text:p>
      <text:p text:style-name="P2">34624 imbu</text:p>
      <text:p text:style-name="P2">34625 imene</text:p>
      <text:p text:style-name="P2">34626 imido</text:p>
      <text:p text:style-name="P2">34631 impar</text:p>
      <text:p text:style-name="P2">34632 impi</text:p>
      <text:p text:style-name="P2">34633 impio</text:p>
      <text:p text:style-name="P2">34634 impol</text:p>
      <text:p text:style-name="P2">34635 impor</text:p>
      <text:p text:style-name="P2">34636 imune</text:p>
      <text:p text:style-name="P2">34641 imuno</text:p>
      <text:p text:style-name="P2">34642 inab</text:p>
      <text:p text:style-name="P2">34643 iname</text:p>
      <text:p text:style-name="P2">34644 inamu</text:p>
      <text:p text:style-name="P2">34645 inato</text:p>
      <text:p text:style-name="P2">34646 inca</text:p>
      <text:p text:style-name="P2">34651 incha</text:p>
      <text:p text:style-name="P2">34652 incro</text:p>
      <text:p text:style-name="P2">34653 inda</text:p>
      <text:p text:style-name="P2">34654 indi</text:p>
      <text:p text:style-name="P2">34655 india</text:p>
      <text:p text:style-name="P2">34656 indjo</text:p>
      <text:p text:style-name="P2">34661 indo</text:p>
      <text:p text:style-name="P2">34662 inexo</text:p>
      <text:p text:style-name="P2">34663 infer</text:p>
      <text:p text:style-name="P2">34664 info</text:p>
      <text:p text:style-name="P2">34665 infra</text:p>
      <text:p text:style-name="P2">34666 inge</text:p>
      <text:p text:style-name="P2"><text:soft-page-break/>35111 ingo</text:p>
      <text:p text:style-name="P2">35112 ingre</text:p>
      <text:p text:style-name="P2">35113 inite</text:p>
      <text:p text:style-name="P2">35114 injou</text:p>
      <text:p text:style-name="P2">35115 inla</text:p>
      <text:p text:style-name="P2">35116 inoma</text:p>
      <text:p text:style-name="P2">35121 inox</text:p>
      <text:p text:style-name="P2">35122 inter</text:p>
      <text:p text:style-name="P2">35123 intra</text:p>
      <text:p text:style-name="P2">35124 inube</text:p>
      <text:p text:style-name="P2">35125 invar</text:p>
      <text:p text:style-name="P2">35126 inxu</text:p>
      <text:p text:style-name="P2">35131 iobar</text:p>
      <text:p text:style-name="P2">35132 iodar</text:p>
      <text:p text:style-name="P2">35133 iodol</text:p>
      <text:p text:style-name="P2">35134 iodos</text:p>
      <text:p text:style-name="P2">35135 ioga</text:p>
      <text:p text:style-name="P2">35136 iogue</text:p>
      <text:p text:style-name="P2">35141 iolau</text:p>
      <text:p text:style-name="P2">35142 iolco</text:p>
      <text:p text:style-name="P2">35143 iole</text:p>
      <text:p text:style-name="P2">35144 ioli</text:p>
      <text:p text:style-name="P2">35145 iolo</text:p>
      <text:p text:style-name="P2">35146 ione</text:p>
      <text:p text:style-name="P2">35151 ionte</text:p>
      <text:p text:style-name="P2">35152 iope</text:p>
      <text:p text:style-name="P2">35153 iota</text:p>
      <text:p text:style-name="P2">35154 ipaca</text:p>
      <text:p text:style-name="P2">35155 ipadu</text:p>
      <text:p text:style-name="P2">35156 ipeca</text:p>
      <text:p text:style-name="P2">35161 ipecu</text:p>
      <text:p text:style-name="P2">35162 ipiti</text:p>
      <text:p text:style-name="P2">35163 ipre</text:p>
      <text:p text:style-name="P2">35164 ipsis</text:p>
      <text:p text:style-name="P2">35165 ipuca</text:p>
      <text:p text:style-name="P2">35166 irade</text:p>
      <text:p text:style-name="P2">35211 irado</text:p>
      <text:p text:style-name="P2">35212 irani</text:p>
      <text:p text:style-name="P2">35213 irar</text:p>
      <text:p text:style-name="P2">35214 irari</text:p>
      <text:p text:style-name="P2">35215 irene</text:p>
      <text:p text:style-name="P2">35216 ireno</text:p>
      <text:p text:style-name="P2">35221 ires</text:p>
      <text:p text:style-name="P2">35222 irial</text:p>
      <text:p text:style-name="P2">35223 iriar</text:p>
      <text:p text:style-name="P2">35224 iriju</text:p>
      <text:p text:style-name="P2">35225 irino</text:p>
      <text:p text:style-name="P2">35226 irite</text:p>
      <text:p text:style-name="P2">35231 iriva</text:p>
      <text:p text:style-name="P2">35232 iriz</text:p>
      <text:p text:style-name="P2">35233 irma</text:p>
      <text:p text:style-name="P2">35234 iroco</text:p>
      <text:p text:style-name="P2">35235 irol</text:p>
      <text:p text:style-name="P2">35236 irone</text:p>
      <text:p text:style-name="P2">35241 irono</text:p>
      <text:p text:style-name="P2">35242 iroso</text:p>
      <text:p text:style-name="P2">35243 irpa</text:p>
      <text:p text:style-name="P2">35244 irra</text:p>
      <text:p text:style-name="P2">35245 irum</text:p>
      <text:p text:style-name="P2">35246 iruri</text:p>
      <text:p text:style-name="P2">35251 isala</text:p>
      <text:p text:style-name="P2">35252 isar</text:p>
      <text:p text:style-name="P2">35253 isaro</text:p>
      <text:p text:style-name="P2">35254 isba</text:p>
      <text:p text:style-name="P2">35255 isca</text:p>
      <text:p text:style-name="P2">35256 iscar</text:p>
      <text:p text:style-name="P2">35261 isei</text:p>
      <text:p text:style-name="P2">35262 iseio</text:p>
      <text:p text:style-name="P2">35263 isele</text:p>
      <text:p text:style-name="P2">35264 isgo</text:p>
      <text:p text:style-name="P2">35265 isio</text:p>
      <text:p text:style-name="P2">35266 ismo</text:p>
      <text:p text:style-name="P2">35311 isoca</text:p>
      <text:p text:style-name="P2">35312 issei</text:p>
      <text:p text:style-name="P2">35313 isseu</text:p>
      <text:p text:style-name="P2">35314 isso</text:p>
      <text:p text:style-name="P2">35315 istmo</text:p>
      <text:p text:style-name="P2">35316 isto</text:p>
      <text:p text:style-name="P2">35321 istro</text:p>
      <text:p text:style-name="P2">35322 isuro</text:p>
      <text:p text:style-name="P2">35323 isuso</text:p>
      <text:p text:style-name="P2">35324 itaca</text:p>
      <text:p text:style-name="P2">35325 itano</text:p>
      <text:p text:style-name="P2">35326 itapu</text:p>
      <text:p text:style-name="P2">35331 itati</text:p>
      <text:p text:style-name="P2">35332 itau</text:p>
      <text:p text:style-name="P2">35333 item</text:p>
      <text:p text:style-name="P2">35334 itobi</text:p>
      <text:p text:style-name="P2">35335 itos</text:p>
      <text:p text:style-name="P2">35336 itral</text:p>
      <text:p text:style-name="P2">35341 itrol</text:p>
      <text:p text:style-name="P2">35342 ituna</text:p>
      <text:p text:style-name="P2">35343 iuane</text:p>
      <text:p text:style-name="P2">35344 iupi</text:p>
      <text:p text:style-name="P2">35345 iuri</text:p>
      <text:p text:style-name="P2">35346 iurte</text:p>
      <text:p text:style-name="P2">35351 ivaol</text:p>
      <text:p text:style-name="P2">35352 iveca</text:p>
      <text:p text:style-name="P2">35353 ivesa</text:p>
      <text:p text:style-name="P2">35354 ixode</text:p>
      <text:p text:style-name="P2">35355 ixodo</text:p>
      <text:p text:style-name="P2">35356 ixora</text:p>
      <text:p text:style-name="P2">35361 izal</text:p>
      <text:p text:style-name="P2">35362 izar</text:p>
      <text:p text:style-name="P2">35363 izgo</text:p>
      <text:p text:style-name="P2">35364 izuzo</text:p>
      <text:p text:style-name="P2">35365 jabe</text:p>
      <text:p text:style-name="P2">35366 jabre</text:p>
      <text:p text:style-name="P2">35411 jabu</text:p>
      <text:p text:style-name="P2">35412 jaca</text:p>
      <text:p text:style-name="P2">35413 jaci</text:p>
      <text:p text:style-name="P2">35414 jaco</text:p>
      <text:p text:style-name="P2">35415 jacre</text:p>
      <text:p text:style-name="P2">35416 jacu</text:p>
      <text:p text:style-name="P2">35421 jade</text:p>
      <text:p text:style-name="P2">35422 jaez</text:p>
      <text:p text:style-name="P2">35423 jaga</text:p>
      <text:p text:style-name="P2">35424 jagaz</text:p>
      <text:p text:style-name="P2">35425 jagre</text:p>
      <text:p text:style-name="P2">35426 jague</text:p>
      <text:p text:style-name="P2">35431 jaina</text:p>
      <text:p text:style-name="P2">35432 jaio</text:p>
      <text:p text:style-name="P2">35433 jala</text:p>
      <text:p text:style-name="P2">35434 jalde</text:p>
      <text:p text:style-name="P2">35435 jales</text:p>
      <text:p text:style-name="P2">35436 jalia</text:p>
      <text:p text:style-name="P2">35441 jalne</text:p>
      <text:p text:style-name="P2">35442 jambi</text:p>
      <text:p text:style-name="P2">35443 jambo</text:p>
      <text:p text:style-name="P2">35444 jambu</text:p>
      <text:p text:style-name="P2">35445 jami</text:p>
      <text:p text:style-name="P2">35446 janal</text:p>
      <text:p text:style-name="P2">35451 janar</text:p>
      <text:p text:style-name="P2">35452 jande</text:p>
      <text:p text:style-name="P2">35453 jandu</text:p>
      <text:p text:style-name="P2">35454 janfa</text:p>
      <text:p text:style-name="P2">35455 jango</text:p>
      <text:p text:style-name="P2">35456 janja</text:p>
      <text:p text:style-name="P2">35461 jano</text:p>
      <text:p text:style-name="P2">35462 japi</text:p>
      <text:p text:style-name="P2">35463 japim</text:p>
      <text:p text:style-name="P2">35464 japu</text:p>
      <text:p text:style-name="P2">35465 jaque</text:p>
      <text:p text:style-name="P2">35466 jardo</text:p>
      <text:p text:style-name="P2">35511 jaro</text:p>
      <text:p text:style-name="P2">35512 jarro</text:p>
      <text:p text:style-name="P2">35513 jaru</text:p>
      <text:p text:style-name="P2">35514 jaspe</text:p>
      <text:p text:style-name="P2">35515 jasso</text:p>
      <text:p text:style-name="P2">35516 jatar</text:p>
      <text:p text:style-name="P2">35521 jati</text:p>
      <text:p text:style-name="P2">35522 jato</text:p>
      <text:p text:style-name="P2">35523 jator</text:p>
      <text:p text:style-name="P2">35524 jatu</text:p>
      <text:p text:style-name="P2">35525 jaula</text:p>
      <text:p text:style-name="P2">35526 jauna</text:p>
      <text:p text:style-name="P2">35531 java</text:p>
      <text:p text:style-name="P2">35532 jazer</text:p>
      <text:p text:style-name="P2">35533 jazz</text:p>
      <text:p text:style-name="P2">35534 jeans</text:p>
      <text:p text:style-name="P2">35535 jeba</text:p>
      <text:p text:style-name="P2">35536 jebu</text:p>
      <text:p text:style-name="P2">35541 jeca</text:p>
      <text:p text:style-name="P2">35542 jeco</text:p>
      <text:p text:style-name="P2">35543 jeep</text:p>
      <text:p text:style-name="P2">35544 jegre</text:p>
      <text:p text:style-name="P2">35545 jegue</text:p>
      <text:p text:style-name="P2">35546 jeira</text:p>
      <text:p text:style-name="P2">35551 jeito</text:p>
      <text:p text:style-name="P2">35552 jeje</text:p>
      <text:p text:style-name="P2">35553 jeju</text:p>
      <text:p text:style-name="P2">35554 jejum</text:p>
      <text:p text:style-name="P2">35555 jeni</text:p>
      <text:p text:style-name="P2">35556 jeque</text:p>
      <text:p text:style-name="P2">35561 jequi</text:p>
      <text:p text:style-name="P2">35562 jero</text:p>
      <text:p text:style-name="P2">35563 jerra</text:p>
      <text:p text:style-name="P2">35564 jeru</text:p>
      <text:p text:style-name="P2">35565 jesu</text:p>
      <text:p text:style-name="P2">35566 jeta</text:p>
      <text:p text:style-name="P2">35611 jetom</text:p>
      <text:p text:style-name="P2">35612 jiba</text:p>
      <text:p text:style-name="P2">35613 jibi</text:p>
      <text:p text:style-name="P2">35614 jiefo</text:p>
      <text:p text:style-name="P2">35615 jievo</text:p>
      <text:p text:style-name="P2">35616 jiga</text:p>
      <text:p text:style-name="P2">35621 jiju</text:p>
      <text:p text:style-name="P2">35622 jile</text:p>
      <text:p text:style-name="P2">35623 jimba</text:p>
      <text:p text:style-name="P2">35624 jimbe</text:p>
      <text:p text:style-name="P2">35625 jimbo</text:p>
      <text:p text:style-name="P2">35626 jina</text:p>
      <text:p text:style-name="P2">35631 jinge</text:p>
      <text:p text:style-name="P2">35632 jinje</text:p>
      <text:p text:style-name="P2">35633 jinx</text:p>
      <text:p text:style-name="P2">35634 jipe</text:p>
      <text:p text:style-name="P2">35635 jipi</text:p>
      <text:p text:style-name="P2">35636 jipio</text:p>
      <text:p text:style-name="P2">35641 jique</text:p>
      <text:p text:style-name="P2">35642 jiqui</text:p>
      <text:p text:style-name="P2">35643 jirau</text:p>
      <text:p text:style-name="P2">35644 jire</text:p>
      <text:p text:style-name="P2">35645 jiso</text:p>
      <text:p text:style-name="P2">35646 jiti</text:p>
      <text:p text:style-name="P2">35651 jito</text:p>
      <text:p text:style-name="P2">35652 jitsu</text:p>
      <text:p text:style-name="P2">35653 joana</text:p>
      <text:p text:style-name="P2">35654 joane</text:p>
      <text:p text:style-name="P2">35655 joar</text:p>
      <text:p text:style-name="P2">35656 jobar</text:p>
      <text:p text:style-name="P2">35661 joco</text:p>
      <text:p text:style-name="P2">35662 joeta</text:p>
      <text:p text:style-name="P2">35663 joga</text:p>
      <text:p text:style-name="P2">35664 jogar</text:p>
      <text:p text:style-name="P2">35665 jogla</text:p>
      <text:p text:style-name="P2">35666 jogo</text:p>
      <text:p text:style-name="P2"><text:soft-page-break/>36111 john</text:p>
      <text:p text:style-name="P2">36112 joia</text:p>
      <text:p text:style-name="P2">36113 joina</text:p>
      <text:p text:style-name="P2">36114 joint</text:p>
      <text:p text:style-name="P2">36115 joio</text:p>
      <text:p text:style-name="P2">36116 jola</text:p>
      <text:p text:style-name="P2">36121 jolar</text:p>
      <text:p text:style-name="P2">36122 jolco</text:p>
      <text:p text:style-name="P2">36123 jolda</text:p>
      <text:p text:style-name="P2">36124 jolga</text:p>
      <text:p text:style-name="P2">36125 joli</text:p>
      <text:p text:style-name="P2">36126 joliz</text:p>
      <text:p text:style-name="P2">36131 jomo</text:p>
      <text:p text:style-name="P2">36132 jone</text:p>
      <text:p text:style-name="P2">36133 jongo</text:p>
      <text:p text:style-name="P2">36134 jono</text:p>
      <text:p text:style-name="P2">36135 joor</text:p>
      <text:p text:style-name="P2">36136 jopa</text:p>
      <text:p text:style-name="P2">36141 jorge</text:p>
      <text:p text:style-name="P2">36142 jorim</text:p>
      <text:p text:style-name="P2">36143 jorne</text:p>
      <text:p text:style-name="P2">36144 jorro</text:p>
      <text:p text:style-name="P2">36145 jota</text:p>
      <text:p text:style-name="P2">36146 jote</text:p>
      <text:p text:style-name="P2">36151 jouja</text:p>
      <text:p text:style-name="P2">36152 joule</text:p>
      <text:p text:style-name="P2">36153 jour</text:p>
      <text:p text:style-name="P2">36154 jovem</text:p>
      <text:p text:style-name="P2">36155 juami</text:p>
      <text:p text:style-name="P2">36156 juan</text:p>
      <text:p text:style-name="P2">36161 juana</text:p>
      <text:p text:style-name="P2">36162 juar</text:p>
      <text:p text:style-name="P2">36163 juari</text:p>
      <text:p text:style-name="P2">36164 juati</text:p>
      <text:p text:style-name="P2">36165 juba</text:p>
      <text:p text:style-name="P2">36166 jubeu</text:p>
      <text:p text:style-name="P2">36211 juca</text:p>
      <text:p text:style-name="P2">36212 jucu</text:p>
      <text:p text:style-name="P2">36213 judas</text:p>
      <text:p text:style-name="P2">36214 judeo</text:p>
      <text:p text:style-name="P2">36215 judeu</text:p>
      <text:p text:style-name="P2">36216 judia</text:p>
      <text:p text:style-name="P2">36221 judo</text:p>
      <text:p text:style-name="P2">36222 judum</text:p>
      <text:p text:style-name="P2">36223 jugal</text:p>
      <text:p text:style-name="P2">36224 jugar</text:p>
      <text:p text:style-name="P2">36225 juge</text:p>
      <text:p text:style-name="P2">36226 jugos</text:p>
      <text:p text:style-name="P2">36231 jugum</text:p>
      <text:p text:style-name="P2">36232 juina</text:p>
      <text:p text:style-name="P2">36233 juiz</text:p>
      <text:p text:style-name="P2">36234 juju</text:p>
      <text:p text:style-name="P2">36235 jule</text:p>
      <text:p text:style-name="P2">36236 julho</text:p>
      <text:p text:style-name="P2">36241 julo</text:p>
      <text:p text:style-name="P2">36242 juma</text:p>
      <text:p text:style-name="P2">36243 jumbo</text:p>
      <text:p text:style-name="P2">36244 juna</text:p>
      <text:p text:style-name="P2">36245 junco</text:p>
      <text:p text:style-name="P2">36246 jundo</text:p>
      <text:p text:style-name="P2">36251 jundu</text:p>
      <text:p text:style-name="P2">36252 jungo</text:p>
      <text:p text:style-name="P2">36253 junho</text:p>
      <text:p text:style-name="P2">36254 junta</text:p>
      <text:p text:style-name="P2">36255 juqui</text:p>
      <text:p text:style-name="P2">36256 jurar</text:p>
      <text:p text:style-name="P2">36261 juri</text:p>
      <text:p text:style-name="P2">36262 juro</text:p>
      <text:p text:style-name="P2">36263 juru</text:p>
      <text:p text:style-name="P2">36264 juso</text:p>
      <text:p text:style-name="P2">36265 justa</text:p>
      <text:p text:style-name="P2">36266 juta</text:p>
      <text:p text:style-name="P2">36311 juto</text:p>
      <text:p text:style-name="P2">36312 jutu</text:p>
      <text:p text:style-name="P2">36313 juuna</text:p>
      <text:p text:style-name="P2">36314 juva</text:p>
      <text:p text:style-name="P2">36315 juvu</text:p>
      <text:p text:style-name="P2">36316 kart</text:p>
      <text:p text:style-name="P2">36321 kbps</text:p>
      <text:p text:style-name="P2">36322 kemp</text:p>
      <text:p text:style-name="P2">36323 khmer</text:p>
      <text:p text:style-name="P2">36324 kibi</text:p>
      <text:p text:style-name="P2">36325 kilo</text:p>
      <text:p text:style-name="P2">36326 komi</text:p>
      <text:p text:style-name="P2">36331 kung</text:p>
      <text:p text:style-name="P2">36332 laba</text:p>
      <text:p text:style-name="P2">36333 labo</text:p>
      <text:p text:style-name="P2">36334 labor</text:p>
      <text:p text:style-name="P2">36335 labro</text:p>
      <text:p text:style-name="P2">36336 laca</text:p>
      <text:p text:style-name="P2">36341 lacar</text:p>
      <text:p text:style-name="P2">36342 lacha</text:p>
      <text:p text:style-name="P2">36343 lacmo</text:p>
      <text:p text:style-name="P2">36344 lacni</text:p>
      <text:p text:style-name="P2">36345 lacno</text:p>
      <text:p text:style-name="P2">36346 laco</text:p>
      <text:p text:style-name="P2">36351 lacol</text:p>
      <text:p text:style-name="P2">36352 lacre</text:p>
      <text:p text:style-name="P2">36353 ladim</text:p>
      <text:p text:style-name="P2">36354 lado</text:p>
      <text:p text:style-name="P2">36355 ladro</text:p>
      <text:p text:style-name="P2">36356 ladu</text:p>
      <text:p text:style-name="P2">36361 lagar</text:p>
      <text:p text:style-name="P2">36362 lage</text:p>
      <text:p text:style-name="P2">36363 lago</text:p>
      <text:p text:style-name="P2">36364 lagoa</text:p>
      <text:p text:style-name="P2">36365 laia</text:p>
      <text:p text:style-name="P2">36366 laico</text:p>
      <text:p text:style-name="P2">36411 laija</text:p>
      <text:p text:style-name="P2">36412 lailo</text:p>
      <text:p text:style-name="P2">36413 laime</text:p>
      <text:p text:style-name="P2">36414 laitu</text:p>
      <text:p text:style-name="P2">36415 lajar</text:p>
      <text:p text:style-name="P2">36416 laje</text:p>
      <text:p text:style-name="P2">36421 lajem</text:p>
      <text:p text:style-name="P2">36422 lala</text:p>
      <text:p text:style-name="P2">36423 lalar</text:p>
      <text:p text:style-name="P2">36424 lalia</text:p>
      <text:p text:style-name="P2">36425 lalna</text:p>
      <text:p text:style-name="P2">36426 lama</text:p>
      <text:p text:style-name="P2">36431 lambe</text:p>
      <text:p text:style-name="P2">36432 lambu</text:p>
      <text:p text:style-name="P2">36433 lamel</text:p>
      <text:p text:style-name="P2">36434 lami</text:p>
      <text:p text:style-name="P2">36435 lamna</text:p>
      <text:p text:style-name="P2">36436 lampo</text:p>
      <text:p text:style-name="P2">36441 lana</text:p>
      <text:p text:style-name="P2">36442 lanar</text:p>
      <text:p text:style-name="P2">36443 lande</text:p>
      <text:p text:style-name="P2">36444 landi</text:p>
      <text:p text:style-name="P2">36445 landu</text:p>
      <text:p text:style-name="P2">36446 langi</text:p>
      <text:p text:style-name="P2">36451 lango</text:p>
      <text:p text:style-name="P2">36452 lanho</text:p>
      <text:p text:style-name="P2">36453 lanti</text:p>
      <text:p text:style-name="P2">36454 lapa</text:p>
      <text:p text:style-name="P2">36455 lapar</text:p>
      <text:p text:style-name="P2">36456 lapim</text:p>
      <text:p text:style-name="P2">36461 lapre</text:p>
      <text:p text:style-name="P2">36462 lapso</text:p>
      <text:p text:style-name="P2">36463 lapuz</text:p>
      <text:p text:style-name="P2">36464 laque</text:p>
      <text:p text:style-name="P2">36465 larau</text:p>
      <text:p text:style-name="P2">36466 lardo</text:p>
      <text:p text:style-name="P2">36511 larga</text:p>
      <text:p text:style-name="P2">36512 largo</text:p>
      <text:p text:style-name="P2">36513 lari</text:p>
      <text:p text:style-name="P2">36514 larim</text:p>
      <text:p text:style-name="P2">36515 laro</text:p>
      <text:p text:style-name="P2">36516 laroz</text:p>
      <text:p text:style-name="P2">36521 larro</text:p>
      <text:p text:style-name="P2">36522 larva</text:p>
      <text:p text:style-name="P2">36523 lasca</text:p>
      <text:p text:style-name="P2">36524 laser</text:p>
      <text:p text:style-name="P2">36525 lasi</text:p>
      <text:p text:style-name="P2">36526 lata</text:p>
      <text:p text:style-name="P2">36531 later</text:p>
      <text:p text:style-name="P2">36532 latim</text:p>
      <text:p text:style-name="P2">36533 latir</text:p>
      <text:p text:style-name="P2">36534 laude</text:p>
      <text:p text:style-name="P2">36535 laudo</text:p>
      <text:p text:style-name="P2">36536 lauro</text:p>
      <text:p text:style-name="P2">36541 lauto</text:p>
      <text:p text:style-name="P2">36542 lava</text:p>
      <text:p text:style-name="P2">36543 lavar</text:p>
      <text:p text:style-name="P2">36544 lavor</text:p>
      <text:p text:style-name="P2">36545 lavra</text:p>
      <text:p text:style-name="P2">36546 laxar</text:p>
      <text:p text:style-name="P2">36551 lazer</text:p>
      <text:p text:style-name="P2">36552 lazo</text:p>
      <text:p text:style-name="P2">36553 leais</text:p>
      <text:p text:style-name="P2">36554 leal</text:p>
      <text:p text:style-name="P2">36555 lear</text:p>
      <text:p text:style-name="P2">36556 leba</text:p>
      <text:p text:style-name="P2">36561 lebre</text:p>
      <text:p text:style-name="P2">36562 lebu</text:p>
      <text:p text:style-name="P2">36563 lecal</text:p>
      <text:p text:style-name="P2">36564 leco</text:p>
      <text:p text:style-name="P2">36565 lecre</text:p>
      <text:p text:style-name="P2">36566 ledo</text:p>
      <text:p text:style-name="P2">36611 ledol</text:p>
      <text:p text:style-name="P2">36612 ledor</text:p>
      <text:p text:style-name="P2">36613 ledra</text:p>
      <text:p text:style-name="P2">36614 leeia</text:p>
      <text:p text:style-name="P2">36615 legal</text:p>
      <text:p text:style-name="P2">36616 legar</text:p>
      <text:p text:style-name="P2">36621 legba</text:p>
      <text:p text:style-name="P2">36622 legis</text:p>
      <text:p text:style-name="P2">36623 leila</text:p>
      <text:p text:style-name="P2">36624 leino</text:p>
      <text:p text:style-name="P2">36625 leite</text:p>
      <text:p text:style-name="P2">36626 leito</text:p>
      <text:p text:style-name="P2">36631 leiva</text:p>
      <text:p text:style-name="P2">36632 leixa</text:p>
      <text:p text:style-name="P2">36633 leixe</text:p>
      <text:p text:style-name="P2">36634 lele</text:p>
      <text:p text:style-name="P2">36635 lelo</text:p>
      <text:p text:style-name="P2">36636 lemba</text:p>
      <text:p text:style-name="P2">36641 lembo</text:p>
      <text:p text:style-name="P2">36642 leme</text:p>
      <text:p text:style-name="P2">36643 lemna</text:p>
      <text:p text:style-name="P2">36644 lemos</text:p>
      <text:p text:style-name="P2">36645 lempa</text:p>
      <text:p text:style-name="P2">36646 lenca</text:p>
      <text:p text:style-name="P2">36651 lende</text:p>
      <text:p text:style-name="P2">36652 lendu</text:p>
      <text:p text:style-name="P2">36653 leneu</text:p>
      <text:p text:style-name="P2">36654 lenga</text:p>
      <text:p text:style-name="P2">36655 lenha</text:p>
      <text:p text:style-name="P2">36656 lenho</text:p>
      <text:p text:style-name="P2">36661 lenir</text:p>
      <text:p text:style-name="P2">36662 lens</text:p>
      <text:p text:style-name="P2">36663 lento</text:p>
      <text:p text:style-name="P2">36664 leoa</text:p>
      <text:p text:style-name="P2">36665 leoba</text:p>
      <text:p text:style-name="P2">36666 leone</text:p>
      <text:p text:style-name="P2"><text:soft-page-break/>41111 lepas</text:p>
      <text:p text:style-name="P2">41112 lepes</text:p>
      <text:p text:style-name="P2">41113 lepra</text:p>
      <text:p text:style-name="P2">41114 lepto</text:p>
      <text:p text:style-name="P2">41115 leque</text:p>
      <text:p text:style-name="P2">41116 lerca</text:p>
      <text:p text:style-name="P2">41121 lerdo</text:p>
      <text:p text:style-name="P2">41122 lerna</text:p>
      <text:p text:style-name="P2">41123 lero</text:p>
      <text:p text:style-name="P2">41124 lerpe</text:p>
      <text:p text:style-name="P2">41125 lesa</text:p>
      <text:p text:style-name="P2">41126 lesar</text:p>
      <text:p text:style-name="P2">41131 lesco</text:p>
      <text:p text:style-name="P2">41132 lesim</text:p>
      <text:p text:style-name="P2">41133 lesma</text:p>
      <text:p text:style-name="P2">41134 leso</text:p>
      <text:p text:style-name="P2">41135 leste</text:p>
      <text:p text:style-name="P2">41136 letal</text:p>
      <text:p text:style-name="P2">41141 leteu</text:p>
      <text:p text:style-name="P2">41142 leto</text:p>
      <text:p text:style-name="P2">41143 letra</text:p>
      <text:p text:style-name="P2">41144 letro</text:p>
      <text:p text:style-name="P2">41145 leuco</text:p>
      <text:p text:style-name="P2">41146 leude</text:p>
      <text:p text:style-name="P2">41151 leva</text:p>
      <text:p text:style-name="P2">41152 levar</text:p>
      <text:p text:style-name="P2">41153 leve</text:p>
      <text:p text:style-name="P2">41154 levez</text:p>
      <text:p text:style-name="P2">41155 lexia</text:p>
      <text:p text:style-name="P2">41156 lhama</text:p>
      <text:p text:style-name="P2">41161 lhano</text:p>
      <text:p text:style-name="P2">41162 liabo</text:p>
      <text:p text:style-name="P2">41163 liame</text:p>
      <text:p text:style-name="P2">41164 liana</text:p>
      <text:p text:style-name="P2">41165 liar</text:p>
      <text:p text:style-name="P2">41166 liase</text:p>
      <text:p text:style-name="P2">41211 libar</text:p>
      <text:p text:style-name="P2">41212 libau</text:p>
      <text:p text:style-name="P2">41213 liber</text:p>
      <text:p text:style-name="P2">41214 libi</text:p>
      <text:p text:style-name="P2">41215 libra</text:p>
      <text:p text:style-name="P2">41216 libua</text:p>
      <text:p text:style-name="P2">41221 lica</text:p>
      <text:p text:style-name="P2">41222 lice</text:p>
      <text:p text:style-name="P2">41223 liceu</text:p>
      <text:p text:style-name="P2">41224 lichi</text:p>
      <text:p text:style-name="P2">41225 licne</text:p>
      <text:p text:style-name="P2">41226 licor</text:p>
      <text:p text:style-name="P2">41231 licra</text:p>
      <text:p text:style-name="P2">41232 licto</text:p>
      <text:p text:style-name="P2">41233 lidar</text:p>
      <text:p text:style-name="P2">41234 lide</text:p>
      <text:p text:style-name="P2">41235 liga</text:p>
      <text:p text:style-name="P2">41236 ligal</text:p>
      <text:p text:style-name="P2">41241 ligar</text:p>
      <text:p text:style-name="P2">41242 ligbi</text:p>
      <text:p text:style-name="P2">41243 ligeu</text:p>
      <text:p text:style-name="P2">41244 light</text:p>
      <text:p text:style-name="P2">41245 lila</text:p>
      <text:p text:style-name="P2">41246 lili</text:p>
      <text:p text:style-name="P2">41251 lima</text:p>
      <text:p text:style-name="P2">41252 limar</text:p>
      <text:p text:style-name="P2">41253 limax</text:p>
      <text:p text:style-name="P2">41254 limbo</text:p>
      <text:p text:style-name="P2">41255 limo</text:p>
      <text:p text:style-name="P2">41256 limpa</text:p>
      <text:p text:style-name="P2">41261 limpo</text:p>
      <text:p text:style-name="P2">41262 lince</text:p>
      <text:p text:style-name="P2">41263 linco</text:p>
      <text:p text:style-name="P2">41264 linda</text:p>
      <text:p text:style-name="P2">41265 linde</text:p>
      <text:p text:style-name="P2">41266 lindo</text:p>
      <text:p text:style-name="P2">41311 line</text:p>
      <text:p text:style-name="P2">41312 linfo</text:p>
      <text:p text:style-name="P2">41313 linha</text:p>
      <text:p text:style-name="P2">41314 linho</text:p>
      <text:p text:style-name="P2">41315 link</text:p>
      <text:p text:style-name="P2">41316 lino</text:p>
      <text:p text:style-name="P2">41321 linx</text:p>
      <text:p text:style-name="P2">41322 liode</text:p>
      <text:p text:style-name="P2">41323 liopo</text:p>
      <text:p text:style-name="P2">41324 lioto</text:p>
      <text:p text:style-name="P2">41325 lioz</text:p>
      <text:p text:style-name="P2">41326 lipe</text:p>
      <text:p text:style-name="P2">41331 lipo</text:p>
      <text:p text:style-name="P2">41332 lipse</text:p>
      <text:p text:style-name="P2">41333 lipu</text:p>
      <text:p text:style-name="P2">41334 lira</text:p>
      <text:p text:style-name="P2">41335 liral</text:p>
      <text:p text:style-name="P2">41336 liri</text:p>
      <text:p text:style-name="P2">41341 liro</text:p>
      <text:p text:style-name="P2">41342 liru</text:p>
      <text:p text:style-name="P2">41343 lisa</text:p>
      <text:p text:style-name="P2">41344 lise</text:p>
      <text:p text:style-name="P2">41345 lisga</text:p>
      <text:p text:style-name="P2">41346 lisim</text:p>
      <text:p text:style-name="P2">41351 lismo</text:p>
      <text:p text:style-name="P2">41352 liso</text:p>
      <text:p text:style-name="P2">41353 lisol</text:p>
      <text:p text:style-name="P2">41354 lispa</text:p>
      <text:p text:style-name="P2">41355 lispe</text:p>
      <text:p text:style-name="P2">41356 lissa</text:p>
      <text:p text:style-name="P2">41361 lisso</text:p>
      <text:p text:style-name="P2">41362 lista</text:p>
      <text:p text:style-name="P2">41363 litar</text:p>
      <text:p text:style-name="P2">41364 lite</text:p>
      <text:p text:style-name="P2">41365 litor</text:p>
      <text:p text:style-name="P2">41366 litro</text:p>
      <text:p text:style-name="P2">41411 live</text:p>
      <text:p text:style-name="P2">41412 livel</text:p>
      <text:p text:style-name="P2">41413 livo</text:p>
      <text:p text:style-name="P2">41414 livor</text:p>
      <text:p text:style-name="P2">41415 livre</text:p>
      <text:p text:style-name="P2">41416 livro</text:p>
      <text:p text:style-name="P2">41421 lixa</text:p>
      <text:p text:style-name="P2">41422 lixar</text:p>
      <text:p text:style-name="P2">41423 lixo</text:p>
      <text:p text:style-name="P2">41424 lizar</text:p>
      <text:p text:style-name="P2">41425 loaco</text:p>
      <text:p text:style-name="P2">41426 loar</text:p>
      <text:p text:style-name="P2">41431 loasa</text:p>
      <text:p text:style-name="P2">41432 lobal</text:p>
      <text:p text:style-name="P2">41433 lobar</text:p>
      <text:p text:style-name="P2">41434 lobaz</text:p>
      <text:p text:style-name="P2">41435 lobby</text:p>
      <text:p text:style-name="P2">41436 lobe</text:p>
      <text:p text:style-name="P2">41441 lobo</text:p>
      <text:p text:style-name="P2">41442 local</text:p>
      <text:p text:style-name="P2">41443 locar</text:p>
      <text:p text:style-name="P2">41444 loci</text:p>
      <text:p text:style-name="P2">41445 loco</text:p>
      <text:p text:style-name="P2">41446 locu</text:p>
      <text:p text:style-name="P2">41451 lodo</text:p>
      <text:p text:style-name="P2">41452 loena</text:p>
      <text:p text:style-name="P2">41453 lofo</text:p>
      <text:p text:style-name="P2">41454 logar</text:p>
      <text:p text:style-name="P2">41455 logba</text:p>
      <text:p text:style-name="P2">41456 login</text:p>
      <text:p text:style-name="P2">41461 logo</text:p>
      <text:p text:style-name="P2">41462 logon</text:p>
      <text:p text:style-name="P2">41463 logue</text:p>
      <text:p text:style-name="P2">41464 loio</text:p>
      <text:p text:style-name="P2">41465 loira</text:p>
      <text:p text:style-name="P2">41466 loiro</text:p>
      <text:p text:style-name="P2">41511 loisa</text:p>
      <text:p text:style-name="P2">41512 loja</text:p>
      <text:p text:style-name="P2">41513 lolo</text:p>
      <text:p text:style-name="P2">41514 lomba</text:p>
      <text:p text:style-name="P2">41515 lombe</text:p>
      <text:p text:style-name="P2">41516 lombi</text:p>
      <text:p text:style-name="P2">41521 lombo</text:p>
      <text:p text:style-name="P2">41522 lona</text:p>
      <text:p text:style-name="P2">41523 lonca</text:p>
      <text:p text:style-name="P2">41524 londo</text:p>
      <text:p text:style-name="P2">41525 longa</text:p>
      <text:p text:style-name="P2">41526 longe</text:p>
      <text:p text:style-name="P2">41531 longo</text:p>
      <text:p text:style-name="P2">41532 lonja</text:p>
      <text:p text:style-name="P2">41533 lope</text:p>
      <text:p text:style-name="P2">41534 lopo</text:p>
      <text:p text:style-name="P2">41535 lopso</text:p>
      <text:p text:style-name="P2">41536 loral</text:p>
      <text:p text:style-name="P2">41541 lorca</text:p>
      <text:p text:style-name="P2">41542 lorde</text:p>
      <text:p text:style-name="P2">41543 lorfo</text:p>
      <text:p text:style-name="P2">41544 lorga</text:p>
      <text:p text:style-name="P2">41545 loro</text:p>
      <text:p text:style-name="P2">41546 lorpa</text:p>
      <text:p text:style-name="P2">41551 lorto</text:p>
      <text:p text:style-name="P2">41552 losma</text:p>
      <text:p text:style-name="P2">41553 losna</text:p>
      <text:p text:style-name="P2">41554 loso</text:p>
      <text:p text:style-name="P2">41555 lotar</text:p>
      <text:p text:style-name="P2">41556 lote</text:p>
      <text:p text:style-name="P2">41561 loti</text:p>
      <text:p text:style-name="P2">41562 loto</text:p>
      <text:p text:style-name="P2">41563 louca</text:p>
      <text:p text:style-name="P2">41564 louco</text:p>
      <text:p text:style-name="P2">41565 loura</text:p>
      <text:p text:style-name="P2">41566 louro</text:p>
      <text:p text:style-name="P2">41611 lousa</text:p>
      <text:p text:style-name="P2">41612 louva</text:p>
      <text:p text:style-name="P2">41613 loxa</text:p>
      <text:p text:style-name="P2">41614 luaco</text:p>
      <text:p text:style-name="P2">41615 luada</text:p>
      <text:p text:style-name="P2">41616 luale</text:p>
      <text:p text:style-name="P2">41621 luane</text:p>
      <text:p text:style-name="P2">41622 luano</text:p>
      <text:p text:style-name="P2">41623 luar</text:p>
      <text:p text:style-name="P2">41624 luau</text:p>
      <text:p text:style-name="P2">41625 luba</text:p>
      <text:p text:style-name="P2">41626 lucas</text:p>
      <text:p text:style-name="P2">41631 lucmo</text:p>
      <text:p text:style-name="P2">41632 luco</text:p>
      <text:p text:style-name="P2">41633 lucro</text:p>
      <text:p text:style-name="P2">41634 ludar</text:p>
      <text:p text:style-name="P2">41635 ludo</text:p>
      <text:p text:style-name="P2">41636 ludro</text:p>
      <text:p text:style-name="P2">41641 lueda</text:p>
      <text:p text:style-name="P2">41642 luena</text:p>
      <text:p text:style-name="P2">41643 lues</text:p>
      <text:p text:style-name="P2">41644 lueta</text:p>
      <text:p text:style-name="P2">41645 lufa</text:p>
      <text:p text:style-name="P2">41646 lufar</text:p>
      <text:p text:style-name="P2">41651 lufre</text:p>
      <text:p text:style-name="P2">41652 lugar</text:p>
      <text:p text:style-name="P2">41653 luge</text:p>
      <text:p text:style-name="P2">41654 lugol</text:p>
      <text:p text:style-name="P2">41655 lugre</text:p>
      <text:p text:style-name="P2">41656 luia</text:p>
      <text:p text:style-name="P2">41661 luico</text:p>
      <text:p text:style-name="P2">41662 luir</text:p>
      <text:p text:style-name="P2">41663 lula</text:p>
      <text:p text:style-name="P2">41664 lulo</text:p>
      <text:p text:style-name="P2">41665 lulu</text:p>
      <text:p text:style-name="P2">41666 lumbo</text:p>
      <text:p text:style-name="P2"><text:soft-page-break/>42111 lume</text:p>
      <text:p text:style-name="P2">42112 lumpo</text:p>
      <text:p text:style-name="P2">42113 luna</text:p>
      <text:p text:style-name="P2">42114 lunar</text:p>
      <text:p text:style-name="P2">42115 lunda</text:p>
      <text:p text:style-name="P2">42116 lundu</text:p>
      <text:p text:style-name="P2">42121 lunel</text:p>
      <text:p text:style-name="P2">42122 lunfa</text:p>
      <text:p text:style-name="P2">42123 lungo</text:p>
      <text:p text:style-name="P2">42124 luni</text:p>
      <text:p text:style-name="P2">42125 lunil</text:p>
      <text:p text:style-name="P2">42126 lupar</text:p>
      <text:p text:style-name="P2">42131 lupo</text:p>
      <text:p text:style-name="P2">42132 luque</text:p>
      <text:p text:style-name="P2">42133 lurar</text:p>
      <text:p text:style-name="P2">42134 lurda</text:p>
      <text:p text:style-name="P2">42135 lurgo</text:p>
      <text:p text:style-name="P2">42136 lurta</text:p>
      <text:p text:style-name="P2">42141 lusco</text:p>
      <text:p text:style-name="P2">42142 luso</text:p>
      <text:p text:style-name="P2">42143 lusol</text:p>
      <text:p text:style-name="P2">42144 luta</text:p>
      <text:p text:style-name="P2">42145 lutar</text:p>
      <text:p text:style-name="P2">42146 luto</text:p>
      <text:p text:style-name="P2">42151 lutra</text:p>
      <text:p text:style-name="P2">42152 luva</text:p>
      <text:p text:style-name="P2">42153 luvar</text:p>
      <text:p text:style-name="P2">42154 luxar</text:p>
      <text:p text:style-name="P2">42155 luxaz</text:p>
      <text:p text:style-name="P2">42156 luxos</text:p>
      <text:p text:style-name="P2">42161 luze</text:p>
      <text:p text:style-name="P2">42162 luzia</text:p>
      <text:p text:style-name="P2">42163 luzio</text:p>
      <text:p text:style-name="P2">42164 luzir</text:p>
      <text:p text:style-name="P2">42165 lyme</text:p>
      <text:p text:style-name="P2">42166 maar</text:p>
      <text:p text:style-name="P2">42211 maari</text:p>
      <text:p text:style-name="P2">42212 maba</text:p>
      <text:p text:style-name="P2">42213 maber</text:p>
      <text:p text:style-name="P2">42214 mabu</text:p>
      <text:p text:style-name="P2">42215 maca</text:p>
      <text:p text:style-name="P2">42216 macal</text:p>
      <text:p text:style-name="P2">42221 macau</text:p>
      <text:p text:style-name="P2">42222 macha</text:p>
      <text:p text:style-name="P2">42223 macho</text:p>
      <text:p text:style-name="P2">42224 macia</text:p>
      <text:p text:style-name="P2">42225 macio</text:p>
      <text:p text:style-name="P2">42226 macis</text:p>
      <text:p text:style-name="P2">42231 macla</text:p>
      <text:p text:style-name="P2">42232 maco</text:p>
      <text:p text:style-name="P2">42233 macoa</text:p>
      <text:p text:style-name="P2">42234 macro</text:p>
      <text:p text:style-name="P2">42235 macu</text:p>
      <text:p text:style-name="P2">42236 macua</text:p>
      <text:p text:style-name="P2">42241 made</text:p>
      <text:p text:style-name="P2">42242 madi</text:p>
      <text:p text:style-name="P2">42243 madim</text:p>
      <text:p text:style-name="P2">42244 madje</text:p>
      <text:p text:style-name="P2">42245 madre</text:p>
      <text:p text:style-name="P2">42246 maeio</text:p>
      <text:p text:style-name="P2">42251 maeta</text:p>
      <text:p text:style-name="P2">42252 mafe</text:p>
      <text:p text:style-name="P2">42253 mafor</text:p>
      <text:p text:style-name="P2">42254 mafra</text:p>
      <text:p text:style-name="P2">42255 mafu</text:p>
      <text:p text:style-name="P2">42256 mafua</text:p>
      <text:p text:style-name="P2">42261 magal</text:p>
      <text:p text:style-name="P2">42262 magba</text:p>
      <text:p text:style-name="P2">42263 magda</text:p>
      <text:p text:style-name="P2">42264 magma</text:p>
      <text:p text:style-name="P2">42265 magna</text:p>
      <text:p text:style-name="P2">42266 magno</text:p>
      <text:p text:style-name="P2">42311 mago</text:p>
      <text:p text:style-name="P2">42312 magra</text:p>
      <text:p text:style-name="P2">42313 magro</text:p>
      <text:p text:style-name="P2">42314 mahdi</text:p>
      <text:p text:style-name="P2">42315 maiar</text:p>
      <text:p text:style-name="P2">42316 mail</text:p>
      <text:p text:style-name="P2">42321 maino</text:p>
      <text:p text:style-name="P2">42322 maio</text:p>
      <text:p text:style-name="P2">42323 maior</text:p>
      <text:p text:style-name="P2">42324 mair</text:p>
      <text:p text:style-name="P2">42325 maire</text:p>
      <text:p text:style-name="P2">42326 mairu</text:p>
      <text:p text:style-name="P2">42331 maita</text:p>
      <text:p text:style-name="P2">42332 maiua</text:p>
      <text:p text:style-name="P2">42333 maja</text:p>
      <text:p text:style-name="P2">42334 majil</text:p>
      <text:p text:style-name="P2">42335 major</text:p>
      <text:p text:style-name="P2">42336 maju</text:p>
      <text:p text:style-name="P2">42341 mala</text:p>
      <text:p text:style-name="P2">42342 malar</text:p>
      <text:p text:style-name="P2">42343 males</text:p>
      <text:p text:style-name="P2">42344 malgo</text:p>
      <text:p text:style-name="P2">42345 malha</text:p>
      <text:p text:style-name="P2">42346 malho</text:p>
      <text:p text:style-name="P2">42351 mali</text:p>
      <text:p text:style-name="P2">42352 malim</text:p>
      <text:p text:style-name="P2">42353 malo</text:p>
      <text:p text:style-name="P2">42354 malta</text:p>
      <text:p text:style-name="P2">42355 malu</text:p>
      <text:p text:style-name="P2">42356 malua</text:p>
      <text:p text:style-name="P2">42361 malva</text:p>
      <text:p text:style-name="P2">42362 malvo</text:p>
      <text:p text:style-name="P2">42363 mama</text:p>
      <text:p text:style-name="P2">42364 mamal</text:p>
      <text:p text:style-name="P2">42365 mamar</text:p>
      <text:p text:style-name="P2">42366 mambi</text:p>
      <text:p text:style-name="P2">42411 mambo</text:p>
      <text:p text:style-name="P2">42412 mamoa</text:p>
      <text:p text:style-name="P2">42413 mamua</text:p>
      <text:p text:style-name="P2">42414 mana</text:p>
      <text:p text:style-name="P2">42415 manar</text:p>
      <text:p text:style-name="P2">42416 manau</text:p>
      <text:p text:style-name="P2">42421 manca</text:p>
      <text:p text:style-name="P2">42422 manda</text:p>
      <text:p text:style-name="P2">42423 mandi</text:p>
      <text:p text:style-name="P2">42424 mando</text:p>
      <text:p text:style-name="P2">42425 mandu</text:p>
      <text:p text:style-name="P2">42426 manel</text:p>
      <text:p text:style-name="P2">42431 manga</text:p>
      <text:p text:style-name="P2">42432 mango</text:p>
      <text:p text:style-name="P2">42433 mangu</text:p>
      <text:p text:style-name="P2">42434 manha</text:p>
      <text:p text:style-name="P2">42435 manho</text:p>
      <text:p text:style-name="P2">42436 mania</text:p>
      <text:p text:style-name="P2">42441 manil</text:p>
      <text:p text:style-name="P2">42442 manir</text:p>
      <text:p text:style-name="P2">42443 manja</text:p>
      <text:p text:style-name="P2">42444 manju</text:p>
      <text:p text:style-name="P2">42445 mano</text:p>
      <text:p text:style-name="P2">42446 mansa</text:p>
      <text:p text:style-name="P2">42451 manso</text:p>
      <text:p text:style-name="P2">42452 manta</text:p>
      <text:p text:style-name="P2">42453 manto</text:p>
      <text:p text:style-name="P2">42454 manu</text:p>
      <text:p text:style-name="P2">42455 manua</text:p>
      <text:p text:style-name="P2">42456 manul</text:p>
      <text:p text:style-name="P2">42461 manx</text:p>
      <text:p text:style-name="P2">42462 maona</text:p>
      <text:p text:style-name="P2">42463 maore</text:p>
      <text:p text:style-name="P2">42464 maori</text:p>
      <text:p text:style-name="P2">42465 mapa</text:p>
      <text:p text:style-name="P2">42466 maple</text:p>
      <text:p text:style-name="P2">42511 maque</text:p>
      <text:p text:style-name="P2">42512 maqui</text:p>
      <text:p text:style-name="P2">42513 marar</text:p>
      <text:p text:style-name="P2">42514 marau</text:p>
      <text:p text:style-name="P2">42515 marca</text:p>
      <text:p text:style-name="P2">42516 marco</text:p>
      <text:p text:style-name="P2">42521 mardo</text:p>
      <text:p text:style-name="P2">42522 marel</text:p>
      <text:p text:style-name="P2">42523 mares</text:p>
      <text:p text:style-name="P2">42524 marfi</text:p>
      <text:p text:style-name="P2">42525 mari</text:p>
      <text:p text:style-name="P2">42526 maria</text:p>
      <text:p text:style-name="P2">42531 marim</text:p>
      <text:p text:style-name="P2">42532 marja</text:p>
      <text:p text:style-name="P2">42533 marmo</text:p>
      <text:p text:style-name="P2">42534 marno</text:p>
      <text:p text:style-name="P2">42535 maroa</text:p>
      <text:p text:style-name="P2">42536 marso</text:p>
      <text:p text:style-name="P2">42541 marta</text:p>
      <text:p text:style-name="P2">42542 marte</text:p>
      <text:p text:style-name="P2">42543 marto</text:p>
      <text:p text:style-name="P2">42544 masa</text:p>
      <text:p text:style-name="P2">42545 masca</text:p>
      <text:p text:style-name="P2">42546 maseu</text:p>
      <text:p text:style-name="P2">42551 massa</text:p>
      <text:p text:style-name="P2">42552 masto</text:p>
      <text:p text:style-name="P2">42553 mata</text:p>
      <text:p text:style-name="P2">42554 matal</text:p>
      <text:p text:style-name="P2">42555 matar</text:p>
      <text:p text:style-name="P2">42556 matau</text:p>
      <text:p text:style-name="P2">42561 mate</text:p>
      <text:p text:style-name="P2">42562 mati</text:p>
      <text:p text:style-name="P2">42563 matia</text:p>
      <text:p text:style-name="P2">42564 matiz</text:p>
      <text:p text:style-name="P2">42565 mato</text:p>
      <text:p text:style-name="P2">42566 matu</text:p>
      <text:p text:style-name="P2">42611 maula</text:p>
      <text:p text:style-name="P2">42612 mauro</text:p>
      <text:p text:style-name="P2">42613 mavo</text:p>
      <text:p text:style-name="P2">42614 mavua</text:p>
      <text:p text:style-name="P2">42615 maxi</text:p>
      <text:p text:style-name="P2">42616 maxim</text:p>
      <text:p text:style-name="P2">42621 maza</text:p>
      <text:p text:style-name="P2">42622 mazar</text:p>
      <text:p text:style-name="P2">42623 mazeu</text:p>
      <text:p text:style-name="P2">42624 mazia</text:p>
      <text:p text:style-name="P2">42625 meaco</text:p>
      <text:p text:style-name="P2">42626 meago</text:p>
      <text:p text:style-name="P2">42631 meano</text:p>
      <text:p text:style-name="P2">42632 meapo</text:p>
      <text:p text:style-name="P2">42633 mear</text:p>
      <text:p text:style-name="P2">42634 meari</text:p>
      <text:p text:style-name="P2">42635 meato</text:p>
      <text:p text:style-name="P2">42636 mebi</text:p>
      <text:p text:style-name="P2">42641 mebou</text:p>
      <text:p text:style-name="P2">42642 meca</text:p>
      <text:p text:style-name="P2">42643 mecha</text:p>
      <text:p text:style-name="P2">42644 meco</text:p>
      <text:p text:style-name="P2">42645 mecru</text:p>
      <text:p text:style-name="P2">42646 mede</text:p>
      <text:p text:style-name="P2">42651 medir</text:p>
      <text:p text:style-name="P2">42652 medo</text:p>
      <text:p text:style-name="P2">42653 medol</text:p>
      <text:p text:style-name="P2">42654 mega</text:p>
      <text:p text:style-name="P2">42655 meia</text:p>
      <text:p text:style-name="P2">42656 meigo</text:p>
      <text:p text:style-name="P2">42661 meiju</text:p>
      <text:p text:style-name="P2">42662 meio</text:p>
      <text:p text:style-name="P2">42663 meiri</text:p>
      <text:p text:style-name="P2">42664 meiru</text:p>
      <text:p text:style-name="P2">42665 meji</text:p>
      <text:p text:style-name="P2">42666 mela</text:p>
      <text:p text:style-name="P2"><text:soft-page-break/>43111 melar</text:p>
      <text:p text:style-name="P2">43112 melba</text:p>
      <text:p text:style-name="P2">43113 melca</text:p>
      <text:p text:style-name="P2">43114 meldo</text:p>
      <text:p text:style-name="P2">43115 meles</text:p>
      <text:p text:style-name="P2">43116 melez</text:p>
      <text:p text:style-name="P2">43121 melfo</text:p>
      <text:p text:style-name="P2">43122 melga</text:p>
      <text:p text:style-name="P2">43123 melgo</text:p>
      <text:p text:style-name="P2">43124 melia</text:p>
      <text:p text:style-name="P2">43125 melo</text:p>
      <text:p text:style-name="P2">43126 meloa</text:p>
      <text:p text:style-name="P2">43131 melro</text:p>
      <text:p text:style-name="P2">43132 membi</text:p>
      <text:p text:style-name="P2">43133 meme</text:p>
      <text:p text:style-name="P2">43134 memi</text:p>
      <text:p text:style-name="P2">43135 mena</text:p>
      <text:p text:style-name="P2">43136 menar</text:p>
      <text:p text:style-name="P2">43141 mende</text:p>
      <text:p text:style-name="P2">43142 mendi</text:p>
      <text:p text:style-name="P2">43143 mendo</text:p>
      <text:p text:style-name="P2">43144 meneu</text:p>
      <text:p text:style-name="P2">43145 menga</text:p>
      <text:p text:style-name="P2">43146 menha</text:p>
      <text:p text:style-name="P2">43151 meni</text:p>
      <text:p text:style-name="P2">43152 menia</text:p>
      <text:p text:style-name="P2">43153 menim</text:p>
      <text:p text:style-name="P2">43154 menir</text:p>
      <text:p text:style-name="P2">43155 meno</text:p>
      <text:p text:style-name="P2">43156 menso</text:p>
      <text:p text:style-name="P2">43161 menta</text:p>
      <text:p text:style-name="P2">43162 mento</text:p>
      <text:p text:style-name="P2">43163 menu</text:p>
      <text:p text:style-name="P2">43164 meolo</text:p>
      <text:p text:style-name="P2">43165 meoma</text:p>
      <text:p text:style-name="P2">43166 meote</text:p>
      <text:p text:style-name="P2">43211 merca</text:p>
      <text:p text:style-name="P2">43212 merce</text:p>
      <text:p text:style-name="P2">43213 merim</text:p>
      <text:p text:style-name="P2">43214 merlo</text:p>
      <text:p text:style-name="P2">43215 mero</text:p>
      <text:p text:style-name="P2">43216 merro</text:p>
      <text:p text:style-name="P2">43221 meru</text:p>
      <text:p text:style-name="P2">43222 merua</text:p>
      <text:p text:style-name="P2">43223 mesa</text:p>
      <text:p text:style-name="P2">43224 meses</text:p>
      <text:p text:style-name="P2">43225 mesmo</text:p>
      <text:p text:style-name="P2">43226 mesna</text:p>
      <text:p text:style-name="P2">43231 meso</text:p>
      <text:p text:style-name="P2">43232 messe</text:p>
      <text:p text:style-name="P2">43233 meta</text:p>
      <text:p text:style-name="P2">43234 metal</text:p>
      <text:p text:style-name="P2">43235 meter</text:p>
      <text:p text:style-name="P2">43236 metil</text:p>
      <text:p text:style-name="P2">43241 metim</text:p>
      <text:p text:style-name="P2">43242 metol</text:p>
      <text:p text:style-name="P2">43243 metro</text:p>
      <text:p text:style-name="P2">43244 meudo</text:p>
      <text:p text:style-name="P2">43245 meul</text:p>
      <text:p text:style-name="P2">43246 meum</text:p>
      <text:p text:style-name="P2">43251 meuns</text:p>
      <text:p text:style-name="P2">43252 mexe</text:p>
      <text:p text:style-name="P2">43253 mexer</text:p>
      <text:p text:style-name="P2">43254 mexir</text:p>
      <text:p text:style-name="P2">43255 mezeu</text:p>
      <text:p text:style-name="P2">43256 mezzo</text:p>
      <text:p text:style-name="P2">43261 mfeca</text:p>
      <text:p text:style-name="P2">43262 mfiti</text:p>
      <text:p text:style-name="P2">43263 mhari</text:p>
      <text:p text:style-name="P2">43264 miada</text:p>
      <text:p text:style-name="P2">43265 miama</text:p>
      <text:p text:style-name="P2">43266 miami</text:p>
      <text:p text:style-name="P2">43311 miana</text:p>
      <text:p text:style-name="P2">43312 miao</text:p>
      <text:p text:style-name="P2">43313 miar</text:p>
      <text:p text:style-name="P2">43314 miaro</text:p>
      <text:p text:style-name="P2">43315 miau</text:p>
      <text:p text:style-name="P2">43316 miba</text:p>
      <text:p text:style-name="P2">43321 mibu</text:p>
      <text:p text:style-name="P2">43322 mica</text:p>
      <text:p text:style-name="P2">43323 micar</text:p>
      <text:p text:style-name="P2">43324 micho</text:p>
      <text:p text:style-name="P2">43325 mico</text:p>
      <text:p text:style-name="P2">43326 micra</text:p>
      <text:p text:style-name="P2">43331 micro</text:p>
      <text:p text:style-name="P2">43332 mida</text:p>
      <text:p text:style-name="P2">43333 midau</text:p>
      <text:p text:style-name="P2">43334 mideu</text:p>
      <text:p text:style-name="P2">43335 mielo</text:p>
      <text:p text:style-name="P2">43336 migar</text:p>
      <text:p text:style-name="P2">43341 migas</text:p>
      <text:p text:style-name="P2">43342 migma</text:p>
      <text:p text:style-name="P2">43343 miina</text:p>
      <text:p text:style-name="P2">43344 miite</text:p>
      <text:p text:style-name="P2">43345 mijar</text:p>
      <text:p text:style-name="P2">43346 miju</text:p>
      <text:p text:style-name="P2">43351 milde</text:p>
      <text:p text:style-name="P2">43352 mile</text:p>
      <text:p text:style-name="P2">43353 mileu</text:p>
      <text:p text:style-name="P2">43354 milha</text:p>
      <text:p text:style-name="P2">43355 milho</text:p>
      <text:p text:style-name="P2">43356 mili</text:p>
      <text:p text:style-name="P2">43361 milo</text:p>
      <text:p text:style-name="P2">43362 milpa</text:p>
      <text:p text:style-name="P2">43363 milu</text:p>
      <text:p text:style-name="P2">43364 milvo</text:p>
      <text:p text:style-name="P2">43365 mimar</text:p>
      <text:p text:style-name="P2">43366 mimbi</text:p>
      <text:p text:style-name="P2">43411 mimbo</text:p>
      <text:p text:style-name="P2">43412 mimi</text:p>
      <text:p text:style-name="P2">43413 mimo</text:p>
      <text:p text:style-name="P2">43414 mina</text:p>
      <text:p text:style-name="P2">43415 minar</text:p>
      <text:p text:style-name="P2">43416 minaz</text:p>
      <text:p text:style-name="P2">43421 mineu</text:p>
      <text:p text:style-name="P2">43422 mingo</text:p>
      <text:p text:style-name="P2">43423 mingu</text:p>
      <text:p text:style-name="P2">43424 minha</text:p>
      <text:p text:style-name="P2">43425 minho</text:p>
      <text:p text:style-name="P2">43426 mini</text:p>
      <text:p text:style-name="P2">43431 minje</text:p>
      <text:p text:style-name="P2">43432 minke</text:p>
      <text:p text:style-name="P2">43433 minol</text:p>
      <text:p text:style-name="P2">43434 minor</text:p>
      <text:p text:style-name="P2">43435 minta</text:p>
      <text:p text:style-name="P2">43436 mioa</text:p>
      <text:p text:style-name="P2">43441 miode</text:p>
      <text:p text:style-name="P2">43442 mioga</text:p>
      <text:p text:style-name="P2">43443 miojo</text:p>
      <text:p text:style-name="P2">43444 miolo</text:p>
      <text:p text:style-name="P2">43445 mioma</text:p>
      <text:p text:style-name="P2">43446 miopa</text:p>
      <text:p text:style-name="P2">43451 miose</text:p>
      <text:p text:style-name="P2">43452 mioto</text:p>
      <text:p text:style-name="P2">43453 mioxo</text:p>
      <text:p text:style-name="P2">43454 mique</text:p>
      <text:p text:style-name="P2">43455 miqui</text:p>
      <text:p text:style-name="P2">43456 mira</text:p>
      <text:p text:style-name="P2">43461 mirar</text:p>
      <text:p text:style-name="P2">43462 miri</text:p>
      <text:p text:style-name="P2">43463 mirim</text:p>
      <text:p text:style-name="P2">43464 mirmo</text:p>
      <text:p text:style-name="P2">43465 mirra</text:p>
      <text:p text:style-name="P2">43466 mirto</text:p>
      <text:p text:style-name="P2">43511 mise</text:p>
      <text:p text:style-name="P2">43512 misgo</text:p>
      <text:p text:style-name="P2">43513 miso</text:p>
      <text:p text:style-name="P2">43514 miss</text:p>
      <text:p text:style-name="P2">43515 missa</text:p>
      <text:p text:style-name="P2">43516 mista</text:p>
      <text:p text:style-name="P2">43521 miste</text:p>
      <text:p text:style-name="P2">43522 misto</text:p>
      <text:p text:style-name="P2">43523 mite</text:p>
      <text:p text:style-name="P2">43524 mitis</text:p>
      <text:p text:style-name="P2">43525 mito</text:p>
      <text:p text:style-name="P2">43526 mitra</text:p>
      <text:p text:style-name="P2">43531 mitu</text:p>
      <text:p text:style-name="P2">43532 mitua</text:p>
      <text:p text:style-name="P2">43533 miuda</text:p>
      <text:p text:style-name="P2">43534 miul</text:p>
      <text:p text:style-name="P2">43535 mium</text:p>
      <text:p text:style-name="P2">43536 miva</text:p>
      <text:p text:style-name="P2">43541 mixar</text:p>
      <text:p text:style-name="P2">43542 mixia</text:p>
      <text:p text:style-name="P2">43543 mixos</text:p>
      <text:p text:style-name="P2">43544 mizeu</text:p>
      <text:p text:style-name="P2">43545 mizo</text:p>
      <text:p text:style-name="P2">43546 mmol</text:p>
      <text:p text:style-name="P2">43551 mnese</text:p>
      <text:p text:style-name="P2">43552 mnio</text:p>
      <text:p text:style-name="P2">43553 moabi</text:p>
      <text:p text:style-name="P2">43554 moado</text:p>
      <text:p text:style-name="P2">43555 moafa</text:p>
      <text:p text:style-name="P2">43556 moal</text:p>
      <text:p text:style-name="P2">43561 moana</text:p>
      <text:p text:style-name="P2">43562 moar</text:p>
      <text:p text:style-name="P2">43563 moca</text:p>
      <text:p text:style-name="P2">43564 mocar</text:p>
      <text:p text:style-name="P2">43565 mocha</text:p>
      <text:p text:style-name="P2">43566 mocho</text:p>
      <text:p text:style-name="P2">43611 mocim</text:p>
      <text:p text:style-name="P2">43612 mocoa</text:p>
      <text:p text:style-name="P2">43613 mocsa</text:p>
      <text:p text:style-name="P2">43614 moda</text:p>
      <text:p text:style-name="P2">43615 modal</text:p>
      <text:p text:style-name="P2">43616 modem</text:p>
      <text:p text:style-name="P2">43621 modo</text:p>
      <text:p text:style-name="P2">43622 modus</text:p>
      <text:p text:style-name="P2">43623 moeca</text:p>
      <text:p text:style-name="P2">43624 moeda</text:p>
      <text:p text:style-name="P2">43625 moego</text:p>
      <text:p text:style-name="P2">43626 moel</text:p>
      <text:p text:style-name="P2">43631 moela</text:p>
      <text:p text:style-name="P2">43632 moer</text:p>
      <text:p text:style-name="P2">43633 moere</text:p>
      <text:p text:style-name="P2">43634 moeso</text:p>
      <text:p text:style-name="P2">43635 moesu</text:p>
      <text:p text:style-name="P2">43636 moeta</text:p>
      <text:p text:style-name="P2">43641 mofar</text:p>
      <text:p text:style-name="P2">43642 mofos</text:p>
      <text:p text:style-name="P2">43643 mogai</text:p>
      <text:p text:style-name="P2">43644 mogno</text:p>
      <text:p text:style-name="P2">43645 mogo</text:p>
      <text:p text:style-name="P2">43646 mogol</text:p>
      <text:p text:style-name="P2">43651 mogor</text:p>
      <text:p text:style-name="P2">43652 moho</text:p>
      <text:p text:style-name="P2">43653 moico</text:p>
      <text:p text:style-name="P2">43654 moim</text:p>
      <text:p text:style-name="P2">43655 moio</text:p>
      <text:p text:style-name="P2">43656 moira</text:p>
      <text:p text:style-name="P2">43661 moiro</text:p>
      <text:p text:style-name="P2">43662 moita</text:p>
      <text:p text:style-name="P2">43663 moixe</text:p>
      <text:p text:style-name="P2">43664 mojar</text:p>
      <text:p text:style-name="P2">43665 moje</text:p>
      <text:p text:style-name="P2">43666 moji</text:p>
      <text:p text:style-name="P2"><text:soft-page-break/>44111 mojo</text:p>
      <text:p text:style-name="P2">44112 mola</text:p>
      <text:p text:style-name="P2">44113 molal</text:p>
      <text:p text:style-name="P2">44114 molar</text:p>
      <text:p text:style-name="P2">44115 molde</text:p>
      <text:p text:style-name="P2">44116 moldo</text:p>
      <text:p text:style-name="P2">44121 mole</text:p>
      <text:p text:style-name="P2">44122 molei</text:p>
      <text:p text:style-name="P2">44123 molge</text:p>
      <text:p text:style-name="P2">44124 molha</text:p>
      <text:p text:style-name="P2">44125 molhe</text:p>
      <text:p text:style-name="P2">44126 molho</text:p>
      <text:p text:style-name="P2">44131 molim</text:p>
      <text:p text:style-name="P2">44132 molir</text:p>
      <text:p text:style-name="P2">44133 molo</text:p>
      <text:p text:style-name="P2">44134 molua</text:p>
      <text:p text:style-name="P2">44135 momar</text:p>
      <text:p text:style-name="P2">44136 mombe</text:p>
      <text:p text:style-name="P2">44141 mome</text:p>
      <text:p text:style-name="P2">44142 momo</text:p>
      <text:p text:style-name="P2">44143 mona</text:p>
      <text:p text:style-name="P2">44144 monco</text:p>
      <text:p text:style-name="P2">44145 monel</text:p>
      <text:p text:style-name="P2">44146 monfa</text:p>
      <text:p text:style-name="P2">44151 monfi</text:p>
      <text:p text:style-name="P2">44152 monge</text:p>
      <text:p text:style-name="P2">44153 mongi</text:p>
      <text:p text:style-name="P2">44154 mongo</text:p>
      <text:p text:style-name="P2">44155 mongu</text:p>
      <text:p text:style-name="P2">44156 monho</text:p>
      <text:p text:style-name="P2">44161 monir</text:p>
      <text:p text:style-name="P2">44162 monja</text:p>
      <text:p text:style-name="P2">44163 monjo</text:p>
      <text:p text:style-name="P2">44164 mono</text:p>
      <text:p text:style-name="P2">44165 monox</text:p>
      <text:p text:style-name="P2">44166 monso</text:p>
      <text:p text:style-name="P2">44211 monta</text:p>
      <text:p text:style-name="P2">44212 monte</text:p>
      <text:p text:style-name="P2">44213 monvo</text:p>
      <text:p text:style-name="P2">44214 moogo</text:p>
      <text:p text:style-name="P2">44215 mopi</text:p>
      <text:p text:style-name="P2">44216 mopla</text:p>
      <text:p text:style-name="P2">44221 moqui</text:p>
      <text:p text:style-name="P2">44222 moral</text:p>
      <text:p text:style-name="P2">44223 morar</text:p>
      <text:p text:style-name="P2">44224 morbo</text:p>
      <text:p text:style-name="P2">44225 morco</text:p>
      <text:p text:style-name="P2">44226 morde</text:p>
      <text:p text:style-name="P2">44231 mores</text:p>
      <text:p text:style-name="P2">44232 morfe</text:p>
      <text:p text:style-name="P2">44233 morfo</text:p>
      <text:p text:style-name="P2">44234 mori</text:p>
      <text:p text:style-name="P2">44235 moril</text:p>
      <text:p text:style-name="P2">44236 morim</text:p>
      <text:p text:style-name="P2">44241 mormo</text:p>
      <text:p text:style-name="P2">44242 morna</text:p>
      <text:p text:style-name="P2">44243 morro</text:p>
      <text:p text:style-name="P2">44244 morse</text:p>
      <text:p text:style-name="P2">44245 morso</text:p>
      <text:p text:style-name="P2">44246 morta</text:p>
      <text:p text:style-name="P2">44251 morte</text:p>
      <text:p text:style-name="P2">44252 morto</text:p>
      <text:p text:style-name="P2">44253 moru</text:p>
      <text:p text:style-name="P2">44254 morxi</text:p>
      <text:p text:style-name="P2">44255 mosa</text:p>
      <text:p text:style-name="P2">44256 mosca</text:p>
      <text:p text:style-name="P2">44261 mossa</text:p>
      <text:p text:style-name="P2">44262 mossi</text:p>
      <text:p text:style-name="P2">44263 mosto</text:p>
      <text:p text:style-name="P2">44264 motar</text:p>
      <text:p text:style-name="P2">44265 mote</text:p>
      <text:p text:style-name="P2">44266 motel</text:p>
      <text:p text:style-name="P2">44311 moti</text:p>
      <text:p text:style-name="P2">44312 motim</text:p>
      <text:p text:style-name="P2">44313 moto</text:p>
      <text:p text:style-name="P2">44314 motor</text:p>
      <text:p text:style-name="P2">44315 motum</text:p>
      <text:p text:style-name="P2">44316 mouco</text:p>
      <text:p text:style-name="P2">44321 moule</text:p>
      <text:p text:style-name="P2">44322 moura</text:p>
      <text:p text:style-name="P2">44323 mouro</text:p>
      <text:p text:style-name="P2">44324 mouse</text:p>
      <text:p text:style-name="P2">44325 mouta</text:p>
      <text:p text:style-name="P2">44326 mouxe</text:p>
      <text:p text:style-name="P2">44331 mover</text:p>
      <text:p text:style-name="P2">44332 moxa</text:p>
      <text:p text:style-name="P2">44333 moxar</text:p>
      <text:p text:style-name="P2">44334 muaco</text:p>
      <text:p text:style-name="P2">44335 muafo</text:p>
      <text:p text:style-name="P2">44336 muaje</text:p>
      <text:p text:style-name="P2">44341 mualo</text:p>
      <text:p text:style-name="P2">44342 muame</text:p>
      <text:p text:style-name="P2">44343 muana</text:p>
      <text:p text:style-name="P2">44344 muane</text:p>
      <text:p text:style-name="P2">44345 muar</text:p>
      <text:p text:style-name="P2">44346 muata</text:p>
      <text:p text:style-name="P2">44351 muave</text:p>
      <text:p text:style-name="P2">44352 mube</text:p>
      <text:p text:style-name="P2">44353 mubi</text:p>
      <text:p text:style-name="P2">44354 mubu</text:p>
      <text:p text:style-name="P2">44355 muche</text:p>
      <text:p text:style-name="P2">44356 muchi</text:p>
      <text:p text:style-name="P2">44361 mucia</text:p>
      <text:p text:style-name="P2">44362 muco</text:p>
      <text:p text:style-name="P2">44363 mucol</text:p>
      <text:p text:style-name="P2">44364 mucor</text:p>
      <text:p text:style-name="P2">44365 mucro</text:p>
      <text:p text:style-name="P2">44366 mucum</text:p>
      <text:p text:style-name="P2">44411 muda</text:p>
      <text:p text:style-name="P2">44412 mudar</text:p>
      <text:p text:style-name="P2">44413 mudez</text:p>
      <text:p text:style-name="P2">44414 mudir</text:p>
      <text:p text:style-name="P2">44415 mudo</text:p>
      <text:p text:style-name="P2">44416 mudra</text:p>
      <text:p text:style-name="P2">44421 mueba</text:p>
      <text:p text:style-name="P2">44422 muela</text:p>
      <text:p text:style-name="P2">44423 muele</text:p>
      <text:p text:style-name="P2">44424 muene</text:p>
      <text:p text:style-name="P2">44425 muere</text:p>
      <text:p text:style-name="P2">44426 muezo</text:p>
      <text:p text:style-name="P2">44431 mufa</text:p>
      <text:p text:style-name="P2">44432 muflo</text:p>
      <text:p text:style-name="P2">44433 mufti</text:p>
      <text:p text:style-name="P2">44434 mugem</text:p>
      <text:p text:style-name="P2">44435 mugir</text:p>
      <text:p text:style-name="P2">44436 mugo</text:p>
      <text:p text:style-name="P2">44441 mugre</text:p>
      <text:p text:style-name="P2">44442 muieu</text:p>
      <text:p text:style-name="P2">44443 muim</text:p>
      <text:p text:style-name="P2">44444 muio</text:p>
      <text:p text:style-name="P2">44445 muito</text:p>
      <text:p text:style-name="P2">44446 mujau</text:p>
      <text:p text:style-name="P2">44451 muje</text:p>
      <text:p text:style-name="P2">44452 mujem</text:p>
      <text:p text:style-name="P2">44453 mujia</text:p>
      <text:p text:style-name="P2">44454 mujil</text:p>
      <text:p text:style-name="P2">44455 mula</text:p>
      <text:p text:style-name="P2">44456 mulai</text:p>
      <text:p text:style-name="P2">44461 mule</text:p>
      <text:p text:style-name="P2">44462 mulei</text:p>
      <text:p text:style-name="P2">44463 muleu</text:p>
      <text:p text:style-name="P2">44464 mulgu</text:p>
      <text:p text:style-name="P2">44465 mulim</text:p>
      <text:p text:style-name="P2">44466 mulme</text:p>
      <text:p text:style-name="P2">44511 mulo</text:p>
      <text:p text:style-name="P2">44512 mulso</text:p>
      <text:p text:style-name="P2">44513 multa</text:p>
      <text:p text:style-name="P2">44514 multi</text:p>
      <text:p text:style-name="P2">44515 mulua</text:p>
      <text:p text:style-name="P2">44516 mulum</text:p>
      <text:p text:style-name="P2">44521 mumbo</text:p>
      <text:p text:style-name="P2">44522 mumo</text:p>
      <text:p text:style-name="P2">44523 mumu</text:p>
      <text:p text:style-name="P2">44524 mumua</text:p>
      <text:p text:style-name="P2">44525 mundo</text:p>
      <text:p text:style-name="P2">44526 mungo</text:p>
      <text:p text:style-name="P2">44531 mungu</text:p>
      <text:p text:style-name="P2">44532 munho</text:p>
      <text:p text:style-name="P2">44533 munir</text:p>
      <text:p text:style-name="P2">44534 muniz</text:p>
      <text:p text:style-name="P2">44535 munsi</text:p>
      <text:p text:style-name="P2">44536 munto</text:p>
      <text:p text:style-name="P2">44541 muoco</text:p>
      <text:p text:style-name="P2">44542 muolo</text:p>
      <text:p text:style-name="P2">44543 mupa</text:p>
      <text:p text:style-name="P2">44544 mural</text:p>
      <text:p text:style-name="P2">44545 murar</text:p>
      <text:p text:style-name="P2">44546 murco</text:p>
      <text:p text:style-name="P2">44551 muri</text:p>
      <text:p text:style-name="P2">44552 murim</text:p>
      <text:p text:style-name="P2">44553 murle</text:p>
      <text:p text:style-name="P2">44554 muro</text:p>
      <text:p text:style-name="P2">44555 murre</text:p>
      <text:p text:style-name="P2">44556 murro</text:p>
      <text:p text:style-name="P2">44561 murso</text:p>
      <text:p text:style-name="P2">44562 murta</text:p>
      <text:p text:style-name="P2">44563 murto</text:p>
      <text:p text:style-name="P2">44564 muru</text:p>
      <text:p text:style-name="P2">44565 murua</text:p>
      <text:p text:style-name="P2">44566 murum</text:p>
      <text:p text:style-name="P2">44611 musa</text:p>
      <text:p text:style-name="P2">44612 musal</text:p>
      <text:p text:style-name="P2">44613 musco</text:p>
      <text:p text:style-name="P2">44614 museu</text:p>
      <text:p text:style-name="P2">44615 musgo</text:p>
      <text:p text:style-name="P2">44616 musgu</text:p>
      <text:p text:style-name="P2">44621 musse</text:p>
      <text:p text:style-name="P2">44622 musto</text:p>
      <text:p text:style-name="P2">44623 mutel</text:p>
      <text:p text:style-name="P2">44624 muti</text:p>
      <text:p text:style-name="P2">44625 mutia</text:p>
      <text:p text:style-name="P2">44626 muto</text:p>
      <text:p text:style-name="P2">44631 mutoa</text:p>
      <text:p text:style-name="P2">44632 mutom</text:p>
      <text:p text:style-name="P2">44633 mutra</text:p>
      <text:p text:style-name="P2">44634 mutum</text:p>
      <text:p text:style-name="P2">44635 muuba</text:p>
      <text:p text:style-name="P2">44636 muxi</text:p>
      <text:p text:style-name="P2">44641 muxo</text:p>
      <text:p text:style-name="P2">44642 mvdol</text:p>
      <text:p text:style-name="P2">44643 nabal</text:p>
      <text:p text:style-name="P2">44644 nabi</text:p>
      <text:p text:style-name="P2">44645 nablo</text:p>
      <text:p text:style-name="P2">44646 nabo</text:p>
      <text:p text:style-name="P2">44651 nache</text:p>
      <text:p text:style-name="P2">44652 naco</text:p>
      <text:p text:style-name="P2">44653 nacre</text:p>
      <text:p text:style-name="P2">44654 nacu</text:p>
      <text:p text:style-name="P2">44655 nacua</text:p>
      <text:p text:style-name="P2">44656 nada</text:p>
      <text:p text:style-name="P2">44661 nadal</text:p>
      <text:p text:style-name="P2">44662 nadar</text:p>
      <text:p text:style-name="P2">44663 nadi</text:p>
      <text:p text:style-name="P2">44664 nadim</text:p>
      <text:p text:style-name="P2">44665 nadir</text:p>
      <text:p text:style-name="P2">44666 nado</text:p>
      <text:p text:style-name="P2"><text:soft-page-break/>45111 nafil</text:p>
      <text:p text:style-name="P2">45112 nafir</text:p>
      <text:p text:style-name="P2">45113 nafo</text:p>
      <text:p text:style-name="P2">45114 nafta</text:p>
      <text:p text:style-name="P2">45115 naga</text:p>
      <text:p text:style-name="P2">45116 nagar</text:p>
      <text:p text:style-name="P2">45121 nager</text:p>
      <text:p text:style-name="P2">45122 nagi</text:p>
      <text:p text:style-name="P2">45123 nagia</text:p>
      <text:p text:style-name="P2">45124 nagoa</text:p>
      <text:p text:style-name="P2">45125 nagor</text:p>
      <text:p text:style-name="P2">45126 nagui</text:p>
      <text:p text:style-name="P2">45131 nagul</text:p>
      <text:p text:style-name="P2">45132 naia</text:p>
      <text:p text:style-name="P2">45133 naibe</text:p>
      <text:p text:style-name="P2">45134 naide</text:p>
      <text:p text:style-name="P2">45135 naife</text:p>
      <text:p text:style-name="P2">45136 naifo</text:p>
      <text:p text:style-name="P2">45141 nair</text:p>
      <text:p text:style-name="P2">45142 naire</text:p>
      <text:p text:style-name="P2">45143 nairo</text:p>
      <text:p text:style-name="P2">45144 naja</text:p>
      <text:p text:style-name="P2">45145 naji</text:p>
      <text:p text:style-name="P2">45146 nale</text:p>
      <text:p text:style-name="P2">45151 nalgo</text:p>
      <text:p text:style-name="P2">45152 nalu</text:p>
      <text:p text:style-name="P2">45153 nama</text:p>
      <text:p text:style-name="P2">45154 namau</text:p>
      <text:p text:style-name="P2">45155 namaz</text:p>
      <text:p text:style-name="P2">45156 nambe</text:p>
      <text:p text:style-name="P2">45161 nambi</text:p>
      <text:p text:style-name="P2">45162 nambu</text:p>
      <text:p text:style-name="P2">45163 nanal</text:p>
      <text:p text:style-name="P2">45164 nanar</text:p>
      <text:p text:style-name="P2">45165 nandi</text:p>
      <text:p text:style-name="P2">45166 nando</text:p>
      <text:p text:style-name="P2">45211 nandu</text:p>
      <text:p text:style-name="P2">45212 nanga</text:p>
      <text:p text:style-name="P2">45213 nani</text:p>
      <text:p text:style-name="P2">45214 nanja</text:p>
      <text:p text:style-name="P2">45215 nano</text:p>
      <text:p text:style-name="P2">45216 naos</text:p>
      <text:p text:style-name="P2">45221 napa</text:p>
      <text:p text:style-name="P2">45222 napeu</text:p>
      <text:p text:style-name="P2">45223 naque</text:p>
      <text:p text:style-name="P2">45224 nara</text:p>
      <text:p text:style-name="P2">45225 naraz</text:p>
      <text:p text:style-name="P2">45226 narco</text:p>
      <text:p text:style-name="P2">45231 nardo</text:p>
      <text:p text:style-name="P2">45232 nargo</text:p>
      <text:p text:style-name="P2">45233 nario</text:p>
      <text:p text:style-name="P2">45234 nariz</text:p>
      <text:p text:style-name="P2">45235 narlo</text:p>
      <text:p text:style-name="P2">45236 narsa</text:p>
      <text:p text:style-name="P2">45241 narte</text:p>
      <text:p text:style-name="P2">45242 naru</text:p>
      <text:p text:style-name="P2">45243 nasal</text:p>
      <text:p text:style-name="P2">45244 nase</text:p>
      <text:p text:style-name="P2">45245 nasse</text:p>
      <text:p text:style-name="P2">45246 nasso</text:p>
      <text:p text:style-name="P2">45251 nata</text:p>
      <text:p text:style-name="P2">45252 natal</text:p>
      <text:p text:style-name="P2">45253 natil</text:p>
      <text:p text:style-name="P2">45254 natio</text:p>
      <text:p text:style-name="P2">45255 nato</text:p>
      <text:p text:style-name="P2">45256 natro</text:p>
      <text:p text:style-name="P2">45261 naua</text:p>
      <text:p text:style-name="P2">45262 nauai</text:p>
      <text:p text:style-name="P2">45263 nauga</text:p>
      <text:p text:style-name="P2">45264 naulo</text:p>
      <text:p text:style-name="P2">45265 nauro</text:p>
      <text:p text:style-name="P2">45266 nauta</text:p>
      <text:p text:style-name="P2">45311 naval</text:p>
      <text:p text:style-name="P2">45312 nave</text:p>
      <text:p text:style-name="P2">45313 navim</text:p>
      <text:p text:style-name="P2">45314 navio</text:p>
      <text:p text:style-name="P2">45315 naxa</text:p>
      <text:p text:style-name="P2">45316 naze</text:p>
      <text:p text:style-name="P2">45321 nazi</text:p>
      <text:p text:style-name="P2">45322 ndala</text:p>
      <text:p text:style-name="P2">45323 ndau</text:p>
      <text:p text:style-name="P2">45324 ndua</text:p>
      <text:p text:style-name="P2">45325 ndulu</text:p>
      <text:p text:style-name="P2">45326 nebel</text:p>
      <text:p text:style-name="P2">45331 nebo</text:p>
      <text:p text:style-name="P2">45332 nebri</text:p>
      <text:p text:style-name="P2">45333 neca</text:p>
      <text:p text:style-name="P2">45334 necro</text:p>
      <text:p text:style-name="P2">45335 necto</text:p>
      <text:p text:style-name="P2">45336 neda</text:p>
      <text:p text:style-name="P2">45341 nedum</text:p>
      <text:p text:style-name="P2">45342 neera</text:p>
      <text:p text:style-name="P2">45343 nefa</text:p>
      <text:p text:style-name="P2">45344 nefro</text:p>
      <text:p text:style-name="P2">45345 nega</text:p>
      <text:p text:style-name="P2">45346 negar</text:p>
      <text:p text:style-name="P2">45351 negra</text:p>
      <text:p text:style-name="P2">45352 negro</text:p>
      <text:p text:style-name="P2">45353 negus</text:p>
      <text:p text:style-name="P2">45354 neido</text:p>
      <text:p text:style-name="P2">45355 neja</text:p>
      <text:p text:style-name="P2">45356 neldo</text:p>
      <text:p text:style-name="P2">45361 nele</text:p>
      <text:p text:style-name="P2">45362 nelma</text:p>
      <text:p text:style-name="P2">45363 nelo</text:p>
      <text:p text:style-name="P2">45364 nembo</text:p>
      <text:p text:style-name="P2">45365 nemeu</text:p>
      <text:p text:style-name="P2">45366 nende</text:p>
      <text:p text:style-name="P2">45411 nendi</text:p>
      <text:p text:style-name="P2">45412 nengo</text:p>
      <text:p text:style-name="P2">45413 nenho</text:p>
      <text:p text:style-name="P2">45414 neno</text:p>
      <text:p text:style-name="P2">45415 nente</text:p>
      <text:p text:style-name="P2">45416 neol</text:p>
      <text:p text:style-name="P2">45421 neon</text:p>
      <text:p text:style-name="P2">45422 nepa</text:p>
      <text:p text:style-name="P2">45423 nepal</text:p>
      <text:p text:style-name="P2">45424 nepe</text:p>
      <text:p text:style-name="P2">45425 nepos</text:p>
      <text:p text:style-name="P2">45426 neque</text:p>
      <text:p text:style-name="P2">45431 neral</text:p>
      <text:p text:style-name="P2">45432 nerd</text:p>
      <text:p text:style-name="P2">45433 neres</text:p>
      <text:p text:style-name="P2">45434 nero</text:p>
      <text:p text:style-name="P2">45435 nerol</text:p>
      <text:p text:style-name="P2">45436 nerto</text:p>
      <text:p text:style-name="P2">45441 nervo</text:p>
      <text:p text:style-name="P2">45442 nervu</text:p>
      <text:p text:style-name="P2">45443 nese</text:p>
      <text:p text:style-name="P2">45444 neseu</text:p>
      <text:p text:style-name="P2">45445 nesse</text:p>
      <text:p text:style-name="P2">45446 neste</text:p>
      <text:p text:style-name="P2">45451 nesto</text:p>
      <text:p text:style-name="P2">45452 neta</text:p>
      <text:p text:style-name="P2">45453 neto</text:p>
      <text:p text:style-name="P2">45454 neuma</text:p>
      <text:p text:style-name="P2">45455 neuri</text:p>
      <text:p text:style-name="P2">45456 neuro</text:p>
      <text:p text:style-name="P2">45461 nevar</text:p>
      <text:p text:style-name="P2">45462 neve</text:p>
      <text:p text:style-name="P2">45463 nevri</text:p>
      <text:p text:style-name="P2">45464 nexo</text:p>
      <text:p text:style-name="P2">45465 ngana</text:p>
      <text:p text:style-name="P2">45466 ngola</text:p>
      <text:p text:style-name="P2">45511 nguta</text:p>
      <text:p text:style-name="P2">45512 nhaca</text:p>
      <text:p text:style-name="P2">45513 nhama</text:p>
      <text:p text:style-name="P2">45514 nhati</text:p>
      <text:p text:style-name="P2">45515 nhato</text:p>
      <text:p text:style-name="P2">45516 nhele</text:p>
      <text:p text:style-name="P2">45521 nhoca</text:p>
      <text:p text:style-name="P2">45522 nhole</text:p>
      <text:p text:style-name="P2">45523 nhom</text:p>
      <text:p text:style-name="P2">45524 nhor</text:p>
      <text:p text:style-name="P2">45525 nhum</text:p>
      <text:p text:style-name="P2">45526 niaia</text:p>
      <text:p text:style-name="P2">45531 nial</text:p>
      <text:p text:style-name="P2">45532 nialo</text:p>
      <text:p text:style-name="P2">45533 niama</text:p>
      <text:p text:style-name="P2">45534 nibu</text:p>
      <text:p text:style-name="P2">45535 nicar</text:p>
      <text:p text:style-name="P2">45536 nicas</text:p>
      <text:p text:style-name="P2">45541 nicol</text:p>
      <text:p text:style-name="P2">45542 nicti</text:p>
      <text:p text:style-name="P2">45543 nidar</text:p>
      <text:p text:style-name="P2">45544 nidor</text:p>
      <text:p text:style-name="P2">45545 nielo</text:p>
      <text:p text:style-name="P2">45546 nifal</text:p>
      <text:p text:style-name="P2">45551 nife</text:p>
      <text:p text:style-name="P2">45552 niger</text:p>
      <text:p text:style-name="P2">45553 nigra</text:p>
      <text:p text:style-name="P2">45554 nili</text:p>
      <text:p text:style-name="P2">45555 nilo</text:p>
      <text:p text:style-name="P2">45556 nimas</text:p>
      <text:p text:style-name="P2">45561 nimbo</text:p>
      <text:p text:style-name="P2">45562 nimpa</text:p>
      <text:p text:style-name="P2">45563 nina</text:p>
      <text:p text:style-name="P2">45564 ninar</text:p>
      <text:p text:style-name="P2">45565 ninfa</text:p>
      <text:p text:style-name="P2">45566 ninga</text:p>
      <text:p text:style-name="P2">45611 ninho</text:p>
      <text:p text:style-name="P2">45612 nini</text:p>
      <text:p text:style-name="P2">45613 ninja</text:p>
      <text:p text:style-name="P2">45614 niple</text:p>
      <text:p text:style-name="P2">45615 nipo</text:p>
      <text:p text:style-name="P2">45616 nipto</text:p>
      <text:p text:style-name="P2">45621 nisco</text:p>
      <text:p text:style-name="P2">45622 nisei</text:p>
      <text:p text:style-name="P2">45623 niseu</text:p>
      <text:p text:style-name="P2">45624 nispo</text:p>
      <text:p text:style-name="P2">45625 nisso</text:p>
      <text:p text:style-name="P2">45626 nisto</text:p>
      <text:p text:style-name="P2">45631 nital</text:p>
      <text:p text:style-name="P2">45632 nito</text:p>
      <text:p text:style-name="P2">45633 nival</text:p>
      <text:p text:style-name="P2">45634 nive</text:p>
      <text:p text:style-name="P2">45635 niza</text:p>
      <text:p text:style-name="P2">45636 nobel</text:p>
      <text:p text:style-name="P2">45641 noble</text:p>
      <text:p text:style-name="P2">45642 nobre</text:p>
      <text:p text:style-name="P2">45643 nocar</text:p>
      <text:p text:style-name="P2">45644 nocha</text:p>
      <text:p text:style-name="P2">45645 nodal</text:p>
      <text:p text:style-name="P2">45646 nodar</text:p>
      <text:p text:style-name="P2">45651 nodos</text:p>
      <text:p text:style-name="P2">45652 noel</text:p>
      <text:p text:style-name="P2">45653 noema</text:p>
      <text:p text:style-name="P2">45654 noeno</text:p>
      <text:p text:style-name="P2">45655 noese</text:p>
      <text:p text:style-name="P2">45656 noete</text:p>
      <text:p text:style-name="P2">45661 nogai</text:p>
      <text:p text:style-name="P2">45662 nogal</text:p>
      <text:p text:style-name="P2">45663 noia</text:p>
      <text:p text:style-name="P2">45664 noir</text:p>
      <text:p text:style-name="P2">45665 noise</text:p>
      <text:p text:style-name="P2">45666 noite</text:p>
      <text:p text:style-name="P2"><text:soft-page-break/>46111 noiva</text:p>
      <text:p text:style-name="P2">46112 noivo</text:p>
      <text:p text:style-name="P2">46113 nojar</text:p>
      <text:p text:style-name="P2">46114 nojos</text:p>
      <text:p text:style-name="P2">46115 nola</text:p>
      <text:p text:style-name="P2">46116 nolha</text:p>
      <text:p text:style-name="P2">46121 nome</text:p>
      <text:p text:style-name="P2">46122 nomia</text:p>
      <text:p text:style-name="P2">46123 nomo</text:p>
      <text:p text:style-name="P2">46124 nonal</text:p>
      <text:p text:style-name="P2">46125 nonde</text:p>
      <text:p text:style-name="P2">46126 nondo</text:p>
      <text:p text:style-name="P2">46131 nones</text:p>
      <text:p text:style-name="P2">46132 nonga</text:p>
      <text:p text:style-name="P2">46133 nono</text:p>
      <text:p text:style-name="P2">46134 nooca</text:p>
      <text:p text:style-name="P2">46135 nopal</text:p>
      <text:p text:style-name="P2">46136 nope</text:p>
      <text:p text:style-name="P2">46141 nopra</text:p>
      <text:p text:style-name="P2">46142 nops</text:p>
      <text:p text:style-name="P2">46143 nora</text:p>
      <text:p text:style-name="P2">46144 norbu</text:p>
      <text:p text:style-name="P2">46145 norma</text:p>
      <text:p text:style-name="P2">46146 norna</text:p>
      <text:p text:style-name="P2">46151 norso</text:p>
      <text:p text:style-name="P2">46152 norte</text:p>
      <text:p text:style-name="P2">46153 nossa</text:p>
      <text:p text:style-name="P2">46154 nosso</text:p>
      <text:p text:style-name="P2">46155 notal</text:p>
      <text:p text:style-name="P2">46156 notar</text:p>
      <text:p text:style-name="P2">46161 notas</text:p>
      <text:p text:style-name="P2">46162 notro</text:p>
      <text:p text:style-name="P2">46163 noute</text:p>
      <text:p text:style-name="P2">46164 nova</text:p>
      <text:p text:style-name="P2">46165 noval</text:p>
      <text:p text:style-name="P2">46166 novar</text:p>
      <text:p text:style-name="P2">46211 nove</text:p>
      <text:p text:style-name="P2">46212 novel</text:p>
      <text:p text:style-name="P2">46213 novo</text:p>
      <text:p text:style-name="P2">46214 noxa</text:p>
      <text:p text:style-name="P2">46215 noxal</text:p>
      <text:p text:style-name="P2">46216 nozes</text:p>
      <text:p text:style-name="P2">46221 nozul</text:p>
      <text:p text:style-name="P2">46222 nubeu</text:p>
      <text:p text:style-name="P2">46223 nubo</text:p>
      <text:p text:style-name="P2">46224 nuca</text:p>
      <text:p text:style-name="P2">46225 nucal</text:p>
      <text:p text:style-name="P2">46226 nuce</text:p>
      <text:p text:style-name="P2">46231 nudez</text:p>
      <text:p text:style-name="P2">46232 nudo</text:p>
      <text:p text:style-name="P2">46233 nuel</text:p>
      <text:p text:style-name="P2">46234 nuelo</text:p>
      <text:p text:style-name="P2">46235 nuer</text:p>
      <text:p text:style-name="P2">46236 nuez</text:p>
      <text:p text:style-name="P2">46241 nueza</text:p>
      <text:p text:style-name="P2">46242 nufe</text:p>
      <text:p text:style-name="P2">46243 nuga</text:p>
      <text:p text:style-name="P2">46244 nujol</text:p>
      <text:p text:style-name="P2">46245 nulo</text:p>
      <text:p text:style-name="P2">46246 numbe</text:p>
      <text:p text:style-name="P2">46251 numbu</text:p>
      <text:p text:style-name="P2">46252 nume</text:p>
      <text:p text:style-name="P2">46253 numo</text:p>
      <text:p text:style-name="P2">46254 nunc</text:p>
      <text:p text:style-name="P2">46255 nunca</text:p>
      <text:p text:style-name="P2">46256 nunce</text:p>
      <text:p text:style-name="P2">46261 nundo</text:p>
      <text:p text:style-name="P2">46262 nune</text:p>
      <text:p text:style-name="P2">46263 nungo</text:p>
      <text:p text:style-name="P2">46264 nuno</text:p>
      <text:p text:style-name="P2">46265 nuper</text:p>
      <text:p text:style-name="P2">46266 nuruz</text:p>
      <text:p text:style-name="P2">46311 nutar</text:p>
      <text:p text:style-name="P2">46312 nutum</text:p>
      <text:p text:style-name="P2">46313 nuvem</text:p>
      <text:p text:style-name="P2">46314 nuvol</text:p>
      <text:p text:style-name="P2">46315 nyhan</text:p>
      <text:p text:style-name="P2">46316 nylon</text:p>
      <text:p text:style-name="P2">46321 nzila</text:p>
      <text:p text:style-name="P2">46322 oala</text:p>
      <text:p text:style-name="P2">46323 oanda</text:p>
      <text:p text:style-name="P2">46324 obam</text:p>
      <text:p text:style-name="P2">46325 obane</text:p>
      <text:p text:style-name="P2">46326 obeba</text:p>
      <text:p text:style-name="P2">46331 obeso</text:p>
      <text:p text:style-name="P2">46332 oboaz</text:p>
      <text:p text:style-name="P2">46333 obori</text:p>
      <text:p text:style-name="P2">46334 obra</text:p>
      <text:p text:style-name="P2">46335 obrar</text:p>
      <text:p text:style-name="P2">46336 obsia</text:p>
      <text:p text:style-name="P2">46341 obter</text:p>
      <text:p text:style-name="P2">46342 obus</text:p>
      <text:p text:style-name="P2">46343 obutu</text:p>
      <text:p text:style-name="P2">46344 obvir</text:p>
      <text:p text:style-name="P2">46345 ocaia</text:p>
      <text:p text:style-name="P2">46346 ocano</text:p>
      <text:p text:style-name="P2">46351 ocapi</text:p>
      <text:p text:style-name="P2">46352 ocar</text:p>
      <text:p text:style-name="P2">46353 ocaso</text:p>
      <text:p text:style-name="P2">46354 ocelo</text:p>
      <text:p text:style-name="P2">46355 oche</text:p>
      <text:p text:style-name="P2">46356 ocida</text:p>
      <text:p text:style-name="P2">46361 ocno</text:p>
      <text:p text:style-name="P2">46362 ocoto</text:p>
      <text:p text:style-name="P2">46363 ocre</text:p>
      <text:p text:style-name="P2">46364 ocro</text:p>
      <text:p text:style-name="P2">46365 octal</text:p>
      <text:p text:style-name="P2">46366 octil</text:p>
      <text:p text:style-name="P2">46411 ocua</text:p>
      <text:p text:style-name="P2">46412 odara</text:p>
      <text:p text:style-name="P2">46413 odiar</text:p>
      <text:p text:style-name="P2">46414 odico</text:p>
      <text:p text:style-name="P2">46415 odila</text:p>
      <text:p text:style-name="P2">46416 odino</text:p>
      <text:p text:style-name="P2">46421 odite</text:p>
      <text:p text:style-name="P2">46422 odito</text:p>
      <text:p text:style-name="P2">46423 odone</text:p>
      <text:p text:style-name="P2">46424 odor</text:p>
      <text:p text:style-name="P2">46425 odre</text:p>
      <text:p text:style-name="P2">46426 odule</text:p>
      <text:p text:style-name="P2">46431 odum</text:p>
      <text:p text:style-name="P2">46432 oena</text:p>
      <text:p text:style-name="P2">46433 oeste</text:p>
      <text:p text:style-name="P2">46434 oeta</text:p>
      <text:p text:style-name="P2">46435 ofato</text:p>
      <text:p text:style-name="P2">46436 ofeso</text:p>
      <text:p text:style-name="P2">46441 ofira</text:p>
      <text:p text:style-name="P2">46442 ofite</text:p>
      <text:p text:style-name="P2">46443 ofito</text:p>
      <text:p text:style-name="P2">46444 ofre</text:p>
      <text:p text:style-name="P2">46445 ogamo</text:p>
      <text:p text:style-name="P2">46446 ogano</text:p>
      <text:p text:style-name="P2">46451 ogar</text:p>
      <text:p text:style-name="P2">46452 ogem</text:p>
      <text:p text:style-name="P2">46453 ogoni</text:p>
      <text:p text:style-name="P2">46454 ogre</text:p>
      <text:p text:style-name="P2">46455 ogro</text:p>
      <text:p text:style-name="P2">46456 oguim</text:p>
      <text:p text:style-name="P2">46461 ogum</text:p>
      <text:p text:style-name="P2">46462 oguz</text:p>
      <text:p text:style-name="P2">46463 oiana</text:p>
      <text:p text:style-name="P2">46464 oiapi</text:p>
      <text:p text:style-name="P2">46465 oiara</text:p>
      <text:p text:style-name="P2">46466 oide</text:p>
      <text:p text:style-name="P2">46511 oigar</text:p>
      <text:p text:style-name="P2">46512 oila</text:p>
      <text:p text:style-name="P2">46513 oirar</text:p>
      <text:p text:style-name="P2">46514 oiro</text:p>
      <text:p text:style-name="P2">46515 oiti</text:p>
      <text:p text:style-name="P2">46516 oito</text:p>
      <text:p text:style-name="P2">46521 oixo</text:p>
      <text:p text:style-name="P2">46522 olabo</text:p>
      <text:p text:style-name="P2">46523 olada</text:p>
      <text:p text:style-name="P2">46524 olaia</text:p>
      <text:p text:style-name="P2">46525 olam</text:p>
      <text:p text:style-name="P2">46526 olar</text:p>
      <text:p text:style-name="P2">46531 oleal</text:p>
      <text:p text:style-name="P2">46532 olear</text:p>
      <text:p text:style-name="P2">46533 olede</text:p>
      <text:p text:style-name="P2">46534 oleno</text:p>
      <text:p text:style-name="P2">46535 oleol</text:p>
      <text:p text:style-name="P2">46536 olga</text:p>
      <text:p text:style-name="P2">46541 olha</text:p>
      <text:p text:style-name="P2">46542 olhal</text:p>
      <text:p text:style-name="P2">46543 olhar</text:p>
      <text:p text:style-name="P2">46544 olho</text:p>
      <text:p text:style-name="P2">46545 olia</text:p>
      <text:p text:style-name="P2">46546 oligo</text:p>
      <text:p text:style-name="P2">46551 olina</text:p>
      <text:p text:style-name="P2">46552 olira</text:p>
      <text:p text:style-name="P2">46553 oliva</text:p>
      <text:p text:style-name="P2">46554 olmo</text:p>
      <text:p text:style-name="P2">46555 oloco</text:p>
      <text:p text:style-name="P2">46556 oloma</text:p>
      <text:p text:style-name="P2">46561 olor</text:p>
      <text:p text:style-name="P2">46562 olua</text:p>
      <text:p text:style-name="P2">46563 omado</text:p>
      <text:p text:style-name="P2">46564 omaha</text:p>
      <text:p text:style-name="P2">46565 omalo</text:p>
      <text:p text:style-name="P2">46566 omani</text:p>
      <text:p text:style-name="P2">46611 omano</text:p>
      <text:p text:style-name="P2">46612 omaso</text:p>
      <text:p text:style-name="P2">46613 omata</text:p>
      <text:p text:style-name="P2">46614 ombi</text:p>
      <text:p text:style-name="P2">46615 ombo</text:p>
      <text:p text:style-name="P2">46616 ombro</text:p>
      <text:p text:style-name="P2">46621 ombu</text:p>
      <text:p text:style-name="P2">46622 omeme</text:p>
      <text:p text:style-name="P2">46623 omete</text:p>
      <text:p text:style-name="P2">46624 omiri</text:p>
      <text:p text:style-name="P2">46625 omnes</text:p>
      <text:p text:style-name="P2">46626 omolu</text:p>
      <text:p text:style-name="P2">46631 omoma</text:p>
      <text:p text:style-name="P2">46632 omul</text:p>
      <text:p text:style-name="P2">46633 omulu</text:p>
      <text:p text:style-name="P2">46634 onaga</text:p>
      <text:p text:style-name="P2">46635 onco</text:p>
      <text:p text:style-name="P2">46636 onda</text:p>
      <text:p text:style-name="P2">46641 ondar</text:p>
      <text:p text:style-name="P2">46642 onde</text:p>
      <text:p text:style-name="P2">46643 ondim</text:p>
      <text:p text:style-name="P2">46644 oneta</text:p>
      <text:p text:style-name="P2">46645 onfra</text:p>
      <text:p text:style-name="P2">46646 ongo</text:p>
      <text:p text:style-name="P2">46651 ongue</text:p>
      <text:p text:style-name="P2">46652 onhi</text:p>
      <text:p text:style-name="P2">46653 onico</text:p>
      <text:p text:style-name="P2">46654 onim</text:p>
      <text:p text:style-name="P2">46655 oniro</text:p>
      <text:p text:style-name="P2">46656 onixe</text:p>
      <text:p text:style-name="P2">46661 onjo</text:p>
      <text:p text:style-name="P2">46662 onoba</text:p>
      <text:p text:style-name="P2">46663 onone</text:p>
      <text:p text:style-name="P2">46664 onte</text:p>
      <text:p text:style-name="P2">46665 ontem</text:p>
      <text:p text:style-name="P2">46666 onze</text:p>
      <text:p text:style-name="P2"><text:soft-page-break/>51111 opaba</text:p>
      <text:p text:style-name="P2">51112 opaco</text:p>
      <text:p text:style-name="P2">51113 opal</text:p>
      <text:p text:style-name="P2">51114 opala</text:p>
      <text:p text:style-name="P2">51115 opar</text:p>
      <text:p text:style-name="P2">51116 opiar</text:p>
      <text:p text:style-name="P2">51121 opimo</text:p>
      <text:p text:style-name="P2">51122 oplo</text:p>
      <text:p text:style-name="P2">51123 opol</text:p>
      <text:p text:style-name="P2">51124 opon</text:p>
      <text:p text:style-name="P2">51125 opor</text:p>
      <text:p text:style-name="P2">51126 opsi</text:p>
      <text:p text:style-name="P2">51131 opsia</text:p>
      <text:p text:style-name="P2">51132 optar</text:p>
      <text:p text:style-name="P2">51133 oquim</text:p>
      <text:p text:style-name="P2">51134 oraca</text:p>
      <text:p text:style-name="P2">51135 orago</text:p>
      <text:p text:style-name="P2">51136 oral</text:p>
      <text:p text:style-name="P2">51141 orano</text:p>
      <text:p text:style-name="P2">51142 orar</text:p>
      <text:p text:style-name="P2">51143 orate</text:p>
      <text:p text:style-name="P2">51144 orbe</text:p>
      <text:p text:style-name="P2">51145 orbo</text:p>
      <text:p text:style-name="P2">51146 orco</text:p>
      <text:p text:style-name="P2">51151 ordem</text:p>
      <text:p text:style-name="P2">51152 ordo</text:p>
      <text:p text:style-name="P2">51153 orear</text:p>
      <text:p text:style-name="P2">51154 orega</text:p>
      <text:p text:style-name="P2">51155 orela</text:p>
      <text:p text:style-name="P2">51156 orete</text:p>
      <text:p text:style-name="P2">51161 oreu</text:p>
      <text:p text:style-name="P2">51162 orex</text:p>
      <text:p text:style-name="P2">51163 orfno</text:p>
      <text:p text:style-name="P2">51164 oribi</text:p>
      <text:p text:style-name="P2">51165 orica</text:p>
      <text:p text:style-name="P2">51166 orite</text:p>
      <text:p text:style-name="P2">51211 oriz</text:p>
      <text:p text:style-name="P2">51212 oriza</text:p>
      <text:p text:style-name="P2">51213 orjal</text:p>
      <text:p text:style-name="P2">51214 orlar</text:p>
      <text:p text:style-name="P2">51215 orlon</text:p>
      <text:p text:style-name="P2">51216 ormuz</text:p>
      <text:p text:style-name="P2">51221 ornar</text:p>
      <text:p text:style-name="P2">51222 ornis</text:p>
      <text:p text:style-name="P2">51223 oromo</text:p>
      <text:p text:style-name="P2">51224 oropa</text:p>
      <text:p text:style-name="P2">51225 orque</text:p>
      <text:p text:style-name="P2">51226 orqui</text:p>
      <text:p text:style-name="P2">51231 orseu</text:p>
      <text:p text:style-name="P2">51232 orto</text:p>
      <text:p text:style-name="P2">51233 ortol</text:p>
      <text:p text:style-name="P2">51234 oruco</text:p>
      <text:p text:style-name="P2">51235 oruzu</text:p>
      <text:p text:style-name="P2">51236 osana</text:p>
      <text:p text:style-name="P2">51241 osar</text:p>
      <text:p text:style-name="P2">51242 osce</text:p>
      <text:p text:style-name="P2">51243 osco</text:p>
      <text:p text:style-name="P2">51244 osela</text:p>
      <text:p text:style-name="P2">51245 osga</text:p>
      <text:p text:style-name="P2">51246 osler</text:p>
      <text:p text:style-name="P2">51251 osmia</text:p>
      <text:p text:style-name="P2">51252 osmo</text:p>
      <text:p text:style-name="P2">51253 osmol</text:p>
      <text:p text:style-name="P2">51254 osona</text:p>
      <text:p text:style-name="P2">51255 osso</text:p>
      <text:p text:style-name="P2">51256 oste</text:p>
      <text:p text:style-name="P2">51261 osteo</text:p>
      <text:p text:style-name="P2">51262 ostra</text:p>
      <text:p text:style-name="P2">51263 ostro</text:p>
      <text:p text:style-name="P2">51264 oteca</text:p>
      <text:p text:style-name="P2">51265 otelo</text:p>
      <text:p text:style-name="P2">51266 otia</text:p>
      <text:p text:style-name="P2">51311 otim</text:p>
      <text:p text:style-name="P2">51312 otina</text:p>
      <text:p text:style-name="P2">51313 otins</text:p>
      <text:p text:style-name="P2">51314 otite</text:p>
      <text:p text:style-name="P2">51315 otoba</text:p>
      <text:p text:style-name="P2">51316 otojo</text:p>
      <text:p text:style-name="P2">51321 otoma</text:p>
      <text:p text:style-name="P2">51322 otomi</text:p>
      <text:p text:style-name="P2">51323 otona</text:p>
      <text:p text:style-name="P2">51324 otoni</text:p>
      <text:p text:style-name="P2">51325 otoro</text:p>
      <text:p text:style-name="P2">51326 otose</text:p>
      <text:p text:style-name="P2">51331 ouari</text:p>
      <text:p text:style-name="P2">51332 ouaru</text:p>
      <text:p text:style-name="P2">51333 oudre</text:p>
      <text:p text:style-name="P2">51334 ougar</text:p>
      <text:p text:style-name="P2">51335 oura</text:p>
      <text:p text:style-name="P2">51336 ourar</text:p>
      <text:p text:style-name="P2">51341 ouro</text:p>
      <text:p text:style-name="P2">51342 ousar</text:p>
      <text:p text:style-name="P2">51343 outar</text:p>
      <text:p text:style-name="P2">51344 outro</text:p>
      <text:p text:style-name="P2">51345 outu</text:p>
      <text:p text:style-name="P2">51346 ouvir</text:p>
      <text:p text:style-name="P2">51351 ouxe</text:p>
      <text:p text:style-name="P2">51352 ouze</text:p>
      <text:p text:style-name="P2">51353 ouzo</text:p>
      <text:p text:style-name="P2">51354 oval</text:p>
      <text:p text:style-name="P2">51355 ovar</text:p>
      <text:p text:style-name="P2">51356 ovas</text:p>
      <text:p text:style-name="P2">51361 ovate</text:p>
      <text:p text:style-name="P2">51362 oveva</text:p>
      <text:p text:style-name="P2">51363 ovex</text:p>
      <text:p text:style-name="P2">51364 ovil</text:p>
      <text:p text:style-name="P2">51365 ovino</text:p>
      <text:p text:style-name="P2">51366 oviua</text:p>
      <text:p text:style-name="P2">51411 oxale</text:p>
      <text:p text:style-name="P2">51412 oxeba</text:p>
      <text:p text:style-name="P2">51413 oxeol</text:p>
      <text:p text:style-name="P2">51414 oxera</text:p>
      <text:p text:style-name="P2">51415 oxeu</text:p>
      <text:p text:style-name="P2">51416 oxil</text:p>
      <text:p text:style-name="P2">51421 oxilo</text:p>
      <text:p text:style-name="P2">51422 oxima</text:p>
      <text:p text:style-name="P2">51423 oxina</text:p>
      <text:p text:style-name="P2">51424 oxono</text:p>
      <text:p text:style-name="P2">51425 oxura</text:p>
      <text:p text:style-name="P2">51426 ozear</text:p>
      <text:p text:style-name="P2">51431 ozena</text:p>
      <text:p text:style-name="P2">51432 ozolo</text:p>
      <text:p text:style-name="P2">51433 ozueu</text:p>
      <text:p text:style-name="P2">51434 paari</text:p>
      <text:p text:style-name="P2">51435 paba</text:p>
      <text:p text:style-name="P2">51436 pacau</text:p>
      <text:p text:style-name="P2">51441 pacho</text:p>
      <text:p text:style-name="P2">51442 paco</text:p>
      <text:p text:style-name="P2">51443 pacol</text:p>
      <text:p text:style-name="P2">51444 pacu</text:p>
      <text:p text:style-name="P2">51445 padeu</text:p>
      <text:p text:style-name="P2">51446 padma</text:p>
      <text:p text:style-name="P2">51451 pado</text:p>
      <text:p text:style-name="P2">51452 padre</text:p>
      <text:p text:style-name="P2">51453 padu</text:p>
      <text:p text:style-name="P2">51454 paes</text:p>
      <text:p text:style-name="P2">51455 pafe</text:p>
      <text:p text:style-name="P2">51456 pafo</text:p>
      <text:p text:style-name="P2">51461 paga</text:p>
      <text:p text:style-name="P2">51462 pagar</text:p>
      <text:p text:style-name="P2">51463 pagel</text:p>
      <text:p text:style-name="P2">51464 pagem</text:p>
      <text:p text:style-name="P2">51465 pager</text:p>
      <text:p text:style-name="P2">51466 pageu</text:p>
      <text:p text:style-name="P2">51511 pago</text:p>
      <text:p text:style-name="P2">51512 pagou</text:p>
      <text:p text:style-name="P2">51513 pagro</text:p>
      <text:p text:style-name="P2">51514 paica</text:p>
      <text:p text:style-name="P2">51515 paim</text:p>
      <text:p text:style-name="P2">51516 paina</text:p>
      <text:p text:style-name="P2">51521 paio</text:p>
      <text:p text:style-name="P2">51522 paiol</text:p>
      <text:p text:style-name="P2">51523 paixa</text:p>
      <text:p text:style-name="P2">51524 pajem</text:p>
      <text:p text:style-name="P2">51525 pala</text:p>
      <text:p text:style-name="P2">51526 palar</text:p>
      <text:p text:style-name="P2">51531 palco</text:p>
      <text:p text:style-name="P2">51532 pale</text:p>
      <text:p text:style-name="P2">51533 paleo</text:p>
      <text:p text:style-name="P2">51534 palha</text:p>
      <text:p text:style-name="P2">51535 palma</text:p>
      <text:p text:style-name="P2">51536 palo</text:p>
      <text:p text:style-name="P2">51541 palor</text:p>
      <text:p text:style-name="P2">51542 palta</text:p>
      <text:p text:style-name="P2">51543 pama</text:p>
      <text:p text:style-name="P2">51544 pambo</text:p>
      <text:p text:style-name="P2">51545 pami</text:p>
      <text:p text:style-name="P2">51546 pampo</text:p>
      <text:p text:style-name="P2">51551 panal</text:p>
      <text:p text:style-name="P2">51552 panar</text:p>
      <text:p text:style-name="P2">51553 panco</text:p>
      <text:p text:style-name="P2">51554 panda</text:p>
      <text:p text:style-name="P2">51555 panga</text:p>
      <text:p text:style-name="P2">51556 panhe</text:p>
      <text:p text:style-name="P2">51561 panhi</text:p>
      <text:p text:style-name="P2">51562 pani</text:p>
      <text:p text:style-name="P2">51563 panje</text:p>
      <text:p text:style-name="P2">51564 pano</text:p>
      <text:p text:style-name="P2">51565 panri</text:p>
      <text:p text:style-name="P2">51566 panta</text:p>
      <text:p text:style-name="P2">51611 panu</text:p>
      <text:p text:style-name="P2">51612 paolu</text:p>
      <text:p text:style-name="P2">51613 papa</text:p>
      <text:p text:style-name="P2">51614 papai</text:p>
      <text:p text:style-name="P2">51615 papal</text:p>
      <text:p text:style-name="P2">51616 papar</text:p>
      <text:p text:style-name="P2">51621 papel</text:p>
      <text:p text:style-name="P2">51622 papo</text:p>
      <text:p text:style-name="P2">51623 papu</text:p>
      <text:p text:style-name="P2">51624 papua</text:p>
      <text:p text:style-name="P2">51625 papuo</text:p>
      <text:p text:style-name="P2">51626 paque</text:p>
      <text:p text:style-name="P2">51631 paqui</text:p>
      <text:p text:style-name="P2">51632 para</text:p>
      <text:p text:style-name="P2">51633 paral</text:p>
      <text:p text:style-name="P2">51634 parar</text:p>
      <text:p text:style-name="P2">51635 parau</text:p>
      <text:p text:style-name="P2">51636 parba</text:p>
      <text:p text:style-name="P2">51641 parco</text:p>
      <text:p text:style-name="P2">51642 parda</text:p>
      <text:p text:style-name="P2">51643 pardo</text:p>
      <text:p text:style-name="P2">51644 pares</text:p>
      <text:p text:style-name="P2">51645 pargo</text:p>
      <text:p text:style-name="P2">51646 parir</text:p>
      <text:p text:style-name="P2">51651 paris</text:p>
      <text:p text:style-name="P2">51652 parma</text:p>
      <text:p text:style-name="P2">51653 parno</text:p>
      <text:p text:style-name="P2">51654 parol</text:p>
      <text:p text:style-name="P2">51655 parse</text:p>
      <text:p text:style-name="P2">51656 part</text:p>
      <text:p text:style-name="P2">51661 parte</text:p>
      <text:p text:style-name="P2">51662 parto</text:p>
      <text:p text:style-name="P2">51663 paru</text:p>
      <text:p text:style-name="P2">51664 parum</text:p>
      <text:p text:style-name="P2">51665 parvi</text:p>
      <text:p text:style-name="P2">51666 parvo</text:p>
      <text:p text:style-name="P2"><text:soft-page-break/>52111 parvu</text:p>
      <text:p text:style-name="P2">52112 passa</text:p>
      <text:p text:style-name="P2">52113 passe</text:p>
      <text:p text:style-name="P2">52114 passo</text:p>
      <text:p text:style-name="P2">52115 pasta</text:p>
      <text:p text:style-name="P2">52116 pasto</text:p>
      <text:p text:style-name="P2">52121 pata</text:p>
      <text:p text:style-name="P2">52122 patau</text:p>
      <text:p text:style-name="P2">52123 pataz</text:p>
      <text:p text:style-name="P2">52124 pate</text:p>
      <text:p text:style-name="P2">52125 patel</text:p>
      <text:p text:style-name="P2">52126 pati</text:p>
      <text:p text:style-name="P2">52131 patim</text:p>
      <text:p text:style-name="P2">52132 pato</text:p>
      <text:p text:style-name="P2">52133 patum</text:p>
      <text:p text:style-name="P2">52134 paual</text:p>
      <text:p text:style-name="P2">52135 pauda</text:p>
      <text:p text:style-name="P2">52136 pauis</text:p>
      <text:p text:style-name="P2">52141 paul</text:p>
      <text:p text:style-name="P2">52142 paula</text:p>
      <text:p text:style-name="P2">52143 paulo</text:p>
      <text:p text:style-name="P2">52144 pausa</text:p>
      <text:p text:style-name="P2">52145 pauxi</text:p>
      <text:p text:style-name="P2">52146 paval</text:p>
      <text:p text:style-name="P2">52151 pavio</text:p>
      <text:p text:style-name="P2">52152 pavo</text:p>
      <text:p text:style-name="P2">52153 pavoa</text:p>
      <text:p text:style-name="P2">52154 pavol</text:p>
      <text:p text:style-name="P2">52155 pavor</text:p>
      <text:p text:style-name="P2">52156 paza</text:p>
      <text:p text:style-name="P2">52161 peal</text:p>
      <text:p text:style-name="P2">52162 peana</text:p>
      <text:p text:style-name="P2">52163 peane</text:p>
      <text:p text:style-name="P2">52164 pear</text:p>
      <text:p text:style-name="P2">52165 peba</text:p>
      <text:p text:style-name="P2">52166 pebi</text:p>
      <text:p text:style-name="P2">52211 pecar</text:p>
      <text:p text:style-name="P2">52212 peco</text:p>
      <text:p text:style-name="P2">52213 pecte</text:p>
      <text:p text:style-name="P2">52214 pedal</text:p>
      <text:p text:style-name="P2">52215 pede</text:p>
      <text:p text:style-name="P2">52216 pedir</text:p>
      <text:p text:style-name="P2">52221 pedo</text:p>
      <text:p text:style-name="P2">52222 pedra</text:p>
      <text:p text:style-name="P2">52223 pedro</text:p>
      <text:p text:style-name="P2">52224 pega</text:p>
      <text:p text:style-name="P2">52225 pegar</text:p>
      <text:p text:style-name="P2">52226 pegma</text:p>
      <text:p text:style-name="P2">52231 pego</text:p>
      <text:p text:style-name="P2">52232 pegol</text:p>
      <text:p text:style-name="P2">52233 pegou</text:p>
      <text:p text:style-name="P2">52234 pegu</text:p>
      <text:p text:style-name="P2">52235 peito</text:p>
      <text:p text:style-name="P2">52236 peixe</text:p>
      <text:p text:style-name="P2">52241 pejar</text:p>
      <text:p text:style-name="P2">52242 peji</text:p>
      <text:p text:style-name="P2">52243 pejos</text:p>
      <text:p text:style-name="P2">52244 pela</text:p>
      <text:p text:style-name="P2">52245 pelar</text:p>
      <text:p text:style-name="P2">52246 pele</text:p>
      <text:p text:style-name="P2">52251 peleu</text:p>
      <text:p text:style-name="P2">52252 pelga</text:p>
      <text:p text:style-name="P2">52253 pelia</text:p>
      <text:p text:style-name="P2">52254 pelma</text:p>
      <text:p text:style-name="P2">52255 pelo</text:p>
      <text:p text:style-name="P2">52256 pelor</text:p>
      <text:p text:style-name="P2">52261 pelta</text:p>
      <text:p text:style-name="P2">52262 pelve</text:p>
      <text:p text:style-name="P2">52263 pema</text:p>
      <text:p text:style-name="P2">52264 pembe</text:p>
      <text:p text:style-name="P2">52265 pemi</text:p>
      <text:p text:style-name="P2">52266 pemom</text:p>
      <text:p text:style-name="P2">52311 pempa</text:p>
      <text:p text:style-name="P2">52312 pena</text:p>
      <text:p text:style-name="P2">52313 penal</text:p>
      <text:p text:style-name="P2">52314 penar</text:p>
      <text:p text:style-name="P2">52315 penca</text:p>
      <text:p text:style-name="P2">52316 pence</text:p>
      <text:p text:style-name="P2">52321 penco</text:p>
      <text:p text:style-name="P2">52322 penha</text:p>
      <text:p text:style-name="P2">52323 penia</text:p>
      <text:p text:style-name="P2">52324 penol</text:p>
      <text:p text:style-name="P2">52325 penta</text:p>
      <text:p text:style-name="P2">52326 pente</text:p>
      <text:p text:style-name="P2">52331 peoa</text:p>
      <text:p text:style-name="P2">52332 peona</text:p>
      <text:p text:style-name="P2">52333 peote</text:p>
      <text:p text:style-name="P2">52334 pepe</text:p>
      <text:p text:style-name="P2">52335 pepel</text:p>
      <text:p text:style-name="P2">52336 peplo</text:p>
      <text:p text:style-name="P2">52341 pepo</text:p>
      <text:p text:style-name="P2">52342 peps</text:p>
      <text:p text:style-name="P2">52343 pepu</text:p>
      <text:p text:style-name="P2">52344 pequi</text:p>
      <text:p text:style-name="P2">52345 pera</text:p>
      <text:p text:style-name="P2">52346 peral</text:p>
      <text:p text:style-name="P2">52351 perau</text:p>
      <text:p text:style-name="P2">52352 perca</text:p>
      <text:p text:style-name="P2">52353 perce</text:p>
      <text:p text:style-name="P2">52354 perda</text:p>
      <text:p text:style-name="P2">52355 perde</text:p>
      <text:p text:style-name="P2">52356 peri</text:p>
      <text:p text:style-name="P2">52361 perm</text:p>
      <text:p text:style-name="P2">52362 perna</text:p>
      <text:p text:style-name="P2">52363 perne</text:p>
      <text:p text:style-name="P2">52364 perno</text:p>
      <text:p text:style-name="P2">52365 pero</text:p>
      <text:p text:style-name="P2">52366 perro</text:p>
      <text:p text:style-name="P2">52411 persa</text:p>
      <text:p text:style-name="P2">52412 perto</text:p>
      <text:p text:style-name="P2">52413 perua</text:p>
      <text:p text:style-name="P2">52414 perum</text:p>
      <text:p text:style-name="P2">52415 pesa</text:p>
      <text:p text:style-name="P2">52416 pesar</text:p>
      <text:p text:style-name="P2">52421 pesca</text:p>
      <text:p text:style-name="P2">52422 peso</text:p>
      <text:p text:style-name="P2">52423 pespe</text:p>
      <text:p text:style-name="P2">52424 pesse</text:p>
      <text:p text:style-name="P2">52425 peste</text:p>
      <text:p text:style-name="P2">52426 peta</text:p>
      <text:p text:style-name="P2">52431 petal</text:p>
      <text:p text:style-name="P2">52432 petar</text:p>
      <text:p text:style-name="P2">52433 petim</text:p>
      <text:p text:style-name="P2">52434 petit</text:p>
      <text:p text:style-name="P2">52435 petiz</text:p>
      <text:p text:style-name="P2">52436 peto</text:p>
      <text:p text:style-name="P2">52441 petra</text:p>
      <text:p text:style-name="P2">52442 petro</text:p>
      <text:p text:style-name="P2">52443 petum</text:p>
      <text:p text:style-name="P2">52444 peua</text:p>
      <text:p text:style-name="P2">52445 peul</text:p>
      <text:p text:style-name="P2">52446 peumo</text:p>
      <text:p text:style-name="P2">52451 peva</text:p>
      <text:p text:style-name="P2">52452 pexe</text:p>
      <text:p text:style-name="P2">52453 pexia</text:p>
      <text:p text:style-name="P2">52454 pexim</text:p>
      <text:p text:style-name="P2">52455 pezes</text:p>
      <text:p text:style-name="P2">52456 phen</text:p>
      <text:p text:style-name="P2">52461 piaba</text:p>
      <text:p text:style-name="P2">52462 piaca</text:p>
      <text:p text:style-name="P2">52463 piaga</text:p>
      <text:p text:style-name="P2">52464 pial</text:p>
      <text:p text:style-name="P2">52465 piano</text:p>
      <text:p text:style-name="P2">52466 piar</text:p>
      <text:p text:style-name="P2">52511 piau</text:p>
      <text:p text:style-name="P2">52512 piava</text:p>
      <text:p text:style-name="P2">52513 pical</text:p>
      <text:p text:style-name="P2">52514 picar</text:p>
      <text:p text:style-name="P2">52515 pichi</text:p>
      <text:p text:style-name="P2">52516 picle</text:p>
      <text:p text:style-name="P2">52521 pico</text:p>
      <text:p text:style-name="P2">52522 picoa</text:p>
      <text:p text:style-name="P2">52523 picre</text:p>
      <text:p text:style-name="P2">52524 picro</text:p>
      <text:p text:style-name="P2">52525 picto</text:p>
      <text:p text:style-name="P2">52526 picu</text:p>
      <text:p text:style-name="P2">52531 picul</text:p>
      <text:p text:style-name="P2">52532 picum</text:p>
      <text:p text:style-name="P2">52533 pida</text:p>
      <text:p text:style-name="P2">52534 piego</text:p>
      <text:p text:style-name="P2">52535 pielo</text:p>
      <text:p text:style-name="P2">52536 piese</text:p>
      <text:p text:style-name="P2">52541 pieze</text:p>
      <text:p text:style-name="P2">52542 piezo</text:p>
      <text:p text:style-name="P2">52543 pifar</text:p>
      <text:p text:style-name="P2">52544 pife</text:p>
      <text:p text:style-name="P2">52545 pigal</text:p>
      <text:p text:style-name="P2">52546 pigar</text:p>
      <text:p text:style-name="P2">52551 pigeu</text:p>
      <text:p text:style-name="P2">52552 pigia</text:p>
      <text:p text:style-name="P2">52553 pigma</text:p>
      <text:p text:style-name="P2">52554 pigro</text:p>
      <text:p text:style-name="P2">52555 piina</text:p>
      <text:p text:style-name="P2">52556 pilar</text:p>
      <text:p text:style-name="P2">52561 pilau</text:p>
      <text:p text:style-name="P2">52562 pilha</text:p>
      <text:p text:style-name="P2">52563 pili</text:p>
      <text:p text:style-name="P2">52564 pilim</text:p>
      <text:p text:style-name="P2">52565 pilma</text:p>
      <text:p text:style-name="P2">52566 pilra</text:p>
      <text:p text:style-name="P2">52611 pima</text:p>
      <text:p text:style-name="P2">52612 pinar</text:p>
      <text:p text:style-name="P2">52613 pinaz</text:p>
      <text:p text:style-name="P2">52614 pince</text:p>
      <text:p text:style-name="P2">52615 pinda</text:p>
      <text:p text:style-name="P2">52616 pindi</text:p>
      <text:p text:style-name="P2">52621 pindu</text:p>
      <text:p text:style-name="P2">52622 pinel</text:p>
      <text:p text:style-name="P2">52623 pinga</text:p>
      <text:p text:style-name="P2">52624 pingo</text:p>
      <text:p text:style-name="P2">52625 pinha</text:p>
      <text:p text:style-name="P2">52626 pinho</text:p>
      <text:p text:style-name="P2">52631 pino</text:p>
      <text:p text:style-name="P2">52632 pinol</text:p>
      <text:p text:style-name="P2">52633 pinta</text:p>
      <text:p text:style-name="P2">52634 pinto</text:p>
      <text:p text:style-name="P2">52635 pioca</text:p>
      <text:p text:style-name="P2">52636 pioia</text:p>
      <text:p text:style-name="P2">52641 piola</text:p>
      <text:p text:style-name="P2">52642 piom</text:p>
      <text:p text:style-name="P2">52643 piona</text:p>
      <text:p text:style-name="P2">52644 pior</text:p>
      <text:p text:style-name="P2">52645 piose</text:p>
      <text:p text:style-name="P2">52646 pipa</text:p>
      <text:p text:style-name="P2">52651 pipal</text:p>
      <text:p text:style-name="P2">52652 pipar</text:p>
      <text:p text:style-name="P2">52653 pipi</text:p>
      <text:p text:style-name="P2">52654 pipra</text:p>
      <text:p text:style-name="P2">52655 pique</text:p>
      <text:p text:style-name="P2">52656 piqui</text:p>
      <text:p text:style-name="P2">52661 piral</text:p>
      <text:p text:style-name="P2">52662 pirar</text:p>
      <text:p text:style-name="P2">52663 pirca</text:p>
      <text:p text:style-name="P2">52664 pire</text:p>
      <text:p text:style-name="P2">52665 pireu</text:p>
      <text:p text:style-name="P2">52666 pirex</text:p>
      <text:p text:style-name="P2"><text:soft-page-break/>53111 pirgo</text:p>
      <text:p text:style-name="P2">53112 piri</text:p>
      <text:p text:style-name="P2">53113 piria</text:p>
      <text:p text:style-name="P2">53114 piriz</text:p>
      <text:p text:style-name="P2">53115 pirol</text:p>
      <text:p text:style-name="P2">53116 pisa</text:p>
      <text:p text:style-name="P2">53121 pisar</text:p>
      <text:p text:style-name="P2">53122 pisca</text:p>
      <text:p text:style-name="P2">53123 pisco</text:p>
      <text:p text:style-name="P2">53124 piseu</text:p>
      <text:p text:style-name="P2">53125 piso</text:p>
      <text:p text:style-name="P2">53126 pissa</text:p>
      <text:p text:style-name="P2">53131 pita</text:p>
      <text:p text:style-name="P2">53132 pitar</text:p>
      <text:p text:style-name="P2">53133 piti</text:p>
      <text:p text:style-name="P2">53134 pito</text:p>
      <text:p text:style-name="P2">53135 pitom</text:p>
      <text:p text:style-name="P2">53136 pitu</text:p>
      <text:p text:style-name="P2">53141 pium</text:p>
      <text:p text:style-name="P2">53142 piva</text:p>
      <text:p text:style-name="P2">53143 pixa</text:p>
      <text:p text:style-name="P2">53144 pixel</text:p>
      <text:p text:style-name="P2">53145 piza</text:p>
      <text:p text:style-name="P2">53146 pizza</text:p>
      <text:p text:style-name="P2">53151 placa</text:p>
      <text:p text:style-name="P2">53152 plaga</text:p>
      <text:p text:style-name="P2">53153 plana</text:p>
      <text:p text:style-name="P2">53154 plani</text:p>
      <text:p text:style-name="P2">53155 plapo</text:p>
      <text:p text:style-name="P2">53156 plato</text:p>
      <text:p text:style-name="P2">53161 plebe</text:p>
      <text:p text:style-name="P2">53162 pleno</text:p>
      <text:p text:style-name="P2">53163 pleo</text:p>
      <text:p text:style-name="P2">53164 plex</text:p>
      <text:p text:style-name="P2">53165 plexo</text:p>
      <text:p text:style-name="P2">53166 plia</text:p>
      <text:p text:style-name="P2">53211 ploce</text:p>
      <text:p text:style-name="P2">53212 plome</text:p>
      <text:p text:style-name="P2">53213 plomo</text:p>
      <text:p text:style-name="P2">53214 pluge</text:p>
      <text:p text:style-name="P2">53215 pluma</text:p>
      <text:p text:style-name="P2">53216 pluri</text:p>
      <text:p text:style-name="P2">53221 plus</text:p>
      <text:p text:style-name="P2">53222 plush</text:p>
      <text:p text:style-name="P2">53223 pluto</text:p>
      <text:p text:style-name="P2">53224 pneu</text:p>
      <text:p text:style-name="P2">53225 pnigo</text:p>
      <text:p text:style-name="P2">53226 pnom</text:p>
      <text:p text:style-name="P2">53231 poaia</text:p>
      <text:p text:style-name="P2">53232 poare</text:p>
      <text:p text:style-name="P2">53233 pobe</text:p>
      <text:p text:style-name="P2">53234 pobre</text:p>
      <text:p text:style-name="P2">53235 poca</text:p>
      <text:p text:style-name="P2">53236 pocar</text:p>
      <text:p text:style-name="P2">53241 poche</text:p>
      <text:p text:style-name="P2">53242 pocho</text:p>
      <text:p text:style-name="P2">53243 poda</text:p>
      <text:p text:style-name="P2">53244 podal</text:p>
      <text:p text:style-name="P2">53245 podar</text:p>
      <text:p text:style-name="P2">53246 pode</text:p>
      <text:p text:style-name="P2">53251 poder</text:p>
      <text:p text:style-name="P2">53252 podoa</text:p>
      <text:p text:style-name="P2">53253 podre</text:p>
      <text:p text:style-name="P2">53254 poejo</text:p>
      <text:p text:style-name="P2">53255 poema</text:p>
      <text:p text:style-name="P2">53256 poer</text:p>
      <text:p text:style-name="P2">53261 poeta</text:p>
      <text:p text:style-name="P2">53262 pofia</text:p>
      <text:p text:style-name="P2">53263 pofo</text:p>
      <text:p text:style-name="P2">53264 poga</text:p>
      <text:p text:style-name="P2">53265 poial</text:p>
      <text:p text:style-name="P2">53266 poiar</text:p>
      <text:p text:style-name="P2">53311 poios</text:p>
      <text:p text:style-name="P2">53312 pois</text:p>
      <text:p text:style-name="P2">53313 poisa</text:p>
      <text:p text:style-name="P2">53314 poita</text:p>
      <text:p text:style-name="P2">53315 pojar</text:p>
      <text:p text:style-name="P2">53316 polar</text:p>
      <text:p text:style-name="P2">53321 polau</text:p>
      <text:p text:style-name="P2">53322 polca</text:p>
      <text:p text:style-name="P2">53323 poldo</text:p>
      <text:p text:style-name="P2">53324 polho</text:p>
      <text:p text:style-name="P2">53325 poli</text:p>
      <text:p text:style-name="P2">53326 polim</text:p>
      <text:p text:style-name="P2">53331 polio</text:p>
      <text:p text:style-name="P2">53332 polir</text:p>
      <text:p text:style-name="P2">53333 polje</text:p>
      <text:p text:style-name="P2">53334 polme</text:p>
      <text:p text:style-name="P2">53335 polmo</text:p>
      <text:p text:style-name="P2">53336 polo</text:p>
      <text:p text:style-name="P2">53341 polom</text:p>
      <text:p text:style-name="P2">53342 polvo</text:p>
      <text:p text:style-name="P2">53343 poma</text:p>
      <text:p text:style-name="P2">53344 pomal</text:p>
      <text:p text:style-name="P2">53345 pomar</text:p>
      <text:p text:style-name="P2">53346 pomba</text:p>
      <text:p text:style-name="P2">53351 pombe</text:p>
      <text:p text:style-name="P2">53352 pombo</text:p>
      <text:p text:style-name="P2">53353 pomes</text:p>
      <text:p text:style-name="P2">53354 pomo</text:p>
      <text:p text:style-name="P2">53355 pompo</text:p>
      <text:p text:style-name="P2">53356 pona</text:p>
      <text:p text:style-name="P2">53361 ponda</text:p>
      <text:p text:style-name="P2">53362 pone</text:p>
      <text:p text:style-name="P2">53363 ponfo</text:p>
      <text:p text:style-name="P2">53364 ponis</text:p>
      <text:p text:style-name="P2">53365 ponom</text:p>
      <text:p text:style-name="P2">53366 ponta</text:p>
      <text:p text:style-name="P2">53411 ponte</text:p>
      <text:p text:style-name="P2">53412 ponto</text:p>
      <text:p text:style-name="P2">53413 pool</text:p>
      <text:p text:style-name="P2">53414 poone</text:p>
      <text:p text:style-name="P2">53415 pope</text:p>
      <text:p text:style-name="P2">53416 porca</text:p>
      <text:p text:style-name="P2">53421 porco</text:p>
      <text:p text:style-name="P2">53422 porei</text:p>
      <text:p text:style-name="P2">53423 porme</text:p>
      <text:p text:style-name="P2">53424 porno</text:p>
      <text:p text:style-name="P2">53425 poro</text:p>
      <text:p text:style-name="P2">53426 porre</text:p>
      <text:p text:style-name="P2">53431 porro</text:p>
      <text:p text:style-name="P2">53432 porta</text:p>
      <text:p text:style-name="P2">53433 porte</text:p>
      <text:p text:style-name="P2">53434 porto</text:p>
      <text:p text:style-name="P2">53435 posar</text:p>
      <text:p text:style-name="P2">53436 posca</text:p>
      <text:p text:style-name="P2">53441 posta</text:p>
      <text:p text:style-name="P2">53442 posto</text:p>
      <text:p text:style-name="P2">53443 pote</text:p>
      <text:p text:style-name="P2">53444 poti</text:p>
      <text:p text:style-name="P2">53445 poto</text:p>
      <text:p text:style-name="P2">53446 potro</text:p>
      <text:p text:style-name="P2">53451 potu</text:p>
      <text:p text:style-name="P2">53452 potum</text:p>
      <text:p text:style-name="P2">53453 pouca</text:p>
      <text:p text:style-name="P2">53454 pouco</text:p>
      <text:p text:style-name="P2">53455 poule</text:p>
      <text:p text:style-name="P2">53456 poulo</text:p>
      <text:p text:style-name="P2">53461 poupa</text:p>
      <text:p text:style-name="P2">53462 pousa</text:p>
      <text:p text:style-name="P2">53463 pouso</text:p>
      <text:p text:style-name="P2">53464 povo</text:p>
      <text:p text:style-name="P2">53465 poxa</text:p>
      <text:p text:style-name="P2">53466 prado</text:p>
      <text:p text:style-name="P2">53511 praga</text:p>
      <text:p text:style-name="P2">53512 praia</text:p>
      <text:p text:style-name="P2">53513 prais</text:p>
      <text:p text:style-name="P2">53514 pram</text:p>
      <text:p text:style-name="P2">53515 prana</text:p>
      <text:p text:style-name="P2">53516 prase</text:p>
      <text:p text:style-name="P2">53521 prata</text:p>
      <text:p text:style-name="P2">53522 prato</text:p>
      <text:p text:style-name="P2">53523 pravo</text:p>
      <text:p text:style-name="P2">53524 praz</text:p>
      <text:p text:style-name="P2">53525 prazo</text:p>
      <text:p text:style-name="P2">53526 prear</text:p>
      <text:p text:style-name="P2">53531 prece</text:p>
      <text:p text:style-name="P2">53532 prego</text:p>
      <text:p text:style-name="P2">53533 preia</text:p>
      <text:p text:style-name="P2">53534 prelo</text:p>
      <text:p text:style-name="P2">53535 prem</text:p>
      <text:p text:style-name="P2">53536 presa</text:p>
      <text:p text:style-name="P2">53541 preso</text:p>
      <text:p text:style-name="P2">53542 preta</text:p>
      <text:p text:style-name="P2">53543 preto</text:p>
      <text:p text:style-name="P2">53544 prez</text:p>
      <text:p text:style-name="P2">53545 prima</text:p>
      <text:p text:style-name="P2">53546 prime</text:p>
      <text:p text:style-name="P2">53551 primi</text:p>
      <text:p text:style-name="P2">53552 primo</text:p>
      <text:p text:style-name="P2">53553 prino</text:p>
      <text:p text:style-name="P2">53554 prior</text:p>
      <text:p text:style-name="P2">53555 prita</text:p>
      <text:p text:style-name="P2">53556 prius</text:p>
      <text:p text:style-name="P2">53561 proa</text:p>
      <text:p text:style-name="P2">53562 proal</text:p>
      <text:p text:style-name="P2">53563 proar</text:p>
      <text:p text:style-name="P2">53564 probo</text:p>
      <text:p text:style-name="P2">53565 proco</text:p>
      <text:p text:style-name="P2">53566 proiz</text:p>
      <text:p text:style-name="P2">53611 prol</text:p>
      <text:p text:style-name="P2">53612 prole</text:p>
      <text:p text:style-name="P2">53613 prosa</text:p>
      <text:p text:style-name="P2">53614 proto</text:p>
      <text:p text:style-name="P2">53615 prova</text:p>
      <text:p text:style-name="P2">53616 pruca</text:p>
      <text:p text:style-name="P2">53621 pruga</text:p>
      <text:p text:style-name="P2">53622 pruir</text:p>
      <text:p text:style-name="P2">53623 prum</text:p>
      <text:p text:style-name="P2">53624 pruno</text:p>
      <text:p text:style-name="P2">53625 psalo</text:p>
      <text:p text:style-name="P2">53626 psama</text:p>
      <text:p text:style-name="P2">53631 psaro</text:p>
      <text:p text:style-name="P2">53632 pseca</text:p>
      <text:p text:style-name="P2">53633 pseso</text:p>
      <text:p text:style-name="P2">53634 pseto</text:p>
      <text:p text:style-name="P2">53635 psico</text:p>
      <text:p text:style-name="P2">53636 psilo</text:p>
      <text:p text:style-name="P2">53641 psiu</text:p>
      <text:p text:style-name="P2">53642 psoa</text:p>
      <text:p text:style-name="P2">53643 psoco</text:p>
      <text:p text:style-name="P2">53644 psofo</text:p>
      <text:p text:style-name="P2">53645 psolo</text:p>
      <text:p text:style-name="P2">53646 psora</text:p>
      <text:p text:style-name="P2">53651 ptena</text:p>
      <text:p text:style-name="P2">53652 ptere</text:p>
      <text:p text:style-name="P2">53653 ptero</text:p>
      <text:p text:style-name="P2">53654 ptise</text:p>
      <text:p text:style-name="P2">53655 ptose</text:p>
      <text:p text:style-name="P2">53656 puaia</text:p>
      <text:p text:style-name="P2">53661 puar</text:p>
      <text:p text:style-name="P2">53662 puba</text:p>
      <text:p text:style-name="P2">53663 pubar</text:p>
      <text:p text:style-name="P2">53664 pucho</text:p>
      <text:p text:style-name="P2">53665 puco</text:p>
      <text:p text:style-name="P2">53666 puctu</text:p>
      <text:p text:style-name="P2"><text:soft-page-break/>54111 pucu</text:p>
      <text:p text:style-name="P2">54112 puder</text:p>
      <text:p text:style-name="P2">54113 pudim</text:p>
      <text:p text:style-name="P2">54114 pudor</text:p>
      <text:p text:style-name="P2">54115 pudu</text:p>
      <text:p text:style-name="P2">54116 puela</text:p>
      <text:p text:style-name="P2">54121 puer</text:p>
      <text:p text:style-name="P2">54122 pueri</text:p>
      <text:p text:style-name="P2">54123 pufe</text:p>
      <text:p text:style-name="P2">54124 pufo</text:p>
      <text:p text:style-name="P2">54125 puia</text:p>
      <text:p text:style-name="P2">54126 puir</text:p>
      <text:p text:style-name="P2">54131 pujar</text:p>
      <text:p text:style-name="P2">54132 pula</text:p>
      <text:p text:style-name="P2">54133 pular</text:p>
      <text:p text:style-name="P2">54134 pulgo</text:p>
      <text:p text:style-name="P2">54135 pulha</text:p>
      <text:p text:style-name="P2">54136 pulim</text:p>
      <text:p text:style-name="P2">54141 puliz</text:p>
      <text:p text:style-name="P2">54142 pulo</text:p>
      <text:p text:style-name="P2">54143 pumbo</text:p>
      <text:p text:style-name="P2">54144 puna</text:p>
      <text:p text:style-name="P2">54145 punga</text:p>
      <text:p text:style-name="P2">54146 punho</text:p>
      <text:p text:style-name="P2">54151 punir</text:p>
      <text:p text:style-name="P2">54152 punk</text:p>
      <text:p text:style-name="P2">54153 puno</text:p>
      <text:p text:style-name="P2">54154 punra</text:p>
      <text:p text:style-name="P2">54155 punu</text:p>
      <text:p text:style-name="P2">54156 pupa</text:p>
      <text:p text:style-name="P2">54161 pupal</text:p>
      <text:p text:style-name="P2">54162 pupar</text:p>
      <text:p text:style-name="P2">54163 pupu</text:p>
      <text:p text:style-name="P2">54164 pural</text:p>
      <text:p text:style-name="P2">54165 pureu</text:p>
      <text:p text:style-name="P2">54166 purga</text:p>
      <text:p text:style-name="P2">54211 puri</text:p>
      <text:p text:style-name="P2">54212 purim</text:p>
      <text:p text:style-name="P2">54213 puro</text:p>
      <text:p text:style-name="P2">54214 putal</text:p>
      <text:p text:style-name="P2">54215 puti</text:p>
      <text:p text:style-name="P2">54216 putu</text:p>
      <text:p text:style-name="P2">54221 puva</text:p>
      <text:p text:style-name="P2">54222 puvi</text:p>
      <text:p text:style-name="P2">54223 puxa</text:p>
      <text:p text:style-name="P2">54224 puxar</text:p>
      <text:p text:style-name="P2">54225 puxos</text:p>
      <text:p text:style-name="P2">54226 puzos</text:p>
      <text:p text:style-name="P2">54231 quaco</text:p>
      <text:p text:style-name="P2">54232 quado</text:p>
      <text:p text:style-name="P2">54233 quaga</text:p>
      <text:p text:style-name="P2">54234 qual</text:p>
      <text:p text:style-name="P2">54235 quari</text:p>
      <text:p text:style-name="P2">54236 quark</text:p>
      <text:p text:style-name="P2">54241 quasa</text:p>
      <text:p text:style-name="P2">54242 quase</text:p>
      <text:p text:style-name="P2">54243 quati</text:p>
      <text:p text:style-name="P2">54244 qubit</text:p>
      <text:p text:style-name="P2">54245 quebe</text:p>
      <text:p text:style-name="P2">54246 queca</text:p>
      <text:p text:style-name="P2">54251 queci</text:p>
      <text:p text:style-name="P2">54252 queda</text:p>
      <text:p text:style-name="P2">54253 queia</text:p>
      <text:p text:style-name="P2">54254 quem</text:p>
      <text:p text:style-name="P2">54255 quemi</text:p>
      <text:p text:style-name="P2">54256 quemo</text:p>
      <text:p text:style-name="P2">54261 queno</text:p>
      <text:p text:style-name="P2">54262 quepe</text:p>
      <text:p text:style-name="P2">54263 quer</text:p>
      <text:p text:style-name="P2">54264 quera</text:p>
      <text:p text:style-name="P2">54265 queri</text:p>
      <text:p text:style-name="P2">54266 quero</text:p>
      <text:p text:style-name="P2">54311 queto</text:p>
      <text:p text:style-name="P2">54312 queza</text:p>
      <text:p text:style-name="P2">54313 quibe</text:p>
      <text:p text:style-name="P2">54314 quica</text:p>
      <text:p text:style-name="P2">54315 quido</text:p>
      <text:p text:style-name="P2">54316 quija</text:p>
      <text:p text:style-name="P2">54321 quil</text:p>
      <text:p text:style-name="P2">54322 quile</text:p>
      <text:p text:style-name="P2">54323 quili</text:p>
      <text:p text:style-name="P2">54324 quilo</text:p>
      <text:p text:style-name="P2">54325 quime</text:p>
      <text:p text:style-name="P2">54326 quimo</text:p>
      <text:p text:style-name="P2">54331 quina</text:p>
      <text:p text:style-name="P2">54332 quino</text:p>
      <text:p text:style-name="P2">54333 quio</text:p>
      <text:p text:style-name="P2">54334 quipo</text:p>
      <text:p text:style-name="P2">54335 quir</text:p>
      <text:p text:style-name="P2">54336 quire</text:p>
      <text:p text:style-name="P2">54341 quiri</text:p>
      <text:p text:style-name="P2">54342 quiro</text:p>
      <text:p text:style-name="P2">54343 quita</text:p>
      <text:p text:style-name="P2">54344 quiti</text:p>
      <text:p text:style-name="P2">54345 quito</text:p>
      <text:p text:style-name="P2">54346 quivi</text:p>
      <text:p text:style-name="P2">54351 quixa</text:p>
      <text:p text:style-name="P2">54352 quiza</text:p>
      <text:p text:style-name="P2">54353 quota</text:p>
      <text:p text:style-name="P2">54354 rabal</text:p>
      <text:p text:style-name="P2">54355 rabaz</text:p>
      <text:p text:style-name="P2">54356 rabdo</text:p>
      <text:p text:style-name="P2">54361 rabel</text:p>
      <text:p text:style-name="P2">54362 rabi</text:p>
      <text:p text:style-name="P2">54363 rabil</text:p>
      <text:p text:style-name="P2">54364 raca</text:p>
      <text:p text:style-name="P2">54365 racum</text:p>
      <text:p text:style-name="P2">54366 rada</text:p>
      <text:p text:style-name="P2">54411 radar</text:p>
      <text:p text:style-name="P2">54412 radio</text:p>
      <text:p text:style-name="P2">54413 raer</text:p>
      <text:p text:style-name="P2">54414 rafar</text:p>
      <text:p text:style-name="P2">54415 rafi</text:p>
      <text:p text:style-name="P2">54416 raga</text:p>
      <text:p text:style-name="P2">54421 ragu</text:p>
      <text:p text:style-name="P2">54422 rague</text:p>
      <text:p text:style-name="P2">54423 raia</text:p>
      <text:p text:style-name="P2">54424 raial</text:p>
      <text:p text:style-name="P2">54425 raiar</text:p>
      <text:p text:style-name="P2">54426 raide</text:p>
      <text:p text:style-name="P2">54431 rail</text:p>
      <text:p text:style-name="P2">54432 raile</text:p>
      <text:p text:style-name="P2">54433 raio</text:p>
      <text:p text:style-name="P2">54434 raiom</text:p>
      <text:p text:style-name="P2">54435 raiva</text:p>
      <text:p text:style-name="P2">54436 raiz</text:p>
      <text:p text:style-name="P2">54441 rajar</text:p>
      <text:p text:style-name="P2">54442 raji</text:p>
      <text:p text:style-name="P2">54443 rala</text:p>
      <text:p text:style-name="P2">54444 ralar</text:p>
      <text:p text:style-name="P2">54445 rali</text:p>
      <text:p text:style-name="P2">54446 ralos</text:p>
      <text:p text:style-name="P2">54451 rama</text:p>
      <text:p text:style-name="P2">54452 ramal</text:p>
      <text:p text:style-name="P2">54453 ramar</text:p>
      <text:p text:style-name="P2">54454 rambo</text:p>
      <text:p text:style-name="P2">54455 rameu</text:p>
      <text:p text:style-name="P2">54456 rami</text:p>
      <text:p text:style-name="P2">54461 ramie</text:p>
      <text:p text:style-name="P2">54462 ramno</text:p>
      <text:p text:style-name="P2">54463 ramo</text:p>
      <text:p text:style-name="P2">54464 rampa</text:p>
      <text:p text:style-name="P2">54465 rana</text:p>
      <text:p text:style-name="P2">54466 ranal</text:p>
      <text:p text:style-name="P2">54511 ranco</text:p>
      <text:p text:style-name="P2">54512 rane</text:p>
      <text:p text:style-name="P2">54513 range</text:p>
      <text:p text:style-name="P2">54514 ranho</text:p>
      <text:p text:style-name="P2">54515 rani</text:p>
      <text:p text:style-name="P2">54516 ranu</text:p>
      <text:p text:style-name="P2">54521 rapa</text:p>
      <text:p text:style-name="P2">54522 rapar</text:p>
      <text:p text:style-name="P2">54523 rapaz</text:p>
      <text:p text:style-name="P2">54524 rapel</text:p>
      <text:p text:style-name="P2">54525 raque</text:p>
      <text:p text:style-name="P2">54526 rara</text:p>
      <text:p text:style-name="P2">54531 rarar</text:p>
      <text:p text:style-name="P2">54532 raros</text:p>
      <text:p text:style-name="P2">54533 rasa</text:p>
      <text:p text:style-name="P2">54534 rasar</text:p>
      <text:p text:style-name="P2">54535 rasca</text:p>
      <text:p text:style-name="P2">54536 rasga</text:p>
      <text:p text:style-name="P2">54541 raso</text:p>
      <text:p text:style-name="P2">54542 raspa</text:p>
      <text:p text:style-name="P2">54543 raste</text:p>
      <text:p text:style-name="P2">54544 rasto</text:p>
      <text:p text:style-name="P2">54545 rata</text:p>
      <text:p text:style-name="P2">54546 ratar</text:p>
      <text:p text:style-name="P2">54551 ratel</text:p>
      <text:p text:style-name="P2">54552 rati</text:p>
      <text:p text:style-name="P2">54553 ratim</text:p>
      <text:p text:style-name="P2">54554 ratio</text:p>
      <text:p text:style-name="P2">54555 rato</text:p>
      <text:p text:style-name="P2">54556 raul</text:p>
      <text:p text:style-name="P2">54561 rauli</text:p>
      <text:p text:style-name="P2">54562 rave</text:p>
      <text:p text:style-name="P2">54563 ravo</text:p>
      <text:p text:style-name="P2">54564 raxa</text:p>
      <text:p text:style-name="P2">54565 reais</text:p>
      <text:p text:style-name="P2">54566 real</text:p>
      <text:p text:style-name="P2">54611 rebar</text:p>
      <text:p text:style-name="P2">54612 rebu</text:p>
      <text:p text:style-name="P2">54613 recar</text:p>
      <text:p text:style-name="P2">54614 recha</text:p>
      <text:p text:style-name="P2">54615 reco</text:p>
      <text:p text:style-name="P2">54616 recto</text:p>
      <text:p text:style-name="P2">54621 rede</text:p>
      <text:p text:style-name="P2">54622 redil</text:p>
      <text:p text:style-name="P2">54623 redox</text:p>
      <text:p text:style-name="P2">54624 refil</text:p>
      <text:p text:style-name="P2">54625 rega</text:p>
      <text:p text:style-name="P2">54626 regal</text:p>
      <text:p text:style-name="P2">54631 regar</text:p>
      <text:p text:style-name="P2">54632 reger</text:p>
      <text:p text:style-name="P2">54633 regma</text:p>
      <text:p text:style-name="P2">54634 rego</text:p>
      <text:p text:style-name="P2">54635 regra</text:p>
      <text:p text:style-name="P2">54636 reide</text:p>
      <text:p text:style-name="P2">54641 reima</text:p>
      <text:p text:style-name="P2">54642 reino</text:p>
      <text:p text:style-name="P2">54643 relar</text:p>
      <text:p text:style-name="P2">54644 relfa</text:p>
      <text:p text:style-name="P2">54645 relho</text:p>
      <text:p text:style-name="P2">54646 relva</text:p>
      <text:p text:style-name="P2">54651 rema</text:p>
      <text:p text:style-name="P2">54652 remal</text:p>
      <text:p text:style-name="P2">54653 remar</text:p>
      <text:p text:style-name="P2">54654 remel</text:p>
      <text:p text:style-name="P2">54655 remir</text:p>
      <text:p text:style-name="P2">54656 remix</text:p>
      <text:p text:style-name="P2">54661 remo</text:p>
      <text:p text:style-name="P2">54662 renal</text:p>
      <text:p text:style-name="P2">54663 renda</text:p>
      <text:p text:style-name="P2">54664 renge</text:p>
      <text:p text:style-name="P2">54665 rengo</text:p>
      <text:p text:style-name="P2">54666 reno</text:p>
      <text:p text:style-name="P2"><text:soft-page-break/>55111 rent</text:p>
      <text:p text:style-name="P2">55112 repa</text:p>
      <text:p text:style-name="P2">55113 repes</text:p>
      <text:p text:style-name="P2">55114 replo</text:p>
      <text:p text:style-name="P2">55115 repto</text:p>
      <text:p text:style-name="P2">55116 reque</text:p>
      <text:p text:style-name="P2">55121 reso</text:p>
      <text:p text:style-name="P2">55122 respe</text:p>
      <text:p text:style-name="P2">55123 respo</text:p>
      <text:p text:style-name="P2">55124 ressa</text:p>
      <text:p text:style-name="P2">55125 resta</text:p>
      <text:p text:style-name="P2">55126 reta</text:p>
      <text:p text:style-name="P2">55131 retal</text:p>
      <text:p text:style-name="P2">55132 retar</text:p>
      <text:p text:style-name="P2">55133 reter</text:p>
      <text:p text:style-name="P2">55134 reto</text:p>
      <text:p text:style-name="P2">55135 retor</text:p>
      <text:p text:style-name="P2">55136 retre</text:p>
      <text:p text:style-name="P2">55141 retro</text:p>
      <text:p text:style-name="P2">55142 reuma</text:p>
      <text:p text:style-name="P2">55143 revel</text:p>
      <text:p text:style-name="P2">55144 rexe</text:p>
      <text:p text:style-name="P2">55145 rexio</text:p>
      <text:p text:style-name="P2">55146 reye</text:p>
      <text:p text:style-name="P2">55151 rezar</text:p>
      <text:p text:style-name="P2">55152 rial</text:p>
      <text:p text:style-name="P2">55153 riana</text:p>
      <text:p text:style-name="P2">55154 riano</text:p>
      <text:p text:style-name="P2">55155 riata</text:p>
      <text:p text:style-name="P2">55156 ribar</text:p>
      <text:p text:style-name="P2">55161 ribas</text:p>
      <text:p text:style-name="P2">55162 ribu</text:p>
      <text:p text:style-name="P2">55163 rica</text:p>
      <text:p text:style-name="P2">55164 rico</text:p>
      <text:p text:style-name="P2">55165 ricto</text:p>
      <text:p text:style-name="P2">55166 riel</text:p>
      <text:p text:style-name="P2">55211 riete</text:p>
      <text:p text:style-name="P2">55212 rifar</text:p>
      <text:p text:style-name="P2">55213 rifeu</text:p>
      <text:p text:style-name="P2">55214 rifte</text:p>
      <text:p text:style-name="P2">55215 riga</text:p>
      <text:p text:style-name="P2">55216 rigar</text:p>
      <text:p text:style-name="P2">55221 rigol</text:p>
      <text:p text:style-name="P2">55222 rigor</text:p>
      <text:p text:style-name="P2">55223 rigos</text:p>
      <text:p text:style-name="P2">55224 rija</text:p>
      <text:p text:style-name="P2">55225 rijal</text:p>
      <text:p text:style-name="P2">55226 rijar</text:p>
      <text:p text:style-name="P2">55231 rijo</text:p>
      <text:p text:style-name="P2">55232 rilar</text:p>
      <text:p text:style-name="P2">55233 rilha</text:p>
      <text:p text:style-name="P2">55234 rima</text:p>
      <text:p text:style-name="P2">55235 rimar</text:p>
      <text:p text:style-name="P2">55236 rinal</text:p>
      <text:p text:style-name="P2">55241 rinco</text:p>
      <text:p text:style-name="P2">55242 rino</text:p>
      <text:p text:style-name="P2">55243 rins</text:p>
      <text:p text:style-name="P2">55244 rinto</text:p>
      <text:p text:style-name="P2">55245 rioja</text:p>
      <text:p text:style-name="P2">55246 riola</text:p>
      <text:p text:style-name="P2">55251 ripa</text:p>
      <text:p text:style-name="P2">55252 ripal</text:p>
      <text:p text:style-name="P2">55253 ripar</text:p>
      <text:p text:style-name="P2">55254 ripeu</text:p>
      <text:p text:style-name="P2">55255 ripia</text:p>
      <text:p text:style-name="P2">55256 rique</text:p>
      <text:p text:style-name="P2">55261 riso</text:p>
      <text:p text:style-name="P2">55262 risor</text:p>
      <text:p text:style-name="P2">55263 risso</text:p>
      <text:p text:style-name="P2">55264 rita</text:p>
      <text:p text:style-name="P2">55265 rito</text:p>
      <text:p text:style-name="P2">55266 rival</text:p>
      <text:p text:style-name="P2">55311 rixar</text:p>
      <text:p text:style-name="P2">55312 rixas</text:p>
      <text:p text:style-name="P2">55313 rizar</text:p>
      <text:p text:style-name="P2">55314 roal</text:p>
      <text:p text:style-name="P2">55315 roalo</text:p>
      <text:p text:style-name="P2">55316 roaz</text:p>
      <text:p text:style-name="P2">55321 robaz</text:p>
      <text:p text:style-name="P2">55322 robe</text:p>
      <text:p text:style-name="P2">55323 roble</text:p>
      <text:p text:style-name="P2">55324 robot</text:p>
      <text:p text:style-name="P2">55325 roca</text:p>
      <text:p text:style-name="P2">55326 rocal</text:p>
      <text:p text:style-name="P2">55331 rocar</text:p>
      <text:p text:style-name="P2">55332 rocaz</text:p>
      <text:p text:style-name="P2">55333 rocha</text:p>
      <text:p text:style-name="P2">55334 rocim</text:p>
      <text:p text:style-name="P2">55335 rock</text:p>
      <text:p text:style-name="P2">55336 roda</text:p>
      <text:p text:style-name="P2">55341 rodal</text:p>
      <text:p text:style-name="P2">55342 rodar</text:p>
      <text:p text:style-name="P2">55343 rodel</text:p>
      <text:p text:style-name="P2">55344 rodes</text:p>
      <text:p text:style-name="P2">55345 rodim</text:p>
      <text:p text:style-name="P2">55346 rodos</text:p>
      <text:p text:style-name="P2">55351 roel</text:p>
      <text:p text:style-name="P2">55352 roer</text:p>
      <text:p text:style-name="P2">55353 rofo</text:p>
      <text:p text:style-name="P2">55354 rogal</text:p>
      <text:p text:style-name="P2">55355 rogar</text:p>
      <text:p text:style-name="P2">55356 rogos</text:p>
      <text:p text:style-name="P2">55361 roila</text:p>
      <text:p text:style-name="P2">55362 rojar</text:p>
      <text:p text:style-name="P2">55363 rolar</text:p>
      <text:p text:style-name="P2">55364 rolaz</text:p>
      <text:p text:style-name="P2">55365 rolha</text:p>
      <text:p text:style-name="P2">55366 rolho</text:p>
      <text:p text:style-name="P2">55411 roli</text:p>
      <text:p text:style-name="P2">55412 rolim</text:p>
      <text:p text:style-name="P2">55413 rolo</text:p>
      <text:p text:style-name="P2">55414 roma</text:p>
      <text:p text:style-name="P2">55415 romar</text:p>
      <text:p text:style-name="P2">55416 rombo</text:p>
      <text:p text:style-name="P2">55421 romeu</text:p>
      <text:p text:style-name="P2">55422 rompe</text:p>
      <text:p text:style-name="P2">55423 ronca</text:p>
      <text:p text:style-name="P2">55424 ronda</text:p>
      <text:p text:style-name="P2">55425 rone</text:p>
      <text:p text:style-name="P2">55426 ronga</text:p>
      <text:p text:style-name="P2">55431 ronge</text:p>
      <text:p text:style-name="P2">55432 ronha</text:p>
      <text:p text:style-name="P2">55433 ronim</text:p>
      <text:p text:style-name="P2">55434 rono</text:p>
      <text:p text:style-name="P2">55435 roque</text:p>
      <text:p text:style-name="P2">55436 rorar</text:p>
      <text:p text:style-name="P2">55441 rosa</text:p>
      <text:p text:style-name="P2">55442 rosal</text:p>
      <text:p text:style-name="P2">55443 rosar</text:p>
      <text:p text:style-name="P2">55444 rosto</text:p>
      <text:p text:style-name="P2">55445 rota</text:p>
      <text:p text:style-name="P2">55446 rotar</text:p>
      <text:p text:style-name="P2">55451 rotim</text:p>
      <text:p text:style-name="P2">55452 roto</text:p>
      <text:p text:style-name="P2">55453 rotor</text:p>
      <text:p text:style-name="P2">55454 rouba</text:p>
      <text:p text:style-name="P2">55455 rouco</text:p>
      <text:p text:style-name="P2">55456 rouge</text:p>
      <text:p text:style-name="P2">55461 round</text:p>
      <text:p text:style-name="P2">55462 roupa</text:p>
      <text:p text:style-name="P2">55463 roxa</text:p>
      <text:p text:style-name="P2">55464 roxo</text:p>
      <text:p text:style-name="P2">55465 rual</text:p>
      <text:p text:style-name="P2">55466 ruano</text:p>
      <text:p text:style-name="P2">55511 ruar</text:p>
      <text:p text:style-name="P2">55512 rubai</text:p>
      <text:p text:style-name="P2">55513 rubi</text:p>
      <text:p text:style-name="P2">55514 rubim</text:p>
      <text:p text:style-name="P2">55515 rublo</text:p>
      <text:p text:style-name="P2">55516 rubo</text:p>
      <text:p text:style-name="P2">55521 rubor</text:p>
      <text:p text:style-name="P2">55522 rubra</text:p>
      <text:p text:style-name="P2">55523 rubro</text:p>
      <text:p text:style-name="P2">55524 rude</text:p>
      <text:p text:style-name="P2">55525 rudez</text:p>
      <text:p text:style-name="P2">55526 rudo</text:p>
      <text:p text:style-name="P2">55531 ruela</text:p>
      <text:p text:style-name="P2">55532 rufar</text:p>
      <text:p text:style-name="P2">55533 rufe</text:p>
      <text:p text:style-name="P2">55534 rufo</text:p>
      <text:p text:style-name="P2">55535 rufol</text:p>
      <text:p text:style-name="P2">55536 rugar</text:p>
      <text:p text:style-name="P2">55541 ruge</text:p>
      <text:p text:style-name="P2">55542 rugir</text:p>
      <text:p text:style-name="P2">55543 ruim</text:p>
      <text:p text:style-name="P2">55544 ruins</text:p>
      <text:p text:style-name="P2">55545 ruir</text:p>
      <text:p text:style-name="P2">55546 ruiva</text:p>
      <text:p text:style-name="P2">55551 ruivo</text:p>
      <text:p text:style-name="P2">55552 rular</text:p>
      <text:p text:style-name="P2">55553 rulul</text:p>
      <text:p text:style-name="P2">55554 rumar</text:p>
      <text:p text:style-name="P2">55555 rumes</text:p>
      <text:p text:style-name="P2">55556 rumi</text:p>
      <text:p text:style-name="P2">55561 rumo</text:p>
      <text:p text:style-name="P2">55562 rumor</text:p>
      <text:p text:style-name="P2">55563 rumpi</text:p>
      <text:p text:style-name="P2">55564 rundo</text:p>
      <text:p text:style-name="P2">55565 runim</text:p>
      <text:p text:style-name="P2">55566 runo</text:p>
      <text:p text:style-name="P2">55611 ruolz</text:p>
      <text:p text:style-name="P2">55612 rupar</text:p>
      <text:p text:style-name="P2">55613 rupia</text:p>
      <text:p text:style-name="P2">55614 rupsa</text:p>
      <text:p text:style-name="P2">55615 rupto</text:p>
      <text:p text:style-name="P2">55616 rupul</text:p>
      <text:p text:style-name="P2">55621 rural</text:p>
      <text:p text:style-name="P2">55622 rusa</text:p>
      <text:p text:style-name="P2">55623 rusco</text:p>
      <text:p text:style-name="P2">55624 rush</text:p>
      <text:p text:style-name="P2">55625 rusma</text:p>
      <text:p text:style-name="P2">55626 russa</text:p>
      <text:p text:style-name="P2">55631 russo</text:p>
      <text:p text:style-name="P2">55632 ruta</text:p>
      <text:p text:style-name="P2">55633 rutal</text:p>
      <text:p text:style-name="P2">55634 rutar</text:p>
      <text:p text:style-name="P2">55635 rutim</text:p>
      <text:p text:style-name="P2">55636 rutul</text:p>
      <text:p text:style-name="P2">55641 sabal</text:p>
      <text:p text:style-name="P2">55642 sabe</text:p>
      <text:p text:style-name="P2">55643 saber</text:p>
      <text:p text:style-name="P2">55644 sabeu</text:p>
      <text:p text:style-name="P2">55645 sabin</text:p>
      <text:p text:style-name="P2">55646 sabir</text:p>
      <text:p text:style-name="P2">55651 sable</text:p>
      <text:p text:style-name="P2">55652 saboi</text:p>
      <text:p text:style-name="P2">55653 sabor</text:p>
      <text:p text:style-name="P2">55654 sabra</text:p>
      <text:p text:style-name="P2">55655 sabre</text:p>
      <text:p text:style-name="P2">55656 saca</text:p>
      <text:p text:style-name="P2">55661 sacal</text:p>
      <text:p text:style-name="P2">55662 sacar</text:p>
      <text:p text:style-name="P2">55663 sace</text:p>
      <text:p text:style-name="P2">55664 sacha</text:p>
      <text:p text:style-name="P2">55665 saci</text:p>
      <text:p text:style-name="P2">55666 saco</text:p>
      <text:p text:style-name="P2"><text:soft-page-break/>56111 sacra</text:p>
      <text:p text:style-name="P2">56112 sacre</text:p>
      <text:p text:style-name="P2">56113 sacro</text:p>
      <text:p text:style-name="P2">56114 sacta</text:p>
      <text:p text:style-name="P2">56115 sacti</text:p>
      <text:p text:style-name="P2">56116 sadal</text:p>
      <text:p text:style-name="P2">56121 sade</text:p>
      <text:p text:style-name="P2">56122 sadi</text:p>
      <text:p text:style-name="P2">56123 sadim</text:p>
      <text:p text:style-name="P2">56124 sadio</text:p>
      <text:p text:style-name="P2">56125 sado</text:p>
      <text:p text:style-name="P2">56126 sadu</text:p>
      <text:p text:style-name="P2">56131 sael</text:p>
      <text:p text:style-name="P2">56132 saeta</text:p>
      <text:p text:style-name="P2">56133 safa</text:p>
      <text:p text:style-name="P2">56134 safar</text:p>
      <text:p text:style-name="P2">56135 safer</text:p>
      <text:p text:style-name="P2">56136 safio</text:p>
      <text:p text:style-name="P2">56141 safos</text:p>
      <text:p text:style-name="P2">56142 safra</text:p>
      <text:p text:style-name="P2">56143 safre</text:p>
      <text:p text:style-name="P2">56144 safu</text:p>
      <text:p text:style-name="P2">56145 sagai</text:p>
      <text:p text:style-name="P2">56146 sagaz</text:p>
      <text:p text:style-name="P2">56151 sage</text:p>
      <text:p text:style-name="P2">56152 sagez</text:p>
      <text:p text:style-name="P2">56153 sagma</text:p>
      <text:p text:style-name="P2">56154 sago</text:p>
      <text:p text:style-name="P2">56155 sagu</text:p>
      <text:p text:style-name="P2">56156 sagui</text:p>
      <text:p text:style-name="P2">56161 sagum</text:p>
      <text:p text:style-name="P2">56162 saia</text:p>
      <text:p text:style-name="P2">56163 saial</text:p>
      <text:p text:style-name="P2">56164 saibo</text:p>
      <text:p text:style-name="P2">56165 saica</text:p>
      <text:p text:style-name="P2">56166 saide</text:p>
      <text:p text:style-name="P2">56211 saiga</text:p>
      <text:p text:style-name="P2">56212 sail</text:p>
      <text:p text:style-name="P2">56213 saim</text:p>
      <text:p text:style-name="P2">56214 saino</text:p>
      <text:p text:style-name="P2">56215 saint</text:p>
      <text:p text:style-name="P2">56216 sair</text:p>
      <text:p text:style-name="P2">56221 sairi</text:p>
      <text:p text:style-name="P2">56222 saium</text:p>
      <text:p text:style-name="P2">56223 saju</text:p>
      <text:p text:style-name="P2">56224 sajum</text:p>
      <text:p text:style-name="P2">56225 sala</text:p>
      <text:p text:style-name="P2">56226 salaz</text:p>
      <text:p text:style-name="P2">56231 sales</text:p>
      <text:p text:style-name="P2">56232 salmi</text:p>
      <text:p text:style-name="P2">56233 salmo</text:p>
      <text:p text:style-name="P2">56234 salo</text:p>
      <text:p text:style-name="P2">56235 salol</text:p>
      <text:p text:style-name="P2">56236 salpa</text:p>
      <text:p text:style-name="P2">56241 salsa</text:p>
      <text:p text:style-name="P2">56242 salso</text:p>
      <text:p text:style-name="P2">56243 salta</text:p>
      <text:p text:style-name="P2">56244 salu</text:p>
      <text:p text:style-name="P2">56245 salva</text:p>
      <text:p text:style-name="P2">56246 salve</text:p>
      <text:p text:style-name="P2">56251 salvo</text:p>
      <text:p text:style-name="P2">56252 samba</text:p>
      <text:p text:style-name="P2">56253 sameu</text:p>
      <text:p text:style-name="P2">56254 samo</text:p>
      <text:p text:style-name="P2">56255 samur</text:p>
      <text:p text:style-name="P2">56256 sanar</text:p>
      <text:p text:style-name="P2">56261 sanco</text:p>
      <text:p text:style-name="P2">56262 sango</text:p>
      <text:p text:style-name="P2">56263 sanha</text:p>
      <text:p text:style-name="P2">56264 sano</text:p>
      <text:p text:style-name="P2">56265 sansa</text:p>
      <text:p text:style-name="P2">56266 santa</text:p>
      <text:p text:style-name="P2">56311 santo</text:p>
      <text:p text:style-name="P2">56312 sapal</text:p>
      <text:p text:style-name="P2">56313 sapar</text:p>
      <text:p text:style-name="P2">56314 sape</text:p>
      <text:p text:style-name="P2">56315 sapeu</text:p>
      <text:p text:style-name="P2">56316 sapim</text:p>
      <text:p text:style-name="P2">56321 sapo</text:p>
      <text:p text:style-name="P2">56322 sapro</text:p>
      <text:p text:style-name="P2">56323 sapu</text:p>
      <text:p text:style-name="P2">56324 saqui</text:p>
      <text:p text:style-name="P2">56325 sara</text:p>
      <text:p text:style-name="P2">56326 sarah</text:p>
      <text:p text:style-name="P2">56331 saran</text:p>
      <text:p text:style-name="P2">56332 sarar</text:p>
      <text:p text:style-name="P2">56333 sarau</text:p>
      <text:p text:style-name="P2">56334 sarca</text:p>
      <text:p text:style-name="P2">56335 sarco</text:p>
      <text:p text:style-name="P2">56336 sarda</text:p>
      <text:p text:style-name="P2">56341 sargo</text:p>
      <text:p text:style-name="P2">56342 sari</text:p>
      <text:p text:style-name="P2">56343 sarna</text:p>
      <text:p text:style-name="P2">56344 saros</text:p>
      <text:p text:style-name="P2">56345 sarro</text:p>
      <text:p text:style-name="P2">56346 saru</text:p>
      <text:p text:style-name="P2">56351 sate</text:p>
      <text:p text:style-name="P2">56352 sati</text:p>
      <text:p text:style-name="P2">56353 saudi</text:p>
      <text:p text:style-name="P2">56354 sauim</text:p>
      <text:p text:style-name="P2">56355 sauna</text:p>
      <text:p text:style-name="P2">56356 sauni</text:p>
      <text:p text:style-name="P2">56361 sauro</text:p>
      <text:p text:style-name="P2">56362 sava</text:p>
      <text:p text:style-name="P2">56363 saval</text:p>
      <text:p text:style-name="P2">56364 saxe</text:p>
      <text:p text:style-name="P2">56365 saxo</text:p>
      <text:p text:style-name="P2">56366 sazo</text:p>
      <text:p text:style-name="P2">56411 sazu</text:p>
      <text:p text:style-name="P2">56412 scone</text:p>
      <text:p text:style-name="P2">56413 scope</text:p>
      <text:p text:style-name="P2">56414 score</text:p>
      <text:p text:style-name="P2">56415 seada</text:p>
      <text:p text:style-name="P2">56416 seara</text:p>
      <text:p text:style-name="P2">56421 seba</text:p>
      <text:p text:style-name="P2">56422 sebe</text:p>
      <text:p text:style-name="P2">56423 sebel</text:p>
      <text:p text:style-name="P2">56424 sebo</text:p>
      <text:p text:style-name="P2">56425 seca</text:p>
      <text:p text:style-name="P2">56426 secal</text:p>
      <text:p text:style-name="P2">56431 secar</text:p>
      <text:p text:style-name="P2">56432 seco</text:p>
      <text:p text:style-name="P2">56433 secto</text:p>
      <text:p text:style-name="P2">56434 seda</text:p>
      <text:p text:style-name="P2">56435 sedal</text:p>
      <text:p text:style-name="P2">56436 sedar</text:p>
      <text:p text:style-name="P2">56441 sede</text:p>
      <text:p text:style-name="P2">56442 sefel</text:p>
      <text:p text:style-name="P2">56443 sefia</text:p>
      <text:p text:style-name="P2">56444 sega</text:p>
      <text:p text:style-name="P2">56445 segar</text:p>
      <text:p text:style-name="P2">56446 sege</text:p>
      <text:p text:style-name="P2">56451 segne</text:p>
      <text:p text:style-name="P2">56452 segno</text:p>
      <text:p text:style-name="P2">56453 seibo</text:p>
      <text:p text:style-name="P2">56454 seice</text:p>
      <text:p text:style-name="P2">56455 seima</text:p>
      <text:p text:style-name="P2">56456 seio</text:p>
      <text:p text:style-name="P2">56461 seira</text:p>
      <text:p text:style-name="P2">56462 seisa</text:p>
      <text:p text:style-name="P2">56463 seita</text:p>
      <text:p text:style-name="P2">56464 seiva</text:p>
      <text:p text:style-name="P2">56465 seixo</text:p>
      <text:p text:style-name="P2">56466 sejo</text:p>
      <text:p text:style-name="P2">56511 sela</text:p>
      <text:p text:style-name="P2">56512 selar</text:p>
      <text:p text:style-name="P2">56513 self</text:p>
      <text:p text:style-name="P2">56514 selha</text:p>
      <text:p text:style-name="P2">56515 selim</text:p>
      <text:p text:style-name="P2">56516 selo</text:p>
      <text:p text:style-name="P2">56521 seloa</text:p>
      <text:p text:style-name="P2">56522 selva</text:p>
      <text:p text:style-name="P2">56523 sema</text:p>
      <text:p text:style-name="P2">56524 semi</text:p>
      <text:p text:style-name="P2">56525 semio</text:p>
      <text:p text:style-name="P2">56526 sena</text:p>
      <text:p text:style-name="P2">56531 senal</text:p>
      <text:p text:style-name="P2">56532 senda</text:p>
      <text:p text:style-name="P2">56533 sene</text:p>
      <text:p text:style-name="P2">56534 senha</text:p>
      <text:p text:style-name="P2">56535 senho</text:p>
      <text:p text:style-name="P2">56536 senil</text:p>
      <text:p text:style-name="P2">56541 seno</text:p>
      <text:p text:style-name="P2">56542 senra</text:p>
      <text:p text:style-name="P2">56543 senso</text:p>
      <text:p text:style-name="P2">56544 sensu</text:p>
      <text:p text:style-name="P2">56545 sento</text:p>
      <text:p text:style-name="P2">56546 sepo</text:p>
      <text:p text:style-name="P2">56551 seps</text:p>
      <text:p text:style-name="P2">56552 sepse</text:p>
      <text:p text:style-name="P2">56553 sera</text:p>
      <text:p text:style-name="P2">56554 seral</text:p>
      <text:p text:style-name="P2">56555 serbo</text:p>
      <text:p text:style-name="P2">56556 sere</text:p>
      <text:p text:style-name="P2">56561 serfo</text:p>
      <text:p text:style-name="P2">56562 seri</text:p>
      <text:p text:style-name="P2">56563 serja</text:p>
      <text:p text:style-name="P2">56564 serna</text:p>
      <text:p text:style-name="P2">56565 serpe</text:p>
      <text:p text:style-name="P2">56566 serra</text:p>
      <text:p text:style-name="P2">56611 serro</text:p>
      <text:p text:style-name="P2">56612 servo</text:p>
      <text:p text:style-name="P2">56613 sesgo</text:p>
      <text:p text:style-name="P2">56614 sesto</text:p>
      <text:p text:style-name="P2">56615 setar</text:p>
      <text:p text:style-name="P2">56616 sete</text:p>
      <text:p text:style-name="P2">56621 setia</text:p>
      <text:p text:style-name="P2">56622 setor</text:p>
      <text:p text:style-name="P2">56623 setos</text:p>
      <text:p text:style-name="P2">56624 setra</text:p>
      <text:p text:style-name="P2">56625 seval</text:p>
      <text:p text:style-name="P2">56626 sevar</text:p>
      <text:p text:style-name="P2">56631 sexar</text:p>
      <text:p text:style-name="P2">56632 sexe</text:p>
      <text:p text:style-name="P2">56633 sexo</text:p>
      <text:p text:style-name="P2">56634 sexta</text:p>
      <text:p text:style-name="P2">56635 sexto</text:p>
      <text:p text:style-name="P2">56636 sexy</text:p>
      <text:p text:style-name="P2">56641 shop</text:p>
      <text:p text:style-name="P2">56642 short</text:p>
      <text:p text:style-name="P2">56643 show</text:p>
      <text:p text:style-name="P2">56644 shoyu</text:p>
      <text:p text:style-name="P2">56645 sial</text:p>
      <text:p text:style-name="P2">56646 sialo</text:p>
      <text:p text:style-name="P2">56651 siar</text:p>
      <text:p text:style-name="P2">56652 siau</text:p>
      <text:p text:style-name="P2">56653 sibar</text:p>
      <text:p text:style-name="P2">56654 sibe</text:p>
      <text:p text:style-name="P2">56655 siclo</text:p>
      <text:p text:style-name="P2">56656 sico</text:p>
      <text:p text:style-name="P2">56661 sicu</text:p>
      <text:p text:style-name="P2">56662 sida</text:p>
      <text:p text:style-name="P2">56663 sidi</text:p>
      <text:p text:style-name="P2">56664 sidos</text:p>
      <text:p text:style-name="P2">56665 sidra</text:p>
      <text:p text:style-name="P2">56666 siena</text:p>
      <text:p text:style-name="P2"><text:soft-page-break/>61111 sigeu</text:p>
      <text:p text:style-name="P2">61112 sigma</text:p>
      <text:p text:style-name="P2">61113 signo</text:p>
      <text:p text:style-name="P2">61114 sile</text:p>
      <text:p text:style-name="P2">61115 silfo</text:p>
      <text:p text:style-name="P2">61116 silho</text:p>
      <text:p text:style-name="P2">61121 silo</text:p>
      <text:p text:style-name="P2">61122 silte</text:p>
      <text:p text:style-name="P2">61123 silva</text:p>
      <text:p text:style-name="P2">61124 silvo</text:p>
      <text:p text:style-name="P2">61125 simbi</text:p>
      <text:p text:style-name="P2">61126 simbo</text:p>
      <text:p text:style-name="P2">61131 simum</text:p>
      <text:p text:style-name="P2">61132 sina</text:p>
      <text:p text:style-name="P2">61133 sinal</text:p>
      <text:p text:style-name="P2">61134 sinar</text:p>
      <text:p text:style-name="P2">61135 sindi</text:p>
      <text:p text:style-name="P2">61136 sindo</text:p>
      <text:p text:style-name="P2">61141 sineu</text:p>
      <text:p text:style-name="P2">61142 singa</text:p>
      <text:p text:style-name="P2">61143 sini</text:p>
      <text:p text:style-name="P2">61144 sino</text:p>
      <text:p text:style-name="P2">61145 sioba</text:p>
      <text:p text:style-name="P2">61146 siode</text:p>
      <text:p text:style-name="P2">61151 siote</text:p>
      <text:p text:style-name="P2">61152 sipai</text:p>
      <text:p text:style-name="P2">61153 sipe</text:p>
      <text:p text:style-name="P2">61154 sipia</text:p>
      <text:p text:style-name="P2">61155 sique</text:p>
      <text:p text:style-name="P2">61156 sire</text:p>
      <text:p text:style-name="P2">61161 sirfo</text:p>
      <text:p text:style-name="P2">61162 siri</text:p>
      <text:p text:style-name="P2">61163 sirma</text:p>
      <text:p text:style-name="P2">61164 siro</text:p>
      <text:p text:style-name="P2">61165 sirte</text:p>
      <text:p text:style-name="P2">61166 sirzo</text:p>
      <text:p text:style-name="P2">61211 sisal</text:p>
      <text:p text:style-name="P2">61212 sisar</text:p>
      <text:p text:style-name="P2">61213 sisgo</text:p>
      <text:p text:style-name="P2">61214 sisor</text:p>
      <text:p text:style-name="P2">61215 sisos</text:p>
      <text:p text:style-name="P2">61216 sitar</text:p>
      <text:p text:style-name="P2">61221 site</text:p>
      <text:p text:style-name="P2">61222 sito</text:p>
      <text:p text:style-name="P2">61223 sitra</text:p>
      <text:p text:style-name="P2">61224 situ</text:p>
      <text:p text:style-name="P2">61225 siusi</text:p>
      <text:p text:style-name="P2">61226 siva</text:p>
      <text:p text:style-name="P2">61231 sivom</text:p>
      <text:p text:style-name="P2">61232 sizau</text:p>
      <text:p text:style-name="P2">61233 skate</text:p>
      <text:p text:style-name="P2">61234 slide</text:p>
      <text:p text:style-name="P2">61235 snobe</text:p>
      <text:p text:style-name="P2">61236 soaje</text:p>
      <text:p text:style-name="P2">61241 soajo</text:p>
      <text:p text:style-name="P2">61242 soala</text:p>
      <text:p text:style-name="P2">61243 soar</text:p>
      <text:p text:style-name="P2">61244 soba</text:p>
      <text:p text:style-name="P2">61245 sobe</text:p>
      <text:p text:style-name="P2">61246 sobeu</text:p>
      <text:p text:style-name="P2">61251 sobre</text:p>
      <text:p text:style-name="P2">61252 soca</text:p>
      <text:p text:style-name="P2">61253 socar</text:p>
      <text:p text:style-name="P2">61254 socio</text:p>
      <text:p text:style-name="P2">61255 soclo</text:p>
      <text:p text:style-name="P2">61256 soco</text:p>
      <text:p text:style-name="P2">61261 socol</text:p>
      <text:p text:style-name="P2">61262 soda</text:p>
      <text:p text:style-name="P2">61263 sodar</text:p>
      <text:p text:style-name="P2">61264 sodra</text:p>
      <text:p text:style-name="P2">61265 soer</text:p>
      <text:p text:style-name="P2">61266 soez</text:p>
      <text:p text:style-name="P2">61311 sofia</text:p>
      <text:p text:style-name="P2">61312 sogar</text:p>
      <text:p text:style-name="P2">61313 sogra</text:p>
      <text:p text:style-name="P2">61314 sogro</text:p>
      <text:p text:style-name="P2">61315 soia</text:p>
      <text:p text:style-name="P2">61316 soila</text:p>
      <text:p text:style-name="P2">61321 soim</text:p>
      <text:p text:style-name="P2">61322 soito</text:p>
      <text:p text:style-name="P2">61323 soja</text:p>
      <text:p text:style-name="P2">61324 sola</text:p>
      <text:p text:style-name="P2">61325 solau</text:p>
      <text:p text:style-name="P2">61326 solaz</text:p>
      <text:p text:style-name="P2">61331 solda</text:p>
      <text:p text:style-name="P2">61332 soldo</text:p>
      <text:p text:style-name="P2">61333 solho</text:p>
      <text:p text:style-name="P2">61334 solo</text:p>
      <text:p text:style-name="P2">61335 solta</text:p>
      <text:p text:style-name="P2">61336 somar</text:p>
      <text:p text:style-name="P2">61341 sonar</text:p>
      <text:p text:style-name="P2">61342 sonda</text:p>
      <text:p text:style-name="P2">61343 songa</text:p>
      <text:p text:style-name="P2">61344 songo</text:p>
      <text:p text:style-name="P2">61345 sono</text:p>
      <text:p text:style-name="P2">61346 sonso</text:p>
      <text:p text:style-name="P2">61351 sope</text:p>
      <text:p text:style-name="P2">61352 soplo</text:p>
      <text:p text:style-name="P2">61353 sopo</text:p>
      <text:p text:style-name="P2">61354 sopor</text:p>
      <text:p text:style-name="P2">61355 sopra</text:p>
      <text:p text:style-name="P2">61356 soque</text:p>
      <text:p text:style-name="P2">61361 soral</text:p>
      <text:p text:style-name="P2">61362 sorar</text:p>
      <text:p text:style-name="P2">61363 sorbo</text:p>
      <text:p text:style-name="P2">61364 sorda</text:p>
      <text:p text:style-name="P2">61365 sore</text:p>
      <text:p text:style-name="P2">61366 sorgo</text:p>
      <text:p text:style-name="P2">61411 sorna</text:p>
      <text:p text:style-name="P2">61412 soro</text:p>
      <text:p text:style-name="P2">61413 soror</text:p>
      <text:p text:style-name="P2">61414 sorte</text:p>
      <text:p text:style-name="P2">61415 sosa</text:p>
      <text:p text:style-name="P2">61416 sosso</text:p>
      <text:p text:style-name="P2">61421 sota</text:p>
      <text:p text:style-name="P2">61422 sotar</text:p>
      <text:p text:style-name="P2">61423 sotia</text:p>
      <text:p text:style-name="P2">61424 soto</text:p>
      <text:p text:style-name="P2">61425 soul</text:p>
      <text:p text:style-name="P2">61426 sousa</text:p>
      <text:p text:style-name="P2">61431 souza</text:p>
      <text:p text:style-name="P2">61432 sovar</text:p>
      <text:p text:style-name="P2">61433 sovi</text:p>
      <text:p text:style-name="P2">61434 sovro</text:p>
      <text:p text:style-name="P2">61435 sozal</text:p>
      <text:p text:style-name="P2">61436 spam</text:p>
      <text:p text:style-name="P2">61441 spin</text:p>
      <text:p text:style-name="P2">61442 split</text:p>
      <text:p text:style-name="P2">61443 spray</text:p>
      <text:p text:style-name="P2">61444 stafe</text:p>
      <text:p text:style-name="P2">61445 stat</text:p>
      <text:p text:style-name="P2">61446 stato</text:p>
      <text:p text:style-name="P2">61451 steno</text:p>
      <text:p text:style-name="P2">61452 step</text:p>
      <text:p text:style-name="P2">61453 stilb</text:p>
      <text:p text:style-name="P2">61454 stoma</text:p>
      <text:p text:style-name="P2">61455 stops</text:p>
      <text:p text:style-name="P2">61456 stout</text:p>
      <text:p text:style-name="P2">61461 strip</text:p>
      <text:p text:style-name="P2">61462 suajo</text:p>
      <text:p text:style-name="P2">61463 suano</text:p>
      <text:p text:style-name="P2">61464 suar</text:p>
      <text:p text:style-name="P2">61465 suare</text:p>
      <text:p text:style-name="P2">61466 suaro</text:p>
      <text:p text:style-name="P2">61511 suave</text:p>
      <text:p text:style-name="P2">61512 suazi</text:p>
      <text:p text:style-name="P2">61513 sube</text:p>
      <text:p text:style-name="P2">61514 subir</text:p>
      <text:p text:style-name="P2">61515 subu</text:p>
      <text:p text:style-name="P2">61516 sucar</text:p>
      <text:p text:style-name="P2">61521 sucho</text:p>
      <text:p text:style-name="P2">61522 sucos</text:p>
      <text:p text:style-name="P2">61523 sucre</text:p>
      <text:p text:style-name="P2">61524 sucto</text:p>
      <text:p text:style-name="P2">61525 sudar</text:p>
      <text:p text:style-name="P2">61526 sudro</text:p>
      <text:p text:style-name="P2">61531 sueco</text:p>
      <text:p text:style-name="P2">61532 suede</text:p>
      <text:p text:style-name="P2">61533 sueto</text:p>
      <text:p text:style-name="P2">61534 suevo</text:p>
      <text:p text:style-name="P2">61535 sufi</text:p>
      <text:p text:style-name="P2">61536 suga</text:p>
      <text:p text:style-name="P2">61541 sugar</text:p>
      <text:p text:style-name="P2">61542 suia</text:p>
      <text:p text:style-name="P2">61543 suil</text:p>
      <text:p text:style-name="P2">61544 suja</text:p>
      <text:p text:style-name="P2">61545 sujar</text:p>
      <text:p text:style-name="P2">61546 sujo</text:p>
      <text:p text:style-name="P2">61551 sular</text:p>
      <text:p text:style-name="P2">61552 sulfo</text:p>
      <text:p text:style-name="P2">61553 sulia</text:p>
      <text:p text:style-name="P2">61554 sumbo</text:p>
      <text:p text:style-name="P2">61555 sumir</text:p>
      <text:p text:style-name="P2">61556 sumo</text:p>
      <text:p text:style-name="P2">61561 suna</text:p>
      <text:p text:style-name="P2">61562 sundo</text:p>
      <text:p text:style-name="P2">61563 sune</text:p>
      <text:p text:style-name="P2">61564 sunfa</text:p>
      <text:p text:style-name="P2">61565 sunto</text:p>
      <text:p text:style-name="P2">61566 suome</text:p>
      <text:p text:style-name="P2">61611 super</text:p>
      <text:p text:style-name="P2">61612 supo</text:p>
      <text:p text:style-name="P2">61613 supor</text:p>
      <text:p text:style-name="P2">61614 supra</text:p>
      <text:p text:style-name="P2">61615 sural</text:p>
      <text:p text:style-name="P2">61616 surda</text:p>
      <text:p text:style-name="P2">61621 surdo</text:p>
      <text:p text:style-name="P2">61622 surf</text:p>
      <text:p text:style-name="P2">61623 surgo</text:p>
      <text:p text:style-name="P2">61624 suri</text:p>
      <text:p text:style-name="P2">61625 surim</text:p>
      <text:p text:style-name="P2">61626 surno</text:p>
      <text:p text:style-name="P2">61631 surnu</text:p>
      <text:p text:style-name="P2">61632 suro</text:p>
      <text:p text:style-name="P2">61633 suru</text:p>
      <text:p text:style-name="P2">61634 sushi</text:p>
      <text:p text:style-name="P2">61635 suso</text:p>
      <text:p text:style-name="P2">61636 sussu</text:p>
      <text:p text:style-name="P2">61641 sutar</text:p>
      <text:p text:style-name="P2">61642 sutil</text:p>
      <text:p text:style-name="P2">61643 sutra</text:p>
      <text:p text:style-name="P2">61644 suxar</text:p>
      <text:p text:style-name="P2">61645 svava</text:p>
      <text:p text:style-name="P2">61646 tabaz</text:p>
      <text:p text:style-name="P2">61651 tabe</text:p>
      <text:p text:style-name="P2">61652 tabi</text:p>
      <text:p text:style-name="P2">61653 tabla</text:p>
      <text:p text:style-name="P2">61654 taboa</text:p>
      <text:p text:style-name="P2">61655 tabor</text:p>
      <text:p text:style-name="P2">61656 tabu</text:p>
      <text:p text:style-name="P2">61661 tabua</text:p>
      <text:p text:style-name="P2">61662 tacar</text:p>
      <text:p text:style-name="P2">61663 taci</text:p>
      <text:p text:style-name="P2">61664 tacle</text:p>
      <text:p text:style-name="P2">61665 tacos</text:p>
      <text:p text:style-name="P2">61666 tacto</text:p>
      <text:p text:style-name="P2"><text:soft-page-break/>62111 tacu</text:p>
      <text:p text:style-name="P2">62112 tael</text:p>
      <text:p text:style-name="P2">62113 tafal</text:p>
      <text:p text:style-name="P2">62114 tafe</text:p>
      <text:p text:style-name="P2">62115 taful</text:p>
      <text:p text:style-name="P2">62116 tagal</text:p>
      <text:p text:style-name="P2">62121 tagaz</text:p>
      <text:p text:style-name="P2">62122 tagba</text:p>
      <text:p text:style-name="P2">62123 tagma</text:p>
      <text:p text:style-name="P2">62124 tagna</text:p>
      <text:p text:style-name="P2">62125 tagra</text:p>
      <text:p text:style-name="P2">62126 taia</text:p>
      <text:p text:style-name="P2">62131 taibu</text:p>
      <text:p text:style-name="P2">62132 taico</text:p>
      <text:p text:style-name="P2">62133 taifa</text:p>
      <text:p text:style-name="P2">62134 taiga</text:p>
      <text:p text:style-name="P2">62135 taira</text:p>
      <text:p text:style-name="P2">62136 taita</text:p>
      <text:p text:style-name="P2">62141 taixi</text:p>
      <text:p text:style-name="P2">62142 taixo</text:p>
      <text:p text:style-name="P2">62143 tajal</text:p>
      <text:p text:style-name="P2">62144 talar</text:p>
      <text:p text:style-name="P2">62145 talas</text:p>
      <text:p text:style-name="P2">62146 talco</text:p>
      <text:p text:style-name="P2">62151 talha</text:p>
      <text:p text:style-name="P2">62152 talhe</text:p>
      <text:p text:style-name="P2">62153 talho</text:p>
      <text:p text:style-name="P2">62154 tali</text:p>
      <text:p text:style-name="P2">62155 talim</text:p>
      <text:p text:style-name="P2">62156 talma</text:p>
      <text:p text:style-name="P2">62161 talmi</text:p>
      <text:p text:style-name="P2">62162 talo</text:p>
      <text:p text:style-name="P2">62163 talol</text:p>
      <text:p text:style-name="P2">62164 talpa</text:p>
      <text:p text:style-name="P2">62165 tamba</text:p>
      <text:p text:style-name="P2">62166 tambi</text:p>
      <text:p text:style-name="P2">62211 tambu</text:p>
      <text:p text:style-name="P2">62212 tamis</text:p>
      <text:p text:style-name="P2">62213 tamo</text:p>
      <text:p text:style-name="P2">62214 tamuz</text:p>
      <text:p text:style-name="P2">62215 tanal</text:p>
      <text:p text:style-name="P2">62216 tanar</text:p>
      <text:p text:style-name="P2">62221 tando</text:p>
      <text:p text:style-name="P2">62222 tange</text:p>
      <text:p text:style-name="P2">62223 tanho</text:p>
      <text:p text:style-name="P2">62224 tani</text:p>
      <text:p text:style-name="P2">62225 tanso</text:p>
      <text:p text:style-name="P2">62226 tanto</text:p>
      <text:p text:style-name="P2">62231 taoca</text:p>
      <text:p text:style-name="P2">62232 tapa</text:p>
      <text:p text:style-name="P2">62233 tapar</text:p>
      <text:p text:style-name="P2">62234 tape</text:p>
      <text:p text:style-name="P2">62235 tapii</text:p>
      <text:p text:style-name="P2">62236 tapir</text:p>
      <text:p text:style-name="P2">62241 tapiz</text:p>
      <text:p text:style-name="P2">62242 tapto</text:p>
      <text:p text:style-name="P2">62243 tapua</text:p>
      <text:p text:style-name="P2">62244 taque</text:p>
      <text:p text:style-name="P2">62245 taqui</text:p>
      <text:p text:style-name="P2">62246 tara</text:p>
      <text:p text:style-name="P2">62251 tarar</text:p>
      <text:p text:style-name="P2">62252 tarau</text:p>
      <text:p text:style-name="P2">62253 tarca</text:p>
      <text:p text:style-name="P2">62254 tarde</text:p>
      <text:p text:style-name="P2">62255 tari</text:p>
      <text:p text:style-name="P2">62256 taria</text:p>
      <text:p text:style-name="P2">62261 tarim</text:p>
      <text:p text:style-name="P2">62262 taro</text:p>
      <text:p text:style-name="P2">62263 tarol</text:p>
      <text:p text:style-name="P2">62264 tarpa</text:p>
      <text:p text:style-name="P2">62265 tarro</text:p>
      <text:p text:style-name="P2">62266 tarso</text:p>
      <text:p text:style-name="P2">62311 tarte</text:p>
      <text:p text:style-name="P2">62312 tasna</text:p>
      <text:p text:style-name="P2">62313 tasto</text:p>
      <text:p text:style-name="P2">62314 tatau</text:p>
      <text:p text:style-name="P2">62315 tate</text:p>
      <text:p text:style-name="P2">62316 tato</text:p>
      <text:p text:style-name="P2">62321 tatra</text:p>
      <text:p text:style-name="P2">62322 tatsu</text:p>
      <text:p text:style-name="P2">62323 tatu</text:p>
      <text:p text:style-name="P2">62324 tauro</text:p>
      <text:p text:style-name="P2">62325 tava</text:p>
      <text:p text:style-name="P2">62326 tavel</text:p>
      <text:p text:style-name="P2">62331 taxal</text:p>
      <text:p text:style-name="P2">62332 taxar</text:p>
      <text:p text:style-name="P2">62333 taxi</text:p>
      <text:p text:style-name="P2">62334 tchau</text:p>
      <text:p text:style-name="P2">62335 teada</text:p>
      <text:p text:style-name="P2">62336 teame</text:p>
      <text:p text:style-name="P2">62341 teano</text:p>
      <text:p text:style-name="P2">62342 tear</text:p>
      <text:p text:style-name="P2">62343 tearo</text:p>
      <text:p text:style-name="P2">62344 tease</text:p>
      <text:p text:style-name="P2">62345 teate</text:p>
      <text:p text:style-name="P2">62346 teba</text:p>
      <text:p text:style-name="P2">62351 tebeu</text:p>
      <text:p text:style-name="P2">62352 tebi</text:p>
      <text:p text:style-name="P2">62353 teca</text:p>
      <text:p text:style-name="P2">62354 tecal</text:p>
      <text:p text:style-name="P2">62355 tecar</text:p>
      <text:p text:style-name="P2">62356 tecer</text:p>
      <text:p text:style-name="P2">62361 tecno</text:p>
      <text:p text:style-name="P2">62362 teco</text:p>
      <text:p text:style-name="P2">62363 tecto</text:p>
      <text:p text:style-name="P2">62364 tecum</text:p>
      <text:p text:style-name="P2">62365 teda</text:p>
      <text:p text:style-name="P2">62366 tefe</text:p>
      <text:p text:style-name="P2">62411 tegbo</text:p>
      <text:p text:style-name="P2">62412 tegme</text:p>
      <text:p text:style-name="P2">62413 tegui</text:p>
      <text:p text:style-name="P2">62414 teigo</text:p>
      <text:p text:style-name="P2">62415 teima</text:p>
      <text:p text:style-name="P2">62416 teio</text:p>
      <text:p text:style-name="P2">62421 teira</text:p>
      <text:p text:style-name="P2">62422 teiru</text:p>
      <text:p text:style-name="P2">62423 teixe</text:p>
      <text:p text:style-name="P2">62424 teixo</text:p>
      <text:p text:style-name="P2">62425 tejo</text:p>
      <text:p text:style-name="P2">62426 teju</text:p>
      <text:p text:style-name="P2">62431 tela</text:p>
      <text:p text:style-name="P2">62432 telar</text:p>
      <text:p text:style-name="P2">62433 tele</text:p>
      <text:p text:style-name="P2">62434 telex</text:p>
      <text:p text:style-name="P2">62435 telha</text:p>
      <text:p text:style-name="P2">62436 telim</text:p>
      <text:p text:style-name="P2">62441 teliz</text:p>
      <text:p text:style-name="P2">62442 telso</text:p>
      <text:p text:style-name="P2">62443 tema</text:p>
      <text:p text:style-name="P2">62444 temba</text:p>
      <text:p text:style-name="P2">62445 temer</text:p>
      <text:p text:style-name="P2">62446 temor</text:p>
      <text:p text:style-name="P2">62451 tempe</text:p>
      <text:p text:style-name="P2">62452 tempo</text:p>
      <text:p text:style-name="P2">62453 tenar</text:p>
      <text:p text:style-name="P2">62454 tenaz</text:p>
      <text:p text:style-name="P2">62455 tenca</text:p>
      <text:p text:style-name="P2">62456 tenda</text:p>
      <text:p text:style-name="P2">62461 tene</text:p>
      <text:p text:style-name="P2">62462 tengo</text:p>
      <text:p text:style-name="P2">62463 teno</text:p>
      <text:p text:style-name="P2">62464 tenor</text:p>
      <text:p text:style-name="P2">62465 tenro</text:p>
      <text:p text:style-name="P2">62466 tens</text:p>
      <text:p text:style-name="P2">62511 tense</text:p>
      <text:p text:style-name="P2">62512 tenso</text:p>
      <text:p text:style-name="P2">62513 tenta</text:p>
      <text:p text:style-name="P2">62514 tente</text:p>
      <text:p text:style-name="P2">62515 tento</text:p>
      <text:p text:style-name="P2">62516 teor</text:p>
      <text:p text:style-name="P2">62521 teoro</text:p>
      <text:p text:style-name="P2">62522 teose</text:p>
      <text:p text:style-name="P2">62523 tepe</text:p>
      <text:p text:style-name="P2">62524 tepor</text:p>
      <text:p text:style-name="P2">62525 teque</text:p>
      <text:p text:style-name="P2">62526 tera</text:p>
      <text:p text:style-name="P2">62531 terai</text:p>
      <text:p text:style-name="P2">62532 terbo</text:p>
      <text:p text:style-name="P2">62533 tereu</text:p>
      <text:p text:style-name="P2">62534 tergo</text:p>
      <text:p text:style-name="P2">62535 terio</text:p>
      <text:p text:style-name="P2">62536 terlo</text:p>
      <text:p text:style-name="P2">62541 terma</text:p>
      <text:p text:style-name="P2">62542 termo</text:p>
      <text:p text:style-name="P2">62543 tero</text:p>
      <text:p text:style-name="P2">62544 terra</text:p>
      <text:p text:style-name="P2">62545 terso</text:p>
      <text:p text:style-name="P2">62546 tesa</text:p>
      <text:p text:style-name="P2">62551 tesar</text:p>
      <text:p text:style-name="P2">62552 tesbi</text:p>
      <text:p text:style-name="P2">62553 tesla</text:p>
      <text:p text:style-name="P2">62554 tesno</text:p>
      <text:p text:style-name="P2">62555 teso</text:p>
      <text:p text:style-name="P2">62556 tesse</text:p>
      <text:p text:style-name="P2">62561 testa</text:p>
      <text:p text:style-name="P2">62562 teste</text:p>
      <text:p text:style-name="P2">62563 tesum</text:p>
      <text:p text:style-name="P2">62564 teta</text:p>
      <text:p text:style-name="P2">62565 tetar</text:p>
      <text:p text:style-name="P2">62566 tetim</text:p>
      <text:p text:style-name="P2">62611 teto</text:p>
      <text:p text:style-name="P2">62612 tetra</text:p>
      <text:p text:style-name="P2">62613 tetro</text:p>
      <text:p text:style-name="P2">62614 teuto</text:p>
      <text:p text:style-name="P2">62615 texas</text:p>
      <text:p text:style-name="P2">62616 texto</text:p>
      <text:p text:style-name="P2">62621 tiago</text:p>
      <text:p text:style-name="P2">62622 tial</text:p>
      <text:p text:style-name="P2">62623 tiano</text:p>
      <text:p text:style-name="P2">62624 tiapi</text:p>
      <text:p text:style-name="P2">62625 tiara</text:p>
      <text:p text:style-name="P2">62626 tiau</text:p>
      <text:p text:style-name="P2">62631 tibar</text:p>
      <text:p text:style-name="P2">62632 tibe</text:p>
      <text:p text:style-name="P2">62633 tibel</text:p>
      <text:p text:style-name="P2">62634 tiber</text:p>
      <text:p text:style-name="P2">62635 tibi</text:p>
      <text:p text:style-name="P2">62636 tibu</text:p>
      <text:p text:style-name="P2">62641 tical</text:p>
      <text:p text:style-name="P2">62642 ticar</text:p>
      <text:p text:style-name="P2">62643 tico</text:p>
      <text:p text:style-name="P2">62644 ticto</text:p>
      <text:p text:style-name="P2">62645 ticu</text:p>
      <text:p text:style-name="P2">62646 ticum</text:p>
      <text:p text:style-name="P2">62651 tidor</text:p>
      <text:p text:style-name="P2">62652 tiela</text:p>
      <text:p text:style-name="P2">62653 tiena</text:p>
      <text:p text:style-name="P2">62654 tife</text:p>
      <text:p text:style-name="P2">62655 tifeu</text:p>
      <text:p text:style-name="P2">62656 tiflo</text:p>
      <text:p text:style-name="P2">62661 tifo</text:p>
      <text:p text:style-name="P2">62662 tiga</text:p>
      <text:p text:style-name="P2">62663 tigre</text:p>
      <text:p text:style-name="P2">62664 tiito</text:p>
      <text:p text:style-name="P2">62665 tiju</text:p>
      <text:p text:style-name="P2">62666 tilar</text:p>
      <text:p text:style-name="P2"><text:soft-page-break/>63111 tilho</text:p>
      <text:p text:style-name="P2">63112 tilim</text:p>
      <text:p text:style-name="P2">63113 tilos</text:p>
      <text:p text:style-name="P2">63114 timar</text:p>
      <text:p text:style-name="P2">63115 timba</text:p>
      <text:p text:style-name="P2">63116 timbu</text:p>
      <text:p text:style-name="P2">63121 time</text:p>
      <text:p text:style-name="P2">63122 timia</text:p>
      <text:p text:style-name="P2">63123 timo</text:p>
      <text:p text:style-name="P2">63124 timol</text:p>
      <text:p text:style-name="P2">63125 timor</text:p>
      <text:p text:style-name="P2">63126 tinca</text:p>
      <text:p text:style-name="P2">63131 tinga</text:p>
      <text:p text:style-name="P2">63132 tinge</text:p>
      <text:p text:style-name="P2">63133 tinir</text:p>
      <text:p text:style-name="P2">63134 tinor</text:p>
      <text:p text:style-name="P2">63135 tins</text:p>
      <text:p text:style-name="P2">63136 tinta</text:p>
      <text:p text:style-name="P2">63141 tinto</text:p>
      <text:p text:style-name="P2">63142 tioco</text:p>
      <text:p text:style-name="P2">63143 tiol</text:p>
      <text:p text:style-name="P2">63144 tiom</text:p>
      <text:p text:style-name="P2">63145 tione</text:p>
      <text:p text:style-name="P2">63146 tipa</text:p>
      <text:p text:style-name="P2">63151 tipe</text:p>
      <text:p text:style-name="P2">63152 tipi</text:p>
      <text:p text:style-name="P2">63153 tiple</text:p>
      <text:p text:style-name="P2">63154 tipo</text:p>
      <text:p text:style-name="P2">63155 tipu</text:p>
      <text:p text:style-name="P2">63156 tique</text:p>
      <text:p text:style-name="P2">63161 tiqui</text:p>
      <text:p text:style-name="P2">63162 tira</text:p>
      <text:p text:style-name="P2">63163 tirar</text:p>
      <text:p text:style-name="P2">63164 tiraz</text:p>
      <text:p text:style-name="P2">63165 tire</text:p>
      <text:p text:style-name="P2">63166 tireo</text:p>
      <text:p text:style-name="P2">63211 tiro</text:p>
      <text:p text:style-name="P2">63212 tirso</text:p>
      <text:p text:style-name="P2">63213 tirta</text:p>
      <text:p text:style-name="P2">63214 tisco</text:p>
      <text:p text:style-name="P2">63215 tisso</text:p>
      <text:p text:style-name="P2">63216 tissu</text:p>
      <text:p text:style-name="P2">63221 titi</text:p>
      <text:p text:style-name="P2">63222 titim</text:p>
      <text:p text:style-name="P2">63223 titio</text:p>
      <text:p text:style-name="P2">63224 tito</text:p>
      <text:p text:style-name="P2">63225 tiza</text:p>
      <text:p text:style-name="P2">63226 tizi</text:p>
      <text:p text:style-name="P2">63231 tizio</text:p>
      <text:p text:style-name="P2">63232 tiziu</text:p>
      <text:p text:style-name="P2">63233 tlaco</text:p>
      <text:p text:style-name="P2">63234 tlim</text:p>
      <text:p text:style-name="P2">63235 tmema</text:p>
      <text:p text:style-name="P2">63236 tmese</text:p>
      <text:p text:style-name="P2">63241 toaca</text:p>
      <text:p text:style-name="P2">63242 toano</text:p>
      <text:p text:style-name="P2">63243 toar</text:p>
      <text:p text:style-name="P2">63244 toba</text:p>
      <text:p text:style-name="P2">63245 tobin</text:p>
      <text:p text:style-name="P2">63246 tobiu</text:p>
      <text:p text:style-name="P2">63251 toca</text:p>
      <text:p text:style-name="P2">63252 tocar</text:p>
      <text:p text:style-name="P2">63253 tocho</text:p>
      <text:p text:style-name="P2">63254 toci</text:p>
      <text:p text:style-name="P2">63255 toco</text:p>
      <text:p text:style-name="P2">63256 toda</text:p>
      <text:p text:style-name="P2">63261 todo</text:p>
      <text:p text:style-name="P2">63262 toeza</text:p>
      <text:p text:style-name="P2">63263 tofel</text:p>
      <text:p text:style-name="P2">63264 tofo</text:p>
      <text:p text:style-name="P2">63265 tofu</text:p>
      <text:p text:style-name="P2">63266 togar</text:p>
      <text:p text:style-name="P2">63311 toira</text:p>
      <text:p text:style-name="P2">63312 toiro</text:p>
      <text:p text:style-name="P2">63313 toita</text:p>
      <text:p text:style-name="P2">63314 tojal</text:p>
      <text:p text:style-name="P2">63315 tojo</text:p>
      <text:p text:style-name="P2">63316 tola</text:p>
      <text:p text:style-name="P2">63321 tolar</text:p>
      <text:p text:style-name="P2">63322 tolaz</text:p>
      <text:p text:style-name="P2">63323 tole</text:p>
      <text:p text:style-name="P2">63324 toler</text:p>
      <text:p text:style-name="P2">63325 tolil</text:p>
      <text:p text:style-name="P2">63326 tolo</text:p>
      <text:p text:style-name="P2">63331 tolpe</text:p>
      <text:p text:style-name="P2">63332 tolu</text:p>
      <text:p text:style-name="P2">63333 tolva</text:p>
      <text:p text:style-name="P2">63334 toma</text:p>
      <text:p text:style-name="P2">63335 tomai</text:p>
      <text:p text:style-name="P2">63336 tomar</text:p>
      <text:p text:style-name="P2">63341 tomba</text:p>
      <text:p text:style-name="P2">63342 tome</text:p>
      <text:p text:style-name="P2">63343 tomia</text:p>
      <text:p text:style-name="P2">63344 tomim</text:p>
      <text:p text:style-name="P2">63345 tomos</text:p>
      <text:p text:style-name="P2">63346 tona</text:p>
      <text:p text:style-name="P2">63351 tonal</text:p>
      <text:p text:style-name="P2">63352 tonar</text:p>
      <text:p text:style-name="P2">63353 tonca</text:p>
      <text:p text:style-name="P2">63354 tondo</text:p>
      <text:p text:style-name="P2">63355 tonel</text:p>
      <text:p text:style-name="P2">63356 toner</text:p>
      <text:p text:style-name="P2">63361 tonfe</text:p>
      <text:p text:style-name="P2">63362 tongo</text:p>
      <text:p text:style-name="P2">63363 tonho</text:p>
      <text:p text:style-name="P2">63364 tonia</text:p>
      <text:p text:style-name="P2">63365 tonoa</text:p>
      <text:p text:style-name="P2">63366 tons</text:p>
      <text:p text:style-name="P2">63411 tonta</text:p>
      <text:p text:style-name="P2">63412 tonto</text:p>
      <text:p text:style-name="P2">63413 toona</text:p>
      <text:p text:style-name="P2">63414 topa</text:p>
      <text:p text:style-name="P2">63415 topar</text:p>
      <text:p text:style-name="P2">63416 topaz</text:p>
      <text:p text:style-name="P2">63421 topo</text:p>
      <text:p text:style-name="P2">63422 toque</text:p>
      <text:p text:style-name="P2">63423 tora</text:p>
      <text:p text:style-name="P2">63424 toral</text:p>
      <text:p text:style-name="P2">63425 torar</text:p>
      <text:p text:style-name="P2">63426 torba</text:p>
      <text:p text:style-name="P2">63431 torca</text:p>
      <text:p text:style-name="P2">63432 torce</text:p>
      <text:p text:style-name="P2">63433 torda</text:p>
      <text:p text:style-name="P2">63434 tordo</text:p>
      <text:p text:style-name="P2">63435 torga</text:p>
      <text:p text:style-name="P2">63436 torgo</text:p>
      <text:p text:style-name="P2">63441 tori</text:p>
      <text:p text:style-name="P2">63442 torna</text:p>
      <text:p text:style-name="P2">63443 torno</text:p>
      <text:p text:style-name="P2">63444 torom</text:p>
      <text:p text:style-name="P2">63445 toros</text:p>
      <text:p text:style-name="P2">63446 torpe</text:p>
      <text:p text:style-name="P2">63451 torr</text:p>
      <text:p text:style-name="P2">63452 torre</text:p>
      <text:p text:style-name="P2">63453 torso</text:p>
      <text:p text:style-name="P2">63454 torta</text:p>
      <text:p text:style-name="P2">63455 torto</text:p>
      <text:p text:style-name="P2">63456 toru</text:p>
      <text:p text:style-name="P2">63461 tosar</text:p>
      <text:p text:style-name="P2">63462 tosga</text:p>
      <text:p text:style-name="P2">63463 tosso</text:p>
      <text:p text:style-name="P2">63464 tosta</text:p>
      <text:p text:style-name="P2">63465 total</text:p>
      <text:p text:style-name="P2">63466 totem</text:p>
      <text:p text:style-name="P2">63511 toto</text:p>
      <text:p text:style-name="P2">63512 touca</text:p>
      <text:p text:style-name="P2">63513 toupa</text:p>
      <text:p text:style-name="P2">63514 toura</text:p>
      <text:p text:style-name="P2">63515 touro</text:p>
      <text:p text:style-name="P2">63516 touta</text:p>
      <text:p text:style-name="P2">63521 tova</text:p>
      <text:p text:style-name="P2">63522 toxi</text:p>
      <text:p text:style-name="P2">63523 toxia</text:p>
      <text:p text:style-name="P2">63524 traco</text:p>
      <text:p text:style-name="P2">63525 trade</text:p>
      <text:p text:style-name="P2">63526 traga</text:p>
      <text:p text:style-name="P2">63531 trago</text:p>
      <text:p text:style-name="P2">63532 trair</text:p>
      <text:p text:style-name="P2">63533 trale</text:p>
      <text:p text:style-name="P2">63534 tralo</text:p>
      <text:p text:style-name="P2">63535 trans</text:p>
      <text:p text:style-name="P2">63536 trape</text:p>
      <text:p text:style-name="P2">63541 trapo</text:p>
      <text:p text:style-name="P2">63542 trara</text:p>
      <text:p text:style-name="P2">63543 trava</text:p>
      <text:p text:style-name="P2">63544 trave</text:p>
      <text:p text:style-name="P2">63545 traz</text:p>
      <text:p text:style-name="P2">63546 treco</text:p>
      <text:p text:style-name="P2">63551 tredo</text:p>
      <text:p text:style-name="P2">63552 trefe</text:p>
      <text:p text:style-name="P2">63553 trefo</text:p>
      <text:p text:style-name="P2">63554 trem</text:p>
      <text:p text:style-name="P2">63555 treme</text:p>
      <text:p text:style-name="P2">63556 trens</text:p>
      <text:p text:style-name="P2">63561 trepa</text:p>
      <text:p text:style-name="P2">63562 trere</text:p>
      <text:p text:style-name="P2">63563 trero</text:p>
      <text:p text:style-name="P2">63564 treso</text:p>
      <text:p text:style-name="P2">63565 treta</text:p>
      <text:p text:style-name="P2">63566 trevo</text:p>
      <text:p text:style-name="P2">63611 treze</text:p>
      <text:p text:style-name="P2">63612 trial</text:p>
      <text:p text:style-name="P2">63613 triar</text:p>
      <text:p text:style-name="P2">63614 tribo</text:p>
      <text:p text:style-name="P2">63615 trico</text:p>
      <text:p text:style-name="P2">63616 tridi</text:p>
      <text:p text:style-name="P2">63621 triga</text:p>
      <text:p text:style-name="P2">63622 trigo</text:p>
      <text:p text:style-name="P2">63623 triol</text:p>
      <text:p text:style-name="P2">63624 trios</text:p>
      <text:p text:style-name="P2">63625 tripa</text:p>
      <text:p text:style-name="P2">63626 trips</text:p>
      <text:p text:style-name="P2">63631 triz</text:p>
      <text:p text:style-name="P2">63632 troar</text:p>
      <text:p text:style-name="P2">63633 trobo</text:p>
      <text:p text:style-name="P2">63634 troca</text:p>
      <text:p text:style-name="P2">63635 trofo</text:p>
      <text:p text:style-name="P2">63636 troge</text:p>
      <text:p text:style-name="P2">63641 trol</text:p>
      <text:p text:style-name="P2">63642 trole</text:p>
      <text:p text:style-name="P2">63643 trom</text:p>
      <text:p text:style-name="P2">63644 tropa</text:p>
      <text:p text:style-name="P2">63645 trota</text:p>
      <text:p text:style-name="P2">63646 troz</text:p>
      <text:p text:style-name="P2">63651 trua</text:p>
      <text:p text:style-name="P2">63652 truco</text:p>
      <text:p text:style-name="P2">63653 trude</text:p>
      <text:p text:style-name="P2">63654 trudo</text:p>
      <text:p text:style-name="P2">63655 truta</text:p>
      <text:p text:style-name="P2">63656 truxu</text:p>
      <text:p text:style-name="P2">63661 truz</text:p>
      <text:p text:style-name="P2">63662 tsar</text:p>
      <text:p text:style-name="P2">63663 tsela</text:p>
      <text:p text:style-name="P2">63664 tsua</text:p>
      <text:p text:style-name="P2">63665 tuaca</text:p>
      <text:p text:style-name="P2">63666 tubal</text:p>
      <text:p text:style-name="P2"><text:soft-page-break/>64111 tubar</text:p>
      <text:p text:style-name="P2">64112 tubel</text:p>
      <text:p text:style-name="P2">64113 tubi</text:p>
      <text:p text:style-name="P2">64114 tubim</text:p>
      <text:p text:style-name="P2">64115 tubo</text:p>
      <text:p text:style-name="P2">64116 tucho</text:p>
      <text:p text:style-name="P2">64121 tuco</text:p>
      <text:p text:style-name="P2">64122 tucu</text:p>
      <text:p text:style-name="P2">64123 tucum</text:p>
      <text:p text:style-name="P2">64124 tudel</text:p>
      <text:p text:style-name="P2">64125 tudo</text:p>
      <text:p text:style-name="P2">64126 tudro</text:p>
      <text:p text:style-name="P2">64131 tudum</text:p>
      <text:p text:style-name="P2">64132 tufar</text:p>
      <text:p text:style-name="P2">64133 tufo</text:p>
      <text:p text:style-name="P2">64134 tuga</text:p>
      <text:p text:style-name="P2">64135 tugir</text:p>
      <text:p text:style-name="P2">64136 tugra</text:p>
      <text:p text:style-name="P2">64141 tugue</text:p>
      <text:p text:style-name="P2">64142 tuia</text:p>
      <text:p text:style-name="P2">64143 tuim</text:p>
      <text:p text:style-name="P2">64144 tuins</text:p>
      <text:p text:style-name="P2">64145 tujol</text:p>
      <text:p text:style-name="P2">64146 tuju</text:p>
      <text:p text:style-name="P2">64151 tule</text:p>
      <text:p text:style-name="P2">64152 tulha</text:p>
      <text:p text:style-name="P2">64153 tulo</text:p>
      <text:p text:style-name="P2">64154 tumba</text:p>
      <text:p text:style-name="P2">64155 tumor</text:p>
      <text:p text:style-name="P2">64156 tunal</text:p>
      <text:p text:style-name="P2">64161 tunar</text:p>
      <text:p text:style-name="P2">64162 tunc</text:p>
      <text:p text:style-name="P2">64163 tunco</text:p>
      <text:p text:style-name="P2">64164 tunes</text:p>
      <text:p text:style-name="P2">64165 tungu</text:p>
      <text:p text:style-name="P2">64166 tupi</text:p>
      <text:p text:style-name="P2">64211 tupir</text:p>
      <text:p text:style-name="P2">64212 tuplo</text:p>
      <text:p text:style-name="P2">64213 tuque</text:p>
      <text:p text:style-name="P2">64214 turar</text:p>
      <text:p text:style-name="P2">64215 turbo</text:p>
      <text:p text:style-name="P2">64216 turca</text:p>
      <text:p text:style-name="P2">64221 turco</text:p>
      <text:p text:style-name="P2">64222 turdo</text:p>
      <text:p text:style-name="P2">64223 turfa</text:p>
      <text:p text:style-name="P2">64224 turfe</text:p>
      <text:p text:style-name="P2">64225 turi</text:p>
      <text:p text:style-name="P2">64226 turma</text:p>
      <text:p text:style-name="P2">64231 turno</text:p>
      <text:p text:style-name="P2">64232 turu</text:p>
      <text:p text:style-name="P2">64233 tusco</text:p>
      <text:p text:style-name="P2">64234 tussi</text:p>
      <text:p text:style-name="P2">64235 tusto</text:p>
      <text:p text:style-name="P2">64236 tuta</text:p>
      <text:p text:style-name="P2">64241 tutar</text:p>
      <text:p text:style-name="P2">64242 tutor</text:p>
      <text:p text:style-name="P2">64243 tutti</text:p>
      <text:p text:style-name="P2">64244 tutu</text:p>
      <text:p text:style-name="P2">64245 tutum</text:p>
      <text:p text:style-name="P2">64246 tuvi</text:p>
      <text:p text:style-name="P2">64251 tuxi</text:p>
      <text:p text:style-name="P2">64252 tuza</text:p>
      <text:p text:style-name="P2">64253 uaco</text:p>
      <text:p text:style-name="P2">64254 uacu</text:p>
      <text:p text:style-name="P2">64255 uade</text:p>
      <text:p text:style-name="P2">64256 uado</text:p>
      <text:p text:style-name="P2">64261 uaina</text:p>
      <text:p text:style-name="P2">64262 uaipi</text:p>
      <text:p text:style-name="P2">64263 uaiua</text:p>
      <text:p text:style-name="P2">64264 uale</text:p>
      <text:p text:style-name="P2">64265 ualua</text:p>
      <text:p text:style-name="P2">64266 uanda</text:p>
      <text:p text:style-name="P2">64311 uanga</text:p>
      <text:p text:style-name="P2">64312 uanhi</text:p>
      <text:p text:style-name="P2">64313 uapi</text:p>
      <text:p text:style-name="P2">64314 uaqui</text:p>
      <text:p text:style-name="P2">64315 uari</text:p>
      <text:p text:style-name="P2">64316 uaru</text:p>
      <text:p text:style-name="P2">64321 uasca</text:p>
      <text:p text:style-name="P2">64322 uassu</text:p>
      <text:p text:style-name="P2">64323 uauri</text:p>
      <text:p text:style-name="P2">64324 ubaia</text:p>
      <text:p text:style-name="P2">64325 ubari</text:p>
      <text:p text:style-name="P2">64326 ubeba</text:p>
      <text:p text:style-name="P2">64331 ubim</text:p>
      <text:p text:style-name="P2">64332 ubins</text:p>
      <text:p text:style-name="P2">64333 ubira</text:p>
      <text:p text:style-name="P2">64334 ubre</text:p>
      <text:p text:style-name="P2">64335 uceno</text:p>
      <text:p text:style-name="P2">64336 ucha</text:p>
      <text:p text:style-name="P2">64341 ucila</text:p>
      <text:p text:style-name="P2">64342 ucola</text:p>
      <text:p text:style-name="P2">64343 ucubu</text:p>
      <text:p text:style-name="P2">64344 udana</text:p>
      <text:p text:style-name="P2">64345 udasi</text:p>
      <text:p text:style-name="P2">64346 udino</text:p>
      <text:p text:style-name="P2">64351 udom</text:p>
      <text:p text:style-name="P2">64352 udora</text:p>
      <text:p text:style-name="P2">64353 uena</text:p>
      <text:p text:style-name="P2">64354 ugabe</text:p>
      <text:p text:style-name="P2">64355 ugar</text:p>
      <text:p text:style-name="P2">64356 ugni</text:p>
      <text:p text:style-name="P2">64361 ugro</text:p>
      <text:p text:style-name="P2">64362 uiai</text:p>
      <text:p text:style-name="P2">64363 uiara</text:p>
      <text:p text:style-name="P2">64364 uiari</text:p>
      <text:p text:style-name="P2">64365 uigur</text:p>
      <text:p text:style-name="P2">64366 uiruu</text:p>
      <text:p text:style-name="P2">64411 uivar</text:p>
      <text:p text:style-name="P2">64412 uivos</text:p>
      <text:p text:style-name="P2">64413 ujica</text:p>
      <text:p text:style-name="P2">64414 ulano</text:p>
      <text:p text:style-name="P2">64415 ulau</text:p>
      <text:p text:style-name="P2">64416 ulca</text:p>
      <text:p text:style-name="P2">64421 uleda</text:p>
      <text:p text:style-name="P2">64422 uleia</text:p>
      <text:p text:style-name="P2">64423 ulema</text:p>
      <text:p text:style-name="P2">64424 uliia</text:p>
      <text:p text:style-name="P2">64425 ulite</text:p>
      <text:p text:style-name="P2">64426 ulmo</text:p>
      <text:p text:style-name="P2">64431 ulna</text:p>
      <text:p text:style-name="P2">64432 ulnal</text:p>
      <text:p text:style-name="P2">64433 ulnar</text:p>
      <text:p text:style-name="P2">64434 ulom</text:p>
      <text:p text:style-name="P2">64435 ulopa</text:p>
      <text:p text:style-name="P2">64436 ulose</text:p>
      <text:p text:style-name="P2">64441 ulota</text:p>
      <text:p text:style-name="P2">64442 ulrei</text:p>
      <text:p text:style-name="P2">64443 ulto</text:p>
      <text:p text:style-name="P2">64444 ultor</text:p>
      <text:p text:style-name="P2">64445 ultra</text:p>
      <text:p text:style-name="P2">64446 ulua</text:p>
      <text:p text:style-name="P2">64451 uluba</text:p>
      <text:p text:style-name="P2">64452 uluco</text:p>
      <text:p text:style-name="P2">64453 ulufe</text:p>
      <text:p text:style-name="P2">64454 ulva</text:p>
      <text:p text:style-name="P2">64455 umari</text:p>
      <text:p text:style-name="P2">64456 umblo</text:p>
      <text:p text:style-name="P2">64461 umbo</text:p>
      <text:p text:style-name="P2">64462 umbro</text:p>
      <text:p text:style-name="P2">64463 umbu</text:p>
      <text:p text:style-name="P2">64464 umeri</text:p>
      <text:p text:style-name="P2">64465 umiri</text:p>
      <text:p text:style-name="P2">64466 unade</text:p>
      <text:p text:style-name="P2">64511 unani</text:p>
      <text:p text:style-name="P2">64512 unar</text:p>
      <text:p text:style-name="P2">64513 unau</text:p>
      <text:p text:style-name="P2">64514 unci</text:p>
      <text:p text:style-name="P2">64515 unco</text:p>
      <text:p text:style-name="P2">64516 undar</text:p>
      <text:p text:style-name="P2">64521 undos</text:p>
      <text:p text:style-name="P2">64522 unedo</text:p>
      <text:p text:style-name="P2">64523 unelo</text:p>
      <text:p text:style-name="P2">64524 ungir</text:p>
      <text:p text:style-name="P2">64525 ungui</text:p>
      <text:p text:style-name="P2">64526 unha</text:p>
      <text:p text:style-name="P2">64531 unhar</text:p>
      <text:p text:style-name="P2">64532 unida</text:p>
      <text:p text:style-name="P2">64533 unio</text:p>
      <text:p text:style-name="P2">64534 unioa</text:p>
      <text:p text:style-name="P2">64535 unir</text:p>
      <text:p text:style-name="P2">64536 unona</text:p>
      <text:p text:style-name="P2">64541 unos</text:p>
      <text:p text:style-name="P2">64542 untar</text:p>
      <text:p text:style-name="P2">64543 unto</text:p>
      <text:p text:style-name="P2">64544 untor</text:p>
      <text:p text:style-name="P2">64545 uongo</text:p>
      <text:p text:style-name="P2">64546 upar</text:p>
      <text:p text:style-name="P2">64551 upas</text:p>
      <text:p text:style-name="P2">64552 upema</text:p>
      <text:p text:style-name="P2">64553 uperu</text:p>
      <text:p text:style-name="P2">64554 upupa</text:p>
      <text:p text:style-name="P2">64555 uqui</text:p>
      <text:p text:style-name="P2">64556 uraca</text:p>
      <text:p text:style-name="P2">64561 urago</text:p>
      <text:p text:style-name="P2">64562 urais</text:p>
      <text:p text:style-name="P2">64563 ural</text:p>
      <text:p text:style-name="P2">64564 urali</text:p>
      <text:p text:style-name="P2">64565 uralo</text:p>
      <text:p text:style-name="P2">64566 urare</text:p>
      <text:p text:style-name="P2">64611 urari</text:p>
      <text:p text:style-name="P2">64612 urbe</text:p>
      <text:p text:style-name="P2">64613 urco</text:p>
      <text:p text:style-name="P2">64614 urdir</text:p>
      <text:p text:style-name="P2">64615 urdu</text:p>
      <text:p text:style-name="P2">64616 uredo</text:p>
      <text:p text:style-name="P2">64621 ureia</text:p>
      <text:p text:style-name="P2">64622 urgir</text:p>
      <text:p text:style-name="P2">64623 uria</text:p>
      <text:p text:style-name="P2">64624 urim</text:p>
      <text:p text:style-name="P2">64625 urina</text:p>
      <text:p text:style-name="P2">64626 urna</text:p>
      <text:p text:style-name="P2">64631 urra</text:p>
      <text:p text:style-name="P2">64632 urrar</text:p>
      <text:p text:style-name="P2">64633 urros</text:p>
      <text:p text:style-name="P2">64634 ursa</text:p>
      <text:p text:style-name="P2">64635 urso</text:p>
      <text:p text:style-name="P2">64636 urubu</text:p>
      <text:p text:style-name="P2">64641 urucu</text:p>
      <text:p text:style-name="P2">64642 urulu</text:p>
      <text:p text:style-name="P2">64643 urutu</text:p>
      <text:p text:style-name="P2">64644 urzal</text:p>
      <text:p text:style-name="P2">64645 urze</text:p>
      <text:p text:style-name="P2">64646 usar</text:p>
      <text:p text:style-name="P2">64651 usga</text:p>
      <text:p text:style-name="P2">64652 usina</text:p>
      <text:p text:style-name="P2">64653 usmar</text:p>
      <text:p text:style-name="P2">64654 usos</text:p>
      <text:p text:style-name="P2">64655 ussa</text:p>
      <text:p text:style-name="P2">64656 ussia</text:p>
      <text:p text:style-name="P2">64661 ustir</text:p>
      <text:p text:style-name="P2">64662 ustos</text:p>
      <text:p text:style-name="P2">64663 usual</text:p>
      <text:p text:style-name="P2">64664 utana</text:p>
      <text:p text:style-name="P2">64665 utar</text:p>
      <text:p text:style-name="P2">64666 utata</text:p>
      <text:p text:style-name="P2"><text:soft-page-break/>65111 utena</text:p>
      <text:p text:style-name="P2">65112 utero</text:p>
      <text:p text:style-name="P2">65113 utoca</text:p>
      <text:p text:style-name="P2">65114 utota</text:p>
      <text:p text:style-name="P2">65115 utra</text:p>
      <text:p text:style-name="P2">65116 uvaia</text:p>
      <text:p text:style-name="P2">65121 uval</text:p>
      <text:p text:style-name="P2">65122 uvato</text:p>
      <text:p text:style-name="P2">65123 uveal</text:p>
      <text:p text:style-name="P2">65124 uvite</text:p>
      <text:p text:style-name="P2">65125 uxer</text:p>
      <text:p text:style-name="P2">65126 uxim</text:p>
      <text:p text:style-name="P2">65131 uxiva</text:p>
      <text:p text:style-name="P2">65132 uxte</text:p>
      <text:p text:style-name="P2">65133 vaali</text:p>
      <text:p text:style-name="P2">65134 vacal</text:p>
      <text:p text:style-name="P2">65135 vacar</text:p>
      <text:p text:style-name="P2">65136 vaceu</text:p>
      <text:p text:style-name="P2">65141 vacu</text:p>
      <text:p text:style-name="P2">65142 vacum</text:p>
      <text:p text:style-name="P2">65143 vade</text:p>
      <text:p text:style-name="P2">65144 vadeu</text:p>
      <text:p text:style-name="P2">65145 vafro</text:p>
      <text:p text:style-name="P2">65146 vaga</text:p>
      <text:p text:style-name="P2">65151 vagal</text:p>
      <text:p text:style-name="P2">65152 vagar</text:p>
      <text:p text:style-name="P2">65153 vagem</text:p>
      <text:p text:style-name="P2">65154 vagir</text:p>
      <text:p text:style-name="P2">65155 vagos</text:p>
      <text:p text:style-name="P2">65156 vaiar</text:p>
      <text:p text:style-name="P2">65161 vaila</text:p>
      <text:p text:style-name="P2">65162 vaipe</text:p>
      <text:p text:style-name="P2">65163 vaira</text:p>
      <text:p text:style-name="P2">65164 vala</text:p>
      <text:p text:style-name="P2">65165 valar</text:p>
      <text:p text:style-name="P2">65166 valdo</text:p>
      <text:p text:style-name="P2">65211 vale</text:p>
      <text:p text:style-name="P2">65212 valer</text:p>
      <text:p text:style-name="P2">65213 valga</text:p>
      <text:p text:style-name="P2">65214 valgo</text:p>
      <text:p text:style-name="P2">65215 valia</text:p>
      <text:p text:style-name="P2">65216 valo</text:p>
      <text:p text:style-name="P2">65221 valor</text:p>
      <text:p text:style-name="P2">65222 valsa</text:p>
      <text:p text:style-name="P2">65223 valva</text:p>
      <text:p text:style-name="P2">65224 valvu</text:p>
      <text:p text:style-name="P2">65225 vamos</text:p>
      <text:p text:style-name="P2">65226 vampa</text:p>
      <text:p text:style-name="P2">65231 vampe</text:p>
      <text:p text:style-name="P2">65232 vampi</text:p>
      <text:p text:style-name="P2">65233 vanga</text:p>
      <text:p text:style-name="P2">65234 vante</text:p>
      <text:p text:style-name="P2">65235 vapa</text:p>
      <text:p text:style-name="P2">65236 vapi</text:p>
      <text:p text:style-name="P2">65241 vapor</text:p>
      <text:p text:style-name="P2">65242 vara</text:p>
      <text:p text:style-name="P2">65243 varal</text:p>
      <text:p text:style-name="P2">65244 varar</text:p>
      <text:p text:style-name="P2">65245 varge</text:p>
      <text:p text:style-name="P2">65246 vari</text:p>
      <text:p text:style-name="P2">65251 variz</text:p>
      <text:p text:style-name="P2">65252 varja</text:p>
      <text:p text:style-name="P2">65253 varli</text:p>
      <text:p text:style-name="P2">65254 varno</text:p>
      <text:p text:style-name="P2">65255 varoa</text:p>
      <text:p text:style-name="P2">65256 varre</text:p>
      <text:p text:style-name="P2">65261 varve</text:p>
      <text:p text:style-name="P2">65262 varvo</text:p>
      <text:p text:style-name="P2">65263 vasal</text:p>
      <text:p text:style-name="P2">65264 vaso</text:p>
      <text:p text:style-name="P2">65265 vasol</text:p>
      <text:p text:style-name="P2">65266 vate</text:p>
      <text:p text:style-name="P2">65311 vatel</text:p>
      <text:p text:style-name="P2">65312 vatu</text:p>
      <text:p text:style-name="P2">65313 vava</text:p>
      <text:p text:style-name="P2">65314 vaza</text:p>
      <text:p text:style-name="P2">65315 vazar</text:p>
      <text:p text:style-name="P2">65316 veba</text:p>
      <text:p text:style-name="P2">65321 veda</text:p>
      <text:p text:style-name="P2">65322 vedal</text:p>
      <text:p text:style-name="P2">65323 vedar</text:p>
      <text:p text:style-name="P2">65324 vedor</text:p>
      <text:p text:style-name="P2">65325 vedro</text:p>
      <text:p text:style-name="P2">65326 veeme</text:p>
      <text:p text:style-name="P2">65331 veia</text:p>
      <text:p text:style-name="P2">65332 veiar</text:p>
      <text:p text:style-name="P2">65333 veiga</text:p>
      <text:p text:style-name="P2">65334 veio</text:p>
      <text:p text:style-name="P2">65335 veiro</text:p>
      <text:p text:style-name="P2">65336 veja</text:p>
      <text:p text:style-name="P2">65341 vela</text:p>
      <text:p text:style-name="P2">65342 velar</text:p>
      <text:p text:style-name="P2">65343 velha</text:p>
      <text:p text:style-name="P2">65344 velho</text:p>
      <text:p text:style-name="P2">65345 velon</text:p>
      <text:p text:style-name="P2">65346 velos</text:p>
      <text:p text:style-name="P2">65351 veloz</text:p>
      <text:p text:style-name="P2">65352 velta</text:p>
      <text:p text:style-name="P2">65353 venal</text:p>
      <text:p text:style-name="P2">65354 venda</text:p>
      <text:p text:style-name="P2">65355 venha</text:p>
      <text:p text:style-name="P2">65356 venta</text:p>
      <text:p text:style-name="P2">65361 vento</text:p>
      <text:p text:style-name="P2">65362 vepre</text:p>
      <text:p text:style-name="P2">65363 vepsa</text:p>
      <text:p text:style-name="P2">65364 vera</text:p>
      <text:p text:style-name="P2">65365 veraz</text:p>
      <text:p text:style-name="P2">65366 verbi</text:p>
      <text:p text:style-name="P2">65411 verbo</text:p>
      <text:p text:style-name="P2">65412 verde</text:p>
      <text:p text:style-name="P2">65413 verga</text:p>
      <text:p text:style-name="P2">65414 veri</text:p>
      <text:p text:style-name="P2">65415 veril</text:p>
      <text:p text:style-name="P2">65416 verme</text:p>
      <text:p text:style-name="P2">65421 vero</text:p>
      <text:p text:style-name="P2">65422 verpa</text:p>
      <text:p text:style-name="P2">65423 versa</text:p>
      <text:p text:style-name="P2">65424 verso</text:p>
      <text:p text:style-name="P2">65425 verve</text:p>
      <text:p text:style-name="P2">65426 vesco</text:p>
      <text:p text:style-name="P2">65431 vesgo</text:p>
      <text:p text:style-name="P2">65432 vespa</text:p>
      <text:p text:style-name="P2">65433 veste</text:p>
      <text:p text:style-name="P2">65434 vetar</text:p>
      <text:p text:style-name="P2">65435 vetor</text:p>
      <text:p text:style-name="P2">65436 vetos</text:p>
      <text:p text:style-name="P2">65441 vexar</text:p>
      <text:p text:style-name="P2">65442 vezar</text:p>
      <text:p text:style-name="P2">65443 vial</text:p>
      <text:p text:style-name="P2">65444 viana</text:p>
      <text:p text:style-name="P2">65445 viara</text:p>
      <text:p text:style-name="P2">65446 viba</text:p>
      <text:p text:style-name="P2">65451 vibal</text:p>
      <text:p text:style-name="P2">65452 vice</text:p>
      <text:p text:style-name="P2">65453 vichi</text:p>
      <text:p text:style-name="P2">65454 vico</text:p>
      <text:p text:style-name="P2">65455 victo</text:p>
      <text:p text:style-name="P2">65456 vida</text:p>
      <text:p text:style-name="P2">65461 vidal</text:p>
      <text:p text:style-name="P2">65462 vidar</text:p>
      <text:p text:style-name="P2">65463 vide</text:p>
      <text:p text:style-name="P2">65464 video</text:p>
      <text:p text:style-name="P2">65465 vidma</text:p>
      <text:p text:style-name="P2">65466 vidro</text:p>
      <text:p text:style-name="P2">65511 vielo</text:p>
      <text:p text:style-name="P2">65512 viena</text:p>
      <text:p text:style-name="P2">65513 vieza</text:p>
      <text:p text:style-name="P2">65514 vigar</text:p>
      <text:p text:style-name="P2">65515 viger</text:p>
      <text:p text:style-name="P2">65516 vigna</text:p>
      <text:p text:style-name="P2">65521 vigor</text:p>
      <text:p text:style-name="P2">65522 viia</text:p>
      <text:p text:style-name="P2">65523 viiia</text:p>
      <text:p text:style-name="P2">65524 vila</text:p>
      <text:p text:style-name="P2">65525 vilar</text:p>
      <text:p text:style-name="P2">65526 vileu</text:p>
      <text:p text:style-name="P2">65531 vili</text:p>
      <text:p text:style-name="P2">65532 viloa</text:p>
      <text:p text:style-name="P2">65533 vilro</text:p>
      <text:p text:style-name="P2">65534 vilta</text:p>
      <text:p text:style-name="P2">65535 vimar</text:p>
      <text:p text:style-name="P2">65536 vimba</text:p>
      <text:p text:style-name="P2">65541 vime</text:p>
      <text:p text:style-name="P2">65542 vina</text:p>
      <text:p text:style-name="P2">65543 vinal</text:p>
      <text:p text:style-name="P2">65544 vinda</text:p>
      <text:p text:style-name="P2">65545 vindo</text:p>
      <text:p text:style-name="P2">65546 vinha</text:p>
      <text:p text:style-name="P2">65551 vinho</text:p>
      <text:p text:style-name="P2">65552 vini</text:p>
      <text:p text:style-name="P2">65553 vinil</text:p>
      <text:p text:style-name="P2">65554 vinoa</text:p>
      <text:p text:style-name="P2">65555 vinte</text:p>
      <text:p text:style-name="P2">65556 vioco</text:p>
      <text:p text:style-name="P2">65561 viola</text:p>
      <text:p text:style-name="P2">65562 vira</text:p>
      <text:p text:style-name="P2">65563 viral</text:p>
      <text:p text:style-name="P2">65564 virar</text:p>
      <text:p text:style-name="P2">65565 vires</text:p>
      <text:p text:style-name="P2">65566 virga</text:p>
      <text:p text:style-name="P2">65611 virgo</text:p>
      <text:p text:style-name="P2">65612 viril</text:p>
      <text:p text:style-name="P2">65613 viro</text:p>
      <text:p text:style-name="P2">65614 virol</text:p>
      <text:p text:style-name="P2">65615 virte</text:p>
      <text:p text:style-name="P2">65616 visar</text:p>
      <text:p text:style-name="P2">65621 visco</text:p>
      <text:p text:style-name="P2">65622 viseu</text:p>
      <text:p text:style-name="P2">65623 visgo</text:p>
      <text:p text:style-name="P2">65624 visma</text:p>
      <text:p text:style-name="P2">65625 visom</text:p>
      <text:p text:style-name="P2">65626 visor</text:p>
      <text:p text:style-name="P2">65631 visos</text:p>
      <text:p text:style-name="P2">65632 vista</text:p>
      <text:p text:style-name="P2">65633 visto</text:p>
      <text:p text:style-name="P2">65634 vitae</text:p>
      <text:p text:style-name="P2">65635 vital</text:p>
      <text:p text:style-name="P2">65636 vite</text:p>
      <text:p text:style-name="P2">65641 vitor</text:p>
      <text:p text:style-name="P2">65642 vitre</text:p>
      <text:p text:style-name="P2">65643 vitro</text:p>
      <text:p text:style-name="P2">65644 vitu</text:p>
      <text:p text:style-name="P2">65645 viva</text:p>
      <text:p text:style-name="P2">65646 vivar</text:p>
      <text:p text:style-name="P2">65651 vivaz</text:p>
      <text:p text:style-name="P2">65652 viver</text:p>
      <text:p text:style-name="P2">65653 vivo</text:p>
      <text:p text:style-name="P2">65654 vivre</text:p>
      <text:p text:style-name="P2">65655 vizir</text:p>
      <text:p text:style-name="P2">65656 vizo</text:p>
      <text:p text:style-name="P2">65661 vlax</text:p>
      <text:p text:style-name="P2">65662 vldl</text:p>
      <text:p text:style-name="P2">65663 voar</text:p>
      <text:p text:style-name="P2">65664 voata</text:p>
      <text:p text:style-name="P2">65665 voaz</text:p>
      <text:p text:style-name="P2">65666 vocal</text:p>
      <text:p text:style-name="P2"><text:soft-page-break/>66111 voda</text:p>
      <text:p text:style-name="P2">66112 vodca</text:p>
      <text:p text:style-name="P2">66113 vodo</text:p>
      <text:p text:style-name="P2">66114 vodu</text:p>
      <text:p text:style-name="P2">66115 vodum</text:p>
      <text:p text:style-name="P2">66116 voga</text:p>
      <text:p text:style-name="P2">66121 vogal</text:p>
      <text:p text:style-name="P2">66122 vogar</text:p>
      <text:p text:style-name="P2">66123 vogul</text:p>
      <text:p text:style-name="P2">66124 voile</text:p>
      <text:p text:style-name="P2">66125 voixo</text:p>
      <text:p text:style-name="P2">66126 volar</text:p>
      <text:p text:style-name="P2">66131 volo</text:p>
      <text:p text:style-name="P2">66132 volt</text:p>
      <text:p text:style-name="P2">66133 volta</text:p>
      <text:p text:style-name="P2">66134 volte</text:p>
      <text:p text:style-name="P2">66135 vonda</text:p>
      <text:p text:style-name="P2">66136 voraz</text:p>
      <text:p text:style-name="P2">66141 vosso</text:p>
      <text:p text:style-name="P2">66142 votar</text:p>
      <text:p text:style-name="P2">66143 vote</text:p>
      <text:p text:style-name="P2">66144 voto</text:p>
      <text:p text:style-name="P2">66145 vous</text:p>
      <text:p text:style-name="P2">66146 vozes</text:p>
      <text:p text:style-name="P2">66151 vreia</text:p>
      <text:p text:style-name="P2">66152 vriti</text:p>
      <text:p text:style-name="P2">66153 vuapa</text:p>
      <text:p text:style-name="P2">66154 vuba</text:p>
      <text:p text:style-name="P2">66155 vudu</text:p>
      <text:p text:style-name="P2">66156 vulco</text:p>
      <text:p text:style-name="P2">66161 vulgo</text:p>
      <text:p text:style-name="P2">66162 vulso</text:p>
      <text:p text:style-name="P2">66163 vulva</text:p>
      <text:p text:style-name="P2">66164 vuma</text:p>
      <text:p text:style-name="P2">66165 vumbe</text:p>
      <text:p text:style-name="P2">66166 vumbi</text:p>
      <text:p text:style-name="P2">66211 vumo</text:p>
      <text:p text:style-name="P2">66212 vunar</text:p>
      <text:p text:style-name="P2">66213 vunda</text:p>
      <text:p text:style-name="P2">66214 vunje</text:p>
      <text:p text:style-name="P2">66215 vupt</text:p>
      <text:p text:style-name="P2">66216 vuvu</text:p>
      <text:p text:style-name="P2">66221 watt</text:p>
      <text:p text:style-name="P2">66222 weber</text:p>
      <text:p text:style-name="P2">66223 xaco</text:p>
      <text:p text:style-name="P2">66224 xacra</text:p>
      <text:p text:style-name="P2">66225 xador</text:p>
      <text:p text:style-name="P2">66226 xaia</text:p>
      <text:p text:style-name="P2">66231 xaile</text:p>
      <text:p text:style-name="P2">66232 xale</text:p>
      <text:p text:style-name="P2">66233 xalma</text:p>
      <text:p text:style-name="P2">66234 xama</text:p>
      <text:p text:style-name="P2">66235 xampu</text:p>
      <text:p text:style-name="P2">66236 xaque</text:p>
      <text:p text:style-name="P2">66241 xara</text:p>
      <text:p text:style-name="P2">66242 xarau</text:p>
      <text:p text:style-name="P2">66243 xarda</text:p>
      <text:p text:style-name="P2">66244 xarel</text:p>
      <text:p text:style-name="P2">66245 xaru</text:p>
      <text:p text:style-name="P2">66246 xate</text:p>
      <text:p text:style-name="P2">66251 xaual</text:p>
      <text:p text:style-name="P2">66252 xauim</text:p>
      <text:p text:style-name="P2">66253 xaxim</text:p>
      <text:p text:style-name="P2">66254 xeica</text:p>
      <text:p text:style-name="P2">66255 xelim</text:p>
      <text:p text:style-name="P2">66256 xelma</text:p>
      <text:p text:style-name="P2">66261 xenar</text:p>
      <text:p text:style-name="P2">66262 xenos</text:p>
      <text:p text:style-name="P2">66263 xeque</text:p>
      <text:p text:style-name="P2">66264 xereu</text:p>
      <text:p text:style-name="P2">66265 xerez</text:p>
      <text:p text:style-name="P2">66266 xerga</text:p>
      <text:p text:style-name="P2">66311 xero</text:p>
      <text:p text:style-name="P2">66312 xerox</text:p>
      <text:p text:style-name="P2">66313 xerre</text:p>
      <text:p text:style-name="P2">66314 xerva</text:p>
      <text:p text:style-name="P2">66315 xeta</text:p>
      <text:p text:style-name="P2">66316 xeura</text:p>
      <text:p text:style-name="P2">66321 xexo</text:p>
      <text:p text:style-name="P2">66322 xiba</text:p>
      <text:p text:style-name="P2">66323 xibio</text:p>
      <text:p text:style-name="P2">66324 xico</text:p>
      <text:p text:style-name="P2">66325 xicu</text:p>
      <text:p text:style-name="P2">66326 xifo</text:p>
      <text:p text:style-name="P2">66331 xiita</text:p>
      <text:p text:style-name="P2">66332 xilo</text:p>
      <text:p text:style-name="P2">66333 xilol</text:p>
      <text:p text:style-name="P2">66334 ximbo</text:p>
      <text:p text:style-name="P2">66335 xinar</text:p>
      <text:p text:style-name="P2">66336 xinje</text:p>
      <text:p text:style-name="P2">66341 xipo</text:p>
      <text:p text:style-name="P2">66342 xique</text:p>
      <text:p text:style-name="P2">66343 xira</text:p>
      <text:p text:style-name="P2">66344 xiri</text:p>
      <text:p text:style-name="P2">66345 xiru</text:p>
      <text:p text:style-name="P2">66346 xirua</text:p>
      <text:p text:style-name="P2">66351 xisto</text:p>
      <text:p text:style-name="P2">66352 xitau</text:p>
      <text:p text:style-name="P2">66353 xixi</text:p>
      <text:p text:style-name="P2">66354 xocar</text:p>
      <text:p text:style-name="P2">66355 xogum</text:p>
      <text:p text:style-name="P2">66356 xonar</text:p>
      <text:p text:style-name="P2">66361 xorca</text:p>
      <text:p text:style-name="P2">66362 xordo</text:p>
      <text:p text:style-name="P2">66363 xosa</text:p>
      <text:p text:style-name="P2">66364 xossa</text:p>
      <text:p text:style-name="P2">66365 xotar</text:p>
      <text:p text:style-name="P2">66366 xoxo</text:p>
      <text:p text:style-name="P2">66411 xoxu</text:p>
      <text:p text:style-name="P2">66412 xucr</text:p>
      <text:p text:style-name="P2">66413 xucro</text:p>
      <text:p text:style-name="P2">66414 xuri</text:p>
      <text:p text:style-name="P2">66415 xuru</text:p>
      <text:p text:style-name="P2">66416 xuxo</text:p>
      <text:p text:style-name="P2">66421 yagi</text:p>
      <text:p text:style-name="P2">66422 yang</text:p>
      <text:p text:style-name="P2">66423 yewe</text:p>
      <text:p text:style-name="P2">66424 yobi</text:p>
      <text:p text:style-name="P2">66425 yocto</text:p>
      <text:p text:style-name="P2">66426 yotta</text:p>
      <text:p text:style-name="P2">66431 zabro</text:p>
      <text:p text:style-name="P2">66432 zaco</text:p>
      <text:p text:style-name="P2">66433 zacum</text:p>
      <text:p text:style-name="P2">66434 zaga</text:p>
      <text:p text:style-name="P2">66435 zagal</text:p>
      <text:p text:style-name="P2">66436 zagar</text:p>
      <text:p text:style-name="P2">66441 zagor</text:p>
      <text:p text:style-name="P2">66442 zagre</text:p>
      <text:p text:style-name="P2">66443 zagu</text:p>
      <text:p text:style-name="P2">66444 zague</text:p>
      <text:p text:style-name="P2">66445 zaida</text:p>
      <text:p text:style-name="P2">66446 zaidi</text:p>
      <text:p text:style-name="P2">66451 zaimo</text:p>
      <text:p text:style-name="P2">66452 zaine</text:p>
      <text:p text:style-name="P2">66453 zaino</text:p>
      <text:p text:style-name="P2">66454 zaire</text:p>
      <text:p text:style-name="P2">66455 zama</text:p>
      <text:p text:style-name="P2">66456 zambi</text:p>
      <text:p text:style-name="P2">66461 zambo</text:p>
      <text:p text:style-name="P2">66462 zana</text:p>
      <text:p text:style-name="P2">66463 zanal</text:p>
      <text:p text:style-name="P2">66464 zande</text:p>
      <text:p text:style-name="P2">66465 zanga</text:p>
      <text:p text:style-name="P2">66466 zante</text:p>
      <text:p text:style-name="P2">66511 zape</text:p>
      <text:p text:style-name="P2">66512 zarco</text:p>
      <text:p text:style-name="P2">66513 zargo</text:p>
      <text:p text:style-name="P2">66514 zarro</text:p>
      <text:p text:style-name="P2">66515 zavar</text:p>
      <text:p text:style-name="P2">66516 zavra</text:p>
      <text:p text:style-name="P2">66521 zazo</text:p>
      <text:p text:style-name="P2">66522 zebi</text:p>
      <text:p text:style-name="P2">66523 zebra</text:p>
      <text:p text:style-name="P2">66524 zebu</text:p>
      <text:p text:style-name="P2">66525 zefir</text:p>
      <text:p text:style-name="P2">66526 zelar</text:p>
      <text:p text:style-name="P2">66531 zelha</text:p>
      <text:p text:style-name="P2">66532 zelos</text:p>
      <text:p text:style-name="P2">66533 zende</text:p>
      <text:p text:style-name="P2">66534 zepto</text:p>
      <text:p text:style-name="P2">66535 zerar</text:p>
      <text:p text:style-name="P2">66536 zerbo</text:p>
      <text:p text:style-name="P2">66541 zero</text:p>
      <text:p text:style-name="P2">66542 zesto</text:p>
      <text:p text:style-name="P2">66543 zeta</text:p>
      <text:p text:style-name="P2">66544 zetta</text:p>
      <text:p text:style-name="P2">66545 zeugo</text:p>
      <text:p text:style-name="P2">66546 ziar</text:p>
      <text:p text:style-name="P2">66551 zigue</text:p>
      <text:p text:style-name="P2">66552 zilro</text:p>
      <text:p text:style-name="P2">66553 zimbo</text:p>
      <text:p text:style-name="P2">66554 zimo</text:p>
      <text:p text:style-name="P2">66555 zinco</text:p>
      <text:p text:style-name="P2">66556 zinga</text:p>
      <text:p text:style-name="P2">66561 zinho</text:p>
      <text:p text:style-name="P2">66562 zinir</text:p>
      <text:p text:style-name="P2">66563 zipar</text:p>
      <text:p text:style-name="P2">66564 zirbo</text:p>
      <text:p text:style-name="P2">66565 zirra</text:p>
      <text:p text:style-name="P2">66566 zito</text:p>
      <text:p text:style-name="P2">66611 zoar</text:p>
      <text:p text:style-name="P2">66612 zoeia</text:p>
      <text:p text:style-name="P2">66613 zoga</text:p>
      <text:p text:style-name="P2">66614 zoico</text:p>
      <text:p text:style-name="P2">66615 zoide</text:p>
      <text:p text:style-name="P2">66616 zoilo</text:p>
      <text:p text:style-name="P2">66621 zoina</text:p>
      <text:p text:style-name="P2">66622 zola</text:p>
      <text:p text:style-name="P2">66623 zoli</text:p>
      <text:p text:style-name="P2">66624 zona</text:p>
      <text:p text:style-name="P2">66625 zonal</text:p>
      <text:p text:style-name="P2">66626 zonar</text:p>
      <text:p text:style-name="P2">66631 zoom</text:p>
      <text:p text:style-name="P2">66632 zoose</text:p>
      <text:p text:style-name="P2">66633 zopo</text:p>
      <text:p text:style-name="P2">66634 zorra</text:p>
      <text:p text:style-name="P2">66635 zorro</text:p>
      <text:p text:style-name="P2">66636 zote</text:p>
      <text:p text:style-name="P2">66641 zoupo</text:p>
      <text:p text:style-name="P2">66642 zoura</text:p>
      <text:p text:style-name="P2">66643 zovo</text:p>
      <text:p text:style-name="P2">66644 zuate</text:p>
      <text:p text:style-name="P2">66645 zuavo</text:p>
      <text:p text:style-name="P2">66646 zucar</text:p>
      <text:p text:style-name="P2">66651 zucos</text:p>
      <text:p text:style-name="P2">66652 zuir</text:p>
      <text:p text:style-name="P2">66653 zular</text:p>
      <text:p text:style-name="P2">66654 zulos</text:p>
      <text:p text:style-name="P2">66655 zulu</text:p>
      <text:p text:style-name="P2">66656 zunar</text:p>
      <text:p text:style-name="P2">66661 zunda</text:p>
      <text:p text:style-name="P2">66662 zunir</text:p>
      <text:p text:style-name="P2">66663 zupar</text:p>
      <text:p text:style-name="P2">66664 zura</text:p>
      <text:p text:style-name="P2">66665 zurca</text:p>
      <text:p text:style-name="P2">66666 zur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3.99mm" style:type="center"/>
          <style:tab-stop style:position="128.01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1dc6e3"/>
    </style:style>
    <style:page-layout style:name="Mpm1">
      <style:page-layout-properties fo:page-width="148.01mm" fo:page-height="210.01mm" style:num-format="1" style:print-orientation="portrait" fo:margin-top="10mm" fo:margin-bottom="10mm" fo:margin-left="14.99mm" fo:margin-right="10mm" style:writing-mode="lr-tb" style:footnote-max-height="0mm">
        <style:columns fo:column-count="6" fo:column-gap="0mm"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5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iceware<text:tab/><text:tab/>PT-B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amalho</meta:initial-creator>
    <meta:creation-date>2016-04-24T11:10:16.913470743</meta:creation-date>
    <dc:date>2016-04-24T15:25:05.012163000</dc:date>
    <meta:editing-duration>PT1H42M32S</meta:editing-duration>
    <meta:editing-cycles>6</meta:editing-cycles>
    <meta:generator>LibreOffice/4.3.7.2$MacOSX_X86_64 LibreOffice_project/8a35821d8636a03b8bf4e15b48f59794652c68ba</meta:generator>
    <meta:document-statistic meta:table-count="0" meta:image-count="0" meta:object-count="0" meta:page-count="36" meta:paragraph-count="7777" meta:word-count="15554" meta:character-count="83348" meta:non-whitespace-character-count="75570"/>
  </office:meta>
</office:document-meta>
</file>